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149ee9" officeooo:paragraph-rsid="00175f2b"/>
    </style:style>
    <style:style style:name="P2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175f2b" officeooo:paragraph-rsid="00175f2b"/>
    </style:style>
    <style:style style:name="P3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1f8be6" officeooo:paragraph-rsid="001f8be6"/>
    </style:style>
    <style:style style:name="P4" style:family="paragraph" style:parent-style-name="Preformatted_20_Text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fo:color="#000000" style:font-name="DejaVu Sans Mono" fo:font-size="9pt" officeooo:rsid="00149ee9" officeooo:paragraph-rsid="00175f2b"/>
    </style:style>
    <style:style style:name="P5" style:family="paragraph" style:parent-style-name="Preformatted_20_Text">
      <style:text-properties fo:color="#808080" style:font-name="DejaVu Sans Mono" fo:font-size="9pt" fo:font-style="italic" fo:font-weight="bold" style:font-weight-asian="bold" style:font-weight-complex="bold"/>
    </style:style>
    <style:style style:name="P6" style:family="paragraph" style:parent-style-name="Preformatted_20_Text">
      <style:paragraph-properties fo:text-align="start" style:justify-single-word="false"/>
      <style:text-properties fo:color="#808080" style:font-name="DejaVu Sans Mono" fo:font-size="9pt" fo:font-style="italic" fo:font-weight="bold" style:font-weight-asian="bold" style:font-weight-complex="bold"/>
    </style:style>
    <style:style style:name="P7" style:family="paragraph" style:parent-style-name="Preformatted_20_Text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fo:color="#808080" style:font-name="DejaVu Sans Mono" fo:font-size="9pt" fo:font-style="italic" fo:font-weight="bold" officeooo:rsid="00149ee9" style:font-weight-asian="bold" style:font-weight-complex="bold"/>
    </style:style>
    <style:style style:name="P8" style:family="paragraph" style:parent-style-name="Preformatted_20_Text">
      <style:paragraph-properties fo:margin-top="0in" fo:margin-bottom="0.1965in" loext:contextual-spacing="false"/>
      <style:text-properties fo:color="#808080" style:font-name="DejaVu Sans Mono" fo:font-size="9pt" fo:font-style="italic" fo:font-weight="bold" officeooo:paragraph-rsid="00175f2b" style:font-weight-asian="bold" style:font-weight-complex="bold"/>
    </style:style>
    <style:style style:name="P9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1f8be6" officeooo:paragraph-rsid="001f8be6"/>
    </style:style>
    <style:style style:name="P10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background-color="#e4e4ff" loext:char-shading-value="0"/>
    </style:style>
    <style:style style:name="T2" style:family="text">
      <style:text-properties fo:color="#008000" fo:font-weight="bold"/>
    </style:style>
    <style:style style:name="fr1" style:family="graphic" style:parent-style-name="Formula">
      <style:graphic-properties style:vertical-pos="from-top" draw:ole-draw-aspect="1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</text:sequence-decls>
      <text:p text:style-name="P7"/>
      <text:p text:style-name="P7">Convert the given expression to LaTeX representation.</text:p>
      <text:p text:style-name="P5">&gt;&gt;&gt; from sympy import latex, pi, sin, asin, Integral, Matrix, Rational</text:p>
      <text:p text:style-name="P5">&gt;&gt;&gt; from sympy.abc import x, y, mu, r, tau</text:p>
      <text:p text:style-name="P5">&gt;&gt;&gt; print(latex((2*tau)**Rational(7,2)))</text:p>
      <text:p text:style-name="P5">8 \sqrt{2} \tau^{\frac{7}{2}}</text:p>
      <text:p text:style-name="P6"><draw:g text:anchor-type="as-char" svg:y="-0.1693in" draw:z-index="0" draw:style-name="gr1"><svg:title>TexMaths</svg:title><svg:desc>12§display§8 \sqrt{2} \tau^{\frac{7}{2}}§svg§600§FALSE§</svg:desc><draw:polygon draw:style-name="gr2" draw:text-style-name="P10" svg:width="0.4713in" svg:height="0.1799in" svg:x="0in" svg:y="0.0028in" svg:viewBox="0 0 1198 458" draw:points="600,458 0,458 0,0 1198,0 1198,458"><text:p/></draw:polygon><draw:path draw:style-name="gr3" draw:text-style-name="P11" svg:width="0.0689in" svg:height="0.1146in" svg:x="0.0071in" svg:y="0.0583in" svg:viewBox="0 0 176 292" svg:d="M52 89c-20-13-22-28-22-35 0-25 28-43 58-43 31 0 58 21 58 53 0 24-16 44-42 58zM113 128c31-15 51-37 51-64 0-40-37-64-75-64-43 0-77 31-77 71 0 7 0 26 18 47 5 4 20 15 31 22-25 12-61 36-61 78 0 45 43 74 88 74 48 0 88-35 88-81 0-15-5-35-20-53-8-8-16-13-43-30zM71 146l53 34c12 7 31 20 31 46 0 32-31 54-66 54-37 0-67-27-67-62 0-25 13-51 49-72z"><text:p/></draw:path><draw:path draw:style-name="gr3" draw:text-style-name="P11" svg:width="0.1295in" svg:height="0.1657in" svg:x="0.0949in" svg:y="0.0169in" svg:viewBox="0 0 330 422" svg:d="M133 378l-74-164c-3-6-5-6-6-6 0 0-3 0-7 3l-40 30c-6 4-6 5-6 7s1 4 5 4c2 0 9-6 14-8 3-3 9-8 13-11l83 183c4 6 6 6 10 6 6 0 7-2 11-8l191-397c3-6 3-7 3-9 0-3-4-8-9-8-3 0-6 2-9 8z"><text:p/></draw:path><draw:polygon draw:style-name="gr3" draw:text-style-name="P11" svg:width="0.0831in" svg:height="0.0067in" svg:x="0.2209in" svg:y="0.0169in" svg:viewBox="0 0 212 18" draw:points="106,18 0,18 0,0 212,0 212,18"><text:p/></draw:polygon><draw:path draw:style-name="gr3" draw:text-style-name="P11" svg:width="0.0661in" svg:height="0.1106in" svg:x="0.2295in" svg:y="0.0583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1" svg:width="0.0803in" svg:height="0.0736in" svg:x="0.3083in" svg:y="0.0984in" svg:viewBox="0 0 205 188" svg:d="M113 25h72c4 0 20 0 20-15 0-10-8-10-17-10h-118c-9 0-26 0-44 20-14 15-26 35-26 38 0 1 0 4 5 4 3 0 5-1 7-4 20-33 44-33 54-33h35l-42 136c-1 5-4 14-4 15 0 5 3 12 12 12 15 0 17-12 18-19z"><text:p/></draw:path><draw:path draw:style-name="gr3" draw:text-style-name="P11" svg:width="0.0449in" svg:height="0.0583in" svg:x="0.4232in" svg:y="0in" svg:viewBox="0 0 115 149" svg:d="M113 16c1-2 1-2 2-3v-6h-51c-6 0-38-1-41-2-5 0-5-3-6-5h-9l-8 48h8c2-4 4-17 8-19 1-1 21-1 24-1h50c-8 9-20 21-28 32-26 32-28 62-28 76 0 12 7 13 10 13 12 0 12-11 12-15v-3c0-39 8-61 21-76z"><text:p/></draw:path><draw:polygon draw:style-name="gr3" draw:text-style-name="P11" svg:width="0.0567in" svg:height="0.0059in" svg:x="0.415in" svg:y="0.0693in" svg:viewBox="0 0 145 16" draw:points="72,16 0,16 0,0 145,0 145,16"><text:p/></draw:polygon><draw:path draw:style-name="gr3" draw:text-style-name="P11" svg:width="0.0417in" svg:height="0.0555in" svg:x="0.4224in" svg:y="0.0854in" svg:viewBox="0 0 107 142" svg:d="M107 101h-10c0 3-2 17-6 19-2 1-19 1-23 1h-42c15-11 30-23 44-31 19-13 37-25 37-48 0-26-27-42-57-42-28 0-50 17-50 37 0 11 10 13 12 13 6 0 13-3 13-12 0-8-6-12-12-13 6-9 18-15 33-15 20 0 38 12 38 32 0 18-13 32-30 46l-52 44c-2 1-2 1-2 4v6h100z"><text:p/></draw:path></draw:g></text:p>
      <text:p text:style-name="P5">order: Any of the supported monomial orderings (currently "lex", "grlex", or</text:p>
      <text:p text:style-name="P5">"grevlex"), "old", and "none". This parameter does nothing for Mul objects.</text:p>
      <text:p text:style-name="P5">Setting order to "old" uses the compatibility ordering for Add defined in</text:p>
      <text:p text:style-name="P5">Printer. For very large expressions, set the 'order' keyword to 'none' if</text:p>
      <text:p text:style-name="P5">speed is a concern.</text:p>
      <text:p text:style-name="P5">mode: Specifies how the generated code will be delimited. 'mode' can be one</text:p>
      <text:p text:style-name="P5">of 'plain', 'inline', 'equation' or 'equation*'. <text:s/>If 'mode' is set to</text:p>
      <text:p text:style-name="P5">'plain', then the resulting code will not be delimited at all (this is the</text:p>
      <text:p text:style-name="P5">default). If 'mode' is set to 'inline' then inline LaTeX $ $ will be used.</text:p>
      <text:p text:style-name="P5">If 'mode' is set to 'equation' or 'equation*', the resulting code will be</text:p>
      <text:p text:style-name="P5">enclosed in the 'equation' or 'equation*' environment (remember to import</text:p>
      <text:p text:style-name="P5">'amsmath' for 'equation*'), unless the 'itex' option is set. In the latter</text:p>
      <text:p text:style-name="P5">case, the ``$$ $$`` syntax is used.</text:p>
      <text:p text:style-name="P5">&gt;&gt;&gt; print(latex((2*mu)**Rational(7,2), mode='plain'))</text:p>
      <text:p text:style-name="P5">8 \sqrt{2} \mu^{\frac{7}{2}}</text:p>
      <text:p text:style-name="P6"><draw:g text:anchor-type="as-char" svg:y="-0.172in" draw:z-index="1" draw:style-name="gr1"><svg:title>TexMaths</svg:title><svg:desc>12§display§8 \sqrt{2} \mu^{\frac{7}{2}}§svg§600§FALSE§</svg:desc><draw:polygon draw:style-name="gr2" draw:text-style-name="P10" svg:width="0.4803in" svg:height="0.1988in" svg:x="0in" svg:y="0.0028in" svg:viewBox="0 0 1221 506" draw:points="611,506 0,506 0,0 1221,0 1221,506"><text:p/></draw:polygon><draw:path draw:style-name="gr3" draw:text-style-name="P11" svg:width="0.0693in" svg:height="0.1146in" svg:x="0.0071in" svg:y="0.0598in" svg:viewBox="0 0 177 292" svg:d="M52 89c-20-13-22-28-22-35 0-25 28-43 58-43 31 0 59 21 59 53 0 24-17 44-43 59zM113 129c31-16 52-38 52-65 0-40-38-64-76-64-43 0-77 31-77 71 0 7 0 26 18 47 5 5 20 15 31 23-25 12-61 36-61 78 0 44 43 73 88 73 48 0 89-35 89-80 0-16-5-35-21-53-8-9-15-14-43-30zM71 147l53 33c12 8 31 21 31 46 0 33-31 54-66 54-37 0-67-26-67-61 0-25 13-52 49-72z"><text:p/></draw:path><draw:path draw:style-name="gr3" draw:text-style-name="P11" svg:width="0.1295in" svg:height="0.1661in" svg:x="0.0949in" svg:y="0.0169in" svg:viewBox="0 0 330 423" svg:d="M133 379l-74-165c-3-6-5-6-6-6 0 0-3 0-7 4l-40 30c-6 3-6 4-6 7 0 1 1 4 5 4 2 0 9-7 14-9 3-2 9-7 13-11l83 184c4 6 6 6 10 6 6 0 7-2 11-8l192-398c2-6 2-7 2-9 0-3-3-8-8-8-4 0-6 2-10 8z"><text:p/></draw:path><draw:polygon draw:style-name="gr3" draw:text-style-name="P11" svg:width="0.0835in" svg:height="0.0067in" svg:x="0.2213in" svg:y="0.0169in" svg:viewBox="0 0 213 18" draw:points="106,18 0,18 0,0 213,0 213,18"><text:p/></draw:polygon><draw:path draw:style-name="gr3" draw:text-style-name="P11" svg:width="0.0661in" svg:height="0.111in" svg:x="0.2299in" svg:y="0.0598in" svg:viewBox="0 0 169 283" svg:d="M32 250l46-43c66-59 91-82 91-125 0-48-38-82-90-82-48 0-79 38-79 77 0 24 22 24 23 24 7 0 21-6 21-23 0-11-7-21-22-21-3 0-4 0-5 0 9-28 32-44 57-44 39 0 57 35 57 69 0 35-22 68-45 94l-81 91c-5 5-5 6-5 16h157l12-74h-10c-2 12-5 31-9 37-3 4-31 4-41 4z"><text:p/></draw:path><draw:path draw:style-name="gr3" draw:text-style-name="P11" svg:width="0.0898in" svg:height="0.1094in" svg:x="0.3091in" svg:y="0.0961in" svg:viewBox="0 0 229 279" svg:d="M85 38c3-8 6-25 6-26 0-7-5-12-12-12-1 0-13 0-17 16l-61 245c-1 5-1 6-1 7 0 6 5 11 12 11 8 0 14-7 14-8 3-4 8-27 24-92 14 11 33 13 41 13 30 0 46-19 57-31 3 19 19 31 38 31 15 0 24-9 31-24 8-14 12-41 12-41 0-4-3-4-4-4-4 0-5 1-6 7-8 28-15 53-33 53-11 0-12-11-12-19 0-10 5-29 9-45l12-46c1-6 4-22 7-29 2-9 6-25 6-28 0-8-6-11-12-11-3 0-13 0-17 14l-20 80c-5 21-10 39-11 43 0 2-21 41-56 41-20 0-31-15-31-38 0-12 4-24 6-36z"><text:p/></draw:path><draw:path draw:style-name="gr3" draw:text-style-name="P11" svg:width="0.0449in" svg:height="0.0583in" svg:x="0.4323in" svg:y="0in" svg:viewBox="0 0 115 149" svg:d="M113 16c1-2 1-2 2-3v-6h-51c-6 0-38-1-41-2-5 0-5-3-6-5h-9l-8 48h8c2-4 4-17 8-19 1-1 21-1 24-1h50c-8 9-20 21-29 32-25 33-27 63-27 76 0 12 7 13 10 13 12 0 12-11 12-14v-4c0-38 8-61 21-76z"><text:p/></draw:path><draw:polygon draw:style-name="gr3" draw:text-style-name="P11" svg:width="0.0567in" svg:height="0.0059in" svg:x="0.424in" svg:y="0.0693in" svg:viewBox="0 0 145 16" draw:points="72,16 0,16 0,0 145,0 145,16"><text:p/></draw:polygon><draw:path draw:style-name="gr3" draw:text-style-name="P11" svg:width="0.0417in" svg:height="0.0555in" svg:x="0.4319in" svg:y="0.0854in" svg:viewBox="0 0 107 142" svg:d="M107 101h-10c0 4-2 17-6 19-2 1-19 1-23 1h-42c15-10 30-22 44-31 19-13 37-25 37-48 0-26-27-42-57-42-28 0-50 17-50 37 0 11 10 14 12 14 6 0 13-4 13-13 0-8-6-12-12-13 6-9 18-15 33-15 20 0 38 12 38 32 0 18-13 33-30 46l-52 44c-2 1-2 1-2 4v6h100z"><text:p/></draw:path></draw:g></text:p>
      <text:p text:style-name="P5">&gt;&gt;&gt; print(latex((2*tau)**Rational(7,2), mode='inline'))</text:p>
      <text:p text:style-name="P5">$8 \sqrt{2} \tau^{\frac{7}{2}}$</text:p>
      <text:p text:style-name="P6"><draw:g text:anchor-type="as-char" svg:y="-0.161in" draw:z-index="2" draw:style-name="gr1"><svg:title>TexMaths</svg:title><svg:desc>12§display§$8 \sqrt{2} \tau^{\frac{7}{2}}$§svg§600§FALSE§</svg:desc><draw:polygon draw:style-name="gr2" draw:text-style-name="P10" svg:width="0.5272in" svg:height="0.1795in" svg:x="0in" svg:y="0.0028in" svg:viewBox="0 0 1340 457" draw:points="670,457 0,457 0,0 1340,0 1340,457"><text:p/></draw:polygon><draw:path draw:style-name="gr3" draw:text-style-name="P11" svg:width="0.0689in" svg:height="0.1146in" svg:x="0.0071in" svg:y="0.0504in" svg:viewBox="0 0 176 292" svg:d="M52 89c-20-13-22-28-22-35 0-25 28-43 58-43 31 0 58 21 58 53 0 24-16 44-42 58zM113 128c31-15 51-37 51-64 0-40-37-64-75-64-43 0-77 31-77 71 0 7 0 26 18 47 5 4 20 15 31 22-25 12-61 36-61 78 0 45 43 74 88 74 48 0 88-35 88-81 0-15-4-35-20-53-8-8-16-13-43-30zM71 146l53 34c12 7 31 20 31 46 0 32-31 54-66 54-37 0-67-27-67-62 0-25 13-51 49-72z"><text:p/></draw:path><draw:path draw:style-name="gr3" draw:text-style-name="P11" svg:width="0.1295in" svg:height="0.1657in" svg:x="0.1504in" svg:y="0.0169in" svg:viewBox="0 0 330 422" svg:d="M133 378l-74-164c-3-6-5-6-6-6 0 0-3 0-7 3l-40 30c-6 4-6 5-6 7s1 4 5 4c2 0 9-6 14-8 3-3 9-8 13-11l83 183c4 6 6 6 10 6 6 0 7-2 11-8l192-397c2-6 2-7 2-9 0-3-3-8-8-8-4 0-6 2-10 8z"><text:p/></draw:path><draw:polygon draw:style-name="gr3" draw:text-style-name="P11" svg:width="0.0835in" svg:height="0.0067in" svg:x="0.2764in" svg:y="0.0169in" svg:viewBox="0 0 213 18" draw:points="106,18 0,18 0,0 213,0 213,18"><text:p/></draw:polygon><draw:path draw:style-name="gr3" draw:text-style-name="P11" svg:width="0.0661in" svg:height="0.1106in" svg:x="0.285in" svg:y="0.0504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1" svg:width="0.0803in" svg:height="0.0736in" svg:x="0.3638in" svg:y="0.0902in" svg:viewBox="0 0 205 188" svg:d="M113 25h72c5 0 20 0 20-15 0-10-8-10-17-10h-118c-9 0-26 0-44 20-14 15-26 35-26 38 0 1 0 4 5 4 3 0 5-1 7-4 20-33 44-33 54-33h35l-42 136c-1 5-4 14-4 15 0 5 3 12 12 12 15 0 17-12 18-19z"><text:p/></draw:path><draw:path draw:style-name="gr3" draw:text-style-name="P11" svg:width="0.0449in" svg:height="0.0583in" svg:x="0.4787in" svg:y="0in" svg:viewBox="0 0 115 149" svg:d="M113 16c1-2 1-2 2-3v-6h-51c-6 0-38-1-41-2-5 0-5-3-6-5h-9l-8 48h8c2-4 4-17 8-19 1-1 21-1 24-1h50c-8 9-20 21-29 32-25 32-27 62-27 76 0 12 7 13 10 13 12 0 12-11 12-15v-3c0-39 8-61 21-76z"><text:p/></draw:path><draw:polygon draw:style-name="gr3" draw:text-style-name="P11" svg:width="0.0567in" svg:height="0.0059in" svg:x="0.4709in" svg:y="0.0693in" svg:viewBox="0 0 145 16" draw:points="72,16 0,16 0,0 145,0 145,16"><text:p/></draw:polygon><draw:path draw:style-name="gr3" draw:text-style-name="P11" svg:width="0.0417in" svg:height="0.0555in" svg:x="0.4783in" svg:y="0.0854in" svg:viewBox="0 0 107 142" svg:d="M107 101h-10c0 3-2 17-6 19-2 1-19 1-23 1h-42c15-11 30-23 44-31 19-13 37-25 37-48 0-26-27-42-57-42-28 0-50 17-50 37 0 11 10 13 12 13 6 0 13-3 13-12 0-8-6-12-12-13 6-9 18-15 33-15 20 0 38 12 38 32 0 18-13 32-30 46l-52 44c-2 1-2 1-2 4v6h100z"><text:p/></draw:path></draw:g></text:p>
      <text:p text:style-name="P5">&gt;&gt;&gt; print(latex((2*mu)**Rational(7,2), mode='equation*'))</text:p>
      <text:p text:style-name="P5">\begin{equation*}8 \sqrt{2} \mu^{\frac{7}{2}}\end{equation*}</text:p>
      <text:p text:style-name="P6"><draw:g text:anchor-type="as-char" svg:y="-0.172in" draw:z-index="3" draw:style-name="gr1"><svg:title>TexMaths</svg:title><svg:desc>12§display§\begin{equation*}8 \sqrt{2} \mu^{\frac{7}{2}}\end{equation*}§svg§600§FALSE§</svg:desc><draw:polygon draw:style-name="gr2" draw:text-style-name="P10" svg:width="0.4803in" svg:height="0.1988in" svg:x="0in" svg:y="0.0028in" svg:viewBox="0 0 1221 506" draw:points="611,506 0,506 0,0 1221,0 1221,506"><text:p/></draw:polygon><draw:path draw:style-name="gr3" draw:text-style-name="P11" svg:width="0.0693in" svg:height="0.1146in" svg:x="0.0071in" svg:y="0.0598in" svg:viewBox="0 0 177 292" svg:d="M52 89c-20-13-22-28-22-35 0-25 28-43 58-43 31 0 59 21 59 53 0 24-17 44-43 59zM113 129c31-16 52-38 52-65 0-40-38-64-76-64-43 0-77 31-77 71 0 7 0 26 18 47 5 5 20 15 31 23-25 12-61 36-61 78 0 44 43 73 88 73 48 0 89-35 89-80 0-16-5-35-21-53-8-9-15-14-43-30zM71 147l53 33c12 8 31 21 31 46 0 33-31 54-66 54-37 0-67-26-67-61 0-25 13-52 49-72z"><text:p/></draw:path><draw:path draw:style-name="gr3" draw:text-style-name="P11" svg:width="0.1295in" svg:height="0.1661in" svg:x="0.0949in" svg:y="0.0169in" svg:viewBox="0 0 330 423" svg:d="M133 379l-74-165c-3-6-5-6-6-6 0 0-3 0-7 4l-40 30c-6 3-6 4-6 7 0 1 1 4 5 4 2 0 9-7 14-9 3-2 9-7 13-11l83 184c4 6 6 6 10 6 6 0 7-2 11-8l192-398c2-6 2-7 2-9 0-3-3-8-8-8-4 0-6 2-10 8z"><text:p/></draw:path><draw:polygon draw:style-name="gr3" draw:text-style-name="P11" svg:width="0.0835in" svg:height="0.0067in" svg:x="0.2213in" svg:y="0.0169in" svg:viewBox="0 0 213 18" draw:points="106,18 0,18 0,0 213,0 213,18"><text:p/></draw:polygon><draw:path draw:style-name="gr3" draw:text-style-name="P11" svg:width="0.0661in" svg:height="0.111in" svg:x="0.2299in" svg:y="0.0598in" svg:viewBox="0 0 169 283" svg:d="M32 250l46-43c66-59 91-82 91-125 0-48-38-82-90-82-48 0-79 38-79 77 0 24 22 24 23 24 7 0 21-6 21-23 0-11-7-21-22-21-3 0-4 0-5 0 9-28 32-44 57-44 39 0 57 35 57 69 0 35-22 68-45 94l-81 91c-5 5-5 6-5 16h157l12-74h-10c-2 12-5 31-9 37-3 4-31 4-41 4z"><text:p/></draw:path><draw:path draw:style-name="gr3" draw:text-style-name="P11" svg:width="0.0898in" svg:height="0.1094in" svg:x="0.3091in" svg:y="0.0961in" svg:viewBox="0 0 229 279" svg:d="M85 38c3-8 6-25 6-26 0-7-5-12-12-12-1 0-13 0-17 16l-61 245c-1 5-1 6-1 7 0 6 5 11 12 11 8 0 14-7 14-8 3-4 8-27 24-92 14 11 33 13 41 13 30 0 46-19 57-31 3 19 19 31 38 31 15 0 24-9 31-24 8-14 12-41 12-41 0-4-3-4-4-4-4 0-5 1-6 7-8 28-15 53-33 53-11 0-12-11-12-19 0-10 5-29 9-45l12-46c1-6 4-22 7-29 2-9 6-25 6-28 0-8-6-11-12-11-3 0-13 0-17 14l-20 80c-5 21-10 39-11 43 0 2-21 41-56 41-20 0-31-15-31-38 0-12 4-24 6-36z"><text:p/></draw:path><draw:path draw:style-name="gr3" draw:text-style-name="P11" svg:width="0.0449in" svg:height="0.0583in" svg:x="0.4323in" svg:y="0in" svg:viewBox="0 0 115 149" svg:d="M113 16c1-2 1-2 2-3v-6h-51c-6 0-38-1-41-2-5 0-5-3-6-5h-9l-8 48h8c2-4 4-17 8-19 1-1 21-1 24-1h50c-8 9-20 21-29 32-25 33-27 63-27 76 0 12 7 13 10 13 12 0 12-11 12-14v-4c0-38 8-61 21-76z"><text:p/></draw:path><draw:polygon draw:style-name="gr3" draw:text-style-name="P11" svg:width="0.0567in" svg:height="0.0059in" svg:x="0.424in" svg:y="0.0693in" svg:viewBox="0 0 145 16" draw:points="72,16 0,16 0,0 145,0 145,16"><text:p/></draw:polygon><draw:path draw:style-name="gr3" draw:text-style-name="P11" svg:width="0.0417in" svg:height="0.0555in" svg:x="0.4319in" svg:y="0.0854in" svg:viewBox="0 0 107 142" svg:d="M107 101h-10c0 4-2 17-6 19-2 1-19 1-23 1h-42c15-10 30-22 44-31 19-13 37-25 37-48 0-26-27-42-57-42-28 0-50 17-50 37 0 11 10 14 12 14 6 0 13-4 13-13 0-8-6-12-12-13 6-9 18-15 33-15 20 0 38 12 38 32 0 18-13 33-30 46l-52 44c-2 1-2 1-2 4v6h100z"><text:p/></draw:path></draw:g></text:p>
      <text:p text:style-name="P5">&gt;&gt;&gt; print(latex((2*mu)**Rational(7,2), mode='equation'))</text:p>
      <text:p text:style-name="P5">\begin{equation}8 \sqrt{2} \mu^{\frac{7}{2}}\end{equation}</text:p>
      <text:p text:style-name="P6"><draw:g text:anchor-type="as-char" svg:y="-0.1689in" draw:z-index="4" draw:style-name="gr1"><svg:title>TexMaths</svg:title><svg:desc>12§display§\begin{equation}8 \sqrt{2} \mu^{\frac{7}{2}}\end{equation}§svg§600§FALSE§</svg:desc><draw:polygon draw:style-name="gr2" draw:text-style-name="P10" svg:width="0.7201in" svg:height="0.2075in" svg:x="0in" svg:y="0.0031in" svg:viewBox="0 0 1830 528" draw:points="914,528 0,528 0,0 1830,0 1830,528"><text:p/></draw:polygon><draw:path draw:style-name="gr3" draw:text-style-name="P11" svg:width="0.0689in" svg:height="0.1142in" svg:x="0.0071in" svg:y="0.0575in" svg:viewBox="0 0 176 291" svg:d="M52 89c-20-14-22-28-22-35 0-25 28-43 58-43 31 0 58 21 58 52 0 24-16 45-42 59zM113 128c31-15 51-37 51-65 0-39-37-63-75-63-43 0-77 31-77 71 0 7 0 26 18 46 5 5 20 16 31 23-25 12-61 36-61 78 0 44 43 73 88 73 48 0 88-35 88-80 0-16-4-35-20-53-8-8-16-13-43-30zM71 146l53 34c12 7 31 20 31 45 0 32-31 54-66 54-37 0-67-26-67-61 0-25 13-52 49-72z"><text:p/></draw:path><draw:path draw:style-name="gr3" draw:text-style-name="P11" svg:width="0.1295in" svg:height="0.1657in" svg:x="0.0949in" svg:y="0.0161in" svg:viewBox="0 0 330 422" svg:d="M133 377l-74-164c-3-6-5-6-6-6 0 0-3 0-7 4l-40 30c-6 3-6 5-6 7 0 1 1 4 5 4 2 0 9-6 14-9 3-2 9-7 13-11l83 184c4 6 6 6 10 6 6 0 7-3 11-9l192-396c2-6 2-7 2-9 0-3-4-8-8-8s-6 2-10 8z"><text:p/></draw:path><draw:polygon draw:style-name="gr3" draw:text-style-name="P11" svg:width="0.0831in" svg:height="0.0067in" svg:x="0.2213in" svg:y="0.0161in" svg:viewBox="0 0 212 18" draw:points="106,18 0,18 0,0 212,0 212,18"><text:p/></draw:polygon><draw:path draw:style-name="gr3" draw:text-style-name="P11" svg:width="0.0661in" svg:height="0.1102in" svg:x="0.2295in" svg:y="0.0575in" svg:viewBox="0 0 169 281" svg:d="M32 249l46-43c66-59 91-81 91-125 0-47-38-81-90-81-48 0-79 38-79 77 0 24 22 24 23 24 7 0 21-6 21-23 0-11-7-22-22-22-3 0-4 0-5 0 9-27 32-43 57-43 39 0 57 35 57 68 0 35-22 69-45 94l-81 91c-5 5-5 6-5 15h157l12-73h-11c-1 12-4 32-8 38-4 3-31 3-41 3z"><text:p/></draw:path><draw:path draw:style-name="gr3" draw:text-style-name="P11" svg:width="0.0898in" svg:height="0.1091in" svg:x="0.3091in" svg:y="0.0953in" svg:viewBox="0 0 229 278" svg:d="M85 38c3-8 6-25 6-26 0-7-5-12-12-12-1 0-13 0-17 16l-61 244c-1 5-1 6-1 7 0 6 5 11 12 11 8 0 14-7 14-9 3-3 8-26 24-91 14 11 33 14 41 14 30 0 46-20 57-32 3 20 19 32 38 32 14 0 24-10 31-24 7-15 12-41 12-41 0-5-3-5-5-5-3 0-4 1-6 7-7 28-14 53-32 53-11 0-12-11-12-19 0-10 5-29 8-44l12-46c2-6 5-23 8-29 2-9 6-25 6-28 0-8-6-11-12-11-3 0-14 0-17 14l-21 79c-4 22-9 40-10 43 0 3-21 41-56 41-20 0-31-14-31-37 0-12 4-24 6-36z"><text:p/></draw:path><draw:path draw:style-name="gr3" draw:text-style-name="P11" svg:width="0.0449in" svg:height="0.0583in" svg:x="0.4319in" svg:y="0in" svg:viewBox="0 0 115 149" svg:d="M113 16c1-2 1-2 2-3v-6h-51c-6 0-38-1-41-2-5 0-5-3-6-5h-9l-8 48h8c2-4 4-17 8-19 1-1 21-1 24-1h50c-8 9-20 21-29 32-25 32-27 62-27 75 0 12 7 14 10 14 12 0 12-11 12-15v-3c0-39 8-62 21-76z"><text:p/></draw:path><draw:polygon draw:style-name="gr3" draw:text-style-name="P11" svg:width="0.0567in" svg:height="0.0059in" svg:x="0.4236in" svg:y="0.0689in" svg:viewBox="0 0 145 16" draw:points="72,16 0,16 0,0 145,0 145,16"><text:p/></draw:polygon><draw:path draw:style-name="gr3" draw:text-style-name="P11" svg:width="0.0417in" svg:height="0.0551in" svg:x="0.4315in" svg:y="0.0854in" svg:viewBox="0 0 107 141" svg:d="M107 101h-10c0 3-2 16-6 19-2 1-19 1-23 1h-42c15-11 30-23 44-31 19-13 37-25 37-48 0-26-27-42-57-42-28 0-50 17-50 37 0 11 10 13 12 13 6 0 13-3 13-12 0-8-6-12-12-13 6-9 18-15 33-15 20 0 38 12 38 32 0 18-13 32-30 45l-52 45c-2 1-2 1-2 3v6h100z"><text:p/></draw:path><draw:path draw:style-name="gr3" draw:text-style-name="P11" svg:width="0.039in" svg:height="0.1657in" svg:x="0.5248in" svg:y="0.0449in" svg:viewBox="0 0 100 422" svg:d="M100 418c0-1 0-2-9-10-53-52-66-133-66-197 0-73 16-146 69-199 6-6 6-6 6-7 0-4-3-5-5-5-5 0-43 29-69 83-21 46-26 93-26 128 0 33 5 84 28 132 26 52 62 79 67 79 2 0 5-2 5-4z"><text:p/></draw:path><draw:path draw:style-name="gr3" draw:text-style-name="P11" svg:width="0.0547in" svg:height="0.1102in" svg:x="0.5878in" svg:y="0.0575in" svg:viewBox="0 0 140 281" svg:d="M88 11c0-10 0-11-10-11-26 28-65 28-78 28v13c8 0 34 0 55-12v219c0 15-1 20-39 20h-14v13c16-1 52-1 70-1 17 0 54 0 68 1v-13h-13c-38 0-39-5-39-20z"><text:p/></draw:path><draw:path draw:style-name="gr3" draw:text-style-name="P11" svg:width="0.039in" svg:height="0.1657in" svg:x="0.6646in" svg:y="0.0449in" svg:viewBox="0 0 100 422" svg:d="M100 211c0-33-5-84-29-132-25-51-63-79-66-79-4 0-5 1-5 5 0 1 0 1 8 9 42 42 66 109 66 197 0 73-15 147-68 200-6 5-6 6-6 7 0 2 1 4 5 4 3 0 42-29 67-82 22-47 28-93 28-129z"><text:p/></draw:path></draw:g></text:p>
      <text:p text:style-name="P5">itex: Specifies if itex-specific syntax is used, including emitting ``$$ $$``.</text:p>
      <text:p text:style-name="P5">&gt;&gt;&gt; print(latex((2*mu)**Rational(7,2), mode='equation', itex=True))</text:p>
      <text:p text:style-name="P5">$$8 \sqrt{2} \mu^{\frac{7}{2}}$$</text:p>
      <text:p text:style-name="P6"><draw:g text:anchor-type="as-char" svg:y="-0.1634in" draw:z-index="5" draw:style-name="gr1"><svg:title>TexMaths</svg:title><svg:desc>12§display§$$8 \sqrt{2} \mu^{\frac{7}{2}}$$§svg§600§FALSE§</svg:desc><draw:polygon draw:style-name="gr2" draw:text-style-name="P10" svg:width="0.4803in" svg:height="0.1902in" svg:x="0in" svg:y="0.002in" svg:viewBox="0 0 1221 484" draw:points="611,484 0,484 0,0 1221,0 1221,484"><text:p/></draw:polygon><draw:path draw:style-name="gr3" draw:text-style-name="P11" svg:width="0.0693in" svg:height="0.1142in" svg:x="0.0071in" svg:y="0.0508in" svg:viewBox="0 0 177 291" svg:d="M52 89c-20-13-22-28-22-35 0-25 28-43 58-43 31 0 59 21 59 53 0 24-17 44-43 58zM113 128c31-15 52-37 52-64 0-40-38-64-76-64-43 0-77 31-77 71 0 7 0 26 18 47 5 4 20 15 31 22-25 12-61 36-61 78 0 45 43 73 88 73 48 0 89-34 89-80 0-16-5-35-21-53-8-8-15-13-43-30zM71 146l53 34c12 7 31 20 31 45 0 33-31 54-66 54-37 0-67-26-67-61 0-25 13-51 49-72z"><text:p/></draw:path><draw:path draw:style-name="gr3" draw:text-style-name="P11" svg:width="0.1295in" svg:height="0.1657in" svg:x="0.0949in" svg:y="0.0161in" svg:viewBox="0 0 330 422" svg:d="M133 378l-74-165c-3-6-5-6-6-6 0 0-3 0-7 4l-40 30c-6 4-6 5-6 7 0 1 1 4 5 4 2 0 9-6 14-9 3-2 9-7 13-10l83 183c4 6 6 6 10 6 6 0 7-2 11-8l192-397c2-6 2-7 2-9 0-3-3-8-8-8-4 0-6 2-10 8z"><text:p/></draw:path><draw:polygon draw:style-name="gr3" draw:text-style-name="P11" svg:width="0.0835in" svg:height="0.0067in" svg:x="0.2213in" svg:y="0.0161in" svg:viewBox="0 0 213 18" draw:points="106,18 0,18 0,0 213,0 213,18"><text:p/></draw:polygon><draw:path draw:style-name="gr3" draw:text-style-name="P11" svg:width="0.0661in" svg:height="0.1106in" svg:x="0.2299in" svg:y="0.0508in" svg:viewBox="0 0 169 282" svg:d="M32 249l46-43c66-59 91-81 91-124 0-48-38-82-90-82-48 0-79 38-79 77 0 24 22 24 23 24 7 0 21-6 21-23 0-11-7-22-22-22-3 0-4 0-5 0 9-27 32-43 57-43 39 0 57 35 57 69s-22 68-45 93l-81 91c-5 5-5 6-5 16h157l12-73h-10c-2 12-5 31-9 37-3 3-31 3-41 3z"><text:p/></draw:path><draw:path draw:style-name="gr3" draw:text-style-name="P11" svg:width="0.0898in" svg:height="0.1091in" svg:x="0.3091in" svg:y="0.0862in" svg:viewBox="0 0 229 278" svg:d="M85 38c3-8 6-25 6-26 0-7-5-12-12-12-1 0-13 0-17 16l-61 244c-1 5-1 6-1 7 0 6 5 11 12 11 8 0 14-7 14-8 3-4 8-27 24-91 14 10 33 13 41 13 30 0 46-19 57-31 3 19 19 31 38 31 15 0 24-10 31-24 8-15 12-41 12-41 0-5-3-5-4-5-4 0-5 2-6 8-8 27-15 52-33 52-11 0-12-11-12-19 0-10 5-29 9-44l12-46c1-6 4-23 7-29 2-9 6-25 6-28 0-8-6-11-12-11-3 0-13 0-17 14l-20 79c-5 22-10 40-11 43 0 3-21 41-56 41-20 0-31-14-31-37 0-12 4-24 6-36z"><text:p/></draw:path><draw:path draw:style-name="gr3" draw:text-style-name="P11" svg:width="0.0449in" svg:height="0.0583in" svg:x="0.4323in" svg:y="0in" svg:viewBox="0 0 115 149" svg:d="M113 16c1-2 1-2 2-3v-6h-51c-6 0-38-1-41-2-5 0-5-3-6-5h-9l-8 48h8c2-4 4-17 8-19 1-1 21-1 24-1h50c-8 9-20 21-29 32-25 32-27 62-27 76 0 11 7 13 10 13 12 0 12-11 12-15v-3c0-39 8-61 21-76z"><text:p/></draw:path><draw:polygon draw:style-name="gr3" draw:text-style-name="P11" svg:width="0.0567in" svg:height="0.0059in" svg:x="0.424in" svg:y="0.0689in" svg:viewBox="0 0 145 16" draw:points="72,16 0,16 0,0 145,0 145,16"><text:p/></draw:polygon><draw:path draw:style-name="gr3" draw:text-style-name="P11" svg:width="0.0417in" svg:height="0.0555in" svg:x="0.4319in" svg:y="0.0858in" svg:viewBox="0 0 107 142" svg:d="M107 101h-10c0 3-2 17-6 19-2 1-19 1-23 1h-42c15-11 30-23 44-31 19-13 37-25 37-48 0-26-27-42-57-42-28 0-50 17-50 37 0 11 10 13 12 13 6 0 13-3 13-12 0-8-6-12-12-13 6-9 18-15 33-15 20 0 38 12 38 32 0 18-13 32-30 46l-52 44c-2 1-2 1-2 4v6h100z"><text:p/></draw:path></draw:g></text:p>
      <text:p text:style-name="P5">fold_frac_powers: Emit "^{p/q}" instead of "^{\frac{p}{q}}" for fractional</text:p>
      <text:p text:style-name="P5">powers.</text:p>
      <text:p text:style-name="P5">&gt;&gt;&gt; print(latex((2*tau)**Rational(7,2), fold_frac_powers=True))</text:p>
      <text:p text:style-name="P5">8 \sqrt{2} \tau^{7/2}</text:p>
      <text:p text:style-name="P6"><draw:g text:anchor-type="as-char" svg:y="-0.1563in" draw:z-index="6" draw:style-name="gr1"><svg:title>TexMaths</svg:title><svg:desc>12§display§8 \sqrt{2} \tau^{7/2}§svg§600§FALSE§</svg:desc><draw:polygon draw:style-name="gr2" draw:text-style-name="P10" svg:width="0.5949in" svg:height="0.1689in" svg:x="0in" svg:y="0.0004in" svg:viewBox="0 0 1512 430" draw:points="756,430 0,430 0,0 1512,0 1512,430"><text:p/></draw:polygon><draw:path draw:style-name="gr3" draw:text-style-name="P11" svg:width="0.0689in" svg:height="0.1146in" svg:x="0.0071in" svg:y="0.0453in" svg:viewBox="0 0 176 292" svg:d="M52 89c-20-13-22-28-22-35 0-25 28-43 58-43 31 0 58 21 58 53 0 24-16 44-42 58zM113 129c31-16 51-38 51-65 0-40-37-64-75-64-43 0-77 31-77 71 0 7 0 26 18 47 5 4 20 15 31 23-25 12-61 36-61 78 0 44 43 73 88 73 48 0 88-35 88-81 0-15-4-34-20-52-8-9-16-14-43-30zM71 147l53 33c12 7 31 21 31 46 0 32-31 54-66 54-37 0-67-27-67-61 0-26 13-52 49-72z"><text:p/></draw:path><draw:path draw:style-name="gr3" draw:text-style-name="P11" svg:width="0.1295in" svg:height="0.1661in" svg:x="0.0949in" svg:y="0.0039in" svg:viewBox="0 0 330 423" svg:d="M133 378l-74-164c-3-6-5-6-6-6 0 0-3 0-7 3l-40 30c-6 4-6 5-6 8 0 1 1 3 5 3 2 0 9-6 14-8 3-3 9-7 13-11l83 184c4 6 6 6 10 6 6 0 7-3 11-9l192-397c2-6 2-7 2-9 0-3-4-8-8-8s-6 2-10 8z"><text:p/></draw:path><draw:polygon draw:style-name="gr3" draw:text-style-name="P11" svg:width="0.0831in" svg:height="0.0067in" svg:x="0.2213in" svg:y="0.0039in" svg:viewBox="0 0 212 18" draw:points="106,18 0,18 0,0 212,0 212,18"><text:p/></draw:polygon><draw:path draw:style-name="gr3" draw:text-style-name="P11" svg:width="0.0661in" svg:height="0.1106in" svg:x="0.2295in" svg:y="0.0453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3" draw:text-style-name="P11" svg:width="0.0803in" svg:height="0.074in" svg:x="0.3087in" svg:y="0.0835in" svg:viewBox="0 0 205 189" svg:d="M113 25h72c5 0 20 0 20-15 0-10-8-10-17-10h-118c-9 0-26 0-44 20-14 15-26 35-26 38 0 1 0 4 5 4 3 0 5-1 7-4 20-33 44-33 54-33h35l-42 136c-1 5-4 14-4 16 0 4 3 12 12 12 15 0 17-12 18-20z"><text:p/></draw:path><draw:path draw:style-name="gr3" draw:text-style-name="P11" svg:width="0.0555in" svg:height="0.0811in" svg:x="0.4035in" svg:y="0.0091in" svg:viewBox="0 0 142 207" svg:d="M138 22c4-4 4-5 4-12h-78c-12 0-16 0-27-2-15-1-15-3-17-8h-9l-11 64h10c1-5 3-24 8-28 2-1 26-1 31-1h65c-10 12-24 31-31 39-39 51-42 99-42 116 0 3 0 17 14 17 15 0 15-14 15-17v-12c0-58 10-84 24-100z"><text:p/></draw:path><draw:path draw:style-name="gr3" draw:text-style-name="P11" svg:width="0.05in" svg:height="0.1165in" svg:x="0.4701in" svg:y="0in" svg:viewBox="0 0 128 297" svg:d="M126 13c2-3 2-5 2-6 0-5-3-7-7-7-5 0-7 4-8 7l-112 276c-1 4-1 5-1 6 0 5 4 8 7 8 5 0 6-4 9-8z"><text:p/></draw:path><draw:path draw:style-name="gr3" draw:text-style-name="P11" svg:width="0.0516in" svg:height="0.0772in" svg:x="0.5362in" svg:y="0.0098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/draw:g></text:p>
      <text:p text:style-name="P5">fold_func_brackets: Fold function brackets where applicable.</text:p>
      <text:p text:style-name="P5">&gt;&gt;&gt; print(latex((2*tau)**sin(Rational(7,2))))</text:p>
      <text:p text:style-name="P5">\left(2 \tau\right)^{\sin{\left (\frac{7}{2} \right )}}</text:p>
      <text:p text:style-name="P6"><draw:g text:anchor-type="as-char" svg:y="-0.1957in" draw:z-index="7" draw:style-name="gr1"><svg:title>TexMaths</svg:title><svg:desc>12§display§\left(2 \tau\right)^{\sin{\left (\frac{7}{2} \right )}}§svg§600§FALSE§</svg:desc><draw:polygon draw:style-name="gr2" draw:text-style-name="P10" svg:width="0.7154in" svg:height="0.2362in" svg:x="0in" svg:y="0.0016in" svg:viewBox="0 0 1818 601" draw:points="909,601 0,601 0,0 1818,0 1818,601"><text:p/></draw:polygon><draw:path draw:style-name="gr3" draw:text-style-name="P11" svg:width="0.039in" svg:height="0.1657in" svg:x="0.0165in" svg:y="0.072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1" svg:width="0.0661in" svg:height="0.1106in" svg:x="0.0728in" svg:y="0.085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1" svg:width="0.0803in" svg:height="0.0736in" svg:x="0.1516in" svg:y="0.1236in" svg:viewBox="0 0 205 188" svg:d="M113 25h72c5 0 20 0 20-15 0-10-8-10-17-10h-118c-9 0-26 0-44 20-14 15-26 35-26 38 0 1 0 4 5 4 3 0 5-1 7-4 20-33 44-33 54-33h35l-42 136c-1 5-4 14-4 15 0 5 3 12 12 12 15 0 17-12 18-19z"><text:p/></draw:path><draw:path draw:style-name="gr3" draw:text-style-name="P11" svg:width="0.039in" svg:height="0.1657in" svg:x="0.248in" svg:y="0.072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1" svg:width="0.0421in" svg:height="0.0531in" svg:x="0.3091in" svg:y="0.0602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" draw:text-style-name="P11" svg:width="0.0256in" svg:height="0.0783in" svg:x="0.3626in" svg:y="0.0339in" svg:viewBox="0 0 66 200" svg:d="M47 17c0-9-7-17-18-17-9 0-17 7-17 17 0 11 8 17 17 17s18-8 18-17zM1 72v11c19 0 22 2 22 17v76c0 14-4 14-23 14v10c1 0 22-1 34-1 10 0 21 0 32 1v-10c-18 0-20 0-20-12v-108z"><text:p/></draw:path><draw:path draw:style-name="gr3" draw:text-style-name="P11" svg:width="0.0626in" svg:height="0.0516in" svg:x="0.4in" svg:y="0.0606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3" draw:text-style-name="P11" svg:width="0.039in" svg:height="0.1657in" svg:x="0.5063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1" svg:width="0.0449in" svg:height="0.0583in" svg:x="0.5827in" svg:y="0.011in" svg:viewBox="0 0 115 149" svg:d="M113 16c1-2 1-2 2-3v-6h-51c-6 0-38-1-41-2-5 0-5-3-6-5h-9l-8 48h8c2-4 4-17 8-19 1-1 21-1 24-1h50c-8 9-20 21-29 32-25 32-27 62-27 76 0 12 7 13 10 13 12 0 12-11 12-15v-3c0-39 8-61 21-76z"><text:p/></draw:path><draw:polygon draw:style-name="gr3" draw:text-style-name="P11" svg:width="0.0567in" svg:height="0.0059in" svg:x="0.5748in" svg:y="0.0811in" svg:viewBox="0 0 145 16" draw:points="72,16 0,16 0,0 145,0 145,16"><text:p/></draw:polygon><draw:path draw:style-name="gr3" draw:text-style-name="P11" svg:width="0.0417in" svg:height="0.0555in" svg:x="0.5823in" svg:y="0.0969in" svg:viewBox="0 0 107 142" svg:d="M107 101h-10c0 3-2 17-6 19-2 1-19 1-23 1h-42c15-11 30-23 44-31 19-13 37-25 37-48 0-26-27-42-57-42-28 0-50 17-50 37 0 11 10 13 12 13 6 0 13-3 13-12 0-8-6-12-12-13 6-9 18-15 33-15 20 0 38 12 38 32 0 18-13 32-30 46l-52 44c-2 1-2 1-2 4v6h100z"><text:p/></draw:path><draw:path draw:style-name="gr3" draw:text-style-name="P11" svg:width="0.039in" svg:height="0.1657in" svg:x="0.6602in" svg:y="0in" svg:viewBox="0 0 100 422" svg:d="M100 211c0-32-5-84-29-132-25-51-63-79-66-79-4 0-5 1-5 5 0 1 0 1 8 9 42 42 66 110 66 197 0 73-15 148-68 201-6 4-6 6-6 7 0 2 1 3 5 3 3 0 42-28 67-81 22-47 28-94 28-130z"><text:p/></draw:path></draw:g></text:p>
      <text:p text:style-name="P5">&gt;&gt;&gt; print(latex((2*tau)**sin(Rational(7,2)), fold_func_brackets = True))</text:p>
      <text:p text:style-name="P5">\left(2 \tau\right)^{\sin {\frac{7}{2}}}</text:p>
      <text:p text:style-name="P6"><draw:g text:anchor-type="as-char" svg:y="-0.1846in" draw:z-index="8" draw:style-name="gr1"><svg:title>TexMaths</svg:title><svg:desc>12§display§\left(2 \tau\right)^{\sin {\frac{7}{2}}}§svg§600§FALSE§</svg:desc><draw:polygon draw:style-name="gr2" draw:text-style-name="P10" svg:width="0.5661in" svg:height="0.2236in" svg:x="0in" svg:y="0.0028in" svg:viewBox="0 0 1439 569" draw:points="720,569 0,569 0,0 1439,0 1439,569"><text:p/></draw:polygon><draw:path draw:style-name="gr3" draw:text-style-name="P11" svg:width="0.039in" svg:height="0.1661in" svg:x="0.0165in" svg:y="0.0602in" svg:viewBox="0 0 100 423" svg:d="M100 420c0-2 0-3-9-10-53-53-66-133-66-198 0-74 16-147 69-200 6-6 6-6 6-7 0-4-3-5-5-5-5 0-43 29-69 83-21 47-26 94-26 129 0 33 5 84 28 132 26 53 62 79 67 79 2 0 5-1 5-3z"><text:p/></draw:path><draw:path draw:style-name="gr3" draw:text-style-name="P11" svg:width="0.0661in" svg:height="0.111in" svg:x="0.0728in" svg:y="0.0736in" svg:viewBox="0 0 169 283" svg:d="M32 250l46-43c66-59 91-82 91-125 0-48-38-82-90-82-48 0-79 38-79 77 0 24 22 24 23 24 7 0 21-6 21-23 0-11-7-21-22-21-3 0-4 0-5 0 9-28 32-44 57-44 39 0 57 35 57 69 0 35-22 68-45 94l-81 91c-5 5-5 6-5 16h157l12-74h-11c-1 12-4 31-8 37-4 4-31 4-41 4z"><text:p/></draw:path><draw:path draw:style-name="gr3" draw:text-style-name="P11" svg:width="0.0803in" svg:height="0.074in" svg:x="0.1516in" svg:y="0.1138in" svg:viewBox="0 0 205 189" svg:d="M113 25h72c5 0 20 0 20-15 0-10-8-10-17-10h-118c-9 0-26 0-44 20-14 15-26 35-26 38 0 1 0 5 5 5 3 0 5-2 7-5 20-33 44-33 54-33h35l-42 136c-1 5-4 15-4 16 0 5 3 12 12 12 15 0 17-12 18-19z"><text:p/></draw:path><draw:path draw:style-name="gr3" draw:text-style-name="P11" svg:width="0.039in" svg:height="0.1661in" svg:x="0.248in" svg:y="0.0602in" svg:viewBox="0 0 100 423" svg:d="M100 212c0-33-5-85-29-133-25-51-63-79-66-79-4 0-5 1-5 5 0 1 0 1 8 9 42 43 66 110 66 198 0 73-15 147-68 200-6 5-6 6-6 8s1 3 5 3c3 0 42-29 67-82 22-46 28-93 28-129z"><text:p/></draw:path><draw:path draw:style-name="gr3" draw:text-style-name="P11" svg:width="0.0421in" svg:height="0.0531in" svg:x="0.3091in" svg:y="0.0492in" svg:viewBox="0 0 108 136" svg:d="M100 7c0-5 0-7-4-7-2 0-2 0-6 4-1 0-4 2-6 4-8-7-20-8-31-8-43 0-53 23-53 37 0 10 4 17 11 23 12 11 23 12 42 16 14 2 38 7 38 26 0 12-7 25-36 25s-39-18-44-38c-1-5-1-5-6-5s-5 1-5 7v38c0 4 0 7 4 7 3 0 8-6 14-12 13 12 30 12 37 12 39 0 53-21 53-42 0-11-5-21-13-28-11-9-25-12-35-14-24-4-43-8-43-23 0-10 7-22 36-22 35 0 36 24 37 33 0 3 4 3 5 3 5 0 5-2 5-7z"><text:p/></draw:path><draw:path draw:style-name="gr3" draw:text-style-name="P11" svg:width="0.0256in" svg:height="0.0787in" svg:x="0.3622in" svg:y="0.022in" svg:viewBox="0 0 66 201" svg:d="M47 17c0-9-7-17-18-17-9 0-17 7-17 17 0 11 8 17 17 17s18-8 18-17zM1 72v11c19 0 22 2 22 17v77c0 13-4 13-23 13v11c1 0 22-1 34-1 10 0 21 0 32 1v-11c-18 0-20 0-20-12v-108z"><text:p/></draw:path><draw:path draw:style-name="gr3" draw:text-style-name="P11" svg:width="0.0626in" svg:height="0.0512in" svg:x="0.3996in" svg:y="0.0496in" svg:viewBox="0 0 160 131" svg:d="M137 41c0-25-12-41-45-41-24 0-39 13-48 29h-1v-29l-43 4v10c20 0 23 2 23 17v77c0 13-4 13-23 13v10c0 0 22 0 34 0 10 0 32 0 34 0v-10c-19 0-22 0-22-13v-54c0-31 25-46 44-46 20 0 24 17 24 32v68c0 13-4 13-23 13v10c1 0 22 0 34 0s32 0 35 0v-10c-20 0-23 0-23-13z"><text:p/></draw:path><draw:path draw:style-name="gr3" draw:text-style-name="P11" svg:width="0.0449in" svg:height="0.0583in" svg:x="0.5177in" svg:y="0in" svg:viewBox="0 0 115 149" svg:d="M113 16c1-2 1-2 2-3v-6h-51c-6 0-38-1-41-2-5 0-5-3-6-5h-9l-8 48h8c2-4 4-17 8-19 1-1 21-1 24-1h50c-8 9-20 21-29 32-25 33-27 63-27 76 0 12 7 13 10 13 12 0 12-11 12-14v-4c0-38 8-61 21-76z"><text:p/></draw:path><draw:polygon draw:style-name="gr3" draw:text-style-name="P11" svg:width="0.0567in" svg:height="0.0059in" svg:x="0.5098in" svg:y="0.0693in" svg:viewBox="0 0 145 16" draw:points="72,16 0,16 0,0 145,0 145,16"><text:p/></draw:polygon><draw:path draw:style-name="gr3" draw:text-style-name="P11" svg:width="0.0413in" svg:height="0.0555in" svg:x="0.5173in" svg:y="0.0854in" svg:viewBox="0 0 106 142" svg:d="M106 101h-9c0 4-2 17-6 19-2 1-19 1-23 1h-42c15-10 30-22 44-31 19-13 36-25 36-48 0-26-26-42-56-42-28 0-50 17-50 37 0 11 10 13 12 13 6 0 13-3 13-12 0-8-6-12-12-13 6-9 18-15 33-15 20 0 37 12 37 32 0 18-12 33-29 46l-52 44c-2 1-2 1-2 4v6h100z"><text:p/></draw:path></draw:g></text:p>
      <text:p text:style-name="P5">fold_short_frac: Emit "p / q" instead of "\frac{p}{q}" when the</text:p>
      <text:p text:style-name="P5">denominator is simple enough (at most two terms and no powers).</text:p>
      <text:p text:style-name="P5">The default value is `True` for inline mode, False otherwise.</text:p>
      <text:p text:style-name="P5">&gt;&gt;&gt; print(latex(3*x**2/y))</text:p>
      <text:p text:style-name="P5">\frac{3 x^{2}}{y}</text:p>
      <text:p text:style-name="P6"><draw:g text:anchor-type="as-char" svg:y="-0.2492in" draw:z-index="9" draw:style-name="gr1"><svg:title>TexMaths</svg:title><svg:desc>12§display§\frac{3 x^{2}}{y}§svg§600§FALSE§</svg:desc><draw:polygon draw:style-name="gr2" draw:text-style-name="P10" svg:width="0.252in" svg:height="0.3929in" svg:x="0in" svg:y="0.0024in" svg:viewBox="0 0 641 999" draw:points="321,999 0,999 0,0 641,0 641,999"><text:p/></draw:polygon><draw:path draw:style-name="gr3" draw:text-style-name="P11" svg:width="0.0689in" svg:height="0.1142in" svg:x="0.0071in" svg:y="0.0264in" svg:viewBox="0 0 176 291" svg:d="M105 133c35-12 59-41 59-74 0-35-37-59-78-59-43 0-74 25-74 58 0 14 8 21 22 21 13 0 21-8 21-21 0-21-20-21-26-21 13-21 40-26 56-26 17 0 41 9 41 47 0 6-1 30-12 49-13 20-28 21-39 21-2 0-13 2-15 2-4 0-7 1-7 4 0 5 3 5 10 5h18c35 0 51 29 51 71 0 57-29 69-48 69-18 0-49-7-65-32 16 2 29-7 29-23 0-15-12-24-24-24-11 0-24 6-24 24 0 40 40 67 85 67 53 0 91-38 91-81 0-35-26-68-71-77z"><text:p/></draw:path><draw:path draw:style-name="gr3" draw:text-style-name="P11" svg:width="0.0827in" svg:height="0.0752in" svg:x="0.0874in" svg:y="0.0638in" svg:viewBox="0 0 211 192" svg:d="M129 60c3-12 12-50 42-50 3 0 12 0 21 4-11 3-19 14-19 23 0 7 3 16 15 16 10 0 23-9 23-25 0-22-25-28-40-28-24 0-39 23-44 32-11-27-34-32-46-32-44 0-68 55-68 65 0 5 4 5 5 5 4 0 5-2 6-5 14-45 42-55 56-55 9 0 23 3 23 27 0 13-7 42-23 102-6 26-21 43-39 43-4 0-13 0-22-5 11-2 21-10 21-22s-10-16-17-16c-12 0-23 12-23 25 0 19 22 28 40 28 28 0 43-30 44-33 6 16 20 33 47 33 43 0 67-54 67-65 0-5-4-5-5-5-4 0-5 3-6 5-13 46-42 55-56 55-17 0-23-13-23-27 0-10 2-18 7-37z"><text:p/></draw:path><draw:path draw:style-name="gr3" draw:text-style-name="P11" svg:width="0.0516in" svg:height="0.0772in" svg:x="0.1843in" svg:y="0in" svg:viewBox="0 0 132 197" svg:d="M132 143h-11c0 7-4 24-7 27-3 1-25 1-30 1h-54c31-27 41-35 59-49 22-18 43-36 43-64 0-36-33-58-70-58s-62 26-62 53c0 15 13 17 16 17 7 0 15-5 15-16 0-5-1-16-17-16 9-21 29-27 44-27 29 0 45 23 45 47 0 26-19 46-29 57l-72 71c-2 2-2 2-2 11h122z"><text:p/></draw:path><draw:polygon draw:style-name="gr3" draw:text-style-name="P11" svg:width="0.252in" svg:height="0.0067in" svg:x="0in" svg:y="0.2047in" svg:viewBox="0 0 641 18" draw:points="321,18 0,18 0,0 641,0 641,18"><text:p/></draw:polygon><draw:path draw:style-name="gr3" draw:text-style-name="P11" svg:width="0.0764in" svg:height="0.1071in" svg:x="0.0874in" svg:y="0.2902in" svg:viewBox="0 0 195 273" svg:d="M194 26c1-6 1-7 1-10 0-8-6-11-12-11-4 0-10 2-15 8 0 3-4 16-6 23-3 12-6 23-9 35l-19 75c-1 6-19 36-48 36-21 0-25-18-25-33 0-21 7-47 22-84 6-17 8-22 8-30 0-19-14-35-35-35-40 0-56 61-56 65 0 5 5 5 5 5 5 0 5-2 7-8 11-40 29-52 43-52 3 0 10 0 10 13 0 11-4 21-7 30-17 44-24 68-24 89 0 37 26 50 51 50 17 0 31-7 43-19-6 21-11 43-27 64-11 15-28 28-47 28-6 0-25-1-32-18 7 0 12 0 18-5 4-5 8-9 8-18 0-13-11-14-16-14-9 0-24 6-24 27s20 36 46 36c43 0 87-38 99-86z"><text:p/></draw:path></draw:g></text:p>
      <text:p text:style-name="P5">&gt;&gt;&gt; print(latex(3*x**2/y, fold_short_frac=True))</text:p>
      <text:p text:style-name="P5">3 x^{2} / y</text:p>
      <text:p text:style-name="P6"><text:soft-page-break/><draw:g text:anchor-type="as-char" svg:y="-0.1453in" draw:z-index="10" draw:style-name="gr1"><svg:title>TexMaths</svg:title><svg:desc>12§display§3 x^{2} / y§svg§600§FALSE§</svg:desc><draw:polygon draw:style-name="gr2" draw:text-style-name="P10" svg:width="0.422in" svg:height="0.1846in" svg:x="0in" svg:y="0.0016in" svg:viewBox="0 0 1073 470" draw:points="537,470 0,470 0,0 1073,0 1073,470"><text:p/></draw:polygon><draw:path draw:style-name="gr3" draw:text-style-name="P11" svg:width="0.0693in" svg:height="0.1146in" svg:x="0.0071in" svg:y="0.0339in" svg:viewBox="0 0 177 292" svg:d="M106 133c35-12 59-41 59-74 0-35-38-59-78-59-44 0-75 25-75 58 0 14 8 21 22 21 13 0 21-8 21-21 0-21-20-21-26-21 13-21 41-26 56-26 17 0 41 9 41 47 0 6-1 30-12 49-13 20-27 21-38 21-3 0-14 2-16 2-4 0-7 1-7 4 0 5 3 5 11 5h18c35 0 50 29 50 71 0 58-29 70-48 70-18 0-49-8-65-33 16 3 29-7 29-23 0-15-12-24-24-24-11 0-24 6-24 24 0 40 40 68 85 68 53 0 92-39 92-82 0-35-27-68-71-77z"><text:p/></draw:path><draw:path draw:style-name="gr3" draw:text-style-name="P11" svg:width="0.0827in" svg:height="0.0752in" svg:x="0.0874in" svg:y="0.0717in" svg:viewBox="0 0 211 192" svg:d="M130 60c2-12 12-50 42-50 2 0 12 0 20 4-11 3-19 14-19 23 0 7 4 16 16 16 9 0 22-9 22-25 0-22-25-28-39-28-24 0-40 23-45 32-10-27-33-32-45-32-45 0-69 55-69 65 0 5 4 5 5 5 4 0 5-2 6-5 14-45 42-55 57-55 8 0 22 3 22 27 0 13-7 42-22 102-7 27-22 43-40 43-4 0-13 0-22-4 11-3 21-11 21-23s-10-16-17-16c-12 0-23 12-23 25 0 20 22 28 40 28 28 0 43-30 44-32 6 15 21 32 47 32 43 0 67-54 67-65 0-5-3-5-5-5-3 0-4 3-6 5-13 46-42 55-56 55-17 0-23-13-23-27 0-10 3-18 7-37z"><text:p/></draw:path><draw:path draw:style-name="gr3" draw:text-style-name="P11" svg:width="0.0516in" svg:height="0.0772in" svg:x="0.185in" svg:y="0in" svg:viewBox="0 0 132 197" svg:d="M132 143h-11c0 7-3 24-7 27-2 2-25 2-30 2h-54c31-28 41-36 59-50 23-18 43-36 43-64 0-36-32-58-70-58-37 0-62 26-62 53 0 15 13 17 16 17 7 0 15-5 15-16 0-5-1-16-17-16 9-21 29-27 44-27 30 0 45 23 45 47 0 26-19 46-29 57l-72 71c-2 2-2 2-2 11h123z"><text:p/></draw:path><draw:path draw:style-name="gr3" draw:text-style-name="P11" svg:width="0.065in" svg:height="0.1657in" svg:x="0.261in" svg:y="0.0209in" svg:viewBox="0 0 166 422" svg:d="M163 16c3-5 3-8 3-8 0-4-4-8-9-8-3 0-6 1-7 4l-148 403c-2 6-2 7-2 7 0 5 4 8 8 8 6 0 8-2 10-9z"><text:p/></draw:path><draw:path draw:style-name="gr3" draw:text-style-name="P11" svg:width="0.0768in" svg:height="0.1075in" svg:x="0.3398in" svg:y="0.0717in" svg:viewBox="0 0 196 274" svg:d="M195 26c1-6 1-7 1-10 0-8-6-11-12-11-5 0-11 2-16 8 0 3-3 16-6 23-2 12-6 23-8 35l-19 75c-2 6-20 36-48 36-22 0-26-18-26-33 0-21 7-47 22-84 6-17 8-22 8-30 0-19-14-35-35-35-40 0-56 61-56 65 0 5 5 5 5 5 5 0 5-2 7-8 11-40 29-52 43-52 3 0 10 0 10 13 0 11-4 21-7 30-17 44-24 68-24 89 0 37 26 50 51 50 17 0 32-7 44-19-6 21-11 43-28 65-11 14-28 27-47 27-6 0-25-1-32-18 7 0 12 0 18-5 4-4 8-9 8-18 0-13-11-14-16-14-9 0-24 6-24 28 0 20 20 36 46 36 43 0 88-39 100-87z"><text:p/></draw:path></draw:g></text:p>
      <text:p text:style-name="P5">long_frac_ratio: The allowed ratio of the width of the numerator to the</text:p>
      <text:p text:style-name="P5">width of the denominator before we start breaking off long fractions.</text:p>
      <text:p text:style-name="P5">The default value is 2.</text:p>
      <text:p text:style-name="P5">&gt;&gt;&gt; print(latex(Integral(r, r)/2/pi, long_frac_ratio=2))</text:p>
      <text:p text:style-name="P5">\frac{\int r\, dr}{2 \pi}</text:p>
      <text:p text:style-name="P6"><draw:g text:anchor-type="as-char" svg:y="-0.2508in" draw:z-index="11" draw:style-name="gr1"><svg:title>TexMaths</svg:title><svg:desc>12§display§\frac{\int r\, dr}{2 \pi}§svg§600§FALSE§</svg:desc><draw:polygon draw:style-name="gr2" draw:text-style-name="P10" svg:width="0.411in" svg:height="0.3638in" svg:x="0in" svg:y="0in" svg:viewBox="0 0 1045 925" draw:points="522,925 0,925 0,0 1045,0 1045,925"><text:p/></draw:polygon><draw:path draw:style-name="gr3" draw:text-style-name="P11" svg:width="0.0917in" svg:height="0.1846in" svg:x="0.0094in" svg:y="0in" svg:viewBox="0 0 234 470" svg:d="M91 372c-5 70-20 89-44 89-6 0-18-1-28-9 12-2 16-11 16-17 0-12-9-18-17-18s-18 6-18 18c0 20 22 35 47 35 39 0 60-36 69-75 6-22 21-145 24-192l9-106c6-77 20-87 39-87 4 0 17 0 27 8-12 2-16 12-16 18 0 12 10 17 18 17s17-5 17-18c0-21-21-35-47-35-40 0-56 41-64 73-4 23-20 143-24 194z"><text:p/></draw:path><draw:path draw:style-name="gr3" draw:text-style-name="P11" svg:width="0.0677in" svg:height="0.0752in" svg:x="0.1429in" svg:y="0.0598in" svg:viewBox="0 0 173 192" svg:d="M25 162c-1 7-3 17-3 19 0 8 6 11 12 11 4 0 13-3 15-12 1-1 16-59 17-67 4-13 11-43 14-55 1-5 13-26 23-35 4-3 16-13 35-13 11 0 17 4 18 4-13 3-23 12-23 23 0 7 5 16 17 16 11 0 23-10 23-25s-14-28-35-28c-28 0-47 20-55 32-3-19-18-32-39-32-19 0-27 17-31 24-7 14-13 40-13 41 0 5 5 5 5 5 5 0 5 0 7-10 7-30 16-50 31-50 7 0 13 3 13 19 0 8-1 13-7 36z"><text:p/></draw:path><draw:path draw:style-name="gr3" draw:text-style-name="P11" svg:width="0.0787in" svg:height="0.1173in" svg:x="0.2516in" svg:y="0.0185in" svg:viewBox="0 0 201 299" svg:d="M201 5c0 0 0-5-4-5-8 0-47 4-54 5-4 0-6 2-6 8 0 5 3 5 9 5 21 0 22 2 22 7l-1 9-26 101c-8-17-20-28-39-28-49 0-102 62-102 124 0 39 23 68 56 68 9 0 30-2 55-32 4 18 18 32 39 32 15 0 25-10 31-24 7-14 13-41 13-42 0-4-3-4-5-4-4 0-4 2-6 8-7 27-15 52-32 52-12 0-13-10-13-19 0-11 1-13 2-20zM114 244c-3 7-3 8-9 15-19 23-35 30-47 30-22 0-28-22-28-39 0-22 13-73 24-93 13-25 31-41 49-41 28 0 32 35 32 38 0 2 0 5-1 7z"><text:p/></draw:path><draw:path draw:style-name="gr3" draw:text-style-name="P11" svg:width="0.0677in" svg:height="0.0752in" svg:x="0.3358in" svg:y="0.0598in" svg:viewBox="0 0 173 192" svg:d="M25 162c-1 7-3 17-3 19 0 8 6 11 12 11 4 0 13-3 15-12 1-1 16-59 17-67 4-13 11-43 14-55 1-5 13-26 23-35 4-3 16-13 35-13 11 0 17 4 18 4-13 3-23 12-23 23 0 7 5 16 17 16 11 0 23-10 23-25s-14-28-35-28c-28 0-47 20-55 32-3-19-18-32-39-32-19 0-27 17-31 24-7 14-13 40-13 41 0 5 5 5 5 5 5 0 5 0 7-10 7-30 16-50 31-50 7 0 13 3 13 19 0 8-1 13-7 36z"><text:p/></draw:path><draw:polygon draw:style-name="gr3" draw:text-style-name="P11" svg:width="0.411in" svg:height="0.0067in" svg:x="0in" svg:y="0.2043in" svg:viewBox="0 0 1045 18" draw:points="522,18 0,18 0,0 1045,0 1045,18"><text:p/></draw:polygon><draw:path draw:style-name="gr3" draw:text-style-name="P11" svg:width="0.0661in" svg:height="0.1106in" svg:x="0.122in" svg:y="0.2531in" svg:viewBox="0 0 169 282" svg:d="M32 250l46-43c66-59 91-82 91-125 0-48-38-82-90-82-48 0-79 38-79 77 0 24 22 24 23 24 7 0 21-6 21-23 0-11-7-22-22-22-3 0-4 0-5 0 9-27 32-43 57-43 39 0 57 35 57 69s-22 68-45 93l-81 92c-5 4-5 6-5 15h157l12-73h-11c-1 12-5 31-8 37-4 4-31 4-41 4z"><text:p/></draw:path><draw:path draw:style-name="gr3" draw:text-style-name="P11" svg:width="0.0898in" svg:height="0.0732in" svg:x="0.2012in" svg:y="0.2917in" svg:viewBox="0 0 229 187" svg:d="M101 25h48c-15 63-18 81-18 110 0 6 0 18 3 32 5 18 9 20 16 20 8 0 17-7 17-15 0-3 0-4-3-10-12-30-12-58-12-70 0-22 3-45 7-67h48c6 0 22 0 22-15 0-10-10-10-17-10h-142c-9 0-26 0-44 20-15 16-26 36-26 38 0 1 0 4 5 4 3 0 5-1 7-4 20-33 46-33 54-33h24c-13 51-36 102-54 141-4 7-4 7-4 11 0 8 8 10 12 10 14 0 17-12 22-27 6-19 6-21 11-41z"><text:p/></draw:path></draw:g></text:p>
      <text:p text:style-name="P5">&gt;&gt;&gt; print(latex(Integral(r, r)/2/pi, long_frac_ratio=0))</text:p>
      <text:p text:style-name="P5">\frac{1}{2 \pi} \int r\, dr</text:p>
      <text:p text:style-name="P6"><draw:g text:anchor-type="as-char" svg:y="-0.2256in" draw:z-index="12" draw:style-name="gr1"><svg:title>TexMaths</svg:title><svg:desc>12§display§\frac{1}{2 \pi} \int r\, dr§svg§600§FALSE§</svg:desc><draw:polygon draw:style-name="gr2" draw:text-style-name="P10" svg:width="0.6972in" svg:height="0.3673in" svg:x="0in" svg:y="0in" svg:viewBox="0 0 1772 934" draw:points="885,934 0,934 0,0 1772,0 1772,934"><text:p/></draw:polygon><draw:path draw:style-name="gr3" draw:text-style-name="P11" svg:width="0.0547in" svg:height="0.1106in" svg:x="0.0654in" svg:y="0.0031in" svg:viewBox="0 0 140 282" svg:d="M88 11c0-10 0-11-10-11-26 28-65 28-78 28v13c8 0 34 0 55-12v219c0 16-1 20-39 20h-14v14c16-2 52-2 70-2 17 0 54 0 68 2v-14h-13c-38 0-39-4-39-20z"><text:p/></draw:path><draw:polygon draw:style-name="gr3" draw:text-style-name="P11" svg:width="0.1839in" svg:height="0.0067in" svg:x="0in" svg:y="0.1811in" svg:viewBox="0 0 468 18" draw:points="234,18 0,18 0,0 468,0 468,18"><text:p/></draw:polygon><draw:path draw:style-name="gr3" draw:text-style-name="P11" svg:width="0.0661in" svg:height="0.1106in" svg:x="0.0087in" svg:y="0.2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" draw:text-style-name="P11" svg:width="0.0898in" svg:height="0.0732in" svg:x="0.0874in" svg:y="0.2681in" svg:viewBox="0 0 229 187" svg:d="M101 25h48c-15 63-18 80-18 109 0 6 0 18 3 33 5 18 9 20 16 20 8 0 17-7 17-16 0-2 0-3-3-9-12-30-12-58-12-70 0-22 3-45 8-67h48c6 0 21 0 21-15 0-10-9-10-17-10h-142c-9 0-26 0-44 20-15 16-26 36-26 38 0 1 0 4 5 4 3 0 5-1 7-4 20-33 46-33 54-33h24c-13 51-36 102-54 140-4 8-4 8-4 11 0 9 8 11 12 11 14 0 17-12 22-28 6-19 6-20 11-40z"><text:p/></draw:path><draw:path draw:style-name="gr3" draw:text-style-name="P11" svg:width="0.1472in" svg:height="0.3685in" svg:x="0.2406in" svg:y="0in" svg:viewBox="0 0 375 937" svg:d="M20 918c14-1 21-9 21-20 0-15-11-21-21-21-9 0-20 6-20 21 0 21 22 39 47 39 65 0 89-98 119-220 32-134 60-269 82-404 16-90 31-174 46-229 5-20 19-74 36-74 13 0 24 7 25 9-13 1-20 10-20 21 0 14 9 20 19 20 11 0 21-6 21-20 0-23-22-40-46-40-32 0-56 46-79 132-2 5-59 217-105 492-12 65-24 135-37 193-8 32-28 111-62 111-15 0-26-10-26-10z"><text:p/></draw:path><draw:path draw:style-name="gr3" draw:text-style-name="P11" svg:width="0.0677in" svg:height="0.0752in" svg:x="0.4299in" svg:y="0.1524in" svg:viewBox="0 0 173 192" svg:d="M25 162c-1 7-3 17-3 19 0 7 6 11 12 11 4 0 13-4 15-12 1-1 16-59 17-67 4-14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1" svg:width="0.0791in" svg:height="0.1169in" svg:x="0.5382in" svg:y="0.1102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3 2-21zM114 243c-2 8-2 9-8 16-20 23-36 30-48 30-22 0-28-23-28-40 0-21 13-73 24-92 13-25 31-41 49-41 28 0 33 35 33 37 0 3 0 5-2 8z"><text:p/></draw:path><draw:path draw:style-name="gr3" draw:text-style-name="P11" svg:width="0.0677in" svg:height="0.0752in" svg:x="0.6224in" svg:y="0.1524in" svg:viewBox="0 0 173 192" svg:d="M25 162c-1 7-3 17-3 19 0 7 6 11 12 11 4 0 13-4 15-12 1-1 16-59 17-67 4-14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/draw:g></text:p>
      <text:p text:style-name="P5">mul_symbol: The symbol to use for multiplication. Can be one of None,</text:p>
      <text:p text:style-name="P5">"ldot", "dot", or "times".</text:p>
      <text:p text:style-name="P5">&gt;&gt;&gt; print(latex((2*tau)**sin(Rational(7,2)), mul_symbol="times"))</text:p>
      <text:p text:style-name="P5">\left(2 \times \tau\right)^{\sin{\left (\frac{7}{2} \right )}}</text:p>
      <text:p text:style-name="P6"><draw:g text:anchor-type="as-char" svg:y="-0.1957in" draw:z-index="13" draw:style-name="gr1"><svg:title>TexMaths</svg:title><svg:desc>12§display§\left(2 \times \tau\right)^{\sin{\left (\frac{7}{2} \right )}}§svg§600§FALSE§</svg:desc><draw:polygon draw:style-name="gr2" draw:text-style-name="P10" svg:width="0.9185in" svg:height="0.2362in" svg:x="0in" svg:y="0.0016in" svg:viewBox="0 0 2334 601" draw:points="1167,601 0,601 0,0 2334,0 2334,601"><text:p/></draw:polygon><draw:path draw:style-name="gr3" draw:text-style-name="P11" svg:width="0.039in" svg:height="0.1657in" svg:x="0.0165in" svg:y="0.072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1" svg:width="0.0661in" svg:height="0.1106in" svg:x="0.0728in" svg:y="0.085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1" svg:width="0.0803in" svg:height="0.0799in" svg:x="0.2091in" svg:y="0.1138in" svg:viewBox="0 0 205 204" svg:d="M103 90l-85-84c-5-5-6-6-10-6-3 0-8 4-8 8s1 4 6 9l84 85-84 85c-5 5-6 6-6 9 0 4 5 8 8 8 4 0 5 0 10-6l84-84 88 88c1 1 4 2 7 2 5 0 8-4 8-8 0 0 0-3-1-5-1 0-68-67-90-89l78-77c2-3 8-8 11-11 0-1 2-2 2-6s-3-8-8-8c-4 0-6 1-10 6z"><text:p/></draw:path><draw:path draw:style-name="gr3" draw:text-style-name="P11" svg:width="0.0803in" svg:height="0.0736in" svg:x="0.3543in" svg:y="0.1236in" svg:viewBox="0 0 205 188" svg:d="M113 25h72c5 0 20 0 20-15 0-10-8-10-17-10h-118c-9 0-26 0-44 20-14 15-26 35-26 38 0 1 0 4 5 4 3 0 5-1 7-4 20-33 44-33 54-33h35l-42 136c-1 5-4 14-4 15 0 5 3 12 12 12 15 0 17-12 18-19z"><text:p/></draw:path><draw:path draw:style-name="gr3" draw:text-style-name="P11" svg:width="0.039in" svg:height="0.1657in" svg:x="0.4504in" svg:y="0.072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1" svg:width="0.0421in" svg:height="0.0531in" svg:x="0.5118in" svg:y="0.0602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" draw:text-style-name="P11" svg:width="0.0256in" svg:height="0.0783in" svg:x="0.5657in" svg:y="0.0339in" svg:viewBox="0 0 66 200" svg:d="M47 17c0-9-7-17-18-17-9 0-17 7-17 17 0 11 8 17 17 17s18-8 18-17zM1 72v11c19 0 22 2 22 17v76c0 14-4 14-23 14v10c1 0 22-1 34-1 10 0 21 0 32 1v-10c-18 0-20 0-20-12v-108z"><text:p/></draw:path><draw:path draw:style-name="gr3" draw:text-style-name="P11" svg:width="0.0626in" svg:height="0.0516in" svg:x="0.6031in" svg:y="0.0606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3" draw:text-style-name="P11" svg:width="0.039in" svg:height="0.1657in" svg:x="0.7094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1" svg:width="0.0449in" svg:height="0.0583in" svg:x="0.7854in" svg:y="0.011in" svg:viewBox="0 0 115 149" svg:d="M113 16c1-2 1-2 2-3v-6h-51c-6 0-38-1-41-2-5 0-5-3-6-5h-9l-8 48h8c2-4 4-17 8-19 1-1 21-1 24-1h50c-8 9-20 21-28 32-26 32-28 62-28 76 0 12 7 13 10 13 12 0 12-11 12-15v-3c0-39 8-61 21-76z"><text:p/></draw:path><draw:polygon draw:style-name="gr3" draw:text-style-name="P11" svg:width="0.0567in" svg:height="0.0059in" svg:x="0.7776in" svg:y="0.0811in" svg:viewBox="0 0 145 16" draw:points="72,16 0,16 0,0 145,0 145,16"><text:p/></draw:polygon><draw:path draw:style-name="gr3" draw:text-style-name="P11" svg:width="0.0417in" svg:height="0.0555in" svg:x="0.785in" svg:y="0.0969in" svg:viewBox="0 0 107 142" svg:d="M107 101h-10c0 3-2 17-6 19-2 1-19 1-23 1h-42c15-11 30-23 44-31 19-13 37-25 37-48 0-26-27-42-57-42-28 0-50 17-50 37 0 11 10 13 12 13 6 0 13-3 13-12 0-8-6-12-12-13 6-9 18-15 33-15 20 0 38 12 38 32 0 18-13 32-29 46l-53 44c-2 1-2 1-2 4v6h100z"><text:p/></draw:path><draw:path draw:style-name="gr3" draw:text-style-name="P11" svg:width="0.039in" svg:height="0.1657in" svg:x="0.8634in" svg:y="0in" svg:viewBox="0 0 100 422" svg:d="M100 211c0-32-5-84-29-132-25-51-63-79-66-79-4 0-5 1-5 5 0 1 0 1 8 9 42 42 66 110 66 197 0 73-15 148-68 201-6 4-6 6-6 7 0 2 1 3 5 3 3 0 42-28 67-81 22-47 28-94 28-130z"><text:p/></draw:path></draw:g></text:p>
      <text:p text:style-name="P5">inv_trig_style: How inverse trig functions should be displayed. Can be one</text:p>
      <text:p text:style-name="P5">of "abbreviated", "full", or "power". Defaults to "abbreviated".</text:p>
      <text:p text:style-name="P5">&gt;&gt;&gt; print(latex(asin(Rational(7,2))))</text:p>
      <text:p text:style-name="P5">\operatorname{asin}{\left (\frac{7}{2} \right )}</text:p>
      <text:p text:style-name="P6"><draw:g text:anchor-type="as-char" svg:y="-0.2402in" draw:z-index="14" draw:style-name="gr1"><svg:title>TexMaths</svg:title><svg:desc>12§display§\operatorname{asin}{\left (\frac{7}{2} \right )}§svg§600§FALSE§</svg:desc><draw:polygon draw:style-name="gr2" draw:text-style-name="P10" svg:width="0.6815in" svg:height="0.3972in" svg:x="0in" svg:y="0in" svg:viewBox="0 0 1732 1010" draw:points="867,1010 0,1010 0,0 1732,0 1732,1010"><text:p/></draw:polygon><draw:path draw:style-name="gr3" draw:text-style-name="P11" svg:width="0.0752in" svg:height="0.0764in" svg:x="0.0071in" svg:y="0.1665in" svg:viewBox="0 0 192 195" svg:d="M124 159c1 16 13 34 33 34 9 0 35-6 35-40v-25h-11v25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11" svg:width="0.0543in" svg:height="0.0764in" svg:x="0.0882in" svg:y="0.1665in" svg:viewBox="0 0 139 195" svg:d="M74 108c10 1 45 8 45 39 0 21-15 39-48 39-36 0-52-25-59-61-1-5-2-7-6-7-6 0-6 3-6 10v57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1" svg:width="0.0354in" svg:height="0.111in" svg:x="0.1535in" svg:y="0.1295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1" svg:width="0.0839in" svg:height="0.0732in" svg:x="0.1996in" svg:y="0.1673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1" svg:width="0.0819in" svg:height="0.3988in" svg:x="0.3492in" svg:y="0in" svg:viewBox="0 0 209 1014" svg:d="M209 1010c0-2-1-2-1-5-17-16-45-43-74-89-68-109-99-246-99-409 0-113 15-261 85-386 34-60 68-95 88-114 1-1 1-1 1-2 0-5-4-5-9-5-6 0-7 0-13 6-143 130-187 323-187 501 0 165 38 334 146 460 9 9 24 26 42 42 5 5 6 5 12 5 5 0 9 0 9-4z"><text:p/></draw:path><draw:path draw:style-name="gr3" draw:text-style-name="P11" svg:width="0.0713in" svg:height="0.1157in" svg:x="0.4661in" svg:y="0.0165in" svg:viewBox="0 0 182 295" svg:d="M179 29c3-6 3-6 3-16h-103c-51 0-53-5-54-13h-11l-14 88h11c1-8 5-34 11-39 2-3 36-3 40-3h89c-5 7-38 54-48 67-38 58-53 116-53 160 0 3 0 22 21 22 19 0 19-19 19-22v-22c0-23 1-47 5-70 1-9 7-45 26-72z"><text:p/></draw:path><draw:polygon draw:style-name="gr3" draw:text-style-name="P11" svg:width="0.0831in" svg:height="0.0067in" svg:x="0.4571in" svg:y="0.1961in" svg:viewBox="0 0 212 18" draw:points="106,18 0,18 0,0 212,0 212,18"><text:p/></draw:polygon><draw:path draw:style-name="gr3" draw:text-style-name="P11" svg:width="0.0661in" svg:height="0.1106in" svg:x="0.465in" svg:y="0.2445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3" draw:text-style-name="P11" svg:width="0.0819in" svg:height="0.3988in" svg:x="0.5657in" svg:y="0in" svg:viewBox="0 0 209 1014" svg:d="M209 507c0-166-39-333-147-460-8-10-24-27-42-42-4-5-6-5-12-5-4 0-8 0-8 5 0 1 1 2 2 3 15 16 44 44 72 89 69 110 100 246 100 410 0 114-16 260-85 386-34 59-70 95-88 112 0 3-1 4-1 5 0 4 4 4 8 4 6 0 8 0 14-6 142-129 187-324 187-501z"><text:p/></draw:path></draw:g></text:p>
      <text:p text:style-name="P5">&gt;&gt;&gt; print(latex(asin(Rational(7,2)), inv_trig_style="full"))</text:p>
      <text:p text:style-name="P5">\arcsin{\left (\frac{7}{2} \right )}</text:p>
      <text:p text:style-name="P6"><draw:g text:anchor-type="as-char" svg:y="-0.2402in" draw:z-index="15" draw:style-name="gr1"><svg:title>TexMaths</svg:title><svg:desc>12§display§\arcsin{\left (\frac{7}{2} \right )}§svg§600§FALSE§</svg:desc><draw:polygon draw:style-name="gr2" draw:text-style-name="P10" svg:width="0.8197in" svg:height="0.3972in" svg:x="0in" svg:y="0in" svg:viewBox="0 0 2083 1010" draw:points="1042,1010 0,1010 0,0 2083,0 2083,1010"><text:p/></draw:polygon><draw:path draw:style-name="gr3" draw:text-style-name="P11" svg:width="0.0752in" svg:height="0.0764in" svg:x="0.0071in" svg:y="0.1665in" svg:viewBox="0 0 192 195" svg:d="M123 159c2 16 14 34 34 34 8 0 35-6 35-40v-25h-11v25c0 24-11 27-16 27-14 0-15-19-15-21v-86c0-18 0-33-16-50-16-16-37-23-57-23-35 0-65 20-65 48 0 13 8 20 20 20 11 0 20-8 20-20 0-5-3-19-22-19 11-15 32-19 46-19 20 0 44 16 44 54v15c-22 1-50 3-78 16-31 14-42 36-42 55 0 34 41 45 68 45 28 0 47-17 55-36zM120 89v42c0 41-30 55-49 55-21 0-39-15-39-37 0-23 18-58 88-60z"><text:p/></draw:path><draw:path draw:style-name="gr3" draw:text-style-name="P11" svg:width="0.0559in" svg:height="0.0732in" svg:x="0.0874in" svg:y="0.1673in" svg:viewBox="0 0 143 187" svg:d="M59 47v-47l-59 5v13c30 0 34 2 34 24v113c0 19-5 19-34 19v13c17 0 36-1 48-1 18 0 37 0 54 1v-13h-8c-32 0-33-5-33-19v-66c0-42 18-79 51-79 2 0 3 0 4 0-1 0-9 6-9 16 0 12 8 18 18 18 7 0 18-4 18-18s-14-26-31-26c-32 0-47 29-53 47z"><text:p/></draw:path><draw:path draw:style-name="gr3" draw:text-style-name="P11" svg:width="0.0634in" svg:height="0.0764in" svg:x="0.1528in" svg:y="0.1665in" svg:viewBox="0 0 162 195" svg:d="M35 97c0-68 35-86 57-86 4 0 31 0 46 15-17 2-20 15-20 20 0 10 8 19 20 19 11 0 19-7 19-19 0-29-32-46-65-46-52 0-92 46-92 98 0 55 42 97 91 97 58 0 71-51 71-56 0-3-5-3-6-3-4 0-5 1-5 3-13 40-41 45-56 45-22 0-60-18-60-87z"><text:p/></draw:path><draw:path draw:style-name="gr3" draw:text-style-name="P11" svg:width="0.0543in" svg:height="0.0764in" svg:x="0.226in" svg:y="0.1665in" svg:viewBox="0 0 139 195" svg:d="M74 108c10 1 45 8 45 39 0 21-15 39-48 39-36 0-52-25-59-61-1-5-2-7-6-7-6 0-6 3-6 10v57c0 7 0 10 5 10 2 0 2 0 11-9 0 0 0-1 8-9 18 18 37 18 47 18 49 0 68-28 68-59 0-23-13-35-18-40-14-14-30-18-48-20-24-5-53-11-53-35 0-16 11-33 48-33 47 0 48 39 50 52 1 4 4 4 4 4 6 0 6-3 6-11v-43c0-8 0-10-5-10-2 0-2 0-8 5-1 2-6 6-7 7-16-12-34-12-40-12-52 0-68 29-68 52 0 15 7 27 18 37 14 11 26 13 56 19z"><text:p/></draw:path><draw:path draw:style-name="gr3" draw:text-style-name="P11" svg:width="0.0354in" svg:height="0.111in" svg:x="0.2917in" svg:y="0.1295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1" svg:width="0.0835in" svg:height="0.0732in" svg:x="0.337in" svg:y="0.1673in" svg:viewBox="0 0 213 187" svg:d="M34 42v113c0 19-5 19-34 19v13c14 0 36-1 48-1 11 0 34 1 48 1v-13c-29 0-34 0-34-19v-78c0-43 30-67 58-67 26 0 31 22 31 46v99c0 19-5 19-33 19v13c15 0 37-1 47-1 11 0 34 1 48 1v-13c-22 0-32 0-33-12v-82c0-36 0-49-13-64-6-8-20-16-45-16-31 0-50 18-62 44v-44l-60 5v13c30 0 34 2 34 24z"><text:p/></draw:path><draw:path draw:style-name="gr3" draw:text-style-name="P11" svg:width="0.0819in" svg:height="0.3988in" svg:x="0.4878in" svg:y="0in" svg:viewBox="0 0 209 1014" svg:d="M209 1010c0-2-2-2-2-5-16-16-44-43-73-89-68-109-99-246-99-409 0-113 15-261 85-386 33-60 68-95 87-114 2-1 2-1 2-2 0-5-4-5-9-5-6 0-7 0-13 6-143 130-187 323-187 501 0 165 38 334 146 460 9 9 24 26 42 42 5 5 6 5 12 5 5 0 9 0 9-4z"><text:p/></draw:path><draw:path draw:style-name="gr3" draw:text-style-name="P11" svg:width="0.0713in" svg:height="0.1157in" svg:x="0.6043in" svg:y="0.0165in" svg:viewBox="0 0 182 295" svg:d="M179 29c3-6 3-6 3-16h-103c-51 0-53-5-54-13h-11l-14 88h11c1-8 5-34 11-39 2-3 36-3 40-3h89c-5 7-38 54-48 67-38 58-53 116-53 160 0 3 0 22 21 22 19 0 19-19 19-22v-22c0-23 1-47 5-70 1-9 7-45 26-72z"><text:p/></draw:path><draw:polygon draw:style-name="gr3" draw:text-style-name="P11" svg:width="0.0831in" svg:height="0.0067in" svg:x="0.5953in" svg:y="0.1961in" svg:viewBox="0 0 212 18" draw:points="106,18 0,18 0,0 212,0 212,18"><text:p/></draw:polygon><draw:path draw:style-name="gr3" draw:text-style-name="P11" svg:width="0.0661in" svg:height="0.1106in" svg:x="0.6031in" svg:y="0.2445in" svg:viewBox="0 0 169 282" svg:d="M32 250l46-43c66-59 91-82 91-125 0-48-38-82-90-82-48 0-79 38-79 77 0 24 22 24 23 24 7 0 21-6 21-23 0-11-7-22-22-22-3 0-4 0-5 0 9-27 32-43 57-43 39 0 57 35 57 69s-22 68-45 93l-81 92c-5 4-5 6-5 15h157l12-73h-11c-1 12-5 31-8 37-4 4-31 4-41 4z"><text:p/></draw:path><draw:path draw:style-name="gr3" draw:text-style-name="P11" svg:width="0.0819in" svg:height="0.3988in" svg:x="0.7039in" svg:y="0in" svg:viewBox="0 0 209 1014" svg:d="M209 507c0-166-39-333-147-460-8-10-24-27-42-42-4-5-6-5-12-5-4 0-8 0-8 5 0 1 1 2 2 3 15 16 44 44 72 89 69 110 100 246 100 410 0 114-16 260-85 386-34 59-70 95-88 112 0 3-1 4-1 5 0 4 4 4 8 4 6 0 8 0 14-6 142-129 187-324 187-501z"><text:p/></draw:path></draw:g></text:p>
      <text:p text:style-name="P5">&gt;&gt;&gt; print(latex(asin(Rational(7,2)), inv_trig_style="power"))</text:p>
      <text:p text:style-name="P5">\sin^{-1}{\left (\frac{7}{2} \right )}</text:p>
      <text:p text:style-name="P6"><draw:g text:anchor-type="as-char" svg:y="-0.2402in" draw:z-index="16" draw:style-name="gr1"><svg:title>TexMaths</svg:title><svg:desc>12§display§\sin^{-1}{\left (\frac{7}{2} \right )}§svg§600§FALSE§</svg:desc><draw:polygon draw:style-name="gr2" draw:text-style-name="P10" svg:width="0.7772in" svg:height="0.3972in" svg:x="0in" svg:y="0in" svg:viewBox="0 0 1975 1010" draw:points="987,1010 0,1010 0,0 1975,0 1975,1010"><text:p/></draw:polygon><draw:path draw:style-name="gr3" draw:text-style-name="P11" svg:width="0.0543in" svg:height="0.0764in" svg:x="0.0055in" svg:y="0.1665in" svg:viewBox="0 0 139 195" svg:d="M74 108c10 1 45 8 45 39 0 21-15 39-48 39-36 0-52-25-59-61-1-5-2-7-6-7-6 0-6 3-6 10v57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1" svg:width="0.0354in" svg:height="0.111in" svg:x="0.0709in" svg:y="0.1295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1" svg:width="0.0839in" svg:height="0.0732in" svg:x="0.1169in" svg:y="0.1673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1" svg:width="0.0783in" svg:height="0.0059in" svg:x="0.2165in" svg:y="0.1402in" svg:viewBox="0 0 200 16" svg:d="M188 16c5 0 12 0 12-8s-6-8-12-8h-176c-5 0-12 0-12 7 0 9 7 9 12 9z"><text:p/></draw:path><draw:path draw:style-name="gr3" draw:text-style-name="P11" svg:width="0.0425in" svg:height="0.0772in" svg:x="0.3201in" svg:y="0.0933in" svg:viewBox="0 0 109 197" svg:d="M67 8c0-8 0-8-8-8-19 19-47 19-59 19v11c7 0 26 0 43-8v151c0 10 0 13-30 13h-11v11c5 0 42-1 53-1 10 0 47 1 54 1v-11h-12c-30 0-30-3-30-13z"><text:p/></draw:path><draw:path draw:style-name="gr3" draw:text-style-name="P11" svg:width="0.0819in" svg:height="0.3988in" svg:x="0.4449in" svg:y="0in" svg:viewBox="0 0 209 1014" svg:d="M209 1010c0-2-1-2-1-5-17-16-45-43-74-89-68-109-99-246-99-409 0-113 15-261 85-386 34-60 68-95 88-114 1-1 1-1 1-2 0-5-4-5-10-5-5 0-6 0-12 6-143 130-187 323-187 501 0 165 38 334 146 460 9 9 24 26 42 42 5 5 6 5 11 5 6 0 10 0 10-4z"><text:p/></draw:path><draw:path draw:style-name="gr3" draw:text-style-name="P11" svg:width="0.0713in" svg:height="0.1157in" svg:x="0.5614in" svg:y="0.0165in" svg:viewBox="0 0 182 295" svg:d="M179 29c3-6 3-6 3-16h-103c-51 0-53-5-54-13h-11l-14 88h11c1-8 5-34 11-39 2-3 36-3 40-3h89c-5 7-38 54-48 67-38 58-53 116-53 160 0 3 0 22 21 22 19 0 19-19 19-22v-22c0-23 1-47 5-70 1-9 7-45 26-72z"><text:p/></draw:path><draw:polygon draw:style-name="gr3" draw:text-style-name="P11" svg:width="0.0831in" svg:height="0.0067in" svg:x="0.552in" svg:y="0.1961in" svg:viewBox="0 0 212 18" draw:points="106,18 0,18 0,0 212,0 212,18"><text:p/></draw:polygon><draw:path draw:style-name="gr3" draw:text-style-name="P11" svg:width="0.0661in" svg:height="0.1106in" svg:x="0.5606in" svg:y="0.2445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3" draw:text-style-name="P11" svg:width="0.0819in" svg:height="0.3988in" svg:x="0.661in" svg:y="0in" svg:viewBox="0 0 209 1014" svg:d="M209 507c0-166-39-333-147-460-8-10-24-27-42-42-4-5-6-5-12-5-4 0-8 0-8 5 0 1 1 2 2 3 16 16 44 44 72 89 69 110 100 246 100 410 0 114-16 260-85 386-34 59-70 95-88 112 0 3-1 4-1 5 0 4 4 4 8 4 6 0 8 0 14-6 142-129 187-324 187-501z"><text:p/></draw:path></draw:g></text:p>
      <text:p text:style-name="P5">mat_str: Which matrix environment string to emit. "smallmatrix", "matrix",</text:p>
      <text:p text:style-name="P5">"array", etc. Defaults to "smallmatrix" for inline mode, "matrix" for</text:p>
      <text:p text:style-name="P5">matrices of no more than 10 columns, and "array" otherwise.</text:p>
      <text:p text:style-name="P5">&gt;&gt;&gt; print(latex(Matrix(2, 1, [x, y])))</text:p>
      <text:p text:style-name="P5">\left[\begin{matrix}x\\y\end{matrix}\right]</text:p>
      <text:p text:style-name="P6"><draw:g text:anchor-type="as-char" svg:y="-0.2402in" draw:z-index="17" draw:style-name="gr1"><svg:title>TexMaths</svg:title><svg:desc>12§display§\left[\begin{matrix}x\\y\end{matrix}\right]§svg§600§FALSE§</svg:desc><draw:polygon draw:style-name="gr2" draw:text-style-name="P10" svg:width="0.2701in" svg:height="0.3972in" svg:x="0in" svg:y="0in" svg:viewBox="0 0 687 1010" draw:points="343,1010 0,1010 0,0 687,0 687,1010"><text:p/></draw:polygon><draw:polygon draw:style-name="gr3" draw:text-style-name="P11" svg:width="0.0437in" svg:height="0.3988in" svg:x="0.0417in" svg:y="0in" svg:viewBox="0 0 112 1014" draw:points="0,1014 112,1014 112,991 24,991 24,23 112,23 112,0 0,0"><text:p/></draw:polygon><draw:path draw:style-name="gr3" draw:text-style-name="P11" svg:width="0.0827in" svg:height="0.0752in" svg:x="0.0925in" svg:y="0.0665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3" draw:text-style-name="P11" svg:width="0.0768in" svg:height="0.1075in" svg:x="0.0965in" svg:y="0.2665in" svg:viewBox="0 0 196 274" svg:d="M195 26c1-6 1-7 1-10 0-8-6-11-12-11-5 0-11 2-16 8 0 3-4 16-6 23-2 12-6 23-8 35l-20 76c-1 6-19 36-48 36-21 0-25-18-25-34 0-21 7-47 22-84 6-17 8-22 8-30 0-19-14-35-35-35-40 0-56 61-56 65 0 5 5 5 5 5 5 0 5-2 7-8 11-40 29-52 43-52 3 0 10 0 10 13 0 11-4 21-7 30-17 44-24 68-24 89 0 37 26 50 51 50 17 0 31-7 43-19-6 22-10 43-27 65-11 14-28 27-47 27-6 0-25-1-32-18 7 0 12 0 18-4 4-5 8-10 8-18 0-14-11-15-16-15-9 0-24 6-24 28 0 20 20 36 46 36 43 0 88-39 100-87z"><text:p/></draw:path><draw:polygon draw:style-name="gr3" draw:text-style-name="P11" svg:width="0.0437in" svg:height="0.3988in" svg:x="0.1846in" svg:y="0in" svg:viewBox="0 0 112 1014" draw:points="89,991 0,991 0,1014 112,1014 112,0 0,0 0,23 89,23"><text:p/></draw:polygon></draw:g></text:p>
      <text:p text:style-name="P5">&gt;&gt;&gt; print(latex(Matrix(2, 1, [x, y]), mat_str = "array"))</text:p>
      <text:p text:style-name="P5">\left[\begin{array}{c}x\\y\end{array}\right]</text:p>
      <text:p text:style-name="P6"><draw:g text:anchor-type="as-char" svg:y="-0.2402in" draw:z-index="18" draw:style-name="gr1"><svg:title>TexMaths</svg:title><svg:desc>12§display§\left[\begin{array}{c}x\\y\end{array}\right]§svg§600§FALSE§</svg:desc><draw:polygon draw:style-name="gr2" draw:text-style-name="P10" svg:width="0.4362in" svg:height="0.3972in" svg:x="0in" svg:y="0in" svg:viewBox="0 0 1109 1010" draw:points="555,1010 0,1010 0,0 1109,0 1109,1010"><text:p/></draw:polygon><draw:polygon draw:style-name="gr3" draw:text-style-name="P11" svg:width="0.0437in" svg:height="0.3988in" svg:x="0.0417in" svg:y="0in" svg:viewBox="0 0 112 1014" draw:points="0,1014 112,1014 112,991 24,991 24,23 112,23 112,0 0,0"><text:p/></draw:polygon><draw:path draw:style-name="gr3" draw:text-style-name="P11" svg:width="0.0827in" svg:height="0.0752in" svg:x="0.1752in" svg:y="0.0665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3" draw:text-style-name="P11" svg:width="0.0768in" svg:height="0.1075in" svg:x="0.1791in" svg:y="0.2665in" svg:viewBox="0 0 196 274" svg:d="M194 26c2-6 2-7 2-10 0-8-6-11-12-11-5 0-11 2-16 8 0 3-4 16-6 23-2 12-6 23-8 35l-20 76c-1 6-19 36-48 36-21 0-25-18-25-34 0-21 7-47 22-84 6-17 8-22 8-30 0-19-14-35-35-35-40 0-56 61-56 65 0 5 5 5 5 5 5 0 5-2 7-8 11-40 29-52 43-52 3 0 10 0 10 13 0 11-4 21-7 30-17 44-24 68-24 89 0 37 26 50 51 50 17 0 31-7 43-19-6 22-10 43-27 65-11 14-28 27-47 27-6 0-25-1-32-18 7 0 12 0 18-4 4-5 8-10 8-18 0-14-11-15-16-15-9 0-24 6-24 28 0 20 20 36 46 36 43 0 88-39 100-87z"><text:p/></draw:path><draw:polygon draw:style-name="gr3" draw:text-style-name="P11" svg:width="0.0437in" svg:height="0.3988in" svg:x="0.3512in" svg:y="0in" svg:viewBox="0 0 112 1014" draw:points="89,991 0,991 0,1014 112,1014 112,0 0,0 0,23 89,23"><text:p/></draw:polygon></draw:g></text:p>
      <text:p text:style-name="P5">mat_delim: The delimiter to wrap around matrices. Can be one of "[", "(",</text:p>
      <text:p text:style-name="P5">or the empty string. Defaults to "[".</text:p>
      <text:p text:style-name="P5">&gt;&gt;&gt; print(latex(Matrix(2, 1, [x, y]), mat_delim="("))</text:p>
      <text:p text:style-name="P5">\left(\begin{matrix}x\\y\end{matrix}\right)</text:p>
      <text:p text:style-name="P6"><draw:g text:anchor-type="as-char" svg:y="-0.2402in" draw:z-index="19" draw:style-name="gr1"><svg:title>TexMaths</svg:title><svg:desc>12§display§\left(\begin{matrix}x\\y\end{matrix}\right)§svg§600§FALSE§</svg:desc><draw:polygon draw:style-name="gr2" draw:text-style-name="P10" svg:width="0.3394in" svg:height="0.3972in" svg:x="0in" svg:y="0in" svg:viewBox="0 0 863 1010" draw:points="431,1010 0,1010 0,0 863,0 863,1010"><text:p/></draw:polygon><draw:path draw:style-name="gr3" draw:text-style-name="P11" svg:width="0.0819in" svg:height="0.3988in" svg:x="0.0346in" svg:y="0in" svg:viewBox="0 0 209 1014" svg:d="M209 1010c0-2-1-2-1-5-17-16-45-43-73-89-69-109-100-246-100-409 0-113 15-261 85-386 34-60 69-95 88-114 1-1 1-1 1-2 0-5-4-5-10-5-4 0-6 0-12 6-143 130-187 323-187 501 0 165 38 334 147 460 8 9 24 26 42 42 4 5 6 5 10 5 6 0 10 0 10-4z"><text:p/></draw:path><draw:path draw:style-name="gr3" draw:text-style-name="P11" svg:width="0.0827in" svg:height="0.0752in" svg:x="0.1272in" svg:y="0.0665in" svg:viewBox="0 0 211 192" svg:d="M130 60c2-12 12-50 42-50 2 0 12 0 20 4-11 3-19 14-19 23 0 7 4 16 16 16 9 0 22-9 22-25 0-22-25-28-39-28-24 0-40 23-45 32-10-27-33-32-45-32-45 0-69 55-69 65 0 5 4 5 5 5 4 0 5-2 6-5 14-45 42-55 56-55 9 0 23 3 23 27 0 13-7 42-23 102-6 27-21 44-39 44-4 0-13 0-22-5 11-3 21-11 21-23s-10-16-17-16c-12 0-23 12-23 26 0 19 22 27 40 27 28 0 43-30 44-32 6 15 21 32 47 32 43 0 67-54 67-65 0-5-3-5-5-5-3 0-4 3-6 5-13 46-42 56-56 56-17 0-23-14-23-28 0-10 3-18 7-37z"><text:p/></draw:path><draw:path draw:style-name="gr3" draw:text-style-name="P11" svg:width="0.0768in" svg:height="0.1075in" svg:x="0.1311in" svg:y="0.2665in" svg:viewBox="0 0 196 274" svg:d="M195 26c1-6 1-7 1-10 0-8-6-11-12-11-5 0-11 2-16 8 0 3-3 16-6 23-2 12-6 23-8 35l-19 76c-2 6-20 36-48 36-22 0-26-18-26-34 0-21 7-47 22-84 6-17 8-22 8-30 0-19-14-35-35-35-40 0-56 61-56 65 0 5 5 5 5 5 5 0 5-2 7-8 11-40 29-52 43-52 3 0 10 0 10 13 0 11-4 21-7 30-17 44-24 68-24 89 0 37 26 50 51 50 17 0 32-7 44-19-6 22-11 43-28 65-11 14-28 27-47 27-6 0-25-1-32-18 7 0 12 0 18-4 4-5 8-10 8-18 0-14-11-15-16-15-9 0-24 6-24 28 0 20 20 36 46 36 43 0 88-39 100-87z"><text:p/></draw:path><draw:path draw:style-name="gr3" draw:text-style-name="P11" svg:width="0.0819in" svg:height="0.3988in" svg:x="0.2232in" svg:y="0in" svg:viewBox="0 0 209 1014" svg:d="M209 507c0-166-38-333-147-460-8-10-24-27-42-42-4-5-6-5-12-5-4 0-8 0-8 5 0 1 1 2 2 3 15 16 44 44 72 89 69 110 100 246 100 410 0 114-15 260-85 386-34 59-70 95-88 112 0 3-1 4-1 5 0 4 4 4 8 4 6 0 8 0 14-6 143-129 187-324 187-501z"><text:p/></draw:path></draw:g></text:p>
      <text:p text:style-name="P5">symbol_names: Dictionary of symbols and the custom strings they should be</text:p>
      <text:p text:style-name="P5">emitted as.</text:p>
      <text:p text:style-name="P5">&gt;&gt;&gt; print(latex(x**2, <text:bookmark-start text:name="__DdeLink__2285_873856476"/>symbol_names={x:'x_i'}<text:bookmark-end text:name="__DdeLink__2285_873856476"/>))</text:p>
      <text:p text:style-name="P5">x_i^{2}</text:p>
      <text:p text:style-name="P6"><draw:g text:anchor-type="as-char" svg:y="-0.1465in" draw:z-index="20" draw:style-name="gr1"><svg:title>TexMaths</svg:title><svg:desc>12§display§x_i^{2}§svg§600§FALSE§</svg:desc><draw:polygon draw:style-name="gr2" draw:text-style-name="P10" svg:width="0.1602in" svg:height="0.185in" svg:x="0in" svg:y="0.0024in" svg:viewBox="0 0 408 471" draw:points="203,471 0,471 0,0 408,0 408,471"><text:p/></draw:polygon><draw:path draw:style-name="gr3" draw:text-style-name="P11" svg:width="0.0827in" svg:height="0.0756in" svg:x="0.0047in" svg:y="0.0724in" svg:viewBox="0 0 211 193" svg:d="M129 60c3-12 12-50 42-50 3 0 12 0 21 4-11 3-20 14-20 23 0 8 4 16 16 16 9 0 23-8 23-25 0-22-25-28-40-28-24 0-39 23-44 32-11-27-34-32-46-32-44 0-68 55-68 65 0 5 4 5 5 5 4 0 5-1 6-5 14-45 42-55 56-55 9 0 23 3 23 27 0 14-7 42-23 103-6 26-21 43-39 43-4 0-13 0-22-5 11-2 20-11 20-23s-9-15-16-15c-12 0-23 12-23 25 0 19 22 28 39 28 29 0 44-31 45-33 6 16 20 33 46 33 44 0 67-55 67-65 0-5-3-5-4-5-4 0-5 2-6 5-13 45-42 55-57 55-16 0-22-13-22-28 0-9 2-18 7-37z"><text:p/></draw:path><draw:path draw:style-name="gr3" draw:text-style-name="P11" svg:width="0.0516in" svg:height="0.0772in" svg:x="0.102in" svg:y="0in" svg:viewBox="0 0 132 197" svg:d="M132 143h-11c0 7-4 24-7 28-3 1-25 1-30 1h-54c31-28 41-36 59-49 22-18 43-36 43-65 0-36-33-58-70-58s-62 26-62 53c0 16 13 17 16 17 7 0 15-5 15-16 0-5-1-15-17-15 9-22 29-28 43-28 30 0 46 23 46 47 0 26-19 47-29 58l-72 71c-2 2-2 2-2 10h122z"><text:p/></draw:path><draw:path draw:style-name="gr3" draw:text-style-name="P11" svg:width="0.0354in" svg:height="0.0787in" svg:x="0.1in" svg:y="0.1098in" svg:viewBox="0 0 91 201" svg:d="M83 11c0-5-4-11-12-11-9 0-17 7-17 17 0 5 3 11 12 11 8 0 17-9 17-17zM22 162c-2 4-3 8-3 14 0 13 12 25 29 25 30 0 43-42 43-46 0-5-5-5-5-5-5 0-5 3-6 6-7 23-20 37-32 37-6 0-7-5-7-11 0-7 2-12 4-20 4-8 6-15 10-24 2-7 13-33 14-37 2-4 3-7 3-10 0-14-12-25-29-25-30 0-43 41-43 46 0 4 4 4 5 4 5 0 5-2 6-5 7-26 20-36 31-36 5 0 8 2 8 10 0 6-2 11-9 29z"><text:p/></draw:path></draw:g></text:p>
      <text:p text:style-name="P5">``latex`` also supports the builtin container types list, tuple, and</text:p>
      <text:p text:style-name="P5">dictionary.</text:p>
      <text:p text:style-name="P5"><text:soft-page-break/>&gt;&gt;&gt; print(latex([2/x, y], mode='inline'))</text:p>
      <text:p text:style-name="P8">$\left [ 2 / x, \quad y\right ]$</text:p>
      <text:p text:style-name="P1"><draw:g text:anchor-type="as-char" svg:y="-0.1252in" draw:z-index="21" draw:style-name="gr1"><svg:title>TexMaths</svg:title><svg:desc>12§display§$\left [ 2 / x, \quad y\right ]$§svg§600§FALSE§</svg:desc><draw:polygon draw:style-name="gr2" draw:text-style-name="P10" svg:width="0.6795in" svg:height="0.1654in" svg:x="0in" svg:y="0.0004in" svg:viewBox="0 0 1727 421" draw:points="864,421 0,421 0,0 1727,0 1727,421"><text:p/></draw:polygon><draw:polygon draw:style-name="gr3" draw:text-style-name="P11" svg:width="0.0228in" svg:height="0.1657in" svg:x="0.0193in" svg:y="0.0004in" svg:viewBox="0 0 59 422" draw:points="59,422 59,406 17,406 17,17 59,17 59,0 0,0 0,422"><text:p/></draw:polygon><draw:path draw:style-name="gr3" draw:text-style-name="P11" svg:width="0.0661in" svg:height="0.1106in" svg:x="0.0543in" svg:y="0.0134in" svg:viewBox="0 0 169 282" svg:d="M32 250l46-44c66-58 91-81 91-124 0-48-38-82-90-82-48 0-79 38-79 77 0 24 22 24 23 24 7 0 21-6 21-23 0-11-7-22-22-22-3 0-4 0-5 0 9-27 32-43 57-43 39 0 57 35 57 69s-22 68-45 93l-81 91c-5 5-5 6-5 16h157l12-73h-10c-2 12-5 31-9 37-3 4-31 4-41 4z"><text:p/></draw:path><draw:path draw:style-name="gr3" draw:text-style-name="P11" svg:width="0.065in" svg:height="0.1657in" svg:x="0.1382in" svg:y="0.0004in" svg:viewBox="0 0 166 422" svg:d="M163 16c3-5 3-8 3-8 0-4-4-8-9-8-3 0-6 1-7 4l-148 403c-2 6-2 7-2 7 0 5 4 8 8 8 6 0 8-2 10-9z"><text:p/></draw:path><draw:path draw:style-name="gr3" draw:text-style-name="P11" svg:width="0.0827in" svg:height="0.0752in" svg:x="0.2165in" svg:y="0.0512in" svg:viewBox="0 0 211 192" svg:d="M130 60c2-12 12-50 42-50 2 0 12 0 20 4-11 3-19 14-19 23 0 7 4 16 16 16 9 0 22-9 22-25 0-22-25-28-39-28-24 0-40 23-45 32-10-27-33-32-45-32-45 0-69 55-69 65 0 5 4 5 5 5 4 0 5-2 6-5 14-45 42-55 56-55 9 0 23 3 23 27 0 13-7 42-23 102-6 27-21 43-39 43-4 0-13 0-22-4 11-3 21-11 21-23s-10-16-17-16c-12 0-23 12-23 25 0 20 22 28 40 28 28 0 43-30 44-32 6 15 21 32 47 32 43 0 67-54 67-65 0-5-3-5-5-5-3 0-4 3-6 5-13 46-42 55-56 55-17 0-23-13-23-27 0-10 3-18 7-37z"><text:p/></draw:path><draw:path draw:style-name="gr3" draw:text-style-name="P11" svg:width="0.0193in" svg:height="0.0496in" svg:x="0.3205in" svg:y="0.1071in" svg:viewBox="0 0 50 127" svg:d="M50 44c0-27-10-44-27-44-15 0-23 11-23 23 0 11 8 23 23 23 5 0 11-3 15-6 2-2 2-2 2-2 1 0 1 0 1 6 0 33-15 58-29 72-5 4-5 5-5 6 0 4 3 5 4 5 5 0 39-32 39-83z"><text:p/></draw:path><draw:path draw:style-name="gr3" draw:text-style-name="P11" svg:width="0.0768in" svg:height="0.1075in" svg:x="0.5508in" svg:y="0.0512in" svg:viewBox="0 0 196 274" svg:d="M195 26c1-6 1-7 1-10 0-8-6-11-12-11-5 0-11 2-16 8 0 3-3 16-6 23-2 12-6 23-8 35l-19 75c-2 6-20 36-49 36-21 0-25-18-25-33 0-21 7-47 22-84 6-17 8-22 8-30 0-19-14-35-35-35-40 0-56 61-56 65 0 5 5 5 5 5 5 0 5-2 7-8 11-40 29-52 43-52 3 0 10 0 10 13 0 11-4 21-7 30-17 44-24 68-24 89 0 37 26 50 51 50 17 0 32-7 44-19-6 21-11 43-28 65-11 14-28 27-47 27-6 0-25-1-32-18 7 0 12 0 18-5 4-4 8-9 8-18 0-13-11-14-16-14-9 0-24 6-24 28 0 20 20 36 46 36 43 0 88-39 100-87z"><text:p/></draw:path><draw:polygon draw:style-name="gr3" draw:text-style-name="P11" svg:width="0.0228in" svg:height="0.1657in" svg:x="0.637in" svg:y="0.0004in" svg:viewBox="0 0 59 422" draw:points="59,0 0,0 0,17 42,17 42,406 0,406 0,422 59,422"><text:p/></draw:polygon></draw:g></text:p>
      <text:p text:style-name="P1"/>
      <text:p text:style-name="P2">SOME EXAMPLES:</text:p>
      <text:p text:style-name="P2"/>
      <text:p text:style-name="P1"><draw:g text:anchor-type="as-char" svg:y="-0.3902in" draw:z-index="23" draw:style-name="gr1"><svg:title>TexMaths</svg:title><svg:desc>12§display§\left[\begin{matrix}\frac{A sx M_{0, 0}}{B ox} &amp; \frac{A sy}{ox} M_{0, 1} &amp; M_{0, 2}\\\frac{A sx M_{1, 0}}{B ox} &amp; \frac{A sy}{ox} M_{1, 1} &amp; M_{1, 2}\\\frac{A sx M_{2, 0}}{B ox} &amp; \frac{A sy}{ox} M_{2, 1} &amp; M_{2, 2}\end{matrix}\right]§svg§600§FALSE§</svg:desc><draw:polygon draw:style-name="gr2" draw:text-style-name="P10" svg:width="2.0736in" svg:height="0.6961in" svg:x="0in" svg:y="0in" svg:viewBox="0 0 5268 1769" draw:points="2633,1769 0,1769 0,0 5268,0 5268,1769"><text:p/></draw:polygon><draw:polygon draw:style-name="gr3" draw:text-style-name="P11" svg:width="0.0555in" svg:height="0.2984in" svg:x="0.0543in" svg:y="0in" svg:viewBox="0 0 142 759" draw:points="0,759 29,759 29,29 142,29 142,0 0,0"><text:p/></draw:polygon><draw:polygon draw:style-name="gr3" draw:text-style-name="P11" svg:width="0.0114in" svg:height="0.1in" svg:x="0.0543in" svg:y="0.2984in" svg:viewBox="0 0 30 255" draw:points="0,255 30,255 30,0 0,0"><text:p/></draw:polygon><draw:polygon draw:style-name="gr3" draw:text-style-name="P11" svg:width="0.0555in" svg:height="0.2984in" svg:x="0.0543in" svg:y="0.3984in" svg:viewBox="0 0 142 759" draw:points="0,759 142,759 142,731 29,731 29,0 0,0"><text:p/></draw:polygon><draw:path draw:style-name="gr3" draw:text-style-name="P11" svg:width="0.0874in" svg:height="0.0827in" svg:x="0.1374in" svg:y="0.0102in" svg:viewBox="0 0 223 211" svg:d="M44 176c-10 16-20 24-37 26-3 0-7 0-7 6 0 2 2 3 4 3 8 0 18-1 26-1 10 0 22 1 30 1 1 0 6 0 6-6 0-3-4-3-5-3-2-2-13-2-13-10 0-4 4-8 5-11l24-37h84l7 49c-1 4-2 9-20 9-4 0-8 0-8 6 0 1 0 3 5 3 9 0 29-1 39-1 4 0 12 1 16 1 6 0 12 0 17 0s6-2 6-6c0-3-3-3-8-3-17 0-18-3-18-10l-27-184c-1-6-1-8-7-8s-7 2-9 7zM84 133l61-97 15 97z"><text:p/></draw:path><draw:path draw:style-name="gr3" draw:text-style-name="P11" svg:width="0.0465in" svg:height="0.0524in" svg:x="0.2386in" svg:y="0.0413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3" draw:text-style-name="P11" svg:width="0.0626in" svg:height="0.0524in" svg:x="0.298in" svg:y="0.0413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1" svg:width="0.124in" svg:height="0.0795in" svg:x="0.376in" svg:y="0.0138in" svg:viewBox="0 0 316 203" svg:d="M281 24c2-11 3-13 25-13 6 0 10 0 10-6 0-5-4-5-9-5h-41c-8 0-8 0-12 6l-115 169-29-167c-1-8-1-8-10-8h-42c-6 0-10 0-10 6 0 5 4 5 10 5 4 0 6 0 12 0 4 1 6 1 6 5 0 0 0 2-2 6l-37 150c-2 9-7 19-31 20-2 0-6 0-6 7 0 0 0 4 5 4 8 0 20-1 30-1 7 0 25 1 32 1 1 0 5 0 5-6 0-5-4-5-6-5-19 0-19-8-19-12 0-1 0-2 1-7l40-159 32 180c1 6 1 9 6 9 4 0 6-4 8-6l125-186v1l-42 168c-2 10-2 12-26 12-5 0-9 0-9 7 0 0 0 4 5 4 6 0 12-1 18-1s13 0 19 0c9 0 29 1 38 1 2 0 6 0 6-6 0-5-4-5-10-5 0 0-6 0-11 0-7-1-7-2-7-5 0-2 1-5 1-7z"><text:p/></draw:path><draw:path draw:style-name="gr3" draw:text-style-name="P11" svg:width="0.0437in" svg:height="0.0571in" svg:x="0.5004in" svg:y="0.0547in" svg:viewBox="0 0 112 146" svg:d="M112 73c0-14 0-73-57-73-55 0-55 59-55 73 0 16 0 73 55 73 57 0 57-57 57-73zM55 139c-7 0-25-2-31-24-2-12-2-26-2-44 0-16 0-30 3-42 5-18 22-22 30-22 17 0 28 9 31 23 4 11 4 29 4 41 0 14 0 32-4 44-4 21-22 24-31 24z"><text:p/></draw:path><draw:path draw:style-name="gr3" draw:text-style-name="P11" svg:width="0.0114in" svg:height="0.0264in" svg:x="0.5642in" svg:y="0.0992in" svg:viewBox="0 0 30 68" svg:d="M23 23c0 20-12 32-18 37-3 2-3 2-3 4 0 1 3 4 4 4 4 0 24-16 24-44 0-14-7-24-17-24-8 0-13 6-13 13s5 13 13 13c4 0 7-1 10-3z"><text:p/></draw:path><draw:path draw:style-name="gr3" draw:text-style-name="P11" svg:width="0.0437in" svg:height="0.0571in" svg:x="0.5945in" svg:y="0.0547in" svg:viewBox="0 0 112 146" svg:d="M112 73c0-14 0-73-57-73-55 0-55 59-55 73 0 16 0 73 55 73 57 0 57-57 57-73zM55 139c-7 0-25-2-31-24-2-12-2-26-2-44 0-16 0-30 3-42 5-18 22-22 30-22 17 0 28 9 31 23 4 11 4 29 4 41 0 14 0 32-4 44-4 21-22 24-31 24z"><text:p/></draw:path><draw:polygon draw:style-name="gr3" draw:text-style-name="P11" svg:width="0.524in" svg:height="0.0067in" svg:x="0.1303in" svg:y="0.1323in" svg:viewBox="0 0 1332 18" draw:points="666,18 0,18 0,0 1332,0 1332,18"><text:p/></draw:polygon><draw:path draw:style-name="gr3" draw:text-style-name="P11" svg:width="0.089in" svg:height="0.0795in" svg:x="0.2772in" svg:y="0.1547in" svg:viewBox="0 0 227 203" svg:d="M35 180c-3 10-4 12-27 12-4 0-8 0-8 6 0 5 4 5 8 5h116c50 0 88-34 88-64 0-21-19-39-51-42 36-7 66-30 66-55 0-23-23-42-61-42h-108c-6 0-10 0-10 6 0 5 4 5 10 5 0 0 6 0 10 0 8 1 8 1 8 5 0 0 0 2-2 6zM83 94l18-74c2-8 2-9 14-9h46c30 0 37 19 37 31 0 24-28 52-67 52zM68 192c-9 0-9 0-9-2s0-3 1-8l20-80h63c29 0 39 18 39 35 0 30-30 55-66 55z"><text:p/></draw:path><draw:path draw:style-name="gr3" draw:text-style-name="P11" svg:width="0.0543in" svg:height="0.0524in" svg:x="0.3819in" svg:y="0.1839in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11" svg:width="0.0626in" svg:height="0.0524in" svg:x="0.4457in" svg:y="0.1839in" svg:viewBox="0 0 160 134" svg:d="M60 100c-4 10-13 26-28 26-1 0-10 0-16-4 12-4 13-15 13-16 0-8-5-11-12-11-9 0-17 7-17 18 0 14 17 21 31 21 13 0 27-8 34-21 7 15 23 21 35 21 34 0 52-37 52-45 0-4-3-4-4-4-4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1" svg:width="0.0874in" svg:height="0.0827in" svg:x="0.8669in" svg:y="0.0201in" svg:viewBox="0 0 223 211" svg:d="M44 176c-10 16-20 24-37 26-3 0-7 0-7 6 0 2 2 3 4 3 8 0 18-1 26-1 10 0 22 1 30 1 1 0 6 0 6-6 0-3-4-3-5-3-2-2-13-2-13-10 0-4 4-8 5-11l24-37h84l7 49c-1 4-2 9-20 9-4 0-8 0-8 6 0 1 2 3 5 3 9 0 29-1 39-1 4 0 12 1 16 1 6 0 12 0 17 0s6-2 6-6c0-3-3-3-8-3-17 0-17-3-18-10l-27-184c-1-6-1-8-7-8s-7 2-9 7zM84 133l61-97 15 97z"><text:p/></draw:path><draw:path draw:style-name="gr3" draw:text-style-name="P11" svg:width="0.0465in" svg:height="0.0524in" svg:x="0.9681in" svg:y="0.052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3" draw:text-style-name="P11" svg:width="0.0594in" svg:height="0.0752in" svg:x="1.0276in" svg:y="0.052in" svg:viewBox="0 0 152 192" svg:d="M151 19c1-5 1-5 1-7 0-6-4-10-9-10-4 0-9 3-12 8-1 2-4 12-5 18l-6 24c-2 7-12 44-12 48-1 0-13 26-37 26-21 0-21-19-21-25 0-16 8-35 17-58 3-9 5-13 5-18 0-14-12-25-29-25-30 0-43 41-43 46 0 3 4 3 5 3 5 0 5-1 6-5 7-24 20-36 31-36 6 0 8 4 8 11 0 6-3 13-4 17-15 36-17 47-17 60 0 5 0 19 11 29 9 7 22 9 30 9 12 0 22-4 32-13-4 16-7 29-19 43-9 10-21 20-36 20-3 0-16 0-22-10 16-2 16-17 16-17 0-9-9-11-12-11-7 0-17 6-17 20 0 15 14 26 35 26 30 0 67-24 77-61z"><text:p/></draw:path><draw:polygon draw:style-name="gr3" draw:text-style-name="P11" svg:width="0.2339in" svg:height="0.0067in" svg:x="0.8602in" svg:y="0.1323in" svg:viewBox="0 0 595 18" draw:points="298,18 0,18 0,0 595,0 595,18"><text:p/></draw:polygon><draw:path draw:style-name="gr3" draw:text-style-name="P11" svg:width="0.0543in" svg:height="0.0524in" svg:x="0.9142in" svg:y="0.1839in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11" svg:width="0.0626in" svg:height="0.0524in" svg:x="0.978in" svg:y="0.1839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1" svg:width="0.1665in" svg:height="0.1134in" svg:x="1.1213in" svg:y="0.0638in" svg:viewBox="0 0 424 289" svg:d="M374 32c4-15 4-19 36-19 10 0 14 0 14-8 0-5-4-5-11-5h-57c-10 0-10 0-16 8l-154 242-34-240c-1-10-2-10-13-10h-57c-9 0-14 0-14 8 0 5 5 5 14 5 4 0 13 0 18 1 6 0 9 2 9 6 0 3-1 4-2 9l-54 216c-4 16-11 30-46 31-1 0-7 0-7 8 0 4 2 5 6 5 13 0 29-1 42-1 14 0 30 1 43 1 3 0 9 0 9-8 0-5-5-5-9-5-24 0-27-9-27-18 0-4 0-6 1-11l57-230 38 262c0 5 1 10 6 10 4 0 7-5 9-7l171-269-60 244c-5 15-5 19-39 19-7 0-12 0-12 8 0 5 5 5 6 5 12 0 41-1 53-1 17 0 36 1 53 1 2 0 8 0 8-8 0-5-3-5-12-5-15 0-27 0-27-7 0-3 0-3 2-11z"><text:p/></draw:path><draw:path draw:style-name="gr3" draw:text-style-name="P11" svg:width="0.0539in" svg:height="0.0795in" svg:x="1.2811in" svg:y="0.1256in" svg:viewBox="0 0 138 203" svg:d="M138 102c0-32-4-55-18-77-8-13-28-25-50-25-70 0-70 82-70 102 0 22 0 101 70 101 68 0 68-79 68-101zM70 194c-15 0-33-7-39-32-3-17-3-42-3-64 0-21 0-44 3-60 7-24 25-30 39-30 15 0 31 10 36 27 4 17 6 38 6 63 0 22 0 45-5 63-6 27-25 33-37 33z"><text:p/></draw:path><draw:path draw:style-name="gr3" draw:text-style-name="P11" svg:width="0.0146in" svg:height="0.0358in" svg:x="1.3535in" svg:y="0.1882in" svg:viewBox="0 0 38 92" svg:d="M30 30c0 16-2 35-24 54-1 1-1 2-1 4s2 4 3 4c5 0 30-24 30-60 0-18-7-32-21-32-10 0-17 7-17 17 0 9 7 18 18 18 7 0 12-5 12-5z"><text:p/></draw:path><draw:path draw:style-name="gr3" draw:text-style-name="P11" svg:width="0.0425in" svg:height="0.0772in" svg:x="1.3929in" svg:y="0.1256in" svg:viewBox="0 0 109 197" svg:d="M67 8c0-8 0-8-8-8-19 19-47 19-59 19v11c7 0 26 0 43-8v151c0 9 0 13-30 13h-11v11c5 0 42-1 53-1 10 0 47 1 54 1v-11h-12c-30 0-30-4-30-13z"><text:p/></draw:path><draw:path draw:style-name="gr3" draw:text-style-name="P11" svg:width="0.1665in" svg:height="0.1134in" svg:x="1.6287in" svg:y="0.0638in" svg:viewBox="0 0 424 289" svg:d="M374 32c4-15 4-19 36-19 10 0 14 0 14-8 0-5-4-5-11-5h-57c-10 0-10 0-16 8l-154 242-34-240c-1-10-2-10-13-10h-57c-9 0-14 0-14 8 0 5 5 5 14 5 4 0 13 0 18 1 6 0 9 2 9 6 0 3-1 4-2 9l-54 216c-4 16-11 30-46 31-1 0-7 0-7 8 0 4 2 5 6 5 13 0 29-1 42-1 14 0 30 1 43 1 3 0 9 0 9-8 0-5-5-5-9-5-24 0-27-9-27-18 0-4 0-6 1-11l57-230 38 262c0 5 1 10 6 10 4 0 7-5 9-7l171-269-60 244c-5 15-5 19-39 19-7 0-12 0-12 8 0 5 5 5 6 5 12 0 41-1 53-1 17 0 36 1 53 1 2 0 8 0 8-8 0-5-3-5-12-5-15 0-27 0-27-7 0-3 0-3 2-11z"><text:p/></draw:path><draw:path draw:style-name="gr3" draw:text-style-name="P11" svg:width="0.0539in" svg:height="0.0795in" svg:x="1.7886in" svg:y="0.1256in" svg:viewBox="0 0 138 203" svg:d="M138 102c0-32-4-55-18-77-8-13-28-25-50-25-70 0-70 82-70 102 0 22 0 101 70 101 68 0 68-79 68-101zM70 194c-15 0-33-7-39-32-3-17-3-42-3-64 0-21 0-44 3-60 6-24 25-30 39-30 15 0 31 10 36 27 4 17 6 38 6 63 0 22 0 45-5 63-6 27-27 33-37 33z"><text:p/></draw:path><draw:path draw:style-name="gr3" draw:text-style-name="P11" svg:width="0.0146in" svg:height="0.0358in" svg:x="1.861in" svg:y="0.1882in" svg:viewBox="0 0 38 92" svg:d="M30 30c0 16-2 35-24 54-1 1-1 2-1 4s2 4 3 4c5 0 30-24 30-60 0-18-7-32-21-32-10 0-17 7-17 17 0 9 7 18 18 18 7 0 12-5 12-5z"><text:p/></draw:path><draw:path draw:style-name="gr3" draw:text-style-name="P11" svg:width="0.0516in" svg:height="0.0772in" svg:x="1.8949in" svg:y="0.125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1" svg:width="0.0874in" svg:height="0.0827in" svg:x="0.1374in" svg:y="0.2339in" svg:viewBox="0 0 223 211" svg:d="M44 176c-10 16-20 24-37 26-3 0-7 0-7 6 0 2 2 3 4 3 8 0 18-1 26-1 10 0 22 1 30 1 1 0 6 0 6-6 0-3-4-3-5-3-2-2-13-2-13-10 0-4 4-8 5-11l24-37h84l7 49c-1 4-2 9-20 9-4 0-8 0-8 6 0 1 0 3 5 3 9 0 29-1 39-1 4 0 12 1 16 1 6 0 12 0 17 0s6-2 6-6c0-3-3-3-8-3-17 0-18-3-18-10l-27-184c-1-6-1-8-7-8s-7 2-9 7zM84 133l61-97 15 97z"><text:p/></draw:path><draw:path draw:style-name="gr3" draw:text-style-name="P11" svg:width="0.0465in" svg:height="0.0524in" svg:x="0.2386in" svg:y="0.2661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3" draw:text-style-name="P11" svg:width="0.0626in" svg:height="0.0524in" svg:x="0.298in" svg:y="0.2661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1" svg:width="0.124in" svg:height="0.0795in" svg:x="0.376in" svg:y="0.237in" svg:viewBox="0 0 316 203" svg:d="M281 24c2-11 3-13 25-13 6 0 10 0 10-6 0-5-4-5-9-5h-41c-8 0-8 0-12 6l-115 169-29-167c-1-8-1-8-10-8h-42c-6 0-10 0-10 6 0 5 4 5 10 5 4 0 6 0 12 0 4 1 6 1 6 5 0 0 0 2-2 6l-37 150c-2 9-7 19-31 20-2 0-6 0-6 7 0 0 0 4 5 4 8 0 20-1 30-1 7 0 25 1 32 1 1 0 5 0 5-6 0-5-4-5-6-5-19 0-19-8-19-12 0-1 0-2 1-7l40-159 32 180c1 6 1 9 6 9 4 0 6-4 8-6l125-186v1l-42 168c-2 10-2 12-26 12-5 0-9 0-9 7 0 0 0 4 5 4 6 0 12-1 18-1s13 0 19 0c9 0 29 1 38 1 2 0 6 0 6-6 0-5-4-5-10-5 0 0-6 0-11 0-7-1-7-2-7-5 0-2 1-5 1-7z"><text:p/></draw:path><draw:path draw:style-name="gr3" draw:text-style-name="P11" svg:width="0.0343in" svg:height="0.0555in" svg:x="0.5055in" svg:y="0.2783in" svg:viewBox="0 0 88 142" svg:d="M54 6c0-6 0-6-7-6-16 13-39 13-43 13h-4v10h4c4 0 19 0 31-6v107c0 6 0 8-23 8h-11v10c12-2 31-2 43-2 14 0 32 0 44 2v-10h-11c-23 0-23-2-23-8z"><text:p/></draw:path><draw:path draw:style-name="gr3" draw:text-style-name="P11" svg:width="0.0114in" svg:height="0.0264in" svg:x="0.5642in" svg:y="0.3224in" svg:viewBox="0 0 30 68" svg:d="M23 23c0 20-12 32-18 37-3 2-3 2-3 4 0 1 3 4 4 4 4 0 24-16 24-44 0-14-7-24-17-24-8 0-13 6-13 13s5 13 13 13c4 0 7-1 10-3z"><text:p/></draw:path><draw:path draw:style-name="gr3" draw:text-style-name="P11" svg:width="0.0437in" svg:height="0.0571in" svg:x="0.5945in" svg:y="0.2783in" svg:viewBox="0 0 112 146" svg:d="M112 73c0-14 0-73-57-73-55 0-55 59-55 73 0 16 0 73 55 73 57 0 57-57 57-73zM55 139c-7 0-25-2-31-24-2-12-2-26-2-44 0-16 0-30 3-42 5-18 22-22 30-22 17 0 28 9 31 23 4 11 4 29 4 41 0 14 0 32-4 44-4 21-22 24-31 24z"><text:p/></draw:path><draw:polygon draw:style-name="gr3" draw:text-style-name="P11" svg:width="0.524in" svg:height="0.0067in" svg:x="0.1303in" svg:y="0.3555in" svg:viewBox="0 0 1332 18" draw:points="666,18 0,18 0,0 1332,0 1332,18"><text:p/></draw:polygon><draw:path draw:style-name="gr3" draw:text-style-name="P11" svg:width="0.089in" svg:height="0.0795in" svg:x="0.2772in" svg:y="0.3783in" svg:viewBox="0 0 227 203" svg:d="M35 180c-3 10-4 12-27 12-4 0-8 0-8 6 0 5 4 5 8 5h116c50 0 88-34 88-64 0-21-19-39-51-42 36-7 66-30 66-55 0-23-23-42-61-42h-108c-6 0-10 0-10 6 0 5 4 5 10 5 0 0 6 0 10 0 8 1 8 1 8 5 0 0 0 2-2 6zM83 94l18-74c2-8 2-9 14-9h46c30 0 37 19 37 31 0 24-28 52-67 52zM68 192c-9 0-9 0-9-2s0-3 1-8l20-80h63c29 0 39 18 39 35 0 30-30 55-66 55z"><text:p/></draw:path><draw:path draw:style-name="gr3" draw:text-style-name="P11" svg:width="0.0543in" svg:height="0.0524in" svg:x="0.3819in" svg:y="0.4075in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11" svg:width="0.0626in" svg:height="0.0524in" svg:x="0.4457in" svg:y="0.4075in" svg:viewBox="0 0 160 134" svg:d="M60 100c-4 10-13 26-28 26-1 0-10 0-16-4 12-4 13-15 13-16 0-8-5-11-12-11-9 0-17 7-17 18 0 14 17 21 31 21 13 0 27-8 34-21 7 15 23 21 35 21 34 0 52-37 52-45 0-4-3-4-4-4-4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1" svg:width="0.0874in" svg:height="0.0827in" svg:x="0.8669in" svg:y="0.2437in" svg:viewBox="0 0 223 211" svg:d="M44 176c-10 16-20 24-37 26-3 0-7 0-7 6 0 2 2 3 4 3 8 0 18-1 26-1 10 0 22 1 30 1 1 0 6 0 6-6 0-3-4-3-5-3-2-2-13-2-13-10 0-4 4-8 5-11l24-37h84l7 49c-1 4-2 9-20 9-4 0-8 0-8 6 0 1 2 3 5 3 9 0 29-1 39-1 4 0 12 1 16 1 6 0 12 0 17 0s6-2 6-6c0-3-3-3-8-3-17 0-17-3-18-10l-27-184c-1-6-1-8-7-8s-7 2-9 7zM84 133l61-97 15 97z"><text:p/></draw:path><draw:path draw:style-name="gr3" draw:text-style-name="P11" svg:width="0.0465in" svg:height="0.0524in" svg:x="0.9681in" svg:y="0.2756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3" draw:text-style-name="P11" svg:width="0.0594in" svg:height="0.0752in" svg:x="1.0276in" svg:y="0.2756in" svg:viewBox="0 0 152 192" svg:d="M151 19c1-5 1-5 1-7 0-6-4-10-9-10-4 0-9 3-12 8-1 2-4 12-5 18l-6 24c-2 7-12 44-12 48-1 0-13 26-37 26-21 0-21-19-21-25 0-16 8-35 17-58 3-9 5-13 5-18 0-14-12-25-29-25-30 0-43 41-43 46 0 3 4 3 5 3 5 0 5-1 6-5 7-24 20-36 31-36 6 0 8 4 8 11 0 6-3 13-4 17-15 36-17 47-17 60 0 5 0 19 11 29 9 7 22 9 30 9 12 0 22-4 32-13-4 16-7 29-19 43-9 10-21 20-36 20-3 0-16 0-22-10 16-2 16-17 16-17 0-9-9-11-12-11-7 0-17 6-17 20 0 15 14 26 35 26 30 0 67-24 77-61z"><text:p/></draw:path><draw:polygon draw:style-name="gr3" draw:text-style-name="P11" svg:width="0.2339in" svg:height="0.0067in" svg:x="0.8602in" svg:y="0.3555in" svg:viewBox="0 0 595 18" draw:points="298,18 0,18 0,0 595,0 595,18"><text:p/></draw:polygon><draw:path draw:style-name="gr3" draw:text-style-name="P11" svg:width="0.0543in" svg:height="0.0524in" svg:x="0.9142in" svg:y="0.4075in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11" svg:width="0.0626in" svg:height="0.0524in" svg:x="0.978in" svg:y="0.4075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1" svg:width="0.1665in" svg:height="0.1134in" svg:x="1.1213in" svg:y="0.287in" svg:viewBox="0 0 424 289" svg:d="M374 32c4-15 4-19 36-19 10 0 14 0 14-8 0-5-4-5-11-5h-57c-10 0-10 0-16 8l-154 242-34-240c-1-10-2-10-13-10h-57c-9 0-14 0-14 8 0 5 5 5 14 5 4 0 13 0 18 1 6 0 9 2 9 6 0 3-1 4-2 9l-54 216c-4 16-11 30-46 31-1 0-7 0-7 8 0 4 2 5 6 5 13 0 29-1 42-1 14 0 30 1 43 1 3 0 9 0 9-8 0-5-5-5-9-5-24 0-27-9-27-18 0-4 0-6 1-11l57-230 38 262c0 5 1 10 6 10 4 0 7-5 9-7l171-269-60 244c-5 15-5 19-39 19-7 0-12 0-12 8 0 5 5 5 6 5 12 0 41-1 53-1 17 0 36 1 53 1 2 0 8 0 8-8 0-5-3-5-12-5-15 0-27 0-27-7 0-3 0-3 2-11z"><text:p/></draw:path><draw:path draw:style-name="gr3" draw:text-style-name="P11" svg:width="0.0425in" svg:height="0.0772in" svg:x="1.2874in" svg:y="0.3484in" svg:viewBox="0 0 109 197" svg:d="M67 8c0-8 0-8-8-8-19 19-47 19-59 19v11c7 0 26 0 43-8v151c0 9 0 13-30 13h-11v11c5 0 42-1 53-1 10 0 47 1 54 1v-11h-12c-30 0-30-4-30-13z"><text:p/></draw:path><draw:path draw:style-name="gr3" draw:text-style-name="P11" svg:width="0.0146in" svg:height="0.0358in" svg:x="1.3535in" svg:y="0.4118in" svg:viewBox="0 0 38 92" svg:d="M30 30c0 16-2 35-24 54-1 1-1 2-1 4s2 4 3 4c5 0 30-24 30-60 0-18-7-32-21-32-10 0-17 7-17 17 0 9 7 18 18 18 7 0 12-5 12-5z"><text:p/></draw:path><draw:path draw:style-name="gr3" draw:text-style-name="P11" svg:width="0.0425in" svg:height="0.0772in" svg:x="1.3929in" svg:y="0.3484in" svg:viewBox="0 0 109 197" svg:d="M67 8c0-8 0-8-8-8-19 19-47 19-59 19v11c7 0 26 0 43-8v151c0 9 0 13-30 13h-11v11c5 0 42-1 53-1 10 0 47 1 54 1v-11h-12c-30 0-30-4-30-13z"><text:p/></draw:path><draw:path draw:style-name="gr3" draw:text-style-name="P11" svg:width="0.1665in" svg:height="0.1134in" svg:x="1.6287in" svg:y="0.287in" svg:viewBox="0 0 424 289" svg:d="M374 32c4-15 4-19 36-19 10 0 14 0 14-8 0-5-4-5-11-5h-57c-10 0-10 0-16 8l-154 242-34-240c-1-10-2-10-13-10h-57c-9 0-14 0-14 8 0 5 5 5 14 5 4 0 13 0 18 1 6 0 9 2 9 6 0 3-1 4-2 9l-54 216c-4 16-11 30-46 31-1 0-7 0-7 8 0 4 2 5 6 5 13 0 29-1 42-1 14 0 30 1 43 1 3 0 9 0 9-8 0-5-5-5-9-5-24 0-27-9-27-18 0-4 0-6 1-11l57-230 38 262c0 5 1 10 6 10 4 0 7-5 9-7l171-269-60 244c-5 15-5 19-39 19-7 0-12 0-12 8 0 5 5 5 6 5 12 0 41-1 53-1 17 0 36 1 53 1 2 0 8 0 8-8 0-5-3-5-12-5-15 0-27 0-27-7 0-3 0-3 2-11z"><text:p/></draw:path><draw:path draw:style-name="gr3" draw:text-style-name="P11" svg:width="0.0425in" svg:height="0.0772in" svg:x="1.7949in" svg:y="0.3484in" svg:viewBox="0 0 109 197" svg:d="M67 8c0-8 0-8-8-8-19 19-47 19-59 19v11c7 0 26 0 43-8v151c0 9 0 13-30 13h-11v11c5 0 42-1 53-1 10 0 47 1 54 1v-11h-12c-30 0-30-4-30-13z"><text:p/></draw:path><draw:path draw:style-name="gr3" draw:text-style-name="P11" svg:width="0.0146in" svg:height="0.0358in" svg:x="1.861in" svg:y="0.4118in" svg:viewBox="0 0 38 92" svg:d="M30 30c0 16-2 35-24 54-1 1-1 2-1 4s2 4 3 4c5 0 30-24 30-60 0-18-7-32-21-32-10 0-17 7-17 17 0 9 7 18 18 18 7 0 12-5 12-5z"><text:p/></draw:path><draw:path draw:style-name="gr3" draw:text-style-name="P11" svg:width="0.0516in" svg:height="0.0772in" svg:x="1.8949in" svg:y="0.348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1" svg:width="0.0874in" svg:height="0.0827in" svg:x="0.1374in" svg:y="0.4575in" svg:viewBox="0 0 223 211" svg:d="M44 176c-10 16-20 24-37 26-3 0-7 0-7 6 0 2 2 3 4 3 8 0 18-1 26-1 10 0 22 1 30 1 1 0 6 0 6-6 0-3-4-3-5-3-2-2-13-2-13-10 0-4 4-8 5-11l24-37h84l7 49c-1 4-2 9-20 9-4 0-8 0-8 6 0 1 0 3 5 3 9 0 29-1 39-1 4 0 12 1 16 1 6 0 12 0 17 0s6-2 6-6c0-3-3-3-8-3-17 0-18-3-18-10l-27-184c-1-6-1-8-7-8s-7 2-9 7zM84 133l61-97 15 97z"><text:p/></draw:path><draw:path draw:style-name="gr3" draw:text-style-name="P11" svg:width="0.0465in" svg:height="0.0524in" svg:x="0.2386in" svg:y="0.4882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3" draw:text-style-name="P11" svg:width="0.0626in" svg:height="0.0524in" svg:x="0.298in" svg:y="0.4882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1" svg:width="0.124in" svg:height="0.0795in" svg:x="0.376in" svg:y="0.4602in" svg:viewBox="0 0 316 203" svg:d="M281 24c2-11 3-13 25-13 6 0 10 0 10-6 0-5-4-5-9-5h-41c-8 0-8 0-12 6l-115 169-29-167c-1-8-1-8-10-8h-42c-6 0-10 0-10 6 0 5 4 5 10 5 4 0 6 0 12 0 4 1 6 1 6 5 0 0 0 2-2 6l-37 150c-2 9-7 19-31 20-2 0-6 0-6 7 0 0 0 4 5 4 8 0 20-1 30-1 7 0 25 1 32 1 1 0 5 0 5-6 0-5-4-5-6-5-19 0-19-8-19-12 0-1 0-2 1-7l40-159 32 180c1 6 1 9 6 9 4 0 6-4 8-6l125-186v1l-42 168c-2 10-2 12-26 12-5 0-9 0-9 7 0 0 0 4 5 4 6 0 12-1 18-1s13 0 19 0c9 0 29 1 38 1 2 0 6 0 6-6 0-5-4-5-10-5 0 0-6 0-11 0-7-1-7-2-7-5 0-2 1-5 1-7z"><text:p/></draw:path><draw:path draw:style-name="gr3" draw:text-style-name="P11" svg:width="0.0417in" svg:height="0.0555in" svg:x="0.5012in" svg:y="0.502in" svg:viewBox="0 0 107 142" svg:d="M107 101h-10c0 3-2 17-6 19-2 1-19 1-23 1h-42c15-11 30-23 44-31 19-13 37-25 37-48 0-26-27-42-57-42-28 0-50 17-50 37 0 11 10 13 12 13 6 0 13-3 13-12 0-8-6-12-12-13 6-9 18-15 33-15 20 0 38 12 38 32 0 18-13 32-30 46l-52 44c-2 1-2 1-2 4v6h100z"><text:p/></draw:path><draw:path draw:style-name="gr3" draw:text-style-name="P11" svg:width="0.0114in" svg:height="0.0264in" svg:x="0.5642in" svg:y="0.5457in" svg:viewBox="0 0 30 68" svg:d="M23 23c0 20-12 32-18 37-3 2-3 2-3 4 0 1 3 4 4 4 4 0 24-16 24-44 0-14-7-24-17-24-8 0-13 6-13 13s5 13 13 13c4 0 7-1 10-3z"><text:p/></draw:path><draw:path draw:style-name="gr3" draw:text-style-name="P11" svg:width="0.0437in" svg:height="0.0571in" svg:x="0.5945in" svg:y="0.502in" svg:viewBox="0 0 112 146" svg:d="M112 73c0-14 0-73-57-73-55 0-55 59-55 73 0 16 0 73 55 73 57 0 57-57 57-73zM55 139c-7 0-25-2-31-24-2-12-2-26-2-44 0-16 0-30 3-42 5-18 22-22 30-22 17 0 28 9 31 23 4 11 4 29 4 41 0 14 0 32-4 44-4 21-22 24-31 24z"><text:p/></draw:path><draw:polygon draw:style-name="gr3" draw:text-style-name="P11" svg:width="0.524in" svg:height="0.0067in" svg:x="0.1303in" svg:y="0.5787in" svg:viewBox="0 0 1332 18" draw:points="666,18 0,18 0,0 1332,0 1332,18"><text:p/></draw:polygon><draw:path draw:style-name="gr3" draw:text-style-name="P11" svg:width="0.089in" svg:height="0.0795in" svg:x="0.2772in" svg:y="0.602in" svg:viewBox="0 0 227 203" svg:d="M35 180c-3 10-4 12-27 12-4 0-8 0-8 6 0 5 4 5 8 5h116c50 0 88-34 88-64 0-21-19-39-51-42 36-7 66-30 66-55 0-23-23-42-61-42h-108c-6 0-10 0-10 6 0 5 4 5 10 5 0 0 6 0 10 0 8 1 8 1 8 5 0 0 0 2-2 6zM83 94l18-74c2-8 2-9 14-9h46c30 0 37 19 37 31 0 24-28 52-67 52zM68 192c-9 0-9 0-9-2s0-3 1-8l20-80h63c29 0 39 18 39 35 0 30-30 55-66 55z"><text:p/></draw:path><draw:path draw:style-name="gr3" draw:text-style-name="P11" svg:width="0.0543in" svg:height="0.0524in" svg:x="0.3819in" svg:y="0.6299in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11" svg:width="0.0626in" svg:height="0.0524in" svg:x="0.4457in" svg:y="0.6299in" svg:viewBox="0 0 160 134" svg:d="M60 100c-4 10-13 26-28 26-1 0-10 0-16-4 12-4 13-15 13-16 0-8-5-11-12-11-9 0-17 7-17 18 0 14 17 21 31 21 13 0 27-8 34-21 7 15 23 21 35 21 34 0 52-37 52-45 0-4-3-4-4-4-4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1" svg:width="0.0874in" svg:height="0.0827in" svg:x="0.8669in" svg:y="0.4669in" svg:viewBox="0 0 223 211" svg:d="M44 176c-10 16-20 24-37 26-3 0-7 0-7 6 0 2 2 3 4 3 8 0 18-1 26-1 10 0 22 1 30 1 1 0 6 0 6-6 0-3-4-3-5-3-2-2-13-2-13-10 0-4 4-8 5-11l24-37h84l7 49c-1 4-2 9-20 9-4 0-8 0-8 6 0 1 2 3 5 3 9 0 29-1 39-1 4 0 12 1 16 1 6 0 12 0 17 0s6-2 6-6c0-3-3-3-8-3-17 0-17-3-18-10l-27-184c-1-6-1-8-7-8s-7 2-9 7zM84 133l61-97 15 97z"><text:p/></draw:path><draw:path draw:style-name="gr3" draw:text-style-name="P11" svg:width="0.0465in" svg:height="0.0524in" svg:x="0.9681in" svg:y="0.4984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3" draw:text-style-name="P11" svg:width="0.0594in" svg:height="0.0752in" svg:x="1.0276in" svg:y="0.4984in" svg:viewBox="0 0 152 192" svg:d="M151 19c1-5 1-5 1-7 0-6-4-10-9-10-4 0-9 3-12 8-1 2-4 12-5 18l-6 24c-2 7-12 44-12 48-1 0-13 26-37 26-21 0-21-19-21-25 0-16 8-35 17-58 3-9 5-13 5-18 0-14-12-25-29-25-30 0-43 41-43 46 0 3 4 3 5 3 5 0 5-1 6-5 7-24 20-36 31-36 6 0 8 4 8 11 0 6-3 13-4 17-15 36-17 47-17 60 0 5 0 19 11 29 9 7 22 9 30 9 12 0 22-4 32-13-4 16-7 29-19 43-9 10-21 20-36 20-3 0-16 0-22-10 16-2 16-17 16-17 0-9-9-11-12-11-7 0-17 6-17 20 0 15 14 26 35 26 30 0 67-24 77-61z"><text:p/></draw:path><draw:polygon draw:style-name="gr3" draw:text-style-name="P11" svg:width="0.2339in" svg:height="0.0067in" svg:x="0.8602in" svg:y="0.5787in" svg:viewBox="0 0 595 18" draw:points="298,18 0,18 0,0 595,0 595,18"><text:p/></draw:polygon><draw:path draw:style-name="gr3" draw:text-style-name="P11" svg:width="0.0543in" svg:height="0.0524in" svg:x="0.9142in" svg:y="0.6299in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11" svg:width="0.0626in" svg:height="0.0524in" svg:x="0.978in" svg:y="0.6299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1" svg:width="0.1665in" svg:height="0.1134in" svg:x="1.1213in" svg:y="0.5102in" svg:viewBox="0 0 424 289" svg:d="M374 32c4-15 4-19 36-19 10 0 14 0 14-8 0-5-4-5-11-5h-57c-10 0-10 0-16 8l-154 242-34-240c-1-10-2-10-13-10h-57c-9 0-14 0-14 8 0 5 5 5 14 5 4 0 13 0 18 1 6 0 9 2 9 6 0 3-1 4-2 9l-54 216c-4 16-11 30-46 31-1 0-7 0-7 8 0 4 2 5 6 5 13 0 29-1 42-1 14 0 30 1 43 1 3 0 9 0 9-8 0-5-5-5-9-5-24 0-27-9-27-18 0-4 0-6 1-11l57-230 38 262c0 5 1 10 6 10 4 0 7-5 9-7l171-269-60 244c-5 15-5 19-39 19-7 0-12 0-12 8 0 5 5 5 6 5 12 0 41-1 53-1 17 0 36 1 53 1 2 0 8 0 8-8 0-5-3-5-12-5-15 0-27 0-27-7 0-3 0-3 2-11z"><text:p/></draw:path><draw:path draw:style-name="gr3" draw:text-style-name="P11" svg:width="0.0516in" svg:height="0.0772in" svg:x="1.2823in" svg:y="0.5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1" svg:width="0.0146in" svg:height="0.0358in" svg:x="1.3535in" svg:y="0.635in" svg:viewBox="0 0 38 92" svg:d="M30 30c0 16-2 35-24 54-1 1-1 2-1 4s2 4 3 4c5 0 30-24 30-60 0-18-7-32-21-32-10 0-17 7-17 17 0 9 7 18 18 18 7 0 12-5 12-5z"><text:p/></draw:path><draw:path draw:style-name="gr3" draw:text-style-name="P11" svg:width="0.0425in" svg:height="0.0772in" svg:x="1.3929in" svg:y="0.572in" svg:viewBox="0 0 109 197" svg:d="M67 8c0-8 0-8-8-8-19 19-47 19-59 19v11c7 0 26 0 43-8v151c0 9 0 13-30 13h-11v11c5 0 42-1 53-1 10 0 47 1 54 1v-11h-12c-30 0-30-4-30-13z"><text:p/></draw:path><draw:path draw:style-name="gr3" draw:text-style-name="P11" svg:width="0.1665in" svg:height="0.1134in" svg:x="1.6287in" svg:y="0.5102in" svg:viewBox="0 0 424 289" svg:d="M374 32c4-15 4-19 36-19 10 0 14 0 14-8 0-5-4-5-11-5h-57c-10 0-10 0-16 8l-154 242-34-240c-1-10-2-10-13-10h-57c-9 0-14 0-14 8 0 5 5 5 14 5 4 0 13 0 18 1 6 0 9 2 9 6 0 3-1 4-2 9l-54 216c-4 16-11 30-46 31-1 0-7 0-7 8 0 4 2 5 6 5 13 0 29-1 42-1 14 0 30 1 43 1 3 0 9 0 9-8 0-5-5-5-9-5-24 0-27-9-27-18 0-4 0-6 1-11l57-230 38 262c0 5 1 10 6 10 4 0 7-5 9-7l171-269-60 244c-5 15-5 19-39 19-7 0-12 0-12 8 0 5 5 5 6 5 12 0 41-1 53-1 17 0 36 1 53 1 2 0 8 0 8-8 0-5-3-5-12-5-15 0-27 0-27-7 0-3 0-3 2-11z"><text:p/></draw:path><draw:path draw:style-name="gr3" draw:text-style-name="P11" svg:width="0.0516in" svg:height="0.0772in" svg:x="1.7894in" svg:y="0.5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1" svg:width="0.0146in" svg:height="0.0358in" svg:x="1.861in" svg:y="0.635in" svg:viewBox="0 0 38 92" svg:d="M30 30c0 16-2 35-24 54-1 1-1 2-1 4s2 4 3 4c5 0 30-24 30-60 0-18-7-32-21-32-10 0-17 7-17 17 0 9 7 18 18 18 7 0 12-5 12-5z"><text:p/></draw:path><draw:path draw:style-name="gr3" draw:text-style-name="P11" svg:width="0.0516in" svg:height="0.0772in" svg:x="1.8949in" svg:y="0.5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1" svg:width="0.0555in" svg:height="0.2984in" svg:x="1.9642in" svg:y="0in" svg:viewBox="0 0 142 759" draw:points="113,759 142,759 142,0 0,0 0,29 113,29"><text:p/></draw:polygon><draw:polygon draw:style-name="gr3" draw:text-style-name="P11" svg:width="0.0114in" svg:height="0.1in" svg:x="2.0083in" svg:y="0.2984in" svg:viewBox="0 0 30 255" draw:points="0,255 30,255 30,0 0,0"><text:p/></draw:polygon><draw:polygon draw:style-name="gr3" draw:text-style-name="P11" svg:width="0.0555in" svg:height="0.2984in" svg:x="1.9642in" svg:y="0.3984in" svg:viewBox="0 0 142 759" draw:points="113,731 0,731 0,759 142,759 142,0 113,0"><text:p/></draw:polygon></draw:g></text:p>
      <text:p text:style-name="P1"/>
      <text:p text:style-name="P4"><text:span text:style-name="T1">mul_symbol</text:span>=<text:span text:style-name="T2">"ldot"</text:span></text:p>
      <text:p text:style-name="P1"/>
      <text:p text:style-name="P1"><draw:g text:anchor-type="as-char" svg:y="-0.3902in" draw:z-index="24" draw:style-name="gr1"><svg:title>TexMaths</svg:title><svg:desc>12§display§\left[\begin{matrix}\frac{A \,.\, sx \,.\, M_{0, 0}}{B \,.\, ox} &amp; \frac{A}{ox} \,.\, sy \,.\, M_{0, 1} &amp; M_{0, 2}\\\frac{A \,.\, sx \,.\, M_{1, 0}}{B \,.\, ox} &amp; \frac{A}{ox} \,.\, sy \,.\, M_{1, 1} &amp; M_{1, 2}\\\frac{A \,.\, sx \,.\, M_{2, 0}}{B \,.\, ox} &amp; \frac{A}{ox} \,.\, sy \,.\, M_{2, 1} &amp; M_{2, 2}\end{matrix}\right]
§svg§600§FALSE§</svg:desc><draw:polygon draw:style-name="gr2" draw:text-style-name="P10" svg:width="2.5173in" svg:height="0.6961in" svg:x="0in" svg:y="0in" svg:viewBox="0 0 6395 1769" draw:points="3198,1769 0,1769 0,0 6395,0 6395,1769"><text:p/></draw:polygon><draw:polygon draw:style-name="gr3" draw:text-style-name="P11" svg:width="0.0555in" svg:height="0.2984in" svg:x="0.0543in" svg:y="0in" svg:viewBox="0 0 142 759" draw:points="0,759 29,759 29,29 142,29 142,0 0,0"><text:p/></draw:polygon><draw:polygon draw:style-name="gr3" draw:text-style-name="P11" svg:width="0.0114in" svg:height="0.1in" svg:x="0.0543in" svg:y="0.2984in" svg:viewBox="0 0 30 255" draw:points="0,255 30,255 30,0 0,0"><text:p/></draw:polygon><draw:polygon draw:style-name="gr3" draw:text-style-name="P11" svg:width="0.0555in" svg:height="0.2984in" svg:x="0.0543in" svg:y="0.3984in" svg:viewBox="0 0 142 759" draw:points="0,759 142,759 142,731 29,731 29,0 0,0"><text:p/></draw:polygon><draw:path draw:style-name="gr3" draw:text-style-name="P11" svg:width="0.0874in" svg:height="0.0827in" svg:x="0.1374in" svg:y="0.0102in" svg:viewBox="0 0 223 211" svg:d="M44 176c-10 16-20 24-37 26-3 0-7 0-7 6 0 2 2 3 4 3 8 0 18-1 26-1 10 0 22 1 30 1 1 0 6 0 6-6 0-3-4-3-5-3-2-2-13-2-13-10 0-4 4-8 5-11l24-37h84l7 49c-1 4-2 9-20 9-4 0-8 0-8 6 0 1 0 3 5 3 9 0 29-1 39-1 4 0 12 1 16 1 6 0 12 0 17 0s6-2 6-6c0-3-3-3-8-3-17 0-18-3-18-10l-27-184c-1-6-1-8-7-8s-7 2-9 7zM84 133l61-97 15 97z"><text:p/></draw:path><draw:path draw:style-name="gr3" draw:text-style-name="P11" svg:width="0.0134in" svg:height="0.0134in" svg:x="0.2661in" svg:y="0.0791in" svg:viewBox="0 0 35 35" svg:d="M35 18c0-11-9-18-17-18-11 0-18 8-18 18 0 11 10 17 18 17 10 0 17-9 17-17z"><text:p/></draw:path><draw:path draw:style-name="gr3" draw:text-style-name="P11" svg:width="0.0465in" svg:height="0.0524in" svg:x="0.3232in" svg:y="0.0413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3" draw:text-style-name="P11" svg:width="0.0626in" svg:height="0.0524in" svg:x="0.3827in" svg:y="0.0413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1" svg:width="0.0134in" svg:height="0.0134in" svg:x="0.4878in" svg:y="0.0791in" svg:viewBox="0 0 35 35" svg:d="M35 18c0-11-9-18-17-18-11 0-18 8-18 18 0 11 10 17 18 17 10 0 17-9 17-17z"><text:p/></draw:path><draw:path draw:style-name="gr3" draw:text-style-name="P11" svg:width="0.124in" svg:height="0.0795in" svg:x="0.5457in" svg:y="0.0138in" svg:viewBox="0 0 316 203" svg:d="M281 24c2-11 3-13 25-13 6 0 10 0 10-6 0-5-4-5-9-5h-41c-8 0-8 0-12 6l-115 169-29-167c-1-8-1-8-10-8h-42c-6 0-10 0-10 6 0 5 4 5 10 5 4 0 6 0 12 0 4 1 6 1 6 5 0 0 0 2-2 6l-37 150c-2 9-7 19-31 20-2 0-6 0-6 7 0 0 0 4 5 4 8 0 20-1 30-1 7 0 25 1 32 1 1 0 6 0 6-6 0-5-5-5-7-5-19 0-19-8-19-12 0-1 0-2 1-7l40-159 32 180c1 6 1 9 6 9 4 0 6-4 8-6l125-186v1l-42 168c-2 10-2 12-26 12-5 0-9 0-9 7 0 0 0 4 5 4 6 0 12-1 18-1s13 0 19 0c9 0 29 1 38 1 2 0 6 0 6-6 0-5-4-5-10-5 0 0-6 0-11 0-7-1-7-2-7-5 0-2 1-5 1-7z"><text:p/></draw:path><draw:path draw:style-name="gr3" draw:text-style-name="P11" svg:width="0.0437in" svg:height="0.0571in" svg:x="0.6693in" svg:y="0.0547in" svg:viewBox="0 0 112 146" svg:d="M112 73c0-14 0-73-57-73-55 0-55 59-55 73 0 16 0 73 55 73 57 0 57-57 57-73zM55 139c-7 0-25-2-31-24-2-12-2-26-2-44 0-16 0-30 3-42 5-18 22-22 30-22 17 0 28 9 31 23 4 11 4 29 4 41 0 14 0 32-4 44-4 21-22 24-31 24z"><text:p/></draw:path><draw:path draw:style-name="gr3" draw:text-style-name="P11" svg:width="0.0114in" svg:height="0.0264in" svg:x="0.7331in" svg:y="0.0992in" svg:viewBox="0 0 30 68" svg:d="M23 23c0 20-12 32-18 37-3 2-3 2-3 4 0 1 3 4 4 4 4 0 24-16 24-44 0-14-7-24-17-24-8 0-13 6-13 13s5 13 13 13c4 0 7-1 10-3z"><text:p/></draw:path><draw:path draw:style-name="gr3" draw:text-style-name="P11" svg:width="0.0437in" svg:height="0.0571in" svg:x="0.7638in" svg:y="0.0547in" svg:viewBox="0 0 112 146" svg:d="M112 73c0-14 0-73-57-73-55 0-55 59-55 73 0 16 0 73 55 73 57 0 57-57 57-73zM55 139c-7 0-25-2-31-24-2-12-2-26-2-44 0-16 0-30 3-42 5-18 22-22 30-22 17 0 28 9 31 23 4 11 4 29 4 41 0 14 0 32-4 44-4 21-22 24-31 24z"><text:p/></draw:path><draw:polygon draw:style-name="gr3" draw:text-style-name="P11" svg:width="0.6937in" svg:height="0.0067in" svg:x="0.1303in" svg:y="0.1323in" svg:viewBox="0 0 1763 18" draw:points="881,18 0,18 0,0 1763,0 1763,18"><text:p/></draw:polygon><draw:path draw:style-name="gr3" draw:text-style-name="P11" svg:width="0.089in" svg:height="0.0795in" svg:x="0.3197in" svg:y="0.1547in" svg:viewBox="0 0 227 203" svg:d="M35 180c-3 10-4 12-27 12-4 0-8 0-8 6 0 5 4 5 8 5h116c50 0 88-34 88-64 0-21-19-39-51-42 36-7 66-30 66-55 0-23-23-42-61-42h-108c-6 0-10 0-10 6 0 5 4 5 10 5 0 0 6 0 10 0 8 1 8 1 8 5 0 0 0 2-2 6zM83 94l18-74c2-8 2-9 14-9h46c30 0 37 19 37 31 0 24-28 52-67 52zM68 192c-9 0-9 0-9-2s0-3 1-8l20-80h63c29 0 39 18 39 35 0 30-30 55-66 55z"><text:p/></draw:path><draw:path draw:style-name="gr3" draw:text-style-name="P11" svg:width="0.0134in" svg:height="0.0134in" svg:x="0.4524in" svg:y="0.2209in" svg:viewBox="0 0 35 35" svg:d="M35 18c0-11-9-18-17-18-11 0-18 8-18 18 0 11 10 17 18 17 10 0 17-9 17-17z"><text:p/></draw:path><draw:path draw:style-name="gr3" draw:text-style-name="P11" svg:width="0.0543in" svg:height="0.0524in" svg:x="0.5087in" svg:y="0.1839in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11" svg:width="0.0626in" svg:height="0.0524in" svg:x="0.5724in" svg:y="0.1839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0 0 17 4-10 4-13 12-13 17 0 7 5 11 12 11 6 0 17-5 17-18 0-17-20-22-32-22-15 0-26 10-33 22-5-14-19-22-36-22-33 0-52 37-52 46 0 3 4 3 5 3 4 0 4-1 6-5 7-22 25-36 41-36 9 0 17 5 17 20 0 6-4 21-6 31z"><text:p/></draw:path><draw:path draw:style-name="gr3" draw:text-style-name="P11" svg:width="0.0874in" svg:height="0.0827in" svg:x="1.0567in" svg:y="0.0287in" svg:viewBox="0 0 223 211" svg:d="M44 176c-10 16-20 24-37 26-3 0-7 0-7 6 0 2 2 3 4 3 8 0 18-1 26-1 10 0 22 1 30 1 1 0 6 0 6-6 0-3-4-3-5-3-2-2-13-2-13-10 0-4 4-8 5-11l24-37h84l7 49c-1 4-2 9-20 9-4 0-8 0-8 6 0 1 2 3 5 3 9 0 29-1 39-1 4 0 12 1 16 1 6 0 12 0 17 0s6-2 6-6c0-3-3-3-8-3-17 0-17-3-18-10l-27-184c-1-6-1-8-7-8s-7 2-9 7zM84 133l61-97 15 97z"><text:p/></draw:path><draw:polygon draw:style-name="gr3" draw:text-style-name="P11" svg:width="0.1409in" svg:height="0.0067in" svg:x="1.0299in" svg:y="0.1323in" svg:viewBox="0 0 359 18" draw:points="180,18 0,18 0,0 359,0 359,18"><text:p/></draw:polygon><draw:path draw:style-name="gr3" draw:text-style-name="P11" svg:width="0.0543in" svg:height="0.0524in" svg:x="1.037in" svg:y="0.1839in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11" svg:width="0.0626in" svg:height="0.0524in" svg:x="1.1008in" svg:y="0.1839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1" svg:width="0.0177in" svg:height="0.0177in" svg:x="1.2323in" svg:y="0.1602in" svg:viewBox="0 0 46 46" svg:d="M46 23c0-12-10-23-23-23-12 0-23 11-23 23 0 13 11 23 23 23 13 0 23-10 23-23z"><text:p/></draw:path><draw:path draw:style-name="gr3" draw:text-style-name="P11" svg:width="0.061in" svg:height="0.0752in" svg:x="1.3004in" svg:y="0.1047in" svg:viewBox="0 0 156 192" svg:d="M144 29c-12 0-20 9-20 19 0 6 3 12 13 12 9 0 19-7 19-24 0-18-18-36-50-36-57 0-72 43-72 62 0 33 32 40 44 42 22 4 44 9 44 33 0 11-10 45-61 45-6 0-38 0-48-21 16 1 27-11 27-23 0-10-8-14-16-14-11 0-24 8-24 27 0 24 24 41 61 41 69 0 85-52 85-70 0-15-8-26-13-31-12-12-24-14-43-18-14-3-31-6-31-25 0-13 9-38 47-38 10 0 32 2 38 19z"><text:p/></draw:path><draw:path draw:style-name="gr3" draw:text-style-name="P11" svg:width="0.0768in" svg:height="0.1071in" svg:x="1.374in" svg:y="0.1047in" svg:viewBox="0 0 196 273" svg:d="M194 26c2-6 2-7 2-10 0-8-6-11-12-11-5 0-11 2-16 8 0 3-4 16-6 23-2 12-5 23-8 35l-20 75c-1 6-19 36-46 36-23 0-27-18-27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5 46 35 43 0 88-38 100-86z"><text:p/></draw:path><draw:path draw:style-name="gr3" draw:text-style-name="P11" svg:width="0.0177in" svg:height="0.0177in" svg:x="1.4984in" svg:y="0.1602in" svg:viewBox="0 0 46 46" svg:d="M46 23c0-12-10-23-23-23-12 0-23 11-23 23 0 13 11 23 23 23 13 0 23-10 23-23z"><text:p/></draw:path><draw:path draw:style-name="gr3" draw:text-style-name="P11" svg:width="0.1665in" svg:height="0.1134in" svg:x="1.5646in" svg:y="0.0638in" svg:viewBox="0 0 424 289" svg:d="M374 32c4-15 4-19 36-19 10 0 14 0 14-8 0-5-4-5-11-5h-57c-10 0-10 0-16 8l-154 242-34-240c-1-10-2-10-13-10h-57c-9 0-14 0-14 8 0 5 5 5 14 5 4 0 13 0 18 1 6 0 9 2 9 6 0 3-1 4-2 9l-54 216c-4 16-11 30-46 31-1 0-7 0-7 8 0 4 2 5 6 5 13 0 29-1 42-1 14 0 30 1 43 1 3 0 9 0 9-8 0-5-5-5-9-5-24 0-27-9-27-18 0-4 0-6 1-11l57-230 38 262c0 5 1 10 6 10 4 0 7-5 9-7l171-269-60 244c-5 15-5 19-39 19-7 0-12 0-12 8 0 5 5 5 6 5 12 0 41-1 53-1 17 0 36 1 53 1 2 0 8 0 8-8 0-5-3-5-12-5-15 0-27 0-27-7 0-3 0-3 2-11z"><text:p/></draw:path><draw:path draw:style-name="gr3" draw:text-style-name="P11" svg:width="0.0539in" svg:height="0.0795in" svg:x="1.7244in" svg:y="0.1256in" svg:viewBox="0 0 138 203" svg:d="M138 102c0-32-4-55-18-77-8-13-28-25-50-25-70 0-70 82-70 102 0 22 0 101 70 101 68 0 68-79 68-101zM70 194c-15 0-33-7-39-32-3-17-3-42-3-64 0-21 0-44 3-60 6-24 25-30 39-30 15 0 31 10 36 27 4 17 6 38 6 63 0 22 0 45-5 63-6 27-25 33-37 33z"><text:p/></draw:path><draw:path draw:style-name="gr3" draw:text-style-name="P11" svg:width="0.0146in" svg:height="0.0358in" svg:x="1.7969in" svg:y="0.1882in" svg:viewBox="0 0 38 92" svg:d="M30 30c0 16-2 35-24 54-1 1-1 2-1 4s2 4 3 4c5 0 30-24 30-60 0-18-7-32-21-32-10 0-17 7-17 17 0 9 7 18 18 18 7 0 12-5 12-5z"><text:p/></draw:path><draw:path draw:style-name="gr3" draw:text-style-name="P11" svg:width="0.0425in" svg:height="0.0772in" svg:x="1.8362in" svg:y="0.1256in" svg:viewBox="0 0 109 197" svg:d="M67 8c0-8 0-8-8-8-19 19-47 19-59 19v11c7 0 26 0 43-8v151c0 9 0 13-30 13h-11v11c5 0 42-1 53-1 10 0 47 1 54 1v-11h-12c-30 0-30-4-30-13z"><text:p/></draw:path><draw:path draw:style-name="gr3" draw:text-style-name="P11" svg:width="0.1665in" svg:height="0.1134in" svg:x="2.0728in" svg:y="0.0638in" svg:viewBox="0 0 424 289" svg:d="M374 32c4-15 4-19 36-19 10 0 14 0 14-8 0-5-4-5-11-5h-57c-10 0-10 0-16 8l-154 242-34-240c-1-10-2-10-13-10h-57c-9 0-14 0-14 8 0 5 5 5 14 5 4 0 13 0 18 1 6 0 9 2 9 6 0 3-1 4-2 9l-54 216c-4 16-11 30-46 31-1 0-7 0-7 8 0 4 2 5 6 5 13 0 29-1 42-1 14 0 30 1 43 1 3 0 9 0 9-8 0-5-5-5-9-5-24 0-27-9-27-18 0-4 0-6 1-11l57-230 38 262c0 5 1 10 6 10 4 0 7-5 9-7l171-269-60 244c-5 15-5 19-39 19-7 0-12 0-12 8 0 5 5 5 6 5 12 0 41-1 53-1 17 0 36 1 53 1 2 0 8 0 8-8 0-5-3-5-12-5-15 0-27 0-27-7 0-3 0-3 2-11z"><text:p/></draw:path><draw:path draw:style-name="gr3" draw:text-style-name="P11" svg:width="0.0539in" svg:height="0.0795in" svg:x="2.2327in" svg:y="0.1256in" svg:viewBox="0 0 138 203" svg:d="M138 102c0-32-4-55-18-77-8-13-28-25-50-25-70 0-70 82-70 102 0 22 0 101 70 101 68 0 68-79 68-101zM70 194c-15 0-33-7-39-32-3-17-3-42-3-64 0-21 0-44 3-60 6-24 25-30 39-30 15 0 31 10 36 27 4 17 6 38 6 63 0 22 0 45-5 63-6 27-25 33-37 33z"><text:p/></draw:path><draw:path draw:style-name="gr3" draw:text-style-name="P11" svg:width="0.0146in" svg:height="0.0358in" svg:x="2.3051in" svg:y="0.1882in" svg:viewBox="0 0 38 92" svg:d="M30 30c0 16-2 35-24 54-1 1-1 2-1 4s2 4 3 4c5 0 30-24 30-60 0-18-7-32-21-32-10 0-17 7-17 17 0 9 7 18 18 18 7 0 12-5 12-5z"><text:p/></draw:path><draw:path draw:style-name="gr3" draw:text-style-name="P11" svg:width="0.0516in" svg:height="0.0772in" svg:x="2.339in" svg:y="0.125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1" svg:width="0.0874in" svg:height="0.0827in" svg:x="0.1374in" svg:y="0.2339in" svg:viewBox="0 0 223 211" svg:d="M44 176c-10 16-20 24-37 26-3 0-7 0-7 6 0 2 2 3 4 3 8 0 18-1 26-1 10 0 22 1 30 1 1 0 6 0 6-6 0-3-4-3-5-3-2-2-13-2-13-10 0-4 4-8 5-11l24-37h84l7 49c-1 4-2 9-20 9-4 0-8 0-8 6 0 1 0 3 5 3 9 0 29-1 39-1 4 0 12 1 16 1 6 0 12 0 17 0s6-2 6-6c0-3-3-3-8-3-17 0-18-3-18-10l-27-184c-1-6-1-8-7-8s-7 2-9 7zM84 133l61-97 15 97z"><text:p/></draw:path><draw:path draw:style-name="gr3" draw:text-style-name="P11" svg:width="0.0134in" svg:height="0.0134in" svg:x="0.2661in" svg:y="0.3028in" svg:viewBox="0 0 35 35" svg:d="M35 18c0-11-9-18-17-18-11 0-18 8-18 18 0 11 10 17 18 17 10 0 17-9 17-17z"><text:p/></draw:path><draw:path draw:style-name="gr3" draw:text-style-name="P11" svg:width="0.0465in" svg:height="0.0524in" svg:x="0.3232in" svg:y="0.2661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3" draw:text-style-name="P11" svg:width="0.0626in" svg:height="0.0524in" svg:x="0.3827in" svg:y="0.2661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1" svg:width="0.0134in" svg:height="0.0134in" svg:x="0.4878in" svg:y="0.3028in" svg:viewBox="0 0 35 35" svg:d="M35 18c0-11-9-18-17-18-11 0-18 8-18 18 0 11 10 17 18 17 10 0 17-9 17-17z"><text:p/></draw:path><draw:path draw:style-name="gr3" draw:text-style-name="P11" svg:width="0.124in" svg:height="0.0795in" svg:x="0.5457in" svg:y="0.237in" svg:viewBox="0 0 316 203" svg:d="M281 24c2-11 3-13 25-13 6 0 10 0 10-6 0-5-4-5-9-5h-41c-8 0-8 0-12 6l-115 169-29-167c-1-8-1-8-10-8h-42c-6 0-10 0-10 6 0 5 4 5 10 5 4 0 6 0 12 0 4 1 6 1 6 5 0 0 0 2-2 6l-37 150c-2 9-7 19-31 20-2 0-6 0-6 7 0 0 0 4 5 4 8 0 20-1 30-1 7 0 25 1 32 1 1 0 6 0 6-6 0-5-5-5-7-5-19 0-19-8-19-12 0-1 0-2 1-7l40-159 32 180c1 6 1 9 6 9 4 0 6-4 8-6l125-186v1l-42 168c-2 10-2 12-26 12-5 0-9 0-9 7 0 0 0 4 5 4 6 0 12-1 18-1s13 0 19 0c9 0 29 1 38 1 2 0 6 0 6-6 0-5-4-5-10-5 0 0-6 0-11 0-7-1-7-2-7-5 0-2 1-5 1-7z"><text:p/></draw:path><draw:path draw:style-name="gr3" draw:text-style-name="P11" svg:width="0.0343in" svg:height="0.0555in" svg:x="0.6744in" svg:y="0.2783in" svg:viewBox="0 0 88 142" svg:d="M54 6c0-6 0-6-7-6-16 13-39 13-43 13h-4v10h4c4 0 19 0 31-6v107c0 6 0 8-23 8h-11v10c12-2 31-2 43-2 14 0 32 0 44 2v-10h-11c-23 0-23-2-23-8z"><text:p/></draw:path><draw:path draw:style-name="gr3" draw:text-style-name="P11" svg:width="0.0114in" svg:height="0.0264in" svg:x="0.7331in" svg:y="0.3224in" svg:viewBox="0 0 30 68" svg:d="M23 23c0 20-12 32-18 37-3 2-3 2-3 4 0 1 3 4 4 4 4 0 24-16 24-44 0-14-7-24-17-24-8 0-13 6-13 13s5 13 13 13c4 0 7-1 10-3z"><text:p/></draw:path><draw:path draw:style-name="gr3" draw:text-style-name="P11" svg:width="0.0437in" svg:height="0.0571in" svg:x="0.7638in" svg:y="0.2783in" svg:viewBox="0 0 112 146" svg:d="M112 73c0-14 0-73-57-73-55 0-55 59-55 73 0 16 0 73 55 73 57 0 57-57 57-73zM55 139c-7 0-25-2-31-24-2-12-2-26-2-44 0-16 0-30 3-42 5-18 22-22 30-22 17 0 28 9 31 23 4 11 4 29 4 41 0 14 0 32-4 44-4 21-22 24-31 24z"><text:p/></draw:path><draw:polygon draw:style-name="gr3" draw:text-style-name="P11" svg:width="0.6937in" svg:height="0.0067in" svg:x="0.1303in" svg:y="0.3555in" svg:viewBox="0 0 1763 18" draw:points="881,18 0,18 0,0 1763,0 1763,18"><text:p/></draw:polygon><draw:path draw:style-name="gr3" draw:text-style-name="P11" svg:width="0.089in" svg:height="0.0795in" svg:x="0.3197in" svg:y="0.3783in" svg:viewBox="0 0 227 203" svg:d="M35 180c-3 10-4 12-27 12-4 0-8 0-8 6 0 5 4 5 8 5h116c50 0 88-34 88-64 0-21-19-39-51-42 36-7 66-30 66-55 0-23-23-42-61-42h-108c-6 0-10 0-10 6 0 5 4 5 10 5 0 0 6 0 10 0 8 1 8 1 8 5 0 0 0 2-2 6zM83 94l18-74c2-8 2-9 14-9h46c30 0 37 19 37 31 0 24-28 52-67 52zM68 192c-9 0-9 0-9-2s0-3 1-8l20-80h63c29 0 39 18 39 35 0 30-30 55-66 55z"><text:p/></draw:path><draw:path draw:style-name="gr3" draw:text-style-name="P11" svg:width="0.0134in" svg:height="0.0134in" svg:x="0.4524in" svg:y="0.4441in" svg:viewBox="0 0 35 35" svg:d="M35 18c0-11-9-18-17-18-11 0-18 8-18 18 0 11 10 17 18 17 10 0 17-9 17-17z"><text:p/></draw:path><draw:path draw:style-name="gr3" draw:text-style-name="P11" svg:width="0.0543in" svg:height="0.0524in" svg:x="0.5087in" svg:y="0.4075in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11" svg:width="0.0626in" svg:height="0.0524in" svg:x="0.5724in" svg:y="0.4075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0 0 17 4-10 4-13 12-13 17 0 7 5 11 12 11 6 0 17-5 17-18 0-17-20-22-32-22-15 0-26 10-33 22-5-14-19-22-36-22-33 0-52 37-52 46 0 3 4 3 5 3 4 0 4-1 6-5 7-22 25-36 41-36 9 0 17 5 17 20 0 6-4 21-6 31z"><text:p/></draw:path><draw:path draw:style-name="gr3" draw:text-style-name="P11" svg:width="0.0874in" svg:height="0.0827in" svg:x="1.0567in" svg:y="0.252in" svg:viewBox="0 0 223 211" svg:d="M44 176c-10 16-20 24-37 26-3 0-7 0-7 6 0 2 2 3 4 3 8 0 18-1 26-1 10 0 22 1 30 1 1 0 6 0 6-6 0-3-4-3-5-3-2-2-13-2-13-10 0-4 4-8 5-11l24-37h84l7 49c-1 4-2 9-20 9-4 0-8 0-8 6 0 1 2 3 5 3 9 0 29-1 39-1 4 0 12 1 16 1 6 0 12 0 17 0s6-2 6-6c0-3-3-3-8-3-17 0-17-3-18-10l-27-184c-1-6-1-8-7-8s-7 2-9 7zM84 133l61-97 15 97z"><text:p/></draw:path><draw:polygon draw:style-name="gr3" draw:text-style-name="P11" svg:width="0.1409in" svg:height="0.0067in" svg:x="1.0299in" svg:y="0.3555in" svg:viewBox="0 0 359 18" draw:points="180,18 0,18 0,0 359,0 359,18"><text:p/></draw:polygon><draw:path draw:style-name="gr3" draw:text-style-name="P11" svg:width="0.0543in" svg:height="0.0524in" svg:x="1.037in" svg:y="0.4075in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11" svg:width="0.0626in" svg:height="0.0524in" svg:x="1.1008in" svg:y="0.4075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1" svg:width="0.0177in" svg:height="0.0177in" svg:x="1.2323in" svg:y="0.3839in" svg:viewBox="0 0 46 46" svg:d="M46 23c0-12-10-23-23-23-12 0-23 11-23 23 0 13 11 23 23 23 13 0 23-10 23-23z"><text:p/></draw:path><draw:path draw:style-name="gr3" draw:text-style-name="P11" svg:width="0.061in" svg:height="0.0752in" svg:x="1.3004in" svg:y="0.3283in" svg:viewBox="0 0 156 192" svg:d="M144 29c-12 0-20 9-20 19 0 6 3 12 13 12 9 0 19-7 19-24 0-18-18-36-50-36-57 0-72 43-72 62 0 33 32 40 44 42 22 4 44 9 44 33 0 11-10 45-61 45-6 0-38 0-48-21 16 1 27-11 27-23 0-10-8-14-16-14-11 0-24 8-24 27 0 24 24 41 61 41 69 0 85-52 85-70 0-15-8-26-13-31-12-12-24-14-43-18-14-3-31-6-31-25 0-13 9-38 47-38 10 0 32 2 38 19z"><text:p/></draw:path><draw:path draw:style-name="gr3" draw:text-style-name="P11" svg:width="0.0768in" svg:height="0.1071in" svg:x="1.374in" svg:y="0.3283in" svg:viewBox="0 0 196 273" svg:d="M194 26c2-6 2-7 2-10 0-8-6-11-12-11-5 0-11 2-16 8 0 3-4 16-6 23-2 12-5 23-8 35l-20 75c-1 6-19 36-46 36-23 0-27-18-27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5 46 35 43 0 88-38 100-86z"><text:p/></draw:path><draw:path draw:style-name="gr3" draw:text-style-name="P11" svg:width="0.0177in" svg:height="0.0177in" svg:x="1.4984in" svg:y="0.3839in" svg:viewBox="0 0 46 46" svg:d="M46 23c0-12-10-23-23-23-12 0-23 11-23 23 0 13 11 23 23 23 13 0 23-10 23-23z"><text:p/></draw:path><draw:path draw:style-name="gr3" draw:text-style-name="P11" svg:width="0.1665in" svg:height="0.1134in" svg:x="1.5646in" svg:y="0.287in" svg:viewBox="0 0 424 289" svg:d="M374 32c4-15 4-19 36-19 10 0 14 0 14-8 0-5-4-5-11-5h-57c-10 0-10 0-16 8l-154 242-34-240c-1-10-2-10-13-10h-57c-9 0-14 0-14 8 0 5 5 5 14 5 4 0 13 0 18 1 6 0 9 2 9 6 0 3-1 4-2 9l-54 216c-4 16-11 30-46 31-1 0-7 0-7 8 0 4 2 5 6 5 13 0 29-1 42-1 14 0 30 1 43 1 3 0 9 0 9-8 0-5-5-5-9-5-24 0-27-9-27-18 0-4 0-6 1-11l57-230 38 262c0 5 1 10 6 10 4 0 7-5 9-7l171-269-60 244c-5 15-5 19-39 19-7 0-12 0-12 8 0 5 5 5 6 5 12 0 41-1 53-1 17 0 36 1 53 1 2 0 8 0 8-8 0-5-3-5-12-5-15 0-27 0-27-7 0-3 0-3 2-11z"><text:p/></draw:path><draw:path draw:style-name="gr3" draw:text-style-name="P11" svg:width="0.0425in" svg:height="0.0772in" svg:x="1.7307in" svg:y="0.3484in" svg:viewBox="0 0 109 197" svg:d="M67 8c0-8 0-8-8-8-19 19-47 19-59 19v11c7 0 26 0 43-8v151c0 9 0 13-30 13h-11v11c5 0 42-1 53-1 10 0 47 1 54 1v-11h-12c-30 0-30-4-30-13z"><text:p/></draw:path><draw:path draw:style-name="gr3" draw:text-style-name="P11" svg:width="0.0146in" svg:height="0.0358in" svg:x="1.7969in" svg:y="0.4118in" svg:viewBox="0 0 38 92" svg:d="M30 30c0 16-2 35-24 54-1 1-1 2-1 4s2 4 3 4c5 0 30-24 30-60 0-18-7-32-21-32-10 0-17 7-17 17 0 9 7 18 18 18 7 0 12-5 12-5z"><text:p/></draw:path><draw:path draw:style-name="gr3" draw:text-style-name="P11" svg:width="0.0425in" svg:height="0.0772in" svg:x="1.8362in" svg:y="0.3484in" svg:viewBox="0 0 109 197" svg:d="M67 8c0-8 0-8-8-8-19 19-47 19-59 19v11c7 0 26 0 43-8v151c0 9 0 13-30 13h-11v11c5 0 42-1 53-1 10 0 47 1 54 1v-11h-12c-30 0-30-4-30-13z"><text:p/></draw:path><draw:path draw:style-name="gr3" draw:text-style-name="P11" svg:width="0.1665in" svg:height="0.1134in" svg:x="2.0728in" svg:y="0.287in" svg:viewBox="0 0 424 289" svg:d="M374 32c4-15 4-19 36-19 10 0 14 0 14-8 0-5-4-5-11-5h-57c-10 0-10 0-16 8l-154 242-34-240c-1-10-2-10-13-10h-57c-9 0-14 0-14 8 0 5 5 5 14 5 4 0 13 0 18 1 6 0 9 2 9 6 0 3-1 4-2 9l-54 216c-4 16-11 30-46 31-1 0-7 0-7 8 0 4 2 5 6 5 13 0 29-1 42-1 14 0 30 1 43 1 3 0 9 0 9-8 0-5-5-5-9-5-24 0-27-9-27-18 0-4 0-6 1-11l57-230 38 262c0 5 1 10 6 10 4 0 7-5 9-7l171-269-60 244c-5 15-5 19-39 19-7 0-12 0-12 8 0 5 5 5 6 5 12 0 41-1 53-1 17 0 36 1 53 1 2 0 8 0 8-8 0-5-3-5-12-5-15 0-27 0-27-7 0-3 0-3 2-11z"><text:p/></draw:path><draw:path draw:style-name="gr3" draw:text-style-name="P11" svg:width="0.0425in" svg:height="0.0772in" svg:x="2.239in" svg:y="0.3484in" svg:viewBox="0 0 109 197" svg:d="M67 8c0-8 0-8-8-8-19 19-47 19-59 19v11c7 0 26 0 43-8v151c0 9 0 13-30 13h-11v11c5 0 42-1 53-1 10 0 47 1 54 1v-11h-12c-30 0-30-4-30-13z"><text:p/></draw:path><draw:path draw:style-name="gr3" draw:text-style-name="P11" svg:width="0.0146in" svg:height="0.0358in" svg:x="2.3051in" svg:y="0.4118in" svg:viewBox="0 0 38 92" svg:d="M30 30c0 16-2 35-24 54-1 1-1 2-1 4s2 4 3 4c5 0 30-24 30-60 0-18-7-32-21-32-10 0-17 7-17 17 0 9 7 18 18 18 7 0 12-5 12-5z"><text:p/></draw:path><draw:path draw:style-name="gr3" draw:text-style-name="P11" svg:width="0.0516in" svg:height="0.0772in" svg:x="2.339in" svg:y="0.348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1" svg:width="0.0874in" svg:height="0.0827in" svg:x="0.1374in" svg:y="0.4575in" svg:viewBox="0 0 223 211" svg:d="M44 176c-10 16-20 24-37 26-3 0-7 0-7 6 0 2 2 3 4 3 8 0 18-1 26-1 10 0 22 1 30 1 1 0 6 0 6-6 0-3-4-3-5-3-2-2-13-2-13-10 0-4 4-8 5-11l24-37h84l7 49c-1 4-2 9-20 9-4 0-8 0-8 6 0 1 0 3 5 3 9 0 29-1 39-1 4 0 12 1 16 1 6 0 12 0 17 0s6-2 6-6c0-3-3-3-8-3-17 0-18-3-18-10l-27-184c-1-6-1-8-7-8s-7 2-9 7zM84 133l61-97 15 97z"><text:p/></draw:path><draw:path draw:style-name="gr3" draw:text-style-name="P11" svg:width="0.0134in" svg:height="0.0134in" svg:x="0.2661in" svg:y="0.526in" svg:viewBox="0 0 35 35" svg:d="M35 18c0-11-9-18-17-18-11 0-18 8-18 18 0 11 10 17 18 17 10 0 17-9 17-17z"><text:p/></draw:path><draw:path draw:style-name="gr3" draw:text-style-name="P11" svg:width="0.0465in" svg:height="0.0524in" svg:x="0.3232in" svg:y="0.4882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3" draw:text-style-name="P11" svg:width="0.0626in" svg:height="0.0524in" svg:x="0.3827in" svg:y="0.4882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1" svg:width="0.0134in" svg:height="0.0134in" svg:x="0.4878in" svg:y="0.526in" svg:viewBox="0 0 35 35" svg:d="M35 18c0-11-9-18-17-18-11 0-18 8-18 18 0 11 10 17 18 17 10 0 17-9 17-17z"><text:p/></draw:path><draw:path draw:style-name="gr3" draw:text-style-name="P11" svg:width="0.124in" svg:height="0.0795in" svg:x="0.5457in" svg:y="0.4602in" svg:viewBox="0 0 316 203" svg:d="M281 24c2-11 3-13 25-13 6 0 10 0 10-6 0-5-4-5-9-5h-41c-8 0-8 0-12 6l-115 169-29-167c-1-8-1-8-10-8h-42c-6 0-10 0-10 6 0 5 4 5 10 5 4 0 6 0 12 0 4 1 6 1 6 5 0 0 0 2-2 6l-37 150c-2 9-7 19-31 20-2 0-6 0-6 7 0 0 0 4 5 4 8 0 20-1 30-1 7 0 25 1 32 1 1 0 6 0 6-6 0-5-5-5-7-5-19 0-19-8-19-12 0-1 0-2 1-7l40-159 32 180c1 6 1 9 6 9 4 0 6-4 8-6l125-186v1l-42 168c-2 10-2 12-26 12-5 0-9 0-9 7 0 0 0 4 5 4 6 0 12-1 18-1s13 0 19 0c9 0 29 1 38 1 2 0 6 0 6-6 0-5-4-5-10-5 0 0-6 0-11 0-7-1-7-2-7-5 0-2 1-5 1-7z"><text:p/></draw:path><draw:path draw:style-name="gr3" draw:text-style-name="P11" svg:width="0.0417in" svg:height="0.0555in" svg:x="0.6705in" svg:y="0.502in" svg:viewBox="0 0 107 142" svg:d="M107 101h-10c0 3-2 17-6 19-2 1-19 1-23 1h-42c15-11 30-23 44-31 19-13 37-25 37-48 0-26-27-42-57-42-28 0-50 17-50 37 0 11 10 13 12 13 6 0 13-3 13-12 0-8-6-12-12-13 6-9 18-15 33-15 20 0 38 12 38 32 0 18-13 32-30 46l-52 44c-2 1-2 1-2 4v6h100z"><text:p/></draw:path><draw:path draw:style-name="gr3" draw:text-style-name="P11" svg:width="0.0114in" svg:height="0.0264in" svg:x="0.7331in" svg:y="0.5457in" svg:viewBox="0 0 30 68" svg:d="M23 23c0 20-12 32-18 37-3 2-3 2-3 4 0 1 3 4 4 4 4 0 24-16 24-44 0-14-7-24-17-24-8 0-13 6-13 13s5 13 13 13c4 0 7-1 10-3z"><text:p/></draw:path><draw:path draw:style-name="gr3" draw:text-style-name="P11" svg:width="0.0437in" svg:height="0.0571in" svg:x="0.7638in" svg:y="0.502in" svg:viewBox="0 0 112 146" svg:d="M112 73c0-14 0-73-57-73-55 0-55 59-55 73 0 16 0 73 55 73 57 0 57-57 57-73zM55 139c-7 0-25-2-31-24-2-12-2-26-2-44 0-16 0-30 3-42 5-18 22-22 30-22 17 0 28 9 31 23 4 11 4 29 4 41 0 14 0 32-4 44-4 21-22 24-31 24z"><text:p/></draw:path><draw:polygon draw:style-name="gr3" draw:text-style-name="P11" svg:width="0.6937in" svg:height="0.0067in" svg:x="0.1303in" svg:y="0.5787in" svg:viewBox="0 0 1763 18" draw:points="881,18 0,18 0,0 1763,0 1763,18"><text:p/></draw:polygon><draw:path draw:style-name="gr3" draw:text-style-name="P11" svg:width="0.089in" svg:height="0.0795in" svg:x="0.3197in" svg:y="0.602in" svg:viewBox="0 0 227 203" svg:d="M35 180c-3 10-4 12-27 12-4 0-8 0-8 6 0 5 4 5 8 5h116c50 0 88-34 88-64 0-21-19-39-51-42 36-7 66-30 66-55 0-23-23-42-61-42h-108c-6 0-10 0-10 6 0 5 4 5 10 5 0 0 6 0 10 0 8 1 8 1 8 5 0 0 0 2-2 6zM83 94l18-74c2-8 2-9 14-9h46c30 0 37 19 37 31 0 24-28 52-67 52zM68 192c-9 0-9 0-9-2s0-3 1-8l20-80h63c29 0 39 18 39 35 0 30-30 55-66 55z"><text:p/></draw:path><draw:path draw:style-name="gr3" draw:text-style-name="P11" svg:width="0.0134in" svg:height="0.0134in" svg:x="0.4524in" svg:y="0.6677in" svg:viewBox="0 0 35 35" svg:d="M35 18c0-11-9-18-17-18-11 0-18 8-18 18 0 11 10 17 18 17 10 0 17-9 17-17z"><text:p/></draw:path><draw:path draw:style-name="gr3" draw:text-style-name="P11" svg:width="0.0543in" svg:height="0.0524in" svg:x="0.5087in" svg:y="0.6299in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11" svg:width="0.0626in" svg:height="0.0524in" svg:x="0.5724in" svg:y="0.6299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0 0 17 4-10 4-13 12-13 17 0 7 5 11 12 11 6 0 17-5 17-18 0-17-20-22-32-22-15 0-26 10-33 22-5-14-19-22-36-22-33 0-52 37-52 46 0 3 4 3 5 3 4 0 4-1 6-5 7-22 25-36 41-36 9 0 17 5 17 20 0 6-4 21-6 31z"><text:p/></draw:path><draw:path draw:style-name="gr3" draw:text-style-name="P11" svg:width="0.0874in" svg:height="0.0827in" svg:x="1.0567in" svg:y="0.4756in" svg:viewBox="0 0 223 211" svg:d="M44 176c-10 16-20 24-37 26-3 0-7 0-7 6 0 2 2 3 4 3 8 0 18-1 26-1 10 0 22 1 30 1 1 0 6 0 6-6 0-3-4-3-5-3-2-2-13-2-13-10 0-4 4-8 5-11l24-37h84l7 49c-1 4-2 9-20 9-4 0-8 0-8 6 0 1 2 3 5 3 9 0 29-1 39-1 4 0 12 1 16 1 6 0 12 0 17 0s6-2 6-6c0-3-3-3-8-3-17 0-17-3-18-10l-27-184c-1-6-1-8-7-8s-7 2-9 7zM84 133l61-97 15 97z"><text:p/></draw:path><draw:polygon draw:style-name="gr3" draw:text-style-name="P11" svg:width="0.1409in" svg:height="0.0067in" svg:x="1.0299in" svg:y="0.5787in" svg:viewBox="0 0 359 18" draw:points="180,18 0,18 0,0 359,0 359,18"><text:p/></draw:polygon><draw:path draw:style-name="gr3" draw:text-style-name="P11" svg:width="0.0543in" svg:height="0.0524in" svg:x="1.037in" svg:y="0.6299in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11" svg:width="0.0626in" svg:height="0.0524in" svg:x="1.1008in" svg:y="0.6299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1" svg:width="0.0177in" svg:height="0.0177in" svg:x="1.2323in" svg:y="0.6063in" svg:viewBox="0 0 46 46" svg:d="M46 23c0-12-10-23-23-23-12 0-23 11-23 23 0 13 11 23 23 23 13 0 23-10 23-23z"><text:p/></draw:path><draw:path draw:style-name="gr3" draw:text-style-name="P11" svg:width="0.061in" svg:height="0.0752in" svg:x="1.3004in" svg:y="0.5516in" svg:viewBox="0 0 156 192" svg:d="M144 29c-12 0-20 9-20 19 0 6 3 12 13 12 9 0 19-7 19-24 0-18-18-36-50-36-57 0-72 43-72 62 0 33 32 40 44 42 22 4 44 9 44 33 0 11-10 45-61 45-6 0-38 0-48-21 16 1 27-11 27-23 0-10-8-14-16-14-11 0-24 8-24 27 0 24 24 41 61 41 69 0 85-52 85-70 0-15-8-26-13-31-12-12-24-14-43-18-14-3-31-6-31-25 0-13 9-38 47-38 10 0 32 2 38 19z"><text:p/></draw:path><draw:path draw:style-name="gr3" draw:text-style-name="P11" svg:width="0.0768in" svg:height="0.1071in" svg:x="1.374in" svg:y="0.5516in" svg:viewBox="0 0 196 273" svg:d="M194 26c2-6 2-7 2-10 0-8-6-11-12-11-5 0-11 2-16 8 0 3-4 16-6 23-2 12-5 23-8 35l-20 75c-1 6-19 36-46 36-23 0-27-18-27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5 46 35 43 0 88-38 100-86z"><text:p/></draw:path><draw:path draw:style-name="gr3" draw:text-style-name="P11" svg:width="0.0177in" svg:height="0.0177in" svg:x="1.4984in" svg:y="0.6063in" svg:viewBox="0 0 46 46" svg:d="M46 23c0-12-10-23-23-23-12 0-23 11-23 23 0 13 11 23 23 23 13 0 23-10 23-23z"><text:p/></draw:path><draw:path draw:style-name="gr3" draw:text-style-name="P11" svg:width="0.1665in" svg:height="0.1134in" svg:x="1.5646in" svg:y="0.5102in" svg:viewBox="0 0 424 289" svg:d="M374 32c4-15 4-19 36-19 10 0 14 0 14-8 0-5-4-5-11-5h-57c-10 0-10 0-16 8l-154 242-34-240c-1-10-2-10-13-10h-57c-9 0-14 0-14 8 0 5 5 5 14 5 4 0 13 0 18 1 6 0 9 2 9 6 0 3-1 4-2 9l-54 216c-4 16-11 30-46 31-1 0-7 0-7 8 0 4 2 5 6 5 13 0 29-1 42-1 14 0 30 1 43 1 3 0 9 0 9-8 0-5-5-5-9-5-24 0-27-9-27-18 0-4 0-6 1-11l57-230 38 262c0 5 1 10 6 10 4 0 7-5 9-7l171-269-60 244c-5 15-5 19-39 19-7 0-12 0-12 8 0 5 5 5 6 5 12 0 41-1 53-1 17 0 36 1 53 1 2 0 8 0 8-8 0-5-3-5-12-5-15 0-27 0-27-7 0-3 0-3 2-11z"><text:p/></draw:path><draw:path draw:style-name="gr3" draw:text-style-name="P11" svg:width="0.0516in" svg:height="0.0772in" svg:x="1.7256in" svg:y="0.5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1" svg:width="0.0146in" svg:height="0.0358in" svg:x="1.7969in" svg:y="0.635in" svg:viewBox="0 0 38 92" svg:d="M30 30c0 16-2 35-24 54-1 1-1 2-1 4s2 4 3 4c5 0 30-24 30-60 0-18-7-32-21-32-10 0-17 7-17 17 0 9 7 18 18 18 7 0 12-5 12-5z"><text:p/></draw:path><draw:path draw:style-name="gr3" draw:text-style-name="P11" svg:width="0.0425in" svg:height="0.0772in" svg:x="1.8362in" svg:y="0.572in" svg:viewBox="0 0 109 197" svg:d="M67 8c0-8 0-8-8-8-19 19-47 19-59 19v11c7 0 26 0 43-8v151c0 9 0 13-30 13h-11v11c5 0 42-1 53-1 10 0 47 1 54 1v-11h-12c-30 0-30-4-30-13z"><text:p/></draw:path><draw:path draw:style-name="gr3" draw:text-style-name="P11" svg:width="0.1665in" svg:height="0.1134in" svg:x="2.0728in" svg:y="0.5102in" svg:viewBox="0 0 424 289" svg:d="M374 32c4-15 4-19 36-19 10 0 14 0 14-8 0-5-4-5-11-5h-57c-10 0-10 0-16 8l-154 242-34-240c-1-10-2-10-13-10h-57c-9 0-14 0-14 8 0 5 5 5 14 5 4 0 13 0 18 1 6 0 9 2 9 6 0 3-1 4-2 9l-54 216c-4 16-11 30-46 31-1 0-7 0-7 8 0 4 2 5 6 5 13 0 29-1 42-1 14 0 30 1 43 1 3 0 9 0 9-8 0-5-5-5-9-5-24 0-27-9-27-18 0-4 0-6 1-11l57-230 38 262c0 5 1 10 6 10 4 0 7-5 9-7l171-269-60 244c-5 15-5 19-39 19-7 0-12 0-12 8 0 5 5 5 6 5 12 0 41-1 53-1 17 0 36 1 53 1 2 0 8 0 8-8 0-5-3-5-12-5-15 0-27 0-27-7 0-3 0-3 2-11z"><text:p/></draw:path><draw:path draw:style-name="gr3" draw:text-style-name="P11" svg:width="0.0516in" svg:height="0.0772in" svg:x="2.2335in" svg:y="0.5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1" svg:width="0.0146in" svg:height="0.0358in" svg:x="2.3051in" svg:y="0.635in" svg:viewBox="0 0 38 92" svg:d="M30 30c0 16-2 35-24 54-1 1-1 2-1 4s2 4 3 4c5 0 30-24 30-60 0-18-7-32-21-32-10 0-17 7-17 17 0 9 7 18 18 18 7 0 12-5 12-5z"><text:p/></draw:path><draw:path draw:style-name="gr3" draw:text-style-name="P11" svg:width="0.0516in" svg:height="0.0772in" svg:x="2.339in" svg:y="0.5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1" svg:width="0.0555in" svg:height="0.2984in" svg:x="2.4083in" svg:y="0in" svg:viewBox="0 0 142 759" draw:points="113,759 142,759 142,0 0,0 0,29 113,29"><text:p/></draw:polygon><draw:polygon draw:style-name="gr3" draw:text-style-name="P11" svg:width="0.0114in" svg:height="0.1in" svg:x="2.4524in" svg:y="0.2984in" svg:viewBox="0 0 30 255" draw:points="0,255 30,255 30,0 0,0"><text:p/></draw:polygon><draw:polygon draw:style-name="gr3" draw:text-style-name="P11" svg:width="0.0555in" svg:height="0.2984in" svg:x="2.4083in" svg:y="0.3984in" svg:viewBox="0 0 142 759" draw:points="113,731 0,731 0,759 142,759 142,0 113,0"><text:p/></draw:polygon></draw:g></text:p>
      <text:p text:style-name="P1"/>
      <text:p text:style-name="P4"><text:span text:style-name="T1">mul_symbol</text:span>=<text:span text:style-name="T2">"dot"</text:span></text:p>
      <text:p text:style-name="P1"/>
      <text:p text:style-name="P1"><draw:g text:anchor-type="as-char" svg:y="-0.3902in" draw:z-index="25" draw:style-name="gr1"><svg:title>TexMaths</svg:title><svg:desc>12§display§\left[\begin{matrix}\frac{A \cdot sx \cdot M_{0, 0}}{B \cdot ox} &amp; \frac{A}{ox} \cdot sy \cdot M_{0, 1} &amp; M_{0, 2}\\\frac{A \cdot sx \cdot M_{1, 0}}{B \cdot ox} &amp; \frac{A}{ox} \cdot sy \cdot M_{1, 1} &amp; M_{1, 2}\\\frac{A \cdot sx \cdot M_{2, 0}}{B \cdot ox} &amp; \frac{A}{ox} \cdot sy \cdot M_{2, 1} &amp; M_{2, 2}\end{matrix}\right]
§svg§600§FALSE§</svg:desc><draw:polygon draw:style-name="gr2" draw:text-style-name="P10" svg:width="2.4634in" svg:height="0.6961in" svg:x="0in" svg:y="0in" svg:viewBox="0 0 6258 1769" draw:points="3129,1769 0,1769 0,0 6258,0 6258,1769"><text:p/></draw:polygon><draw:polygon draw:style-name="gr3" draw:text-style-name="P11" svg:width="0.0555in" svg:height="0.2984in" svg:x="0.0543in" svg:y="0in" svg:viewBox="0 0 142 759" draw:points="0,759 29,759 29,29 142,29 142,0 0,0"><text:p/></draw:polygon><draw:polygon draw:style-name="gr3" draw:text-style-name="P11" svg:width="0.0114in" svg:height="0.1in" svg:x="0.0543in" svg:y="0.2984in" svg:viewBox="0 0 30 255" draw:points="0,255 30,255 30,0 0,0"><text:p/></draw:polygon><draw:polygon draw:style-name="gr3" draw:text-style-name="P11" svg:width="0.0555in" svg:height="0.2984in" svg:x="0.0543in" svg:y="0.3984in" svg:viewBox="0 0 142 759" draw:points="0,759 142,759 142,731 29,731 29,0 0,0"><text:p/></draw:polygon><draw:path draw:style-name="gr3" draw:text-style-name="P11" svg:width="0.0874in" svg:height="0.0827in" svg:x="0.1374in" svg:y="0.0102in" svg:viewBox="0 0 223 211" svg:d="M44 176c-10 16-20 24-37 26-3 0-7 0-7 6 0 2 2 3 4 3 8 0 18-1 26-1 10 0 22 1 30 1 1 0 6 0 6-6 0-3-4-3-5-3-2-2-13-2-13-10 0-4 4-8 5-11l24-37h84l7 49c-1 4-2 9-20 9-4 0-8 0-8 6 0 1 0 3 5 3 9 0 29-1 39-1 4 0 12 1 16 1 6 0 12 0 17 0s6-2 6-6c0-3-3-3-8-3-17 0-18-3-18-10l-27-184c-1-6-1-8-7-8s-7 2-9 7zM84 133l61-97 15 97z"><text:p/></draw:path><draw:path draw:style-name="gr3" draw:text-style-name="P11" svg:width="0.0134in" svg:height="0.0134in" svg:x="0.2433in" svg:y="0.0575in" svg:viewBox="0 0 35 35" svg:d="M35 18c0-11-9-18-17-18-11 0-18 8-18 18 0 11 10 17 18 17 10 0 17-9 17-17z"><text:p/></draw:path><draw:path draw:style-name="gr3" draw:text-style-name="P11" svg:width="0.0465in" svg:height="0.0524in" svg:x="0.278in" svg:y="0.0413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3" draw:text-style-name="P11" svg:width="0.0626in" svg:height="0.0524in" svg:x="0.3374in" svg:y="0.0413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1" svg:width="0.0134in" svg:height="0.0134in" svg:x="0.4201in" svg:y="0.0575in" svg:viewBox="0 0 35 35" svg:d="M35 18c0-11-9-18-17-18-11 0-18 8-18 18 0 11 10 17 18 17 10 0 17-9 17-17z"><text:p/></draw:path><draw:path draw:style-name="gr3" draw:text-style-name="P11" svg:width="0.124in" svg:height="0.0795in" svg:x="0.4547in" svg:y="0.0138in" svg:viewBox="0 0 316 203" svg:d="M281 24c2-11 3-13 25-13 6 0 10 0 10-6 0-5-4-5-9-5h-41c-8 0-8 0-12 6l-115 169-29-167c-1-8-1-8-10-8h-42c-6 0-10 0-10 6 0 5 4 5 10 5 4 0 6 0 12 0 6 1 6 1 6 5 0 0 0 2-2 6l-37 150c-2 9-7 19-31 20-2 0-6 0-6 7 0 0 0 4 5 4 8 0 20-1 30-1 7 0 25 1 32 1 1 0 6 0 6-6 0-5-5-5-7-5-19 0-19-8-19-12 0-1 0-2 1-7l40-159 32 180c1 6 1 9 6 9 4 0 6-4 8-6l125-186v1l-42 168c-2 10-2 12-26 12-5 0-9 0-9 7 0 0 0 4 5 4 6 0 12-1 18-1s13 0 19 0c9 0 29 1 38 1 2 0 6 0 6-6 0-5-4-5-10-5 0 0-6 0-11 0-7-1-7-2-7-5 0-2 1-5 1-7z"><text:p/></draw:path><draw:path draw:style-name="gr3" draw:text-style-name="P11" svg:width="0.0437in" svg:height="0.0571in" svg:x="0.5787in" svg:y="0.0547in" svg:viewBox="0 0 112 146" svg:d="M112 73c0-14 0-73-57-73-55 0-55 59-55 73 0 16 0 73 55 73 57 0 57-57 57-73zM55 139c-7 0-25-2-31-24-2-12-2-26-2-44 0-16 0-30 3-42 5-18 22-22 30-22 17 0 28 9 31 23 4 11 4 29 4 41 0 14 0 32-4 44-4 21-22 24-31 24z"><text:p/></draw:path><draw:path draw:style-name="gr3" draw:text-style-name="P11" svg:width="0.0114in" svg:height="0.0264in" svg:x="0.6425in" svg:y="0.0992in" svg:viewBox="0 0 30 68" svg:d="M23 23c0 20-12 32-18 37-3 2-3 2-3 4 0 1 3 4 4 4 4 0 24-16 24-44 0-14-7-24-17-24-8 0-13 6-13 13s5 13 13 13c4 0 7-1 10-3z"><text:p/></draw:path><draw:path draw:style-name="gr3" draw:text-style-name="P11" svg:width="0.0437in" svg:height="0.0571in" svg:x="0.6732in" svg:y="0.0547in" svg:viewBox="0 0 112 146" svg:d="M112 73c0-14 0-73-57-73-55 0-55 59-55 73 0 16 0 73 55 73 57 0 57-57 57-73zM55 139c-7 0-25-2-31-24-2-12-2-26-2-44 0-16 0-30 3-42 5-18 22-22 30-22 17 0 28 9 31 23 4 11 4 29 4 41 0 14 0 32-4 44-4 21-22 24-31 24z"><text:p/></draw:path><draw:polygon draw:style-name="gr3" draw:text-style-name="P11" svg:width="0.6028in" svg:height="0.0067in" svg:x="0.1303in" svg:y="0.1323in" svg:viewBox="0 0 1532 18" draw:points="766,18 0,18 0,0 1532,0 1532,18"><text:p/></draw:polygon><draw:path draw:style-name="gr3" draw:text-style-name="P11" svg:width="0.089in" svg:height="0.0795in" svg:x="0.2972in" svg:y="0.1547in" svg:viewBox="0 0 227 203" svg:d="M35 180c-3 10-4 12-27 12-4 0-8 0-8 6 0 5 4 5 8 5h116c50 0 88-34 88-64 0-21-19-39-51-42 36-7 66-30 66-55 0-23-23-42-61-42h-108c-6 0-10 0-10 6 0 5 4 5 10 5 0 0 6 0 10 0 8 1 8 1 8 5 0 0 0 2-2 6zM83 94l18-74c2-8 2-9 14-9h46c30 0 37 19 37 31 0 24-28 52-67 52zM68 192c-9 0-9 0-9-2s0-3 1-8l20-80h63c29 0 39 18 39 35 0 30-30 55-66 55z"><text:p/></draw:path><draw:path draw:style-name="gr3" draw:text-style-name="P11" svg:width="0.0134in" svg:height="0.0134in" svg:x="0.4071in" svg:y="0.1984in" svg:viewBox="0 0 35 35" svg:d="M35 18c0-11-9-18-17-18-11 0-18 8-18 18 0 11 10 17 18 17 10 0 17-9 17-17z"><text:p/></draw:path><draw:path draw:style-name="gr3" draw:text-style-name="P11" svg:width="0.0543in" svg:height="0.0524in" svg:x="0.4406in" svg:y="0.1839in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11" svg:width="0.0626in" svg:height="0.0524in" svg:x="0.5043in" svg:y="0.1839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1" svg:width="0.0874in" svg:height="0.0827in" svg:x="0.9661in" svg:y="0.0287in" svg:viewBox="0 0 223 211" svg:d="M44 176c-10 16-20 24-37 26-3 0-7 0-7 6 0 2 2 3 4 3 8 0 18-1 26-1 10 0 22 1 30 1 1 0 6 0 6-6 0-3-4-3-5-3-2-2-13-2-13-10 0-4 4-8 5-11l24-37h84l7 49c-1 4-2 9-20 9-4 0-8 0-8 6 0 1 0 3 5 3 9 0 29-1 39-1 4 0 12 1 16 1 6 0 12 0 17 0s6-2 6-6c0-3-3-3-8-3-17 0-18-3-18-10l-27-184c-1-6-1-8-7-8s-7 2-9 7zM83 133l62-97 15 97z"><text:p/></draw:path><draw:polygon draw:style-name="gr3" draw:text-style-name="P11" svg:width="0.1409in" svg:height="0.0067in" svg:x="0.939in" svg:y="0.1323in" svg:viewBox="0 0 359 18" draw:points="180,18 0,18 0,0 359,0 359,18"><text:p/></draw:polygon><draw:path draw:style-name="gr3" draw:text-style-name="P11" svg:width="0.0543in" svg:height="0.0524in" svg:x="0.9461in" svg:y="0.1839in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11" svg:width="0.0626in" svg:height="0.0524in" svg:x="1.0098in" svg:y="0.1839in" svg:viewBox="0 0 160 134" svg:d="M60 100c-4 10-13 26-28 26-1 0-10 0-16-4 12-4 13-15 13-16 0-8-5-11-12-11-9 0-17 7-17 18 0 14 17 21 31 21 13 0 27-8 34-21 7 15 23 21 35 21 34 0 52-37 52-45 0-4-3-4-4-4-4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1" svg:width="0.0177in" svg:height="0.0177in" svg:x="1.1512in" svg:y="0.128in" svg:viewBox="0 0 46 46" svg:d="M46 23c0-12-10-23-23-23-12 0-23 11-23 23 0 13 11 23 23 23 13 0 23-10 23-23z"><text:p/></draw:path><draw:path draw:style-name="gr3" draw:text-style-name="P11" svg:width="0.061in" svg:height="0.0752in" svg:x="1.2283in" svg:y="0.1047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1" svg:width="0.0768in" svg:height="0.1071in" svg:x="1.302in" svg:y="0.1047in" svg:viewBox="0 0 196 273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5 46 35 43 0 88-38 100-86z"><text:p/></draw:path><draw:path draw:style-name="gr3" draw:text-style-name="P11" svg:width="0.0177in" svg:height="0.0177in" svg:x="1.435in" svg:y="0.128in" svg:viewBox="0 0 46 46" svg:d="M46 23c0-12-10-23-23-23-12 0-23 11-23 23 0 13 11 23 23 23 13 0 23-10 23-23z"><text:p/></draw:path><draw:path draw:style-name="gr3" draw:text-style-name="P11" svg:width="0.1665in" svg:height="0.1134in" svg:x="1.5106in" svg:y="0.0638in" svg:viewBox="0 0 424 289" svg:d="M374 32c4-15 4-19 36-19 10 0 14 0 14-8 0-5-4-5-11-5h-57c-10 0-10 0-16 8l-154 242-34-240c-1-10-2-10-13-10h-57c-9 0-14 0-14 8 0 5 5 5 14 5 4 0 13 0 18 1 6 0 9 2 9 6 0 3-1 4-2 9l-54 216c-4 16-11 30-46 31-1 0-7 0-7 8 0 4 2 5 6 5 13 0 29-1 42-1 14 0 30 1 43 1 3 0 9 0 9-8 0-5-5-5-9-5-24 0-27-9-27-18 0-4 0-6 1-11l57-230 38 262c0 5 1 10 6 10 4 0 7-5 9-7l171-269-60 244c-5 15-5 19-39 19-7 0-12 0-12 8 0 5 5 5 6 5 12 0 41-1 53-1 17 0 36 1 53 1 2 0 8 0 8-8 0-5-3-5-12-5-15 0-27 0-27-7 0-3 0-3 2-11z"><text:p/></draw:path><draw:path draw:style-name="gr3" draw:text-style-name="P11" svg:width="0.0539in" svg:height="0.0795in" svg:x="1.6705in" svg:y="0.1256in" svg:viewBox="0 0 138 203" svg:d="M138 102c0-32-4-55-18-77-8-13-28-25-50-25-70 0-70 82-70 102 0 22 0 101 70 101 68 0 68-79 68-101zM70 194c-15 0-33-7-39-32-3-17-3-42-3-64 0-21 0-44 3-60 7-24 25-30 39-30 15 0 31 10 36 27 4 17 6 38 6 63 0 22 0 45-5 63-6 27-25 33-37 33z"><text:p/></draw:path><draw:path draw:style-name="gr3" draw:text-style-name="P11" svg:width="0.0146in" svg:height="0.0358in" svg:x="1.7433in" svg:y="0.1882in" svg:viewBox="0 0 38 92" svg:d="M30 30c0 16-2 35-24 54-1 1-1 2-1 4s2 4 3 4c5 0 30-24 30-60 0-18-7-32-21-32-10 0-17 7-17 17 0 9 7 18 18 18 7 0 12-5 12-5z"><text:p/></draw:path><draw:path draw:style-name="gr3" draw:text-style-name="P11" svg:width="0.0425in" svg:height="0.0772in" svg:x="1.7823in" svg:y="0.1256in" svg:viewBox="0 0 109 197" svg:d="M67 8c0-8 0-8-8-8-19 19-47 19-59 19v11c7 0 26 0 43-8v151c0 9 0 13-30 13h-11v11c5 0 42-1 53-1 10 0 47 1 54 1v-11h-12c-30 0-30-4-30-13z"><text:p/></draw:path><draw:path draw:style-name="gr3" draw:text-style-name="P11" svg:width="0.1665in" svg:height="0.1134in" svg:x="2.0189in" svg:y="0.0638in" svg:viewBox="0 0 424 289" svg:d="M374 32c4-15 4-19 36-19 10 0 14 0 14-8 0-5-4-5-11-5h-57c-10 0-10 0-16 8l-154 242-34-240c-1-10-2-10-13-10h-57c-9 0-14 0-14 8 0 5 5 5 14 5 4 0 13 0 18 1 6 0 9 2 9 6 0 3-1 4-2 9l-54 216c-4 16-11 30-46 31-1 0-7 0-7 8 0 4 2 5 6 5 13 0 29-1 42-1 14 0 30 1 43 1 3 0 9 0 9-8 0-5-5-5-9-5-24 0-27-9-27-18 0-4 0-6 1-11l57-230 38 262c0 5 1 10 6 10 4 0 7-5 9-7l171-269-60 244c-5 15-5 19-39 19-7 0-12 0-12 8 0 5 5 5 6 5 12 0 41-1 53-1 17 0 36 1 53 1 2 0 8 0 8-8 0-5-3-5-12-5-15 0-27 0-27-7 0-3 0-3 2-11z"><text:p/></draw:path><draw:path draw:style-name="gr3" draw:text-style-name="P11" svg:width="0.0539in" svg:height="0.0795in" svg:x="2.1787in" svg:y="0.1256in" svg:viewBox="0 0 138 203" svg:d="M138 102c0-32-4-55-18-77-8-13-28-25-50-25-70 0-70 82-70 102 0 22 0 101 70 101 68 0 68-79 68-101zM70 194c-15 0-33-7-39-32-3-17-3-42-3-64 0-21 0-44 3-60 7-24 25-30 39-30 15 0 31 10 36 27 4 17 6 38 6 63 0 22 0 45-5 63-6 27-25 33-37 33z"><text:p/></draw:path><draw:path draw:style-name="gr3" draw:text-style-name="P11" svg:width="0.0146in" svg:height="0.0358in" svg:x="2.2516in" svg:y="0.1882in" svg:viewBox="0 0 38 92" svg:d="M30 30c0 16-2 35-24 54-1 1-1 2-1 4s2 4 3 4c5 0 30-24 30-60 0-18-7-32-21-32-10 0-17 7-17 17 0 9 7 18 18 18 7 0 12-5 12-5z"><text:p/></draw:path><draw:path draw:style-name="gr3" draw:text-style-name="P11" svg:width="0.0516in" svg:height="0.0772in" svg:x="2.285in" svg:y="0.125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1" svg:width="0.0874in" svg:height="0.0827in" svg:x="0.1374in" svg:y="0.2339in" svg:viewBox="0 0 223 211" svg:d="M44 176c-10 16-20 24-37 26-3 0-7 0-7 6 0 2 2 3 4 3 8 0 18-1 26-1 10 0 22 1 30 1 1 0 6 0 6-6 0-3-4-3-5-3-2-2-13-2-13-10 0-4 4-8 5-11l24-37h84l7 49c-1 4-2 9-20 9-4 0-8 0-8 6 0 1 0 3 5 3 9 0 29-1 39-1 4 0 12 1 16 1 6 0 12 0 17 0s6-2 6-6c0-3-3-3-8-3-17 0-18-3-18-10l-27-184c-1-6-1-8-7-8s-7 2-9 7zM84 133l61-97 15 97z"><text:p/></draw:path><draw:path draw:style-name="gr3" draw:text-style-name="P11" svg:width="0.0134in" svg:height="0.0134in" svg:x="0.2433in" svg:y="0.2811in" svg:viewBox="0 0 35 35" svg:d="M35 18c0-11-9-18-17-18-11 0-18 8-18 18 0 11 10 17 18 17 10 0 17-9 17-17z"><text:p/></draw:path><draw:path draw:style-name="gr3" draw:text-style-name="P11" svg:width="0.0465in" svg:height="0.0524in" svg:x="0.278in" svg:y="0.2661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3" draw:text-style-name="P11" svg:width="0.0626in" svg:height="0.0524in" svg:x="0.3374in" svg:y="0.2661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1" svg:width="0.0134in" svg:height="0.0134in" svg:x="0.4201in" svg:y="0.2811in" svg:viewBox="0 0 35 35" svg:d="M35 18c0-11-9-18-17-18-11 0-18 8-18 18 0 11 10 17 18 17 10 0 17-9 17-17z"><text:p/></draw:path><draw:path draw:style-name="gr3" draw:text-style-name="P11" svg:width="0.124in" svg:height="0.0795in" svg:x="0.4547in" svg:y="0.237in" svg:viewBox="0 0 316 203" svg:d="M281 24c2-11 3-13 25-13 6 0 10 0 10-6 0-5-4-5-9-5h-41c-8 0-8 0-12 6l-115 169-29-167c-1-8-1-8-10-8h-42c-6 0-10 0-10 6 0 5 4 5 10 5 4 0 6 0 12 0 6 1 6 1 6 5 0 0 0 2-2 6l-37 150c-2 9-7 19-31 20-2 0-6 0-6 7 0 0 0 4 5 4 8 0 20-1 30-1 7 0 25 1 32 1 1 0 6 0 6-6 0-5-5-5-7-5-19 0-19-8-19-12 0-1 0-2 1-7l40-159 32 180c1 6 1 9 6 9 4 0 6-4 8-6l125-186v1l-42 168c-2 10-2 12-26 12-5 0-9 0-9 7 0 0 0 4 5 4 6 0 12-1 18-1s13 0 19 0c9 0 29 1 38 1 2 0 6 0 6-6 0-5-4-5-10-5 0 0-6 0-11 0-7-1-7-2-7-5 0-2 1-5 1-7z"><text:p/></draw:path><draw:path draw:style-name="gr3" draw:text-style-name="P11" svg:width="0.0343in" svg:height="0.0555in" svg:x="0.5839in" svg:y="0.2783in" svg:viewBox="0 0 88 142" svg:d="M54 6c0-6 0-6-7-6-16 13-39 13-43 13h-4v10h4c4 0 19 0 31-6v107c0 6 0 8-23 8h-11v10c12-2 31-2 43-2 14 0 32 0 44 2v-10h-11c-23 0-23-2-23-8z"><text:p/></draw:path><draw:path draw:style-name="gr3" draw:text-style-name="P11" svg:width="0.0114in" svg:height="0.0264in" svg:x="0.6425in" svg:y="0.3224in" svg:viewBox="0 0 30 68" svg:d="M23 23c0 20-12 32-18 37-3 2-3 2-3 4 0 1 3 4 4 4 4 0 24-16 24-44 0-14-7-24-17-24-8 0-13 6-13 13s5 13 13 13c4 0 7-1 10-3z"><text:p/></draw:path><draw:path draw:style-name="gr3" draw:text-style-name="P11" svg:width="0.0437in" svg:height="0.0571in" svg:x="0.6732in" svg:y="0.2783in" svg:viewBox="0 0 112 146" svg:d="M112 73c0-14 0-73-57-73-55 0-55 59-55 73 0 16 0 73 55 73 57 0 57-57 57-73zM55 139c-7 0-25-2-31-24-2-12-2-26-2-44 0-16 0-30 3-42 5-18 22-22 30-22 17 0 28 9 31 23 4 11 4 29 4 41 0 14 0 32-4 44-4 21-22 24-31 24z"><text:p/></draw:path><draw:polygon draw:style-name="gr3" draw:text-style-name="P11" svg:width="0.6028in" svg:height="0.0067in" svg:x="0.1303in" svg:y="0.3555in" svg:viewBox="0 0 1532 18" draw:points="766,18 0,18 0,0 1532,0 1532,18"><text:p/></draw:polygon><draw:path draw:style-name="gr3" draw:text-style-name="P11" svg:width="0.089in" svg:height="0.0795in" svg:x="0.2972in" svg:y="0.3783in" svg:viewBox="0 0 227 203" svg:d="M35 180c-3 10-4 12-27 12-4 0-8 0-8 6 0 5 4 5 8 5h116c50 0 88-34 88-64 0-21-19-39-51-42 36-7 66-30 66-55 0-23-23-42-61-42h-108c-6 0-10 0-10 6 0 5 4 5 10 5 0 0 6 0 10 0 8 1 8 1 8 5 0 0 0 2-2 6zM83 94l18-74c2-8 2-9 14-9h46c30 0 37 19 37 31 0 24-28 52-67 52zM68 192c-9 0-9 0-9-2s0-3 1-8l20-80h63c29 0 39 18 39 35 0 30-30 55-66 55z"><text:p/></draw:path><draw:path draw:style-name="gr3" draw:text-style-name="P11" svg:width="0.0134in" svg:height="0.0134in" svg:x="0.4071in" svg:y="0.422in" svg:viewBox="0 0 35 35" svg:d="M35 18c0-11-9-18-17-18-11 0-18 8-18 18 0 11 10 17 18 17 10 0 17-9 17-17z"><text:p/></draw:path><draw:path draw:style-name="gr3" draw:text-style-name="P11" svg:width="0.0543in" svg:height="0.0524in" svg:x="0.4406in" svg:y="0.4075in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11" svg:width="0.0626in" svg:height="0.0524in" svg:x="0.5043in" svg:y="0.4075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1" svg:width="0.0874in" svg:height="0.0827in" svg:x="0.9661in" svg:y="0.252in" svg:viewBox="0 0 223 211" svg:d="M44 176c-10 16-20 24-37 26-3 0-7 0-7 6 0 2 2 3 4 3 8 0 18-1 26-1 10 0 22 1 30 1 1 0 6 0 6-6 0-3-4-3-5-3-2-2-13-2-13-10 0-4 4-8 5-11l24-37h84l7 49c-1 4-2 9-20 9-4 0-8 0-8 6 0 1 0 3 5 3 9 0 29-1 39-1 4 0 12 1 16 1 6 0 12 0 17 0s6-2 6-6c0-3-3-3-8-3-17 0-18-3-18-10l-27-184c-1-6-1-8-7-8s-7 2-9 7zM83 133l62-97 15 97z"><text:p/></draw:path><draw:polygon draw:style-name="gr3" draw:text-style-name="P11" svg:width="0.1409in" svg:height="0.0067in" svg:x="0.939in" svg:y="0.3555in" svg:viewBox="0 0 359 18" draw:points="180,18 0,18 0,0 359,0 359,18"><text:p/></draw:polygon><draw:path draw:style-name="gr3" draw:text-style-name="P11" svg:width="0.0543in" svg:height="0.0524in" svg:x="0.9461in" svg:y="0.4075in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11" svg:width="0.0626in" svg:height="0.0524in" svg:x="1.0098in" svg:y="0.4075in" svg:viewBox="0 0 160 134" svg:d="M60 100c-4 10-13 26-28 26-1 0-10 0-16-4 12-4 13-15 13-16 0-8-5-11-12-11-9 0-17 7-17 18 0 14 17 21 31 21 13 0 27-8 34-21 7 15 23 21 35 21 34 0 52-37 52-45 0-4-3-4-4-4-4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1" svg:width="0.0177in" svg:height="0.0177in" svg:x="1.1512in" svg:y="0.35in" svg:viewBox="0 0 46 46" svg:d="M46 23c0-12-10-23-23-23-12 0-23 11-23 23 0 13 11 23 23 23 13 0 23-10 23-23z"><text:p/></draw:path><draw:path draw:style-name="gr3" draw:text-style-name="P11" svg:width="0.061in" svg:height="0.0752in" svg:x="1.2283in" svg:y="0.3283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1" svg:width="0.0768in" svg:height="0.1071in" svg:x="1.302in" svg:y="0.3283in" svg:viewBox="0 0 196 273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5 46 35 43 0 88-38 100-86z"><text:p/></draw:path><draw:path draw:style-name="gr3" draw:text-style-name="P11" svg:width="0.0177in" svg:height="0.0177in" svg:x="1.435in" svg:y="0.35in" svg:viewBox="0 0 46 46" svg:d="M46 23c0-12-10-23-23-23-12 0-23 11-23 23 0 13 11 23 23 23 13 0 23-10 23-23z"><text:p/></draw:path><draw:path draw:style-name="gr3" draw:text-style-name="P11" svg:width="0.1665in" svg:height="0.1134in" svg:x="1.5106in" svg:y="0.287in" svg:viewBox="0 0 424 289" svg:d="M374 32c4-15 4-19 36-19 10 0 14 0 14-8 0-5-4-5-11-5h-57c-10 0-10 0-16 8l-154 242-34-240c-1-10-2-10-13-10h-57c-9 0-14 0-14 8 0 5 5 5 14 5 4 0 13 0 18 1 6 0 9 2 9 6 0 3-1 4-2 9l-54 216c-4 16-11 30-46 31-1 0-7 0-7 8 0 4 2 5 6 5 13 0 29-1 42-1 14 0 30 1 43 1 3 0 9 0 9-8 0-5-5-5-9-5-24 0-27-9-27-18 0-4 0-6 1-11l57-230 38 262c0 5 1 10 6 10 4 0 7-5 9-7l171-269-60 244c-5 15-5 19-39 19-7 0-12 0-12 8 0 5 5 5 6 5 12 0 41-1 53-1 17 0 36 1 53 1 2 0 8 0 8-8 0-5-3-5-12-5-15 0-27 0-27-7 0-3 0-3 2-11z"><text:p/></draw:path><draw:path draw:style-name="gr3" draw:text-style-name="P11" svg:width="0.0425in" svg:height="0.0772in" svg:x="1.6772in" svg:y="0.3484in" svg:viewBox="0 0 109 197" svg:d="M67 8c0-8 0-8-8-8-19 19-47 19-59 19v11c7 0 26 0 43-8v151c0 9 0 13-30 13h-11v11c5 0 42-1 53-1 10 0 47 1 54 1v-11h-12c-30 0-30-4-30-13z"><text:p/></draw:path><draw:path draw:style-name="gr3" draw:text-style-name="P11" svg:width="0.0146in" svg:height="0.0358in" svg:x="1.7433in" svg:y="0.4118in" svg:viewBox="0 0 38 92" svg:d="M30 30c0 16-2 35-24 54-1 1-1 2-1 4s2 4 3 4c5 0 30-24 30-60 0-18-7-32-21-32-10 0-17 7-17 17 0 9 7 18 18 18 7 0 12-5 12-5z"><text:p/></draw:path><draw:path draw:style-name="gr3" draw:text-style-name="P11" svg:width="0.0425in" svg:height="0.0772in" svg:x="1.7823in" svg:y="0.3484in" svg:viewBox="0 0 109 197" svg:d="M67 8c0-8 0-8-8-8-19 19-47 19-59 19v11c7 0 26 0 43-8v151c0 9 0 13-30 13h-11v11c5 0 42-1 53-1 10 0 47 1 54 1v-11h-12c-30 0-30-4-30-13z"><text:p/></draw:path><draw:path draw:style-name="gr3" draw:text-style-name="P11" svg:width="0.1665in" svg:height="0.1134in" svg:x="2.0189in" svg:y="0.287in" svg:viewBox="0 0 424 289" svg:d="M374 32c4-15 4-19 36-19 10 0 14 0 14-8 0-5-4-5-11-5h-57c-10 0-10 0-16 8l-154 242-34-240c-1-10-2-10-13-10h-57c-9 0-14 0-14 8 0 5 5 5 14 5 4 0 13 0 18 1 6 0 9 2 9 6 0 3-1 4-2 9l-54 216c-4 16-11 30-46 31-1 0-7 0-7 8 0 4 2 5 6 5 13 0 29-1 42-1 14 0 30 1 43 1 3 0 9 0 9-8 0-5-5-5-9-5-24 0-27-9-27-18 0-4 0-6 1-11l57-230 38 262c0 5 1 10 6 10 4 0 7-5 9-7l171-269-60 244c-5 15-5 19-39 19-7 0-12 0-12 8 0 5 5 5 6 5 12 0 41-1 53-1 17 0 36 1 53 1 2 0 8 0 8-8 0-5-3-5-12-5-15 0-27 0-27-7 0-3 0-3 2-11z"><text:p/></draw:path><draw:path draw:style-name="gr3" draw:text-style-name="P11" svg:width="0.0425in" svg:height="0.0772in" svg:x="2.1854in" svg:y="0.3484in" svg:viewBox="0 0 109 197" svg:d="M67 8c0-8 0-8-8-8-19 19-47 19-59 19v11c7 0 26 0 43-8v151c0 9 0 13-30 13h-11v11c5 0 42-1 53-1 10 0 47 1 54 1v-11h-12c-30 0-30-4-30-13z"><text:p/></draw:path><draw:path draw:style-name="gr3" draw:text-style-name="P11" svg:width="0.0146in" svg:height="0.0358in" svg:x="2.2516in" svg:y="0.4118in" svg:viewBox="0 0 38 92" svg:d="M30 30c0 16-2 35-24 54-1 1-1 2-1 4s2 4 3 4c5 0 30-24 30-60 0-18-7-32-21-32-10 0-17 7-17 17 0 9 7 18 18 18 7 0 12-5 12-5z"><text:p/></draw:path><draw:path draw:style-name="gr3" draw:text-style-name="P11" svg:width="0.0516in" svg:height="0.0772in" svg:x="2.285in" svg:y="0.348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1" svg:width="0.0874in" svg:height="0.0827in" svg:x="0.1374in" svg:y="0.4575in" svg:viewBox="0 0 223 211" svg:d="M44 176c-10 16-20 24-37 26-3 0-7 0-7 6 0 2 2 3 4 3 8 0 18-1 26-1 10 0 22 1 30 1 1 0 6 0 6-6 0-3-4-3-5-3-2-2-13-2-13-10 0-4 4-8 5-11l24-37h84l7 49c-1 4-2 9-20 9-4 0-8 0-8 6 0 1 0 3 5 3 9 0 29-1 39-1 4 0 12 1 16 1 6 0 12 0 17 0s6-2 6-6c0-3-3-3-8-3-17 0-18-3-18-10l-27-184c-1-6-1-8-7-8s-7 2-9 7zM84 133l61-97 15 97z"><text:p/></draw:path><draw:path draw:style-name="gr3" draw:text-style-name="P11" svg:width="0.0134in" svg:height="0.0134in" svg:x="0.2433in" svg:y="0.5047in" svg:viewBox="0 0 35 35" svg:d="M35 18c0-11-9-18-17-18-11 0-18 8-18 18 0 11 10 17 18 17 10 0 17-9 17-17z"><text:p/></draw:path><draw:path draw:style-name="gr3" draw:text-style-name="P11" svg:width="0.0465in" svg:height="0.0524in" svg:x="0.278in" svg:y="0.4882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3" draw:text-style-name="P11" svg:width="0.0626in" svg:height="0.0524in" svg:x="0.3374in" svg:y="0.4882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1" svg:width="0.0134in" svg:height="0.0134in" svg:x="0.4201in" svg:y="0.5047in" svg:viewBox="0 0 35 35" svg:d="M35 18c0-11-9-18-17-18-11 0-18 8-18 18 0 11 10 17 18 17 10 0 17-9 17-17z"><text:p/></draw:path><draw:path draw:style-name="gr3" draw:text-style-name="P11" svg:width="0.124in" svg:height="0.0795in" svg:x="0.4547in" svg:y="0.4602in" svg:viewBox="0 0 316 203" svg:d="M281 24c2-11 3-13 25-13 6 0 10 0 10-6 0-5-4-5-9-5h-41c-8 0-8 0-12 6l-115 169-29-167c-1-8-1-8-10-8h-42c-6 0-10 0-10 6 0 5 4 5 10 5 4 0 6 0 12 0 6 1 6 1 6 5 0 0 0 2-2 6l-37 150c-2 9-7 19-31 20-2 0-6 0-6 7 0 0 0 4 5 4 8 0 20-1 30-1 7 0 25 1 32 1 1 0 6 0 6-6 0-5-5-5-7-5-19 0-19-8-19-12 0-1 0-2 1-7l40-159 32 180c1 6 1 9 6 9 4 0 6-4 8-6l125-186v1l-42 168c-2 10-2 12-26 12-5 0-9 0-9 7 0 0 0 4 5 4 6 0 12-1 18-1s13 0 19 0c9 0 29 1 38 1 2 0 6 0 6-6 0-5-4-5-10-5 0 0-6 0-11 0-7-1-7-2-7-5 0-2 1-5 1-7z"><text:p/></draw:path><draw:path draw:style-name="gr3" draw:text-style-name="P11" svg:width="0.0413in" svg:height="0.0555in" svg:x="0.5795in" svg:y="0.502in" svg:viewBox="0 0 106 142" svg:d="M106 101h-9c0 3-2 17-6 19-2 1-19 1-23 1h-42c15-11 30-23 44-31 19-13 36-25 36-48 0-26-26-42-56-42-28 0-50 17-50 37 0 11 10 13 12 13 6 0 13-3 13-12 0-8-6-12-12-13 6-9 18-15 33-15 20 0 37 12 37 32 0 18-12 32-29 46l-52 44c-2 1-2 1-2 4v6h100z"><text:p/></draw:path><draw:path draw:style-name="gr3" draw:text-style-name="P11" svg:width="0.0114in" svg:height="0.0264in" svg:x="0.6425in" svg:y="0.5457in" svg:viewBox="0 0 30 68" svg:d="M23 23c0 20-12 32-18 37-3 2-3 2-3 4 0 1 3 4 4 4 4 0 24-16 24-44 0-14-7-24-17-24-8 0-13 6-13 13s5 13 13 13c4 0 7-1 10-3z"><text:p/></draw:path><draw:path draw:style-name="gr3" draw:text-style-name="P11" svg:width="0.0437in" svg:height="0.0571in" svg:x="0.6732in" svg:y="0.502in" svg:viewBox="0 0 112 146" svg:d="M112 73c0-14 0-73-57-73-55 0-55 59-55 73 0 16 0 73 55 73 57 0 57-57 57-73zM55 139c-7 0-25-2-31-24-2-12-2-26-2-44 0-16 0-30 3-42 5-18 22-22 30-22 17 0 28 9 31 23 4 11 4 29 4 41 0 14 0 32-4 44-4 21-22 24-31 24z"><text:p/></draw:path><draw:polygon draw:style-name="gr3" draw:text-style-name="P11" svg:width="0.6028in" svg:height="0.0067in" svg:x="0.1303in" svg:y="0.5787in" svg:viewBox="0 0 1532 18" draw:points="766,18 0,18 0,0 1532,0 1532,18"><text:p/></draw:polygon><draw:path draw:style-name="gr3" draw:text-style-name="P11" svg:width="0.089in" svg:height="0.0795in" svg:x="0.2972in" svg:y="0.602in" svg:viewBox="0 0 227 203" svg:d="M35 180c-3 10-4 12-27 12-4 0-8 0-8 6 0 5 4 5 8 5h116c50 0 88-34 88-64 0-21-19-39-51-42 36-7 66-30 66-55 0-23-23-42-61-42h-108c-6 0-10 0-10 6 0 5 4 5 10 5 0 0 6 0 10 0 8 1 8 1 8 5 0 0 0 2-2 6zM83 94l18-74c2-8 2-9 14-9h46c30 0 37 19 37 31 0 24-28 52-67 52zM68 192c-9 0-9 0-9-2s0-3 1-8l20-80h63c29 0 39 18 39 35 0 30-30 55-66 55z"><text:p/></draw:path><draw:path draw:style-name="gr3" draw:text-style-name="P11" svg:width="0.0134in" svg:height="0.0134in" svg:x="0.4071in" svg:y="0.6457in" svg:viewBox="0 0 35 35" svg:d="M35 18c0-11-9-18-17-18-11 0-18 8-18 18 0 11 10 17 18 17 10 0 17-9 17-17z"><text:p/></draw:path><draw:path draw:style-name="gr3" draw:text-style-name="P11" svg:width="0.0543in" svg:height="0.0524in" svg:x="0.4406in" svg:y="0.6299in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11" svg:width="0.0626in" svg:height="0.0524in" svg:x="0.5043in" svg:y="0.6299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1" svg:width="0.0874in" svg:height="0.0827in" svg:x="0.9661in" svg:y="0.4756in" svg:viewBox="0 0 223 211" svg:d="M44 176c-10 16-20 24-37 26-3 0-7 0-7 6 0 2 2 3 4 3 8 0 18-1 26-1 10 0 22 1 30 1 1 0 6 0 6-6 0-3-4-3-5-3-2-2-13-2-13-10 0-4 4-8 5-11l24-37h84l7 49c-1 4-2 9-20 9-4 0-8 0-8 6 0 1 0 3 5 3 9 0 29-1 39-1 4 0 12 1 16 1 6 0 12 0 17 0s6-2 6-6c0-3-3-3-8-3-17 0-18-3-18-10l-27-184c-1-6-1-8-7-8s-7 2-9 7zM83 133l62-97 15 97z"><text:p/></draw:path><draw:polygon draw:style-name="gr3" draw:text-style-name="P11" svg:width="0.1409in" svg:height="0.0067in" svg:x="0.939in" svg:y="0.5787in" svg:viewBox="0 0 359 18" draw:points="180,18 0,18 0,0 359,0 359,18"><text:p/></draw:polygon><draw:path draw:style-name="gr3" draw:text-style-name="P11" svg:width="0.0543in" svg:height="0.0524in" svg:x="0.9461in" svg:y="0.6299in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11" svg:width="0.0626in" svg:height="0.0524in" svg:x="1.0098in" svg:y="0.6299in" svg:viewBox="0 0 160 134" svg:d="M60 100c-4 10-13 26-28 26-1 0-10 0-16-4 12-4 13-15 13-16 0-8-5-11-12-11-9 0-17 7-17 18 0 14 17 21 31 21 13 0 27-8 34-21 7 15 23 21 35 21 34 0 52-37 52-45 0-4-3-4-4-4-4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1" svg:width="0.0177in" svg:height="0.0177in" svg:x="1.1512in" svg:y="0.5732in" svg:viewBox="0 0 46 46" svg:d="M46 23c0-12-10-23-23-23-12 0-23 11-23 23 0 13 11 23 23 23 13 0 23-10 23-23z"><text:p/></draw:path><draw:path draw:style-name="gr3" draw:text-style-name="P11" svg:width="0.061in" svg:height="0.0752in" svg:x="1.2283in" svg:y="0.5516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1" svg:width="0.0768in" svg:height="0.1071in" svg:x="1.302in" svg:y="0.5516in" svg:viewBox="0 0 196 273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5 46 35 43 0 88-38 100-86z"><text:p/></draw:path><draw:path draw:style-name="gr3" draw:text-style-name="P11" svg:width="0.0177in" svg:height="0.0177in" svg:x="1.435in" svg:y="0.5732in" svg:viewBox="0 0 46 46" svg:d="M46 23c0-12-10-23-23-23-12 0-23 11-23 23 0 13 11 23 23 23 13 0 23-10 23-23z"><text:p/></draw:path><draw:path draw:style-name="gr3" draw:text-style-name="P11" svg:width="0.1665in" svg:height="0.1134in" svg:x="1.5106in" svg:y="0.5102in" svg:viewBox="0 0 424 289" svg:d="M374 32c4-15 4-19 36-19 10 0 14 0 14-8 0-5-4-5-11-5h-57c-10 0-10 0-16 8l-154 242-34-240c-1-10-2-10-13-10h-57c-9 0-14 0-14 8 0 5 5 5 14 5 4 0 13 0 18 1 6 0 9 2 9 6 0 3-1 4-2 9l-54 216c-4 16-11 30-46 31-1 0-7 0-7 8 0 4 2 5 6 5 13 0 29-1 42-1 14 0 30 1 43 1 3 0 9 0 9-8 0-5-5-5-9-5-24 0-27-9-27-18 0-4 0-6 1-11l57-230 38 262c0 5 1 10 6 10 4 0 7-5 9-7l171-269-60 244c-5 15-5 19-39 19-7 0-12 0-12 8 0 5 5 5 6 5 12 0 41-1 53-1 17 0 36 1 53 1 2 0 8 0 8-8 0-5-3-5-12-5-15 0-27 0-27-7 0-3 0-3 2-11z"><text:p/></draw:path><draw:path draw:style-name="gr3" draw:text-style-name="P11" svg:width="0.0516in" svg:height="0.0772in" svg:x="1.6717in" svg:y="0.5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1" svg:width="0.0146in" svg:height="0.0358in" svg:x="1.7433in" svg:y="0.635in" svg:viewBox="0 0 38 92" svg:d="M30 30c0 16-2 35-24 54-1 1-1 2-1 4s2 4 3 4c5 0 30-24 30-60 0-18-7-32-21-32-10 0-17 7-17 17 0 9 7 18 18 18 7 0 12-5 12-5z"><text:p/></draw:path><draw:path draw:style-name="gr3" draw:text-style-name="P11" svg:width="0.0425in" svg:height="0.0772in" svg:x="1.7823in" svg:y="0.572in" svg:viewBox="0 0 109 197" svg:d="M67 8c0-8 0-8-8-8-19 19-47 19-59 19v11c7 0 26 0 43-8v151c0 9 0 13-30 13h-11v11c5 0 42-1 53-1 10 0 47 1 54 1v-11h-12c-30 0-30-4-30-13z"><text:p/></draw:path><draw:path draw:style-name="gr3" draw:text-style-name="P11" svg:width="0.1665in" svg:height="0.1134in" svg:x="2.0189in" svg:y="0.5102in" svg:viewBox="0 0 424 289" svg:d="M374 32c4-15 4-19 36-19 10 0 14 0 14-8 0-5-4-5-11-5h-57c-10 0-10 0-16 8l-154 242-34-240c-1-10-2-10-13-10h-57c-9 0-14 0-14 8 0 5 5 5 14 5 4 0 13 0 18 1 6 0 9 2 9 6 0 3-1 4-2 9l-54 216c-4 16-11 30-46 31-1 0-7 0-7 8 0 4 2 5 6 5 13 0 29-1 42-1 14 0 30 1 43 1 3 0 9 0 9-8 0-5-5-5-9-5-24 0-27-9-27-18 0-4 0-6 1-11l57-230 38 262c0 5 1 10 6 10 4 0 7-5 9-7l171-269-60 244c-5 15-5 19-39 19-7 0-12 0-12 8 0 5 5 5 6 5 12 0 41-1 53-1 17 0 36 1 53 1 2 0 8 0 8-8 0-5-3-5-12-5-15 0-27 0-27-7 0-3 0-3 2-11z"><text:p/></draw:path><draw:path draw:style-name="gr3" draw:text-style-name="P11" svg:width="0.0516in" svg:height="0.0772in" svg:x="2.1795in" svg:y="0.5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1" svg:width="0.0146in" svg:height="0.0358in" svg:x="2.2516in" svg:y="0.635in" svg:viewBox="0 0 38 92" svg:d="M30 30c0 16-2 35-24 54-1 1-1 2-1 4s2 4 3 4c5 0 30-24 30-60 0-18-7-32-21-32-10 0-17 7-17 17 0 9 7 18 18 18 7 0 12-5 12-5z"><text:p/></draw:path><draw:path draw:style-name="gr3" draw:text-style-name="P11" svg:width="0.0516in" svg:height="0.0772in" svg:x="2.285in" svg:y="0.5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1" svg:width="0.0555in" svg:height="0.2984in" svg:x="2.3543in" svg:y="0in" svg:viewBox="0 0 142 759" draw:points="113,759 142,759 142,0 0,0 0,29 113,29"><text:p/></draw:polygon><draw:polygon draw:style-name="gr3" draw:text-style-name="P11" svg:width="0.0114in" svg:height="0.1in" svg:x="2.3984in" svg:y="0.2984in" svg:viewBox="0 0 30 255" draw:points="0,255 30,255 30,0 0,0"><text:p/></draw:polygon><draw:polygon draw:style-name="gr3" draw:text-style-name="P11" svg:width="0.0555in" svg:height="0.2984in" svg:x="2.3543in" svg:y="0.3984in" svg:viewBox="0 0 142 759" draw:points="113,731 0,731 0,759 142,759 142,0 113,0"><text:p/></draw:polygon></draw:g></text:p>
      <text:p text:style-name="P1"/>
      <text:p text:style-name="P4"><text:span text:style-name="T1">mul_symbol</text:span>=<text:span text:style-name="T2">"times"</text:span></text:p>
      <text:p text:style-name="P1"/>
      <text:p text:style-name="P1"><draw:g text:anchor-type="as-char" svg:y="-0.3957in" draw:z-index="22" draw:style-name="gr1"><svg:title>TexMaths</svg:title><svg:desc>12§display§\left[\begin{matrix}\frac{A \times sx \times M_{0, 0}}{B \times ox} &amp; \frac{A}{ox} \times sy \times M_{0, 1} &amp; M_{0, 2}\\\frac{A \times sx \times M_{1, 0}}{B \times ox} &amp; \frac{A}{ox} \times sy \times M_{1, 1} &amp; M_{1, 2}\\\frac{A \times sx \times M_{2, 0}}{B \times ox} &amp; \frac{A}{ox} \times sy \times M_{2, 1} &amp; M_{2, 2}\end{matrix}\right]
§svg§600§FALSE§</svg:desc><draw:polygon draw:style-name="gr2" draw:text-style-name="P10" svg:width="2.7587in" svg:height="0.7039in" svg:x="0in" svg:y="0.0047in" svg:viewBox="0 0 7008 1789" draw:points="3504,1789 0,1789 0,0 7008,0 7008,1789"><text:p/></draw:polygon><draw:polygon draw:style-name="gr3" draw:text-style-name="P11" svg:width="0.0555in" svg:height="0.2988in" svg:x="0.0543in" svg:y="0.0075in" svg:viewBox="0 0 142 760" draw:points="0,760 29,760 29,29 142,29 142,0 0,0"><text:p/></draw:polygon><draw:polygon draw:style-name="gr3" draw:text-style-name="P11" svg:width="0.0114in" svg:height="0.1004in" svg:x="0.0543in" svg:y="0.3055in" svg:viewBox="0 0 30 256" draw:points="0,256 30,256 30,0 0,0"><text:p/></draw:polygon><draw:polygon draw:style-name="gr3" draw:text-style-name="P11" svg:width="0.0555in" svg:height="0.2988in" svg:x="0.0543in" svg:y="0.4051in" svg:viewBox="0 0 142 760" draw:points="0,760 142,760 142,731 29,731 29,0 0,0"><text:p/></draw:polygon><draw:path draw:style-name="gr3" draw:text-style-name="P11" svg:width="0.0874in" svg:height="0.0827in" svg:x="0.1374in" svg:y="0in" svg:viewBox="0 0 223 211" svg:d="M44 176c-10 16-20 24-37 26-3 0-7 0-7 6 0 2 2 3 4 3 8 0 18-1 26-1 10 0 22 1 30 1 1 0 6 0 6-6 0-3-4-3-5-3-2-2-13-2-13-10 0-4 4-8 5-11l24-37h84l7 49c-1 4-2 9-20 9-4 0-8 0-8 6 0 1 0 3 5 3 9 0 29-1 39-1 4 0 12 1 16 1 6 0 12 0 17 0s6-2 6-6c0-3-3-3-8-3-17 0-18-3-18-10l-27-184c-1-6-1-8-7-8s-7 2-9 7zM84 133l61-97 15 97z"><text:p/></draw:path><draw:path draw:style-name="gr3" draw:text-style-name="P11" svg:width="0.0626in" svg:height="0.0626in" svg:x="0.2508in" svg:y="0.0224in" svg:viewBox="0 0 160 160" svg:d="M155 14c3-3 5-4 5-7 0-5-4-7-8-7-3 0-3 1-7 5l-66 65-65-66c-3-3-4-4-7-4s-7 4-7 7 1 4 5 7l65 65-65 65c-5 5-5 6-5 7 0 5 4 9 7 9s4-2 7-5l65-65 69 67c1 1 2 3 4 3 4 0 8-4 8-9 0-2-2-2-2-3-1-2-58-59-68-69z"><text:p/></draw:path><draw:path draw:style-name="gr3" draw:text-style-name="P11" svg:width="0.0465in" svg:height="0.0524in" svg:x="0.3417in" svg:y="0.0315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3" draw:text-style-name="P11" svg:width="0.0626in" svg:height="0.0524in" svg:x="0.4016in" svg:y="0.0315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1" svg:width="0.0626in" svg:height="0.0626in" svg:x="0.4917in" svg:y="0.0224in" svg:viewBox="0 0 160 160" svg:d="M155 14c3-3 5-4 5-7 0-5-4-7-8-7-3 0-3 1-7 5l-66 65-65-66c-3-3-4-4-7-4s-7 4-7 7 1 4 5 7l65 65-65 65c-5 5-5 6-5 7 0 5 4 9 7 9s4-2 7-5l65-65 69 67c1 1 2 3 4 3 4 0 8-4 8-9 0-2-2-2-2-3-1-2-58-59-68-69z"><text:p/></draw:path><draw:path draw:style-name="gr3" draw:text-style-name="P11" svg:width="0.124in" svg:height="0.0795in" svg:x="0.5831in" svg:y="0.0043in" svg:viewBox="0 0 316 203" svg:d="M281 24c2-11 3-13 25-13 6 0 10 0 10-6 0-5-4-5-9-5h-41c-8 0-8 0-12 6l-115 169-29-167c-1-8-1-8-10-8h-42c-6 0-10 0-10 6 0 5 4 5 10 5 4 0 6 0 12 0 4 1 6 1 6 5 0 0 0 2-2 6l-37 150c-2 9-7 19-31 20-2 0-6 0-6 7 0 0 0 4 5 4 8 0 20-1 30-1 7 0 25 1 32 1 1 0 5 0 5-6 0-5-4-5-6-5-19 0-19-8-19-12 0-1 0-2 1-7l40-159 32 180c1 6 1 9 6 9 4 0 6-4 8-6l125-186v1l-42 168c-2 10-2 12-26 12-5 0-9 0-9 7 0 0 0 4 5 4 6 0 12-1 18-1s13 0 19 0c9 0 29 1 38 1 2 0 6 0 6-6 0-5-4-5-10-5 0 0-6 0-11 0-7-1-7-2-7-5 0-2 1-5 1-7z"><text:p/></draw:path><draw:path draw:style-name="gr3" draw:text-style-name="P11" svg:width="0.0437in" svg:height="0.0571in" svg:x="0.7071in" svg:y="0.0453in" svg:viewBox="0 0 112 146" svg:d="M112 73c0-14 0-73-57-73-55 0-55 59-55 73 0 16 0 73 55 73 57 0 57-57 57-73zM55 139c-7 0-25-2-31-24-2-12-2-26-2-44 0-16 0-30 3-42 5-18 22-22 30-22 17 0 28 9 31 23 4 11 4 29 4 41 0 14 0 32-4 44-4 21-22 24-31 24z"><text:p/></draw:path><draw:path draw:style-name="gr3" draw:text-style-name="P11" svg:width="0.0114in" svg:height="0.0264in" svg:x="0.7705in" svg:y="0.0902in" svg:viewBox="0 0 30 68" svg:d="M23 23c0 20-12 32-18 37-3 2-3 2-3 4 0 1 3 4 4 4 4 0 24-16 24-44 0-14-7-24-17-24-8 0-13 6-13 13s5 13 13 13c4 0 7-1 10-3z"><text:p/></draw:path><draw:path draw:style-name="gr3" draw:text-style-name="P11" svg:width="0.0437in" svg:height="0.0571in" svg:x="0.8012in" svg:y="0.0453in" svg:viewBox="0 0 112 146" svg:d="M112 73c0-14 0-73-57-73-55 0-55 59-55 73 0 16 0 73 55 73 57 0 57-57 57-73zM55 139c-7 0-25-2-31-24-2-12-2-26-2-44 0-16 0-30 3-42 5-18 22-22 30-22 17 0 28 9 31 23 4 11 4 29 4 41 0 14 0 32-4 44-4 21-22 24-31 24z"><text:p/></draw:path><draw:polygon draw:style-name="gr3" draw:text-style-name="P11" svg:width="0.7315in" svg:height="0.0067in" svg:x="0.1303in" svg:y="0.122in" svg:viewBox="0 0 1859 18" draw:points="930,18 0,18 0,0 1859,0 1859,18"><text:p/></draw:polygon><draw:path draw:style-name="gr3" draw:text-style-name="P11" svg:width="0.089in" svg:height="0.0795in" svg:x="0.3291in" svg:y="0.1457in" svg:viewBox="0 0 227 203" svg:d="M35 180c-3 10-4 12-27 12-4 0-8 0-8 6 0 5 4 5 8 5h116c50 0 88-34 88-64 0-21-20-39-51-42 36-7 66-30 66-55 0-23-23-42-61-42h-108c-6 0-10 0-10 6 0 5 4 5 10 5 0 0 6 0 10 0 8 1 8 1 8 5 0 0 0 2-2 6zM83 94l18-74c2-8 2-9 14-9h46c30 0 37 19 37 31 0 24-28 52-67 52zM68 192c-9 0-9 0-9-2s0-3 1-8l20-80h63c29 0 39 18 39 35 0 30-30 55-66 55z"><text:p/></draw:path><draw:path draw:style-name="gr3" draw:text-style-name="P11" svg:width="0.0626in" svg:height="0.0626in" svg:x="0.4472in" svg:y="0.1642in" svg:viewBox="0 0 160 160" svg:d="M155 14c3-3 5-4 5-7 0-5-4-7-8-7-3 0-3 1-7 5l-66 65-65-66c-3-3-4-4-7-4s-7 4-7 7 1 4 5 7l65 65-65 65c-5 5-5 6-5 7 0 5 4 9 7 9s4-2 7-5l65-65 69 67c1 1 2 3 4 3 4 0 8-4 8-9 0-2-2-2-2-3-1-2-58-59-68-69z"><text:p/></draw:path><draw:path draw:style-name="gr3" draw:text-style-name="P11" svg:width="0.0543in" svg:height="0.0524in" svg:x="0.537in" svg:y="0.1728in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11" svg:width="0.0626in" svg:height="0.0524in" svg:x="0.6008in" svg:y="0.1728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1" svg:width="0.0874in" svg:height="0.0827in" svg:x="1.0949in" svg:y="0.0193in" svg:viewBox="0 0 223 211" svg:d="M44 176c-10 16-20 24-37 26-3 0-7 0-7 6 0 2 2 3 4 3 8 0 18-1 26-1 10 0 22 1 30 1 1 0 6 0 6-6 0-3-4-3-5-3-2-2-13-2-13-10 0-4 4-8 5-11l24-37h84l7 49c-1 4-2 9-20 9-4 0-8 0-8 6 0 1 0 3 5 3 9 0 29-1 39-1 4 0 12 1 16 1 6 0 12 0 17 0s6-2 6-6c0-3-3-3-8-3-17 0-18-3-18-10l-27-184c-1-6-1-8-7-8s-7 2-9 7zM83 133l62-97 15 97z"><text:p/></draw:path><draw:polygon draw:style-name="gr3" draw:text-style-name="P11" svg:width="0.1409in" svg:height="0.0067in" svg:x="1.0677in" svg:y="0.122in" svg:viewBox="0 0 359 18" draw:points="180,18 0,18 0,0 359,0 359,18"><text:p/></draw:polygon><draw:path draw:style-name="gr3" draw:text-style-name="P11" svg:width="0.0543in" svg:height="0.0524in" svg:x="1.0752in" svg:y="0.1728in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11" svg:width="0.0626in" svg:height="0.0524in" svg:x="1.1386in" svg:y="0.1728in" svg:viewBox="0 0 160 134" svg:d="M60 100c-4 10-13 26-28 26-1 0-10 0-16-4 12-4 13-15 13-16 0-8-5-11-12-11-9 0-17 7-17 18 0 14 17 21 31 21 13 0 27-8 34-21 7 15 23 21 35 21 34 0 52-37 52-45 0-4-3-4-4-4-4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1" svg:width="0.0803in" svg:height="0.0799in" svg:x="1.2898in" svg:y="0.0854in" svg:viewBox="0 0 205 204" svg:d="M103 90l-85-84c-5-5-6-6-10-6-3 0-8 4-8 8s1 4 6 9l84 85-84 85c-5 5-6 6-6 9 0 4 5 8 8 8 4 0 5 0 10-6l84-84 88 88c1 1 4 2 7 2 5 0 8-4 8-8 0 0 0-3-1-5-1 0-68-67-90-89l78-77c2-3 8-8 11-11 0-1 2-2 2-6s-3-8-8-8c-4 0-6 1-10 6z"><text:p/></draw:path><draw:path draw:style-name="gr3" draw:text-style-name="P11" svg:width="0.061in" svg:height="0.0752in" svg:x="1.4394in" svg:y="0.0933in" svg:viewBox="0 0 156 192" svg:d="M144 29c-12 0-20 9-20 19 0 6 3 12 13 12 9 0 19-7 19-24 0-18-18-36-50-36-57 0-72 43-72 62 0 33 32 40 44 42 22 4 44 9 44 33 0 11-10 45-61 45-6 0-38 0-48-21 16 1 27-11 27-23 0-10-8-14-16-14-11 0-24 8-24 27 0 24 24 41 61 41 69 0 85-52 85-70 0-15-8-26-13-31-12-12-24-14-43-18-14-3-31-6-31-25 0-13 9-38 47-38 10 0 32 2 38 19z"><text:p/></draw:path><draw:path draw:style-name="gr3" draw:text-style-name="P11" svg:width="0.0768in" svg:height="0.1075in" svg:x="1.513in" svg:y="0.0933in" svg:viewBox="0 0 196 274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6 46 36 43 0 88-39 100-87z"><text:p/></draw:path><draw:path draw:style-name="gr3" draw:text-style-name="P11" svg:width="0.0803in" svg:height="0.0799in" svg:x="1.6567in" svg:y="0.0854in" svg:viewBox="0 0 205 204" svg:d="M103 90l-85-84c-5-5-6-6-10-6-3 0-8 4-8 8s1 4 6 9l84 85-84 85c-5 5-6 6-6 9 0 4 5 8 8 8 4 0 5 0 10-6l84-84 88 88c1 1 4 2 7 2 5 0 8-4 8-8 0 0 0-3-1-5-1 0-68-67-90-89l78-77c2-3 8-8 11-11 0-1 2-2 2-6s-3-8-8-8c-4 0-6 1-10 6z"><text:p/></draw:path><draw:path draw:style-name="gr3" draw:text-style-name="P11" svg:width="0.1665in" svg:height="0.1134in" svg:x="1.8051in" svg:y="0.0547in" svg:viewBox="0 0 424 289" svg:d="M374 32c4-15 4-19 36-19 10 0 14 0 14-8 0-5-4-5-11-5h-57c-10 0-10 0-16 8l-154 242-34-240c-1-10-2-10-13-10h-57c-9 0-14 0-14 8 0 5 5 5 14 5 4 0 13 0 18 1 6 0 9 2 9 6 0 3-1 4-2 9l-54 216c-4 17-11 30-46 31-1 0-7 0-7 8 0 4 2 5 6 5 13 0 29-1 42-1 14 0 30 1 43 1 3 0 9 0 9-8 0-5-5-5-9-5-24 0-27-8-27-18 0-4 0-6 1-11l57-230 38 263c0 4 1 9 6 9 4 0 7-5 9-7l171-269-60 244c-5 15-5 19-39 19-7 0-12 0-12 8 0 5 5 5 6 5 12 0 41-1 53-1 17 0 36 1 53 1 2 0 8 0 8-8 0-5-3-5-12-5-15 0-27 0-27-7 0-3 0-3 2-11z"><text:p/></draw:path><draw:path draw:style-name="gr3" draw:text-style-name="P11" svg:width="0.0539in" svg:height="0.0795in" svg:x="1.965in" svg:y="0.1146in" svg:viewBox="0 0 138 203" svg:d="M138 102c0-32-4-55-18-77-8-13-28-25-50-25-70 0-70 82-70 102 0 22 0 101 70 101 68 0 68-79 68-101zM70 194c-15 0-33-7-39-32-3-17-3-42-3-64 0-21 0-44 3-60 6-24 25-30 39-30 15 0 31 10 36 27 4 17 6 38 6 63 0 22 0 45-5 63-6 27-27 33-37 33z"><text:p/></draw:path><draw:path draw:style-name="gr3" draw:text-style-name="P11" svg:width="0.0146in" svg:height="0.0358in" svg:x="2.0374in" svg:y="0.1783in" svg:viewBox="0 0 38 92" svg:d="M30 30c0 16-2 35-24 54-1 1-1 2-1 4s2 4 3 4c5 0 30-24 30-60 0-18-7-32-21-32-10 0-17 7-17 17 0 9 7 18 18 18 7 0 12-5 12-5z"><text:p/></draw:path><draw:path draw:style-name="gr3" draw:text-style-name="P11" svg:width="0.0425in" svg:height="0.0772in" svg:x="2.0764in" svg:y="0.1146in" svg:viewBox="0 0 109 197" svg:d="M67 8c0-8 0-8-8-8-19 19-47 19-59 19v11c7 0 26 0 43-8v151c0 9 0 13-30 13h-11v11c5 0 42-1 53-1 10 0 47 1 54 1v-11h-12c-30 0-30-4-30-13z"><text:p/></draw:path><draw:path draw:style-name="gr3" draw:text-style-name="P11" svg:width="0.1665in" svg:height="0.1134in" svg:x="2.3138in" svg:y="0.0547in" svg:viewBox="0 0 424 289" svg:d="M374 32c4-15 4-19 36-19 10 0 14 0 14-8 0-5-4-5-11-5h-57c-10 0-10 0-16 8l-154 242-34-240c-1-10-2-10-13-10h-57c-9 0-14 0-14 8 0 5 5 5 14 5 4 0 13 0 18 1 6 0 9 2 9 6 0 3-1 4-2 9l-54 216c-4 17-11 30-46 31-1 0-7 0-7 8 0 4 2 5 6 5 13 0 29-1 42-1 14 0 30 1 43 1 3 0 9 0 9-8 0-5-5-5-9-5-24 0-27-8-27-18 0-4 0-6 1-11l57-230 38 263c0 4 1 9 6 9 4 0 7-5 9-7l171-269-60 244c-5 15-5 19-39 19-7 0-12 0-12 8 0 5 5 5 6 5 12 0 41-1 53-1 17 0 36 1 53 1 2 0 8 0 8-8 0-5-3-5-12-5-15 0-27 0-27-7 0-3 0-3 2-11z"><text:p/></draw:path><draw:path draw:style-name="gr3" draw:text-style-name="P11" svg:width="0.0539in" svg:height="0.0795in" svg:x="2.4736in" svg:y="0.1146in" svg:viewBox="0 0 138 203" svg:d="M138 102c0-32-4-55-18-77-8-13-28-25-50-25-70 0-70 82-70 102 0 22 0 101 70 101 68 0 68-79 68-101zM70 194c-15 0-33-7-39-32-3-17-3-42-3-64 0-21 0-44 3-60 6-24 25-30 39-30 15 0 31 10 36 27 4 17 6 38 6 63 0 22 0 45-5 63-6 27-25 33-37 33z"><text:p/></draw:path><draw:path draw:style-name="gr3" draw:text-style-name="P11" svg:width="0.0146in" svg:height="0.0358in" svg:x="2.5465in" svg:y="0.1783in" svg:viewBox="0 0 38 92" svg:d="M30 30c0 16-2 35-24 54-1 1-1 2-1 4s2 4 3 4c5 0 30-24 30-60 0-18-7-32-21-32-10 0-17 7-17 17 0 9 7 18 18 18 7 0 12-5 12-5z"><text:p/></draw:path><draw:path draw:style-name="gr3" draw:text-style-name="P11" svg:width="0.0516in" svg:height="0.0772in" svg:x="2.5799in" svg:y="0.114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1" svg:width="0.0874in" svg:height="0.0827in" svg:x="0.1374in" svg:y="0.2346in" svg:viewBox="0 0 223 211" svg:d="M44 176c-10 16-20 24-37 26-3 0-7 0-7 6 0 2 2 3 4 3 8 0 18-1 26-1 10 0 22 1 30 1 1 0 6 0 6-6 0-3-4-3-5-3-2-2-13-2-13-10 0-4 4-8 5-11l24-37h84l7 49c-1 4-2 9-20 9-4 0-8 0-8 6 0 1 0 3 5 3 9 0 29-1 39-1 4 0 12 1 16 1 6 0 12 0 17 0s6-2 6-6c0-3-3-3-8-3-17 0-18-3-18-10l-27-184c-1-6-1-8-7-8s-7 2-9 7zM84 133l61-97 15 97z"><text:p/></draw:path><draw:path draw:style-name="gr3" draw:text-style-name="P11" svg:width="0.0626in" svg:height="0.0626in" svg:x="0.2508in" svg:y="0.2575in" svg:viewBox="0 0 160 160" svg:d="M155 14c3-3 5-4 5-7 0-5-4-7-8-7-3 0-3 1-7 5l-66 65-65-66c-3-3-4-4-7-4s-7 4-7 7 1 4 5 7l65 65-65 65c-5 5-5 6-5 7 0 5 4 9 7 9s4-2 7-5l65-65 69 67c1 1 2 3 4 3 4 0 8-4 8-9 0-2-2-2-2-3-1-2-58-59-68-69z"><text:p/></draw:path><draw:path draw:style-name="gr3" draw:text-style-name="P11" svg:width="0.0465in" svg:height="0.0524in" svg:x="0.3417in" svg:y="0.2665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3" draw:text-style-name="P11" svg:width="0.0626in" svg:height="0.0524in" svg:x="0.4016in" svg:y="0.2665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1" svg:width="0.0626in" svg:height="0.0626in" svg:x="0.4917in" svg:y="0.2575in" svg:viewBox="0 0 160 160" svg:d="M155 14c3-3 5-4 5-7 0-5-4-7-8-7-3 0-3 1-7 5l-66 65-65-66c-3-3-4-4-7-4s-7 4-7 7 1 4 5 7l65 65-65 65c-5 5-5 6-5 7 0 5 4 9 7 9s4-2 7-5l65-65 69 67c1 1 2 3 4 3 4 0 8-4 8-9 0-2-2-2-2-3-1-2-58-59-68-69z"><text:p/></draw:path><draw:path draw:style-name="gr3" draw:text-style-name="P11" svg:width="0.124in" svg:height="0.0795in" svg:x="0.5831in" svg:y="0.2378in" svg:viewBox="0 0 316 203" svg:d="M281 24c2-11 3-13 25-13 6 0 10 0 10-6 0-5-4-5-9-5h-41c-8 0-8 0-12 6l-115 169-29-167c-1-8-1-8-10-8h-42c-6 0-10 0-10 6 0 5 4 5 10 5 4 0 6 0 12 0 4 1 6 1 6 5 0 0 0 2-2 6l-37 150c-2 9-7 19-31 20-2 0-6 0-6 7 0 0 0 4 5 4 8 0 20-1 30-1 7 0 25 1 32 1 1 0 5 0 5-6 0-5-4-5-6-5-19 0-19-8-19-12 0-1 0-2 1-7l40-159 32 180c1 6 1 9 6 9 4 0 6-4 8-6l125-186v1l-42 168c-2 10-2 12-26 12-5 0-9 0-9 7 0 0 0 4 5 4 6 0 12-1 18-1s13 0 19 0c9 0 29 1 38 1 2 0 6 0 6-6 0-5-4-5-10-5 0 0-6 0-11 0-7-1-7-2-7-5 0-2 1-5 1-7z"><text:p/></draw:path><draw:path draw:style-name="gr3" draw:text-style-name="P11" svg:width="0.0343in" svg:height="0.0555in" svg:x="0.7126in" svg:y="0.2787in" svg:viewBox="0 0 88 142" svg:d="M54 6c0-6 0-6-7-6-16 13-39 13-43 13h-4v10h4c4 0 19 0 31-6v107c0 6 0 8-23 8h-11v10c12-2 31-2 43-2 14 0 32 0 44 2v-10h-11c-23 0-23-2-23-8z"><text:p/></draw:path><draw:path draw:style-name="gr3" draw:text-style-name="P11" svg:width="0.0114in" svg:height="0.0264in" svg:x="0.7705in" svg:y="0.3252in" svg:viewBox="0 0 30 68" svg:d="M23 23c0 20-12 32-18 37-3 2-3 2-3 4 0 1 3 4 4 4 4 0 24-16 24-44 0-14-7-24-17-24-8 0-13 6-13 13s5 13 13 13c4 0 7-1 10-3z"><text:p/></draw:path><draw:path draw:style-name="gr3" draw:text-style-name="P11" svg:width="0.0437in" svg:height="0.0571in" svg:x="0.8012in" svg:y="0.2787in" svg:viewBox="0 0 112 146" svg:d="M112 73c0-14 0-73-57-73-55 0-55 59-55 73 0 16 0 73 55 73 57 0 57-57 57-73zM55 139c-7 0-25-2-31-24-2-12-2-26-2-44 0-16 0-30 3-42 5-18 22-22 30-22 17 0 28 9 31 23 4 11 4 29 4 41 0 14 0 32-4 44-4 21-22 24-31 24z"><text:p/></draw:path><draw:polygon draw:style-name="gr3" draw:text-style-name="P11" svg:width="0.7315in" svg:height="0.0067in" svg:x="0.1303in" svg:y="0.3575in" svg:viewBox="0 0 1859 18" draw:points="930,18 0,18 0,0 1859,0 1859,18"><text:p/></draw:polygon><draw:path draw:style-name="gr3" draw:text-style-name="P11" svg:width="0.089in" svg:height="0.0795in" svg:x="0.3291in" svg:y="0.3807in" svg:viewBox="0 0 227 203" svg:d="M35 180c-3 10-4 12-27 12-4 0-8 0-8 6 0 5 4 5 8 5h116c50 0 88-34 88-64 0-21-20-39-51-42 36-7 66-30 66-55 0-23-23-42-61-42h-108c-6 0-10 0-10 6 0 5 4 5 10 5 0 0 6 0 10 0 8 1 8 1 8 5 0 0 0 2-2 6zM83 94l18-74c2-8 2-9 14-9h46c30 0 37 19 37 31 0 24-28 52-67 52zM68 192c-9 0-9 0-9-2s0-3 1-8l20-80h63c29 0 39 18 39 35 0 30-30 55-66 55z"><text:p/></draw:path><draw:path draw:style-name="gr3" draw:text-style-name="P11" svg:width="0.0626in" svg:height="0.0626in" svg:x="0.4472in" svg:y="0.3984in" svg:viewBox="0 0 160 160" svg:d="M155 14c3-3 5-4 5-7 0-5-4-7-8-7-3 0-3 1-7 5l-66 65-65-66c-3-3-4-4-7-4s-7 4-7 7 1 4 5 7l65 65-65 65c-5 5-5 6-5 7 0 5 4 9 7 9s4-2 7-5l65-65 69 67c1 1 2 3 4 3 4 0 8-4 8-9 0-2-2-2-2-3-1-2-58-59-68-69z"><text:p/></draw:path><draw:path draw:style-name="gr3" draw:text-style-name="P11" svg:width="0.0543in" svg:height="0.0524in" svg:x="0.537in" svg:y="0.4075in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11" svg:width="0.0626in" svg:height="0.0524in" svg:x="0.6008in" svg:y="0.4075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1" svg:width="0.0874in" svg:height="0.0827in" svg:x="1.0949in" svg:y="0.2547in" svg:viewBox="0 0 223 211" svg:d="M44 176c-10 16-20 24-37 26-3 0-7 0-7 6 0 2 2 3 4 3 8 0 18-1 26-1 10 0 22 1 30 1 1 0 6 0 6-6 0-3-4-3-5-3-2-2-13-2-13-10 0-4 4-8 5-11l24-37h84l7 49c-1 4-2 9-20 9-4 0-8 0-8 6 0 1 0 3 5 3 9 0 29-1 39-1 4 0 12 1 16 1 6 0 12 0 17 0s6-2 6-6c0-3-3-3-8-3-17 0-18-3-18-10l-27-184c-1-6-1-8-7-8s-7 2-9 7zM83 133l62-97 15 97z"><text:p/></draw:path><draw:polygon draw:style-name="gr3" draw:text-style-name="P11" svg:width="0.1409in" svg:height="0.0067in" svg:x="1.0677in" svg:y="0.3575in" svg:viewBox="0 0 359 18" draw:points="180,18 0,18 0,0 359,0 359,18"><text:p/></draw:polygon><draw:path draw:style-name="gr3" draw:text-style-name="P11" svg:width="0.0543in" svg:height="0.0524in" svg:x="1.0752in" svg:y="0.4075in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11" svg:width="0.0626in" svg:height="0.0524in" svg:x="1.1386in" svg:y="0.4075in" svg:viewBox="0 0 160 134" svg:d="M60 100c-4 10-13 26-28 26-1 0-10 0-16-4 12-4 13-15 13-16 0-8-5-11-12-11-9 0-17 7-17 18 0 14 17 21 31 21 13 0 27-8 34-21 7 15 23 21 35 21 34 0 52-37 52-45 0-4-3-4-4-4-4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1" svg:width="0.0803in" svg:height="0.0799in" svg:x="1.2898in" svg:y="0.3201in" svg:viewBox="0 0 205 204" svg:d="M103 90l-85-84c-5-5-6-6-10-6-3 0-8 4-8 8s1 4 6 9l84 85-84 85c-5 5-6 6-6 9 0 4 5 8 8 8 4 0 5 0 10-6l84-84 88 88c1 1 4 2 7 2 5 0 8-4 8-8 0 0 0-3-1-5-1 0-68-67-90-89l78-77c2-3 8-8 11-11 0-1 2-2 2-6s-3-8-8-8c-4 0-6 1-10 6z"><text:p/></draw:path><draw:path draw:style-name="gr3" draw:text-style-name="P11" svg:width="0.061in" svg:height="0.0752in" svg:x="1.4394in" svg:y="0.3283in" svg:viewBox="0 0 156 192" svg:d="M144 29c-12 0-20 9-20 19 0 6 3 12 13 12 9 0 19-7 19-24 0-18-18-36-50-36-57 0-72 43-72 62 0 33 32 40 44 42 22 4 44 9 44 33 0 11-10 45-61 45-6 0-38 0-48-21 16 1 27-11 27-23 0-10-8-14-16-14-11 0-24 8-24 27 0 24 24 41 61 41 69 0 85-52 85-70 0-15-8-26-13-31-12-12-24-14-43-18-14-3-31-6-31-25 0-13 9-38 47-38 10 0 32 2 38 19z"><text:p/></draw:path><draw:path draw:style-name="gr3" draw:text-style-name="P11" svg:width="0.0768in" svg:height="0.1075in" svg:x="1.513in" svg:y="0.3283in" svg:viewBox="0 0 196 274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6 46 36 43 0 88-39 100-87z"><text:p/></draw:path><draw:path draw:style-name="gr3" draw:text-style-name="P11" svg:width="0.0803in" svg:height="0.0799in" svg:x="1.6567in" svg:y="0.3201in" svg:viewBox="0 0 205 204" svg:d="M103 90l-85-84c-5-5-6-6-10-6-3 0-8 4-8 8s1 4 6 9l84 85-84 85c-5 5-6 6-6 9 0 4 5 8 8 8 4 0 5 0 10-6l84-84 88 88c1 1 4 2 7 2 5 0 8-4 8-8 0 0 0-3-1-5-1 0-68-67-90-89l78-77c2-3 8-8 11-11 0-1 2-2 2-6s-3-8-8-8c-4 0-6 1-10 6z"><text:p/></draw:path><draw:path draw:style-name="gr3" draw:text-style-name="P11" svg:width="0.1665in" svg:height="0.1134in" svg:x="1.8051in" svg:y="0.2898in" svg:viewBox="0 0 424 289" svg:d="M374 32c4-15 4-19 36-19 10 0 14 0 14-8 0-5-4-5-11-5h-57c-10 0-10 0-16 8l-154 242-34-240c-1-10-2-10-13-10h-57c-9 0-14 0-14 8 0 5 5 5 14 5 4 0 13 0 18 1 6 0 9 2 9 6 0 3-1 4-2 9l-54 216c-4 17-11 30-46 31-1 0-7 0-7 8 0 4 2 5 6 5 13 0 29-1 42-1 14 0 30 1 43 1 3 0 9 0 9-8 0-5-5-5-9-5-24 0-27-8-27-18 0-4 0-6 1-11l57-230 38 263c0 4 1 9 6 9 4 0 7-5 9-7l171-269-60 244c-5 15-5 19-39 19-7 0-12 0-12 8 0 5 5 5 6 5 12 0 41-1 53-1 17 0 36 1 53 1 2 0 8 0 8-8 0-5-3-5-12-5-15 0-27 0-27-7 0-3 0-3 2-11z"><text:p/></draw:path><draw:path draw:style-name="gr3" draw:text-style-name="P11" svg:width="0.0425in" svg:height="0.0772in" svg:x="1.9713in" svg:y="0.3496in" svg:viewBox="0 0 109 197" svg:d="M67 8c0-8 0-8-8-8-19 19-47 19-59 19v11c7 0 26 0 43-8v151c0 9 0 13-30 13h-11v11c5 0 42-1 53-1 10 0 47 1 54 1v-11h-12c-30 0-30-4-30-13z"><text:p/></draw:path><draw:path draw:style-name="gr3" draw:text-style-name="P11" svg:width="0.0146in" svg:height="0.0358in" svg:x="2.0374in" svg:y="0.4138in" svg:viewBox="0 0 38 92" svg:d="M30 30c0 16-2 35-24 54-1 1-1 2-1 4s2 4 3 4c5 0 30-24 30-60 0-18-7-32-21-32-10 0-17 7-17 17 0 9 7 18 18 18 7 0 12-5 12-5z"><text:p/></draw:path><draw:path draw:style-name="gr3" draw:text-style-name="P11" svg:width="0.0425in" svg:height="0.0772in" svg:x="2.0764in" svg:y="0.3496in" svg:viewBox="0 0 109 197" svg:d="M67 8c0-8 0-8-8-8-19 19-47 19-59 19v11c7 0 26 0 43-8v151c0 9 0 13-30 13h-11v11c5 0 42-1 53-1 10 0 47 1 54 1v-11h-12c-30 0-30-4-30-13z"><text:p/></draw:path><draw:path draw:style-name="gr3" draw:text-style-name="P11" svg:width="0.1665in" svg:height="0.1134in" svg:x="2.3138in" svg:y="0.2898in" svg:viewBox="0 0 424 289" svg:d="M374 32c4-15 4-19 36-19 10 0 14 0 14-8 0-5-4-5-11-5h-57c-10 0-10 0-16 8l-154 242-34-240c-1-10-2-10-13-10h-57c-9 0-14 0-14 8 0 5 5 5 14 5 4 0 13 0 18 1 6 0 9 2 9 6 0 3-1 4-2 9l-54 216c-4 17-11 30-46 31-1 0-7 0-7 8 0 4 2 5 6 5 13 0 29-1 42-1 14 0 30 1 43 1 3 0 9 0 9-8 0-5-5-5-9-5-24 0-27-8-27-18 0-4 0-6 1-11l57-230 38 263c0 4 1 9 6 9 4 0 7-5 9-7l171-269-60 244c-5 15-5 19-39 19-7 0-12 0-12 8 0 5 5 5 6 5 12 0 41-1 53-1 17 0 36 1 53 1 2 0 8 0 8-8 0-5-3-5-12-5-15 0-27 0-27-7 0-3 0-3 2-11z"><text:p/></draw:path><draw:path draw:style-name="gr3" draw:text-style-name="P11" svg:width="0.0425in" svg:height="0.0772in" svg:x="2.4803in" svg:y="0.3496in" svg:viewBox="0 0 109 197" svg:d="M67 8c0-8 0-8-8-8-19 19-47 19-59 19v11c7 0 26 0 43-8v151c0 9 0 13-30 13h-11v11c5 0 42-1 53-1 10 0 47 1 54 1v-11h-12c-30 0-30-4-30-13z"><text:p/></draw:path><draw:path draw:style-name="gr3" draw:text-style-name="P11" svg:width="0.0146in" svg:height="0.0358in" svg:x="2.5465in" svg:y="0.4138in" svg:viewBox="0 0 38 92" svg:d="M30 30c0 16-2 35-24 54-1 1-1 2-1 4s2 4 3 4c5 0 30-24 30-60 0-18-7-32-21-32-10 0-17 7-17 17 0 9 7 18 18 18 7 0 12-5 12-5z"><text:p/></draw:path><draw:path draw:style-name="gr3" draw:text-style-name="P11" svg:width="0.0516in" svg:height="0.0772in" svg:x="2.5799in" svg:y="0.349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1" svg:width="0.0874in" svg:height="0.0827in" svg:x="0.1374in" svg:y="0.4693in" svg:viewBox="0 0 223 211" svg:d="M44 176c-10 16-20 24-37 26-3 0-7 0-7 6 0 2 2 3 4 3 8 0 18-1 26-1 10 0 22 1 30 1 1 0 6 0 6-6 0-3-4-3-5-3-2-2-13-2-13-10 0-4 4-8 5-11l24-37h84l7 49c-1 4-2 9-20 9-4 0-8 0-8 6 0 1 0 3 5 3 9 0 29-1 39-1 4 0 12 1 16 1 6 0 12 0 17 0s6-2 6-6c0-3-3-3-8-3-17 0-18-3-18-10l-27-184c-1-6-1-8-7-8s-7 2-9 7zM84 133l61-97 15 97z"><text:p/></draw:path><draw:path draw:style-name="gr3" draw:text-style-name="P11" svg:width="0.0626in" svg:height="0.0626in" svg:x="0.2508in" svg:y="0.4929in" svg:viewBox="0 0 160 160" svg:d="M155 14c3-3 5-4 5-7 0-5-4-7-8-7-3 0-3 1-7 5l-66 65-65-66c-3-3-4-4-7-4s-7 4-7 7 1 4 5 7l65 65-65 65c-5 5-5 6-5 7 0 5 4 9 7 9s4-2 7-5l65-65 69 67c1 1 2 3 4 3 4 0 8-4 8-9 0-2-2-2-2-3-1-2-58-59-68-69z"><text:p/></draw:path><draw:path draw:style-name="gr3" draw:text-style-name="P11" svg:width="0.0465in" svg:height="0.0524in" svg:x="0.3417in" svg:y="0.502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3" draw:text-style-name="P11" svg:width="0.0626in" svg:height="0.0524in" svg:x="0.4016in" svg:y="0.502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1" svg:width="0.0626in" svg:height="0.0626in" svg:x="0.4917in" svg:y="0.4929in" svg:viewBox="0 0 160 160" svg:d="M155 14c3-3 5-4 5-7 0-5-4-7-8-7-3 0-3 1-7 5l-66 65-65-66c-3-3-4-4-7-4s-7 4-7 7 1 4 5 7l65 65-65 65c-5 5-5 6-5 7 0 5 4 9 7 9s4-2 7-5l65-65 69 67c1 1 2 3 4 3 4 0 8-4 8-9 0-2-2-2-2-3-1-2-58-59-68-69z"><text:p/></draw:path><draw:path draw:style-name="gr3" draw:text-style-name="P11" svg:width="0.124in" svg:height="0.0795in" svg:x="0.5831in" svg:y="0.4728in" svg:viewBox="0 0 316 203" svg:d="M281 24c2-11 3-13 25-13 6 0 10 0 10-6 0-5-4-5-9-5h-41c-8 0-8 0-12 6l-115 169-29-167c-1-8-1-8-10-8h-42c-6 0-10 0-10 6 0 5 4 5 10 5 4 0 6 0 12 0 4 1 6 1 6 5 0 0 0 2-2 6l-37 150c-2 9-7 19-31 20-2 0-6 0-6 7 0 0 0 4 5 4 8 0 20-1 30-1 7 0 25 1 32 1 1 0 5 0 5-6 0-5-4-5-6-5-19 0-19-8-19-12 0-1 0-2 1-7l40-159 32 180c1 6 1 9 6 9 4 0 6-4 8-6l125-186v1l-42 168c-2 10-2 12-26 12-5 0-9 0-9 7 0 0 0 4 5 4 6 0 12-1 18-1s13 0 19 0c9 0 29 1 38 1 2 0 6 0 6-6 0-5-4-5-10-5 0 0-6 0-11 0-7-1-7-2-7-5 0-2 1-5 1-7z"><text:p/></draw:path><draw:path draw:style-name="gr3" draw:text-style-name="P11" svg:width="0.0413in" svg:height="0.0555in" svg:x="0.7083in" svg:y="0.5138in" svg:viewBox="0 0 106 142" svg:d="M106 101h-9c0 3-2 17-6 19-2 1-19 1-23 1h-42c15-11 30-23 44-31 19-13 36-25 36-48 0-26-26-42-56-42-28 0-50 17-50 37 0 11 10 13 12 13 6 0 13-3 13-12 0-8-6-12-12-13 6-9 18-15 33-15 20 0 37 12 37 32 0 18-12 32-29 46l-52 44c-2 1-2 1-2 4v6h100z"><text:p/></draw:path><draw:path draw:style-name="gr3" draw:text-style-name="P11" svg:width="0.0114in" svg:height="0.0264in" svg:x="0.7705in" svg:y="0.5587in" svg:viewBox="0 0 30 68" svg:d="M23 23c0 20-12 32-18 37-3 2-3 2-3 4 0 1 3 4 4 4 4 0 24-16 24-44 0-14-7-24-17-24-8 0-13 6-13 13s5 13 13 13c4 0 7-1 10-3z"><text:p/></draw:path><draw:path draw:style-name="gr3" draw:text-style-name="P11" svg:width="0.0437in" svg:height="0.0571in" svg:x="0.8012in" svg:y="0.5138in" svg:viewBox="0 0 112 146" svg:d="M112 73c0-14 0-73-57-73-55 0-55 59-55 73 0 16 0 73 55 73 57 0 57-57 57-73zM55 139c-7 0-25-2-31-24-2-12-2-26-2-44 0-16 0-30 3-42 5-18 22-22 30-22 17 0 28 9 31 23 4 11 4 29 4 41 0 14 0 32-4 44-4 21-22 24-31 24z"><text:p/></draw:path><draw:polygon draw:style-name="gr3" draw:text-style-name="P11" svg:width="0.7315in" svg:height="0.0067in" svg:x="0.1303in" svg:y="0.5929in" svg:viewBox="0 0 1859 18" draw:points="930,18 0,18 0,0 1859,0 1859,18"><text:p/></draw:polygon><draw:path draw:style-name="gr3" draw:text-style-name="P11" svg:width="0.089in" svg:height="0.0795in" svg:x="0.3291in" svg:y="0.6146in" svg:viewBox="0 0 227 203" svg:d="M35 180c-3 10-4 12-27 12-4 0-8 0-8 6 0 5 4 5 8 5h116c50 0 88-34 88-64 0-21-20-39-51-42 36-7 66-30 66-55 0-23-23-42-61-42h-108c-6 0-10 0-10 6 0 5 4 5 10 5 0 0 6 0 10 0 8 1 8 1 8 5 0 0 0 2-2 6zM83 94l18-74c2-8 2-9 14-9h46c30 0 37 19 37 31 0 24-28 52-67 52zM68 192c-9 0-9 0-9-2s0-3 1-8l20-80h63c29 0 39 18 39 35 0 30-30 55-66 55z"><text:p/></draw:path><draw:path draw:style-name="gr3" draw:text-style-name="P11" svg:width="0.0626in" svg:height="0.0626in" svg:x="0.4472in" svg:y="0.6339in" svg:viewBox="0 0 160 160" svg:d="M155 14c3-3 5-4 5-7 0-5-4-7-8-7-3 0-3 1-7 5l-66 65-65-66c-3-3-4-4-7-4s-7 4-7 7 1 4 5 7l65 65-65 65c-5 5-5 6-5 7 0 5 4 9 7 9s4-2 7-5l65-65 69 67c1 1 2 3 4 3 4 0 8-4 8-9 0-2-2-2-2-3-1-2-58-59-68-69z"><text:p/></draw:path><draw:path draw:style-name="gr3" draw:text-style-name="P11" svg:width="0.0543in" svg:height="0.0524in" svg:x="0.537in" svg:y="0.6429in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11" svg:width="0.0626in" svg:height="0.0524in" svg:x="0.6008in" svg:y="0.6429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1" svg:width="0.0874in" svg:height="0.0827in" svg:x="1.0949in" svg:y="0.4882in" svg:viewBox="0 0 223 211" svg:d="M44 176c-10 16-20 24-37 26-3 0-7 0-7 6 0 2 2 3 4 3 8 0 18-1 26-1 10 0 22 1 30 1 1 0 6 0 6-6 0-3-4-3-5-3-2-2-13-2-13-10 0-4 4-8 5-11l24-37h84l7 49c-1 4-2 9-20 9-4 0-8 0-8 6 0 1 0 3 5 3 9 0 29-1 39-1 4 0 12 1 16 1 6 0 12 0 17 0s6-2 6-6c0-3-3-3-8-3-17 0-18-3-18-10l-27-184c-1-6-1-8-7-8s-7 2-9 7zM83 133l62-97 15 97z"><text:p/></draw:path><draw:polygon draw:style-name="gr3" draw:text-style-name="P11" svg:width="0.1409in" svg:height="0.0067in" svg:x="1.0677in" svg:y="0.5929in" svg:viewBox="0 0 359 18" draw:points="180,18 0,18 0,0 359,0 359,18"><text:p/></draw:polygon><draw:path draw:style-name="gr3" draw:text-style-name="P11" svg:width="0.0543in" svg:height="0.0524in" svg:x="1.0752in" svg:y="0.6429in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11" svg:width="0.0626in" svg:height="0.0524in" svg:x="1.1386in" svg:y="0.6429in" svg:viewBox="0 0 160 134" svg:d="M60 100c-4 10-13 26-28 26-1 0-10 0-16-4 12-4 13-15 13-16 0-8-5-11-12-11-9 0-17 7-17 18 0 14 17 21 31 21 13 0 27-8 34-21 7 15 23 21 35 21 34 0 52-37 52-45 0-4-3-4-4-4-4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1" svg:width="0.0803in" svg:height="0.0799in" svg:x="1.2898in" svg:y="0.5551in" svg:viewBox="0 0 205 204" svg:d="M103 90l-85-84c-5-5-6-6-10-6-3 0-8 4-8 8s1 4 6 9l84 85-84 85c-5 5-6 6-6 9 0 4 5 8 8 8 4 0 5 0 10-6l84-84 88 88c1 1 4 2 7 2 5 0 8-4 8-8 0 0 0-3-1-5-1 0-68-67-90-89l78-77c2-3 8-8 11-11 0-1 2-2 2-6s-3-8-8-8c-4 0-6 1-10 6z"><text:p/></draw:path><draw:path draw:style-name="gr3" draw:text-style-name="P11" svg:width="0.061in" svg:height="0.0752in" svg:x="1.4394in" svg:y="0.5638in" svg:viewBox="0 0 156 192" svg:d="M144 29c-12 0-20 9-20 19 0 6 3 12 13 12 9 0 19-7 19-24 0-18-18-36-50-36-57 0-72 43-72 62 0 33 32 40 44 42 22 4 44 9 44 33 0 11-10 45-61 45-6 0-38 0-48-21 16 1 27-11 27-23 0-10-8-14-16-14-11 0-24 8-24 27 0 24 24 41 61 41 69 0 85-52 85-70 0-15-8-26-13-31-12-12-24-14-43-18-14-3-31-6-31-25 0-13 9-38 47-38 10 0 32 2 38 19z"><text:p/></draw:path><draw:path draw:style-name="gr3" draw:text-style-name="P11" svg:width="0.0768in" svg:height="0.1075in" svg:x="1.513in" svg:y="0.5638in" svg:viewBox="0 0 196 274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6 46 36 43 0 88-39 100-87z"><text:p/></draw:path><draw:path draw:style-name="gr3" draw:text-style-name="P11" svg:width="0.0803in" svg:height="0.0799in" svg:x="1.6567in" svg:y="0.5551in" svg:viewBox="0 0 205 204" svg:d="M103 90l-85-84c-5-5-6-6-10-6-3 0-8 4-8 8s1 4 6 9l84 85-84 85c-5 5-6 6-6 9 0 4 5 8 8 8 4 0 5 0 10-6l84-84 88 88c1 1 4 2 7 2 5 0 8-4 8-8 0 0 0-3-1-5-1 0-68-67-90-89l78-77c2-3 8-8 11-11 0-1 2-2 2-6s-3-8-8-8c-4 0-6 1-10 6z"><text:p/></draw:path><draw:path draw:style-name="gr3" draw:text-style-name="P11" svg:width="0.1665in" svg:height="0.1134in" svg:x="1.8051in" svg:y="0.5228in" svg:viewBox="0 0 424 289" svg:d="M374 32c4-15 4-19 36-19 10 0 14 0 14-8 0-5-4-5-11-5h-57c-10 0-10 0-16 8l-154 242-34-240c-1-10-2-10-13-10h-57c-9 0-14 0-14 8 0 5 5 5 14 5 4 0 13 0 18 1 6 0 9 2 9 6 0 3-1 4-2 9l-54 216c-4 17-11 30-46 31-1 0-7 0-7 8 0 4 2 5 6 5 13 0 29-1 42-1 14 0 30 1 43 1 3 0 9 0 9-8 0-5-5-5-9-5-24 0-27-8-27-18 0-4 0-6 1-11l57-230 38 263c0 4 1 9 6 9 4 0 7-5 9-7l171-269-60 244c-5 15-5 19-39 19-7 0-12 0-12 8 0 5 5 5 6 5 12 0 41-1 53-1 17 0 36 1 53 1 2 0 8 0 8-8 0-5-3-5-12-5-15 0-27 0-27-7 0-3 0-3 2-11z"><text:p/></draw:path><draw:path draw:style-name="gr3" draw:text-style-name="P11" svg:width="0.0516in" svg:height="0.0772in" svg:x="1.9657in" svg:y="0.584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1" svg:width="0.0146in" svg:height="0.0358in" svg:x="2.0374in" svg:y="0.6484in" svg:viewBox="0 0 38 92" svg:d="M30 30c0 16-2 35-24 54-1 1-1 2-1 4s2 4 3 4c5 0 30-24 30-60 0-18-7-32-21-32-10 0-17 7-17 17 0 9 7 18 18 18 7 0 12-5 12-5z"><text:p/></draw:path><draw:path draw:style-name="gr3" draw:text-style-name="P11" svg:width="0.0425in" svg:height="0.0772in" svg:x="2.0764in" svg:y="0.5843in" svg:viewBox="0 0 109 197" svg:d="M67 8c0-8 0-8-8-8-19 19-47 19-59 19v11c7 0 26 0 43-8v151c0 9 0 13-30 13h-11v11c5 0 42-1 53-1 10 0 47 1 54 1v-11h-12c-30 0-30-4-30-13z"><text:p/></draw:path><draw:path draw:style-name="gr3" draw:text-style-name="P11" svg:width="0.1665in" svg:height="0.1134in" svg:x="2.3138in" svg:y="0.5228in" svg:viewBox="0 0 424 289" svg:d="M374 32c4-15 4-19 36-19 10 0 14 0 14-8 0-5-4-5-11-5h-57c-10 0-10 0-16 8l-154 242-34-240c-1-10-2-10-13-10h-57c-9 0-14 0-14 8 0 5 5 5 14 5 4 0 13 0 18 1 6 0 9 2 9 6 0 3-1 4-2 9l-54 216c-4 17-11 30-46 31-1 0-7 0-7 8 0 4 2 5 6 5 13 0 29-1 42-1 14 0 30 1 43 1 3 0 9 0 9-8 0-5-5-5-9-5-24 0-27-8-27-18 0-4 0-6 1-11l57-230 38 263c0 4 1 9 6 9 4 0 7-5 9-7l171-269-60 244c-5 15-5 19-39 19-7 0-12 0-12 8 0 5 5 5 6 5 12 0 41-1 53-1 17 0 36 1 53 1 2 0 8 0 8-8 0-5-3-5-12-5-15 0-27 0-27-7 0-3 0-3 2-11z"><text:p/></draw:path><draw:path draw:style-name="gr3" draw:text-style-name="P11" svg:width="0.0516in" svg:height="0.0772in" svg:x="2.4744in" svg:y="0.584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1" svg:width="0.0146in" svg:height="0.0358in" svg:x="2.5465in" svg:y="0.6484in" svg:viewBox="0 0 38 92" svg:d="M30 30c0 16-2 35-24 54-1 1-1 2-1 4s2 4 3 4c5 0 30-24 30-60 0-18-7-32-21-32-10 0-17 7-17 17 0 9 7 18 18 18 7 0 12-5 12-5z"><text:p/></draw:path><draw:path draw:style-name="gr3" draw:text-style-name="P11" svg:width="0.0516in" svg:height="0.0772in" svg:x="2.5799in" svg:y="0.584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1" svg:width="0.0555in" svg:height="0.2988in" svg:x="2.6492in" svg:y="0.0075in" svg:viewBox="0 0 142 760" draw:points="113,760 142,760 142,0 0,0 0,29 113,29"><text:p/></draw:polygon><draw:polygon draw:style-name="gr3" draw:text-style-name="P11" svg:width="0.0114in" svg:height="0.1004in" svg:x="2.6933in" svg:y="0.3055in" svg:viewBox="0 0 30 256" draw:points="0,256 30,256 30,0 0,0"><text:p/></draw:polygon><draw:polygon draw:style-name="gr3" draw:text-style-name="P11" svg:width="0.0555in" svg:height="0.2988in" svg:x="2.6492in" svg:y="0.4051in" svg:viewBox="0 0 142 760" draw:points="113,731 0,731 0,760 142,760 142,0 113,0"><text:p/></draw:polygon></draw:g></text:p>
      <text:p text:style-name="P1"/>
      <text:p text:style-name="P3">IN LATEX</text:p>
      <text:p text:style-name="P1"><draw:g text:anchor-type="as-char" svg:y="-0.3909in" draw:z-index="26" draw:style-name="gr1"><svg:title>TexMaths</svg:title><svg:desc>12§display§\left[\begin{matrix}\frac{W_{oB} W_{sA} M_{0, 0}}{W_{oA} W_{sB}} &amp; \frac{H_{sA} W_{oB} M_{0, 1}}{H_{oA} W_{sB}} &amp; \frac{W_{oB}}{W_{sB}} M_{0, 2}\\\frac{H_{oB} W_{sA} M_{1, 0}}{H_{sB} W_{oA}} &amp; \frac{H_{oB} H_{sA} M_{1, 1}}{H_{oA} H_{sB}} &amp; \frac{H_{oB}}{H_{sB}} M_{1, 2}\\\frac{W_{sA}}{W_{oA}} M_{2, 0} &amp; \frac{H_{sA}}{H_{oA}} M_{2, 1} &amp; M_{2, 2}\end{matrix}\right]
§svg§600§FALSE§</svg:desc><draw:polygon draw:style-name="gr2" draw:text-style-name="P10" svg:width="2.9634in" svg:height="0.6972in" svg:x="0in" svg:y="0in" svg:viewBox="0 0 7528 1772" draw:points="3764,1772 0,1772 0,0 7528,0 7528,1772"><text:p/></draw:polygon><draw:polygon draw:style-name="gr3" draw:text-style-name="P11" svg:width="0.0555in" svg:height="0.2988in" svg:x="0.0543in" svg:y="0in" svg:viewBox="0 0 142 760" draw:points="0,760 29,760 29,29 142,29 142,0 0,0"><text:p/></draw:polygon><draw:polygon draw:style-name="gr3" draw:text-style-name="P11" svg:width="0.0114in" svg:height="0.1004in" svg:x="0.0543in" svg:y="0.2988in" svg:viewBox="0 0 30 256" draw:points="0,256 30,256 30,0 0,0"><text:p/></draw:polygon><draw:polygon draw:style-name="gr3" draw:text-style-name="P11" svg:width="0.0555in" svg:height="0.2988in" svg:x="0.0543in" svg:y="0.3984in" svg:viewBox="0 0 142 760" draw:points="0,760 142,760 142,731 29,731 29,0 0,0"><text:p/></draw:polygon><draw:path draw:style-name="gr3" draw:text-style-name="P11" svg:width="0.1272in" svg:height="0.0819in" svg:x="0.1398in" svg:y="0.0004in" svg:viewBox="0 0 324 209" svg:d="M284 35l5-7c6-9 13-16 28-17 3 0 7-1 7-7 0-2-2-4-5-4-6 0-14 1-21 1-11 0-24-1-34-1-1 0-6 0-6 6 0 5 5 5 6 5 6 0 16 2 16 11 0 2-4 8-5 9l-83 138-17-150c0-8 18-8 21-8 4 0 8 0 8-7 0 0 0-4-5-4-6 0-13 0-18 1-6 0-14 0-20 0s-24-1-31-1c-2 0-6 0-6 6 0 5 4 5 8 5 13 0 14 2 14 5 2 2 2 10 3 19l-82 134-15-145c0-1 0-5 0-5 0-8 18-8 20-8 4 0 8 0 8-7 0-2-1-4-4-4-9 0-30 1-39 1s-23-1-31-1c-4 0-6 1-6 6s4 5 8 5c15 0 15 1 15 9l20 180c0 6 1 9 6 9s7-3 9-6l92-153 17 152c1 6 2 7 6 7 6 0 7-3 9-6z"><text:p/></draw:path><draw:path draw:style-name="gr3" draw:text-style-name="P11" svg:width="0.0437in" svg:height="0.0378in" svg:x="0.2638in" svg:y="0.0594in" svg:viewBox="0 0 112 97" svg:d="M112 38c0-20-17-38-45-38-36 0-67 29-67 58 0 21 18 39 44 39 36 0 68-30 68-59zM46 90c-11 0-27-6-27-25 0-7 4-28 15-42 8-10 21-16 33-16s25 6 25 25c0 6-2 26-13 40-9 12-24 18-33 18z"><text:p/></draw:path><draw:path draw:style-name="gr3" draw:text-style-name="P11" svg:width="0.0701in" svg:height="0.0567in" svg:x="0.3232in" svg:y="0.0402in" svg:viewBox="0 0 179 145" svg:d="M26 127c-1 7-1 9-18 9-4 0-8 0-8 6 0 3 4 3 7 3h93c38 0 68-24 68-45 0-14-12-27-41-30 22-4 52-17 52-39 0-18-22-31-51-31h-87c-4 0-7 0-7 6 0 4 3 4 8 4 2 0 8 0 13 1 0 2 0 3 0 5zM62 66l14-49c1-7 1-7 9-7h40c20 0 31 10 31 21 0 18-23 35-53 35zM53 136c-3 0-5 0-7 0 0-3 0-3 1-4l14-59h52c21 0 32 13 32 27 0 20-25 36-51 36z"><text:p/></draw:path><draw:path draw:style-name="gr3" draw:text-style-name="P11" svg:width="0.1272in" svg:height="0.0819in" svg:x="0.4209in" svg:y="0.0004in" svg:viewBox="0 0 324 209" svg:d="M284 35l5-7c6-9 13-16 28-17 3 0 7-1 7-7 0-2-2-4-5-4-6 0-14 1-21 1-11 0-24-1-34-1-1 0-6 0-6 6 0 5 5 5 6 5 6 0 16 2 16 11 0 2-4 8-5 9l-83 138-17-150c0-8 18-8 21-8 4 0 8 0 8-7 0 0 0-4-5-4-6 0-13 0-18 1-6 0-14 0-20 0s-24-1-31-1c-2 0-5 0-5 6 0 5 3 5 7 5 13 0 14 2 16 5 0 2 0 10 1 19l-82 134-15-145c0-1 0-5 0-5 0-8 18-8 20-8 4 0 8 0 8-7 0-2-1-4-4-4-9 0-30 1-39 1s-23-1-31-1c-4 0-6 1-6 6s4 5 8 5c15 0 15 1 15 9l20 180c0 6 1 9 6 9s7-3 9-6l92-153 17 152c1 6 2 7 6 7 6 0 7-3 9-6z"><text:p/></draw:path><draw:path draw:style-name="gr3" draw:text-style-name="P11" svg:width="0.037in" svg:height="0.0378in" svg:x="0.5457in" svg:y="0.0594in" svg:viewBox="0 0 95 97" svg:d="M84 13c-7 3-8 10-8 11 0 6 3 8 7 8 3 0 12-2 12-13 0-14-17-19-34-19-36 0-42 22-42 30 0 7 4 12 9 14 6 5 12 6 22 8 15 2 29 4 29 15 0 0 0 23-39 23-8 0-21-1-28-7 7-3 11-9 11-13 0-6-5-10-10-10-7 0-13 6-13 16 0 21 34 21 40 21 43 0 51-25 51-35 0-19-24-22-35-24-15-2-26-4-26-13 0 0 0-18 31-18 6 0 17 0 23 6z"><text:p/></draw:path><draw:path draw:style-name="gr3" draw:text-style-name="P11" svg:width="0.0697in" svg:height="0.0594in" svg:x="0.6in" svg:y="0.037in" svg:viewBox="0 0 178 152" svg:d="M132 6c0-5-1-6-6-6s-6 1-8 5l-84 121c-9 12-16 16-30 17-4 0-4 6-4 6 0 2 2 3 4 3s6-1 9-1c4 0 7 0 11 0s7 0 12 0c4 0 7 1 12 1 1 0 5 0 5-6 0-3-4-3-4-3-2 0-11-1-11-6 0-3 3-6 5-9l15-22c1-2 2-2 6-2h64c0 3 0 4 2 6 0 4 4 26 4 28 0 5-13 5-14 5-4 0-7 0-7 6 0 2 1 3 3 3 5 0 10-1 15-1s9 0 15 0c4 0 9 0 14 0 4 0 9 1 13 1 3 0 5-2 5-6 0-3-3-3-6-3-15 0-15-1-15-6zM113 26l13 69h-60z"><text:p/></draw:path><draw:path draw:style-name="gr3" draw:text-style-name="P11" svg:width="0.124in" svg:height="0.0795in" svg:x="0.6945in" svg:y="0.0004in" svg:viewBox="0 0 316 203" svg:d="M281 24c2-11 3-13 25-13 6 0 10 0 10-6 0-5-4-5-9-5h-41c-8 0-8 0-12 6l-115 169-29-167c-1-8-1-8-10-8h-42c-6 0-10 0-10 6 0 5 4 5 10 5 4 0 6 0 12 0 4 1 6 1 6 5 0 0 0 2-2 6l-37 150c-2 9-7 19-31 20-2 0-6 0-6 7 0 0 0 4 5 4 8 0 20-1 30-1 7 0 25 1 32 1 1 0 6 0 6-6 0-5-5-5-7-5-19 0-19-8-19-12 0-1 0-2 1-7l40-159 32 180c1 6 1 9 6 9 4 0 6-4 8-6l125-186v1l-42 168c-2 10-2 12-26 12-5 0-9 0-9 7 0 0 0 4 5 4 6 0 12-1 18-1s13 0 19 0c9 0 29 1 38 1 2 0 6 0 6-6 0-5-4-5-10-5 0 0-6 0-11 0-7-1-7-2-7-5 0-2 1-5 1-7z"><text:p/></draw:path><draw:path draw:style-name="gr3" draw:text-style-name="P11" svg:width="0.0437in" svg:height="0.0571in" svg:x="0.8185in" svg:y="0.0409in" svg:viewBox="0 0 112 146" svg:d="M112 73c0-14 0-73-57-73-55 0-55 59-55 73 0 16 0 73 55 73 57 0 57-57 57-73zM55 139c-7 0-25-2-31-24-2-12-2-26-2-44 0-16 0-30 3-42 5-18 22-22 30-22 17 0 28 9 31 23 4 11 4 29 4 41 0 14 0 32-4 44-4 21-22 24-31 24z"><text:p/></draw:path><draw:path draw:style-name="gr3" draw:text-style-name="P11" svg:width="0.0114in" svg:height="0.0264in" svg:x="0.8823in" svg:y="0.0858in" svg:viewBox="0 0 30 68" svg:d="M23 23c0 20-12 32-18 37-3 2-3 2-3 4 0 1 3 4 4 4 4 0 24-16 24-44 0-14-7-24-17-24-8 0-13 6-13 13s5 13 13 13c4 0 7-1 10-3z"><text:p/></draw:path><draw:path draw:style-name="gr3" draw:text-style-name="P11" svg:width="0.0437in" svg:height="0.0571in" svg:x="0.9126in" svg:y="0.0409in" svg:viewBox="0 0 112 146" svg:d="M112 73c0-14 0-73-57-73-55 0-55 59-55 73 0 16 0 73 55 73 57 0 57-57 57-73zM55 139c-7 0-25-2-31-24-2-12-2-26-2-44 0-16 0-30 3-42 5-18 22-22 30-22 17 0 28 9 31 23 4 11 4 29 4 41 0 14 0 32-4 44-4 21-22 24-31 24z"><text:p/></draw:path><draw:polygon draw:style-name="gr3" draw:text-style-name="P11" svg:width="0.8425in" svg:height="0.0067in" svg:x="0.1303in" svg:y="0.1189in" svg:viewBox="0 0 2141 18" draw:points="1070,18 0,18 0,0 2141,0 2141,18"><text:p/></draw:polygon><draw:path draw:style-name="gr3" draw:text-style-name="P11" svg:width="0.1272in" svg:height="0.0819in" svg:x="0.2827in" svg:y="0.1417in" svg:viewBox="0 0 324 209" svg:d="M284 35l5-7c6-9 13-16 28-17 3 0 7-1 7-7 0-2-2-4-5-4-6 0-14 1-21 1-11 0-24-1-34-1-1 0-6 0-6 6 0 5 5 5 6 5 6 0 16 2 16 11 0 2-4 8-5 9l-83 138-17-150c0-8 18-8 21-8 4 0 8 0 8-7 0 0 0-4-5-4-6 0-13 0-18 1-6 0-14 0-20 0s-24-1-31-1c-2 0-6 0-6 6 0 5 4 5 8 5 13 0 14 2 14 5 2 2 2 10 3 19l-82 134-15-145c0-1 0-5 0-5 0-8 18-8 20-8 4 0 8 0 8-7 0-2-1-4-4-4-9 0-30 1-39 1s-23-1-31-1c-4 0-6 1-6 6s4 5 8 5c15 0 15 1 15 9l20 180c0 6 1 9 6 9s7-3 9-6l92-153 17 152c1 6 2 7 6 7 6 0 7-3 9-6z"><text:p/></draw:path><draw:path draw:style-name="gr3" draw:text-style-name="P11" svg:width="0.0437in" svg:height="0.0378in" svg:x="0.4067in" svg:y="0.202in" svg:viewBox="0 0 112 97" svg:d="M112 38c0-20-17-38-45-38-36 0-67 29-67 58 0 21 18 39 44 39 36 0 68-30 68-59zM46 90c-11 0-27-6-27-25 0-7 4-28 15-42 8-10 21-16 33-16s25 6 25 25c0 6-2 26-13 40-9 12-24 18-33 18z"><text:p/></draw:path><draw:path draw:style-name="gr3" draw:text-style-name="P11" svg:width="0.0697in" svg:height="0.0594in" svg:x="0.465in" svg:y="0.1787in" svg:viewBox="0 0 178 152" svg:d="M132 6c0-5-1-6-6-6s-6 1-8 5l-84 121c-9 12-16 16-30 17-4 0-4 6-4 6 0 2 2 3 4 3s6-1 9-1c4 0 7 0 11 0s7 0 12 0c4 0 7 1 12 1 1 0 5 0 5-6 0-3-4-3-5-3s-10-1-10-6c0-3 3-6 5-9l15-22c1-2 2-2 6-2h63c1 3 1 4 3 6 0 4 4 26 4 28 0 5-14 5-14 5-4 0-7 0-7 6 0 2 1 3 3 3 5 0 10-1 15-1s9 0 15 0c4 0 9 0 14 0 4 0 9 1 13 1 3 0 5-2 5-6 0-3-3-3-6-3-15 0-15-1-15-6zM113 26l13 69h-60z"><text:p/></draw:path><draw:path draw:style-name="gr3" draw:text-style-name="P11" svg:width="0.1272in" svg:height="0.0819in" svg:x="0.5598in" svg:y="0.1417in" svg:viewBox="0 0 324 209" svg:d="M284 35l5-7c6-9 13-16 28-17 3 0 7-1 7-7 0-2-2-4-5-4-6 0-14 1-21 1-11 0-24-1-34-1-1 0-6 0-6 6 0 5 5 5 6 5 6 0 16 2 16 11 0 2-4 8-5 9l-83 138-17-150c0-8 18-8 21-8 4 0 8 0 8-7 0 0 0-4-5-4-6 0-13 0-18 1-6 0-14 0-20 0s-24-1-31-1c-2 0-6 0-6 6 0 5 4 5 8 5 12 0 14 2 14 5 2 2 2 10 3 19l-82 134-15-145c0-1 0-5 0-5 0-8 18-8 20-8 4 0 8 0 8-7 0-2-1-4-4-4-9 0-30 1-39 1s-23-1-31-1c-4 0-6 1-6 6s4 5 8 5c15 0 15 1 15 9l20 180c0 6 1 9 6 9s7-3 9-6l92-153 17 152c1 6 2 7 6 7 6 0 7-3 9-6z"><text:p/></draw:path><draw:path draw:style-name="gr3" draw:text-style-name="P11" svg:width="0.037in" svg:height="0.0378in" svg:x="0.6846in" svg:y="0.202in" svg:viewBox="0 0 95 97" svg:d="M84 13c-7 3-8 10-8 11 0 6 3 8 7 8 3 0 12-2 12-13 0-14-17-19-34-19-36 0-42 22-42 30 0 7 4 12 9 14 6 5 12 6 22 8 15 2 29 4 29 15 0 0 0 23-39 23-8 0-22-1-28-7 7-3 11-9 11-13 0-6-5-10-10-10-7 0-13 6-13 16 0 21 34 21 40 21 43 0 51-25 51-35 0-19-24-22-35-24-15-2-26-4-26-13 0 0 0-18 31-18 6 0 17 0 23 6z"><text:p/></draw:path><draw:path draw:style-name="gr3" draw:text-style-name="P11" svg:width="0.0701in" svg:height="0.0567in" svg:x="0.7406in" svg:y="0.1815in" svg:viewBox="0 0 179 145" svg:d="M26 127c-1 7-1 9-18 9-4 0-8 0-8 6 0 3 4 3 7 3h93c38 0 68-24 68-45 0-14-12-27-41-30 22-4 52-17 52-39 0-18-22-31-51-31h-86c-5 0-8 0-8 6 0 4 3 4 8 4 2 0 8 0 13 1 0 2 0 3 0 5zM62 66l14-49c1-7 1-7 9-7h40c20 0 31 10 31 21 0 18-23 35-53 35zM53 136c-3 0-5 0-7 0 0-3 0-3 1-4l14-59h52c21 0 32 13 32 27 0 20-25 36-51 36z"><text:p/></draw:path><draw:path draw:style-name="gr3" draw:text-style-name="P11" svg:width="0.1035in" svg:height="0.0795in" svg:x="1.1866in" svg:y="0.0004in" svg:viewBox="0 0 264 203" svg:d="M229 24c3-11 4-13 25-13 6 0 10 0 10-7 0-2-1-4-5-4-8 0-30 1-38 1-5 0-16 0-21 0-6-1-13-1-19-1-1 0-6 0-6 6 0 5 4 5 10 5 0 0 6 0 11 0 7 1 7 1 7 5 0 0 0 2-1 6l-18 70h-99l17-69c2-10 4-12 26-12 5 0 9 0 9-7 0-2-1-4-5-4-8 0-30 1-38 1-5 0-16 0-21 0-6-1-13-1-19-1-1 0-6 0-6 6 0 5 4 5 10 5 0 0 6 0 10 0 8 1 8 1 8 5 0 0 0 2-2 6l-39 158c-3 10-3 12-27 12-4 0-8 0-8 6 0 4 2 5 5 5 8 0 30-1 38-1 5 0 16 0 21 0 6 1 13 1 19 1 1 0 6 0 6-6 0-5-3-5-10-5-5 0-6 0-11 0-7-1-7-2-7-5 0 0 0-2 1-7l20-77h99l-19 77c-2 10-2 12-26 12-5 0-9 0-9 6 0 4 3 5 5 5 8 0 30-1 38-1 5 0 16 0 21 0 6 1 13 1 19 1 1 0 6 0 6-6 0-5-2-5-10-5-4 0-6 0-10 0-8-1-8-2-8-5 0-2 2-5 2-7z"><text:p/></draw:path><draw:path draw:style-name="gr3" draw:text-style-name="P11" svg:width="0.037in" svg:height="0.0378in" svg:x="1.2969in" svg:y="0.0594in" svg:viewBox="0 0 95 97" svg:d="M84 13c-7 3-8 10-8 11 0 6 3 8 7 8 3 0 12-2 12-13 0-14-17-19-34-19-36 0-42 22-42 30 0 7 4 12 9 14 6 5 12 6 22 8 15 2 29 4 29 15 0 0 0 23-39 23-8 0-22-1-28-7 7-3 11-9 11-13 0-6-5-10-10-10-7 0-13 6-13 16 0 21 34 21 40 21 43 0 51-25 51-35 0-19-24-22-35-24-15-2-26-4-26-13 0 0 0-18 31-18 6 0 17 0 23 6z"><text:p/></draw:path><draw:path draw:style-name="gr3" draw:text-style-name="P11" svg:width="0.0697in" svg:height="0.0594in" svg:x="1.3512in" svg:y="0.037in" svg:viewBox="0 0 178 152" svg:d="M132 6c0-5-1-6-6-6s-6 1-8 5l-84 121c-9 12-16 16-30 17-4 0-4 6-4 6 0 2 2 3 4 3s6-1 9-1c4 0 7 0 11 0s7 0 12 0c4 0 7 1 12 1 1 0 5 0 5-6 0-3-4-3-5-3s-10-1-10-6c0-3 3-6 5-9l15-22c1-2 2-2 6-2h63c1 3 1 4 3 6 0 4 4 26 4 28 0 5-14 5-14 5-4 0-7 0-7 6 0 2 1 3 3 3 5 0 10-1 15-1s9 0 15 0c4 0 9 0 14 0 4 0 9 1 13 1 3 0 5-2 5-6 0-3-3-3-6-3-15 0-15-1-15-6zM113 26l13 69h-60z"><text:p/></draw:path><draw:path draw:style-name="gr3" draw:text-style-name="P11" svg:width="0.1272in" svg:height="0.0819in" svg:x="1.4461in" svg:y="0.0004in" svg:viewBox="0 0 324 209" svg:d="M284 35l5-7c6-9 13-16 28-17 3 0 7-1 7-7 0-2-2-4-5-4-6 0-14 1-21 1-11 0-24-1-34-1-1 0-6 0-6 6 0 5 5 5 6 5 6 0 16 2 16 11 0 2-4 8-5 9l-83 138-17-150c0-8 18-8 21-8 4 0 8 0 8-7 0 0 0-4-5-4-6 0-13 0-18 1-6 0-14 0-20 0s-24-1-31-1c-2 0-6 0-6 6 0 5 4 5 8 5 13 0 14 2 14 5 2 2 2 10 3 19l-82 134-15-145c0-1 0-5 0-5 0-8 18-8 20-8 4 0 8 0 8-7 0-2-1-4-4-4-9 0-30 1-39 1s-23-1-31-1c-4 0-6 1-6 6s4 5 8 5c15 0 15 1 15 9l20 180c0 6 1 9 6 9s7-3 9-6l92-153 17 152c1 6 2 7 6 7 6 0 7-3 9-6z"><text:p/></draw:path><draw:path draw:style-name="gr3" draw:text-style-name="P11" svg:width="0.0437in" svg:height="0.0378in" svg:x="1.5701in" svg:y="0.0594in" svg:viewBox="0 0 112 97" svg:d="M112 38c0-20-17-38-45-38-36 0-67 29-67 58 0 21 18 39 44 39 36 0 68-30 68-59zM46 90c-11 0-27-6-27-25 0-7 4-28 15-42 8-10 21-16 33-16s25 6 25 25c0 6-2 26-13 40-9 12-24 18-33 18z"><text:p/></draw:path><draw:path draw:style-name="gr3" draw:text-style-name="P11" svg:width="0.0701in" svg:height="0.0567in" svg:x="1.6299in" svg:y="0.0402in" svg:viewBox="0 0 179 145" svg:d="M26 127c-1 7-1 9-18 9-4 0-8 0-8 6 0 3 4 3 7 3h93c38 0 68-24 68-45 0-14-12-27-41-30 22-4 52-17 52-39 0-18-22-31-51-31h-87c-4 0-7 0-7 6 0 4 3 4 8 4 2 0 8 0 13 1 0 2 0 3 0 5zM62 66l14-49c1-7 1-7 9-7h40c20 0 31 10 31 21 0 18-23 35-53 35zM53 136c-3 0-5 0-7 0 0-3 0-3 1-4l14-59h52c21 0 32 13 32 27 0 20-25 36-51 36z"><text:p/></draw:path><draw:path draw:style-name="gr3" draw:text-style-name="P11" svg:width="0.124in" svg:height="0.0795in" svg:x="1.7268in" svg:y="0.0004in" svg:viewBox="0 0 316 203" svg:d="M281 24c2-11 3-13 25-13 6 0 10 0 10-6 0-5-4-5-9-5h-41c-8 0-8 0-12 6l-115 169-29-167c-1-8-1-8-10-8h-42c-6 0-10 0-10 6 0 5 4 5 10 5 4 0 6 0 12 0 6 1 6 1 6 5 0 0 0 2-2 6l-37 150c-2 9-7 19-31 20-2 0-6 0-6 7 0 0 0 4 5 4 8 0 20-1 30-1 7 0 25 1 32 1 1 0 6 0 6-6 0-5-5-5-7-5-19 0-19-8-19-12 0-1 0-2 1-7l40-159 32 180c1 6 1 9 6 9 4 0 6-4 8-6l125-186v1l-42 168c-2 10-2 12-26 12-5 0-9 0-9 7 0 0 0 4 5 4 6 0 12-1 18-1s13 0 19 0c9 0 29 1 38 1 2 0 6 0 6-6 0-5-4-5-10-5 0 0-6 0-11 0-7-1-7-2-7-5 0-2 1-5 1-7z"><text:p/></draw:path><draw:path draw:style-name="gr3" draw:text-style-name="P11" svg:width="0.0437in" svg:height="0.0571in" svg:x="1.8508in" svg:y="0.0409in" svg:viewBox="0 0 112 146" svg:d="M112 73c0-14 0-73-57-73-55 0-55 59-55 73 0 16 0 73 55 73 57 0 57-57 57-73zM55 139c-7 0-25-2-31-24-2-12-2-26-2-44 0-16 0-30 3-42 5-18 22-22 30-22 16 0 28 9 31 23 4 11 4 29 4 41 0 14 0 32-4 44-4 21-22 24-31 24z"><text:p/></draw:path><draw:path draw:style-name="gr3" draw:text-style-name="P11" svg:width="0.0114in" svg:height="0.0264in" svg:x="1.9142in" svg:y="0.0858in" svg:viewBox="0 0 30 68" svg:d="M23 23c0 20-12 32-18 37-3 2-3 2-3 4 0 1 3 4 4 4 4 0 24-16 24-44 0-14-7-24-17-24-8 0-13 6-13 13s5 13 13 13c4 0 7-1 10-3z"><text:p/></draw:path><draw:path draw:style-name="gr3" draw:text-style-name="P11" svg:width="0.0343in" svg:height="0.0555in" svg:x="1.95in" svg:y="0.0409in" svg:viewBox="0 0 88 142" svg:d="M54 6c0-6 0-6-7-6-16 13-39 13-43 13h-4v10h4c4 0 19 0 31-6v107c0 6 0 8-23 8h-11v10c12-2 31-2 43-2 14 0 32 0 44 2v-10h-11c-23 0-23-2-23-8z"><text:p/></draw:path><draw:polygon draw:style-name="gr3" draw:text-style-name="P11" svg:width="0.8264in" svg:height="0.0067in" svg:x="1.1787in" svg:y="0.1189in" svg:viewBox="0 0 2100 18" draw:points="1050,18 0,18 0,0 2100,0 2100,18"><text:p/></draw:polygon><draw:path draw:style-name="gr3" draw:text-style-name="P11" svg:width="0.1035in" svg:height="0.0795in" svg:x="1.3299in" svg:y="0.1417in" svg:viewBox="0 0 264 203" svg:d="M229 24c3-11 3-13 25-13 6 0 10 0 10-7 0-2-1-4-5-4-8 0-30 1-38 1-5 0-16 0-21 0-6-1-13-1-19-1-1 0-6 0-6 6 0 5 4 5 10 5 0 0 6 0 11 0 7 1 7 1 7 5 0 0 0 2-1 6l-18 70h-99l17-69c2-10 4-12 26-12 5 0 9 0 9-7 0-2-1-4-5-4-8 0-30 1-38 1-5 0-16 0-21 0-6-1-13-1-19-1-1 0-6 0-6 6 0 5 4 5 10 5 0 0 6 0 10 0 8 1 8 1 8 5 0 0 0 2-2 6l-39 158c-3 10-3 12-27 12-4 0-8 0-8 6 0 4 2 5 5 5 8 0 30-1 38-1 5 0 16 0 21 0 6 1 13 1 19 1 1 0 6 0 6-6 0-5-3-5-10-5-5 0-6 0-11 0-7-1-7-2-7-5 0 0 0-2 1-7l20-77h99l-19 77c-2 10-2 12-26 12-5 0-9 0-9 6 0 4 3 5 5 5 8 0 30-1 38-1 5 0 16 0 21 0 6 1 13 1 19 1 1 0 6 0 6-6 0-5-2-5-10-5-4 0-6 0-10 0-8-1-8-2-8-5 0-2 2-5 2-7z"><text:p/></draw:path><draw:path draw:style-name="gr3" draw:text-style-name="P11" svg:width="0.0437in" svg:height="0.0378in" svg:x="1.439in" svg:y="0.202in" svg:viewBox="0 0 112 97" svg:d="M112 38c0-20-17-38-45-38-36 0-67 29-67 58 0 21 18 39 44 39 36 0 68-30 68-59zM46 90c-11 0-27-6-27-25 0-7 4-28 15-42 8-10 21-16 33-16s25 6 25 25c0 6-2 26-13 40-9 12-24 18-33 18z"><text:p/></draw:path><draw:path draw:style-name="gr3" draw:text-style-name="P11" svg:width="0.0697in" svg:height="0.0594in" svg:x="1.4965in" svg:y="0.1787in" svg:viewBox="0 0 178 152" svg:d="M132 6c0-5-1-6-6-6s-6 1-8 5l-84 121c-9 12-16 16-30 17-4 0-4 6-4 6 0 2 2 3 4 3s6-1 9-1c4 0 7 0 11 0s7 0 12 0c4 0 7 1 12 1 1 0 5 0 5-6 0-3-4-3-4-3-2 0-11-1-11-6 0-3 3-6 5-9l15-22c1-2 2-2 6-2h64c0 3 0 4 2 6 0 4 4 26 4 28 0 5-14 5-14 5-4 0-7 0-7 6 0 2 1 3 3 3 5 0 10-1 15-1s9 0 15 0c4 0 9 0 14 0 4 0 9 1 13 1 3 0 5-2 5-6 0-3-3-3-6-3-15 0-15-1-15-6zM113 26l13 69h-60z"><text:p/></draw:path><draw:path draw:style-name="gr3" draw:text-style-name="P11" svg:width="0.1272in" svg:height="0.0819in" svg:x="1.5921in" svg:y="0.1417in" svg:viewBox="0 0 324 209" svg:d="M284 35l5-7c6-9 13-16 28-17 3 0 7-1 7-7 0-2-2-4-5-4-6 0-14 1-21 1-11 0-24-1-34-1-1 0-6 0-6 6 0 5 5 5 6 5 6 0 16 2 16 11 0 2-4 8-5 9l-83 138-17-150c0-8 18-8 21-8 4 0 8 0 8-7 0 0 0-4-5-4-6 0-13 0-18 1-6 0-14 0-20 0s-24-1-31-1c-2 0-6 0-6 6 0 5 4 5 8 5 13 0 14 2 14 5 2 2 2 10 3 19l-82 134-15-145c0-1 0-5 0-5 0-8 18-8 20-8 4 0 8 0 8-7 0-2-1-4-4-4-9 0-30 1-39 1s-23-1-31-1c-4 0-6 1-6 6s4 5 8 5c15 0 15 1 15 9l20 180c0 6 1 9 6 9s7-3 9-6l92-153 17 152c1 6 2 7 6 7 6 0 7-3 9-6z"><text:p/></draw:path><draw:path draw:style-name="gr3" draw:text-style-name="P11" svg:width="0.037in" svg:height="0.0378in" svg:x="1.7165in" svg:y="0.202in" svg:viewBox="0 0 95 97" svg:d="M84 13c-7 3-8 10-8 11 0 6 3 8 7 8 3 0 12-2 12-13 0-14-17-19-34-19-36 0-42 22-42 30 0 7 4 12 9 14 6 5 12 6 22 8 15 2 29 4 29 15 0 0 0 23-39 23-8 0-22-1-28-7 7-3 11-9 11-13 0-6-5-10-10-10-7 0-13 6-13 16 0 21 34 21 40 21 43 0 51-25 51-35 0-19-24-22-35-24-15-2-26-4-26-13 0 0 0-18 31-18 6 0 17 0 23 6z"><text:p/></draw:path><draw:path draw:style-name="gr3" draw:text-style-name="P11" svg:width="0.0701in" svg:height="0.0567in" svg:x="1.7724in" svg:y="0.1815in" svg:viewBox="0 0 179 145" svg:d="M26 127c-1 7-1 9-18 9-4 0-8 0-8 6 0 3 4 3 7 3h93c38 0 68-24 68-45 0-14-12-27-41-30 22-4 52-17 52-39 0-18-22-31-51-31h-87c-4 0-7 0-7 6 0 4 3 4 8 4 2 0 8 0 13 1 0 2 0 3 0 5zM62 66l14-49c1-7 1-7 9-7h40c20 0 31 10 31 21 0 18-23 35-53 35zM53 136c-3 0-5 0-7 0 0-3 0-3 1-4l14-59h52c21 0 32 13 32 27 0 20-25 36-51 36z"><text:p/></draw:path><draw:path draw:style-name="gr3" draw:text-style-name="P11" svg:width="0.1272in" svg:height="0.0819in" svg:x="2.2197in" svg:y="0.0165in" svg:viewBox="0 0 324 209" svg:d="M284 35l5-7c6-9 13-16 28-17 3 0 7-1 7-7 0-2-2-4-5-4-6 0-14 1-21 1-11 0-24-1-34-1-1 0-6 0-6 6 0 5 5 5 6 5 6 0 16 2 16 11 0 2-4 8-5 9l-83 138-17-150c0-8 18-8 21-8 4 0 8 0 8-7 0 0 0-4-5-4-6 0-13 0-18 1-6 0-14 0-20 0s-24-1-31-1c-2 0-6 0-6 6 0 5 4 5 8 5 12 0 14 2 14 5 2 2 2 10 3 19l-82 134-15-145c0-1 0-5 0-5 0-8 18-8 20-8 4 0 8 0 8-7 0-2-1-4-4-4-9 0-30 1-39 1s-23-1-31-1c-4 0-6 1-6 6s4 5 8 5c15 0 15 1 15 9l20 180c0 6 1 9 6 9s7-3 9-6l92-153 17 152c1 6 2 7 6 7 6 0 7-3 9-6z"><text:p/></draw:path><draw:path draw:style-name="gr3" draw:text-style-name="P11" svg:width="0.0437in" svg:height="0.0378in" svg:x="2.3441in" svg:y="0.0756in" svg:viewBox="0 0 112 97" svg:d="M112 38c0-20-17-38-45-38-36 0-67 29-67 58 0 21 18 39 44 39 36 0 68-30 68-59zM46 90c-11 0-27-6-27-25 0-7 4-28 15-42 8-10 21-16 33-16s25 6 25 25c0 6-2 26-13 40-9 12-24 18-33 18z"><text:p/></draw:path><draw:path draw:style-name="gr3" draw:text-style-name="P11" svg:width="0.0701in" svg:height="0.0567in" svg:x="2.4031in" svg:y="0.0559in" svg:viewBox="0 0 179 145" svg:d="M26 127c-1 7-1 9-18 9-4 0-8 0-8 6 0 3 4 3 7 3h93c38 0 68-24 68-45 0-14-12-27-41-30 22-4 52-17 52-39 0-18-22-31-51-31h-86c-5 0-8 0-8 6 0 4 3 4 8 4 2 0 8 0 13 1 0 2 0 3 0 5zM62 66l14-49c1-7 1-7 9-7h40c20 0 31 10 31 21 0 18-23 35-53 35zM53 136c-3 0-5 0-7 0 0-3 0-3 1-4l14-59h52c21 0 32 13 32 27 0 20-25 36-51 36z"><text:p/></draw:path><draw:polygon draw:style-name="gr3" draw:text-style-name="P11" svg:width="0.2815in" svg:height="0.0067in" svg:x="2.2106in" svg:y="0.1189in" svg:viewBox="0 0 716 18" draw:points="358,18 0,18 0,0 716,0 716,18"><text:p/></draw:polygon><draw:path draw:style-name="gr3" draw:text-style-name="P11" svg:width="0.1272in" svg:height="0.0819in" svg:x="2.2213in" svg:y="0.1417in" svg:viewBox="0 0 324 209" svg:d="M284 35l5-7c6-9 13-16 28-17 3 0 7-1 7-7 0-2-2-4-5-4-6 0-14 1-21 1-11 0-24-1-34-1-1 0-6 0-6 6 0 5 5 5 6 5 6 0 16 2 16 11 0 2-4 8-5 9l-83 138-17-150c0-8 18-8 21-8 4 0 8 0 8-7 0 0 0-4-5-4-6 0-13 0-18 1-6 0-14 0-20 0s-24-1-31-1c-2 0-6 0-6 6 0 5 4 5 8 5 13 0 14 2 14 5 2 2 2 10 3 19l-82 134-15-145c0-1 0-5 0-5 0-8 18-8 20-8 4 0 8 0 8-7 0-2-1-4-4-4-9 0-30 1-39 1s-23-1-31-1c-4 0-6 1-6 6s4 5 8 5c15 0 15 1 15 9l20 180c0 6 1 9 6 9s7-3 9-6l92-153 17 152c1 6 2 7 6 7 6 0 7-3 9-6z"><text:p/></draw:path><draw:path draw:style-name="gr3" draw:text-style-name="P11" svg:width="0.037in" svg:height="0.0378in" svg:x="2.3461in" svg:y="0.202in" svg:viewBox="0 0 95 97" svg:d="M84 13c-7 3-8 10-8 11 0 6 3 8 7 8 3 0 12-2 12-13 0-14-17-19-34-19-36 0-42 22-42 30 0 7 4 12 9 14 6 5 12 6 22 8 15 2 29 4 29 15 0 0 0 23-39 23-8 0-22-1-28-7 7-3 11-9 11-13 0-6-5-10-10-10-7 0-13 6-13 16 0 21 34 21 40 21 43 0 51-25 51-35 0-19-24-22-35-24-15-2-26-4-26-13 0 0 0-18 31-18 6 0 17 0 23 6z"><text:p/></draw:path><draw:path draw:style-name="gr3" draw:text-style-name="P11" svg:width="0.0701in" svg:height="0.0567in" svg:x="2.402in" svg:y="0.1815in" svg:viewBox="0 0 179 145" svg:d="M26 127c-1 7-1 9-18 9-4 0-8 0-8 6 0 3 4 3 7 3h93c38 0 68-24 68-45 0-14-12-27-41-30 22-4 52-17 52-39 0-18-22-31-51-31h-87c-4 0-7 0-7 6 0 4 3 4 8 4 2 0 8 0 13 1 0 2 0 3 0 5zM62 66l14-49c1-7 1-7 9-7h40c20 0 31 10 31 21 0 18-23 35-53 35zM53 136c-3 0-5 0-7 0 0-3 0-3 1-4l14-59h52c21 0 32 13 32 27 0 20-25 36-51 36z"><text:p/></draw:path><draw:path draw:style-name="gr3" draw:text-style-name="P11" svg:width="0.1665in" svg:height="0.1134in" svg:x="2.5193in" svg:y="0.0504in" svg:viewBox="0 0 424 289" svg:d="M374 32c4-15 4-19 36-19 10 0 14 0 14-8 0-5-4-5-11-5h-57c-10 0-10 0-16 8l-154 242-34-240c-1-10-2-10-13-10h-57c-9 0-14 0-14 8 0 5 5 5 14 5 4 0 13 0 18 1 6 0 9 2 9 6 0 3-1 4-2 9l-54 216c-4 17-11 30-46 31-1 0-7 0-7 9 0 3 2 4 6 4 13 0 29-1 42-1 14 0 30 1 43 1 3 0 9 0 9-8 0-5-5-5-9-5-24 0-27-8-27-18 0-3 0-6 1-11l57-230 38 263c0 5 1 9 6 9 4 0 7-4 9-7l171-269-60 244c-5 16-5 19-39 19-7 0-12 0-12 9 0 4 5 4 6 4 12 0 41-1 53-1 17 0 36 1 53 1 2 0 8 0 8-8 0-5-3-5-12-5-15 0-27 0-27-7 0-2 0-2 2-11z"><text:p/></draw:path><draw:path draw:style-name="gr3" draw:text-style-name="P11" svg:width="0.0539in" svg:height="0.0795in" svg:x="2.6783in" svg:y="0.1114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1" svg:width="0.0146in" svg:height="0.0358in" svg:x="2.7516in" svg:y="0.1756in" svg:viewBox="0 0 38 92" svg:d="M30 30c0 16-2 35-24 54-1 1-1 2-1 4s2 4 3 4c5 0 30-24 30-60 0-18-7-32-21-32-10 0-17 7-17 17 0 9 7 18 18 18 7 0 12-5 12-5z"><text:p/></draw:path><draw:path draw:style-name="gr3" draw:text-style-name="P11" svg:width="0.0516in" svg:height="0.0772in" svg:x="2.7854in" svg:y="0.111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1" svg:width="0.1035in" svg:height="0.0795in" svg:x="0.1469in" svg:y="0.2382in" svg:viewBox="0 0 264 203" svg:d="M229 24c3-11 4-13 25-13 6 0 10 0 10-7 0-2-1-4-5-4-8 0-30 1-38 1-5 0-16 0-21 0-6-1-13-1-19-1-1 0-6 0-6 6 0 5 4 5 10 5 0 0 6 0 11 0 7 1 7 1 7 5 0 0 0 2-1 6l-18 70h-99l17-69c2-10 4-12 26-12 5 0 9 0 9-7 0-2-1-4-5-4-8 0-30 1-38 1-5 0-16 0-21 0-6-1-13-1-19-1-1 0-6 0-6 6 0 5 4 5 10 5 0 0 6 0 10 0 8 1 8 1 8 5 0 0 0 2-2 6l-39 158c-3 10-3 12-27 12-4 0-8 0-8 6 0 4 2 5 5 5 8 0 30-1 38-1 5 0 16 0 21 0 6 1 13 1 19 1 1 0 6 0 6-6 0-5-3-5-10-5-5 0-6 0-11 0-7-1-7-2-7-5 0 0 0-2 1-7l20-77h99l-19 77c-2 10-2 12-26 12-5 0-9 0-9 6 0 4 3 5 5 5 8 0 30-1 38-1 5 0 16 0 21 0 6 1 13 1 19 1 1 0 6 0 6-6 0-5-2-5-10-5-4 0-6 0-10 0-8-1-8-2-8-5 0-2 2-5 2-7z"><text:p/></draw:path><draw:path draw:style-name="gr3" draw:text-style-name="P11" svg:width="0.0437in" svg:height="0.0378in" svg:x="0.2559in" svg:y="0.2972in" svg:viewBox="0 0 112 97" svg:d="M112 38c0-20-17-38-45-38-36 0-67 29-67 58 0 21 18 39 44 39 36 0 68-30 68-59zM46 90c-11 0-27-6-27-25 0-7 4-28 15-42 8-10 21-16 33-16s25 6 25 25c0 6-2 26-13 40-9 12-24 18-33 18z"><text:p/></draw:path><draw:path draw:style-name="gr3" draw:text-style-name="P11" svg:width="0.0701in" svg:height="0.0567in" svg:x="0.315in" svg:y="0.2783in" svg:viewBox="0 0 179 145" svg:d="M26 127c-1 7-1 9-18 9-4 0-8 0-8 6 0 3 4 3 7 3h93c38 0 68-24 68-45 0-14-12-27-41-30 22-4 52-17 52-39 0-18-22-31-51-31h-86c-5 0-8 0-8 6 0 4 3 4 8 4 2 0 8 0 13 1 0 2 0 3 0 5zM62 66l14-49c1-7 1-7 9-7h40c20 0 31 10 31 21 0 18-23 35-53 35zM53 136c-3 0-5 0-7 0 0-3 0-3 1-4l14-59h52c21 0 32 13 32 27 0 20-25 36-51 36z"><text:p/></draw:path><draw:path draw:style-name="gr3" draw:text-style-name="P11" svg:width="0.1272in" svg:height="0.0819in" svg:x="0.413in" svg:y="0.2382in" svg:viewBox="0 0 324 209" svg:d="M284 35l5-7c6-9 13-16 28-17 3 0 7-1 7-7 0-2-2-4-5-4-6 0-14 1-21 1-11 0-24-1-34-1-1 0-6 0-6 6 0 5 5 5 6 5 6 0 16 2 16 11 0 2-4 8-5 9l-83 138-17-150c0-8 18-8 21-8 4 0 8 0 8-7 0 0 0-4-5-4-6 0-13 0-18 1-6 0-14 0-20 0s-24-1-31-1c-2 0-6 0-6 6 0 5 4 5 8 5 12 0 14 2 14 5 2 2 2 10 3 19l-82 134-15-145c0-1 0-5 0-5 0-8 18-8 20-8 4 0 8 0 8-7 0-2-1-4-4-4-9 0-30 1-39 1s-23-1-31-1c-4 0-6 1-6 6s4 5 8 5c15 0 15 1 15 9l20 180c0 6 1 9 6 9s7-3 9-6l92-153 17 152c1 6 2 7 6 7 6 0 7-3 9-6z"><text:p/></draw:path><draw:path draw:style-name="gr3" draw:text-style-name="P11" svg:width="0.037in" svg:height="0.0378in" svg:x="0.5374in" svg:y="0.2972in" svg:viewBox="0 0 95 97" svg:d="M84 13c-7 3-8 10-8 11 0 6 3 8 7 8 3 0 12-2 12-13 0-14-17-19-34-19-36 0-42 22-42 30 0 7 4 12 9 14 6 5 12 6 22 8 15 2 29 4 29 15 0 0 0 23-39 23-8 0-22-1-28-7 7-3 11-9 11-13 0-6-5-10-10-10-7 0-13 6-13 16 0 21 34 21 40 21 43 0 51-25 51-35 0-19-24-22-35-24-15-2-26-4-26-13 0 0 0-18 31-18 6 0 17 0 23 6z"><text:p/></draw:path><draw:path draw:style-name="gr3" draw:text-style-name="P11" svg:width="0.0697in" svg:height="0.0594in" svg:x="0.5917in" svg:y="0.2744in" svg:viewBox="0 0 178 152" svg:d="M132 6c0-5-1-6-6-6s-6 1-8 5l-84 121c-9 12-16 16-30 17-4 0-4 6-4 6 0 2 2 3 4 3s6-1 9-1c4 0 7 0 11 0s7 0 12 0c4 0 7 1 12 1 1 0 5 0 5-6 0-3-4-3-4-3-2 0-11-1-11-6 0-3 3-6 5-9l15-22c1-2 2-2 6-2h64c0 3 0 4 2 6 0 4 4 26 4 28 0 5-14 5-14 5-4 0-7 0-7 6 0 2 1 3 3 3 5 0 10-1 15-1s9 0 15 0c4 0 9 0 14 0 4 0 9 1 13 1 3 0 5-2 5-6 0-3-3-3-6-3-15 0-15-1-15-6zM113 26l13 69h-60z"><text:p/></draw:path><draw:path draw:style-name="gr3" draw:text-style-name="P11" svg:width="0.124in" svg:height="0.0795in" svg:x="0.6862in" svg:y="0.2382in" svg:viewBox="0 0 316 203" svg:d="M281 24c2-11 3-13 25-13 6 0 10 0 10-6 0-5-4-5-9-5h-41c-8 0-8 0-12 6l-115 169-29-167c-1-8-1-8-10-8h-42c-6 0-10 0-10 6 0 5 4 5 10 5 4 0 6 0 12 0 4 1 6 1 6 5 0 0 0 2-2 6l-37 150c-2 9-7 19-31 20-2 0-6 0-6 7 0 0 0 4 5 4 8 0 20-1 30-1 7 0 25 1 32 1 1 0 5 0 5-6 0-5-4-5-6-5-19 0-19-8-19-12 0-1 0-2 1-7l40-159 32 180c1 6 1 9 6 9 4 0 6-4 8-6l125-186v1l-42 168c-2 10-2 12-26 12-5 0-9 0-9 7 0 0 0 4 5 4 6 0 12-1 18-1s13 0 19 0c9 0 29 1 38 1 2 0 6 0 6-6 0-5-4-5-10-5 0 0-6 0-11 0-7-1-7-2-7-5 0-2 1-5 1-7z"><text:p/></draw:path><draw:path draw:style-name="gr3" draw:text-style-name="P11" svg:width="0.0343in" svg:height="0.0555in" svg:x="0.8157in" svg:y="0.2787in" svg:viewBox="0 0 88 142" svg:d="M54 6c0-6 0-6-7-6-16 13-39 13-43 13h-4v10h4c4 0 19 0 31-6v107c0 6 0 8-23 8h-11v10c12-2 31-2 43-2 14 0 32 0 44 2v-10h-11c-23 0-23-2-23-8z"><text:p/></draw:path><draw:path draw:style-name="gr3" draw:text-style-name="P11" svg:width="0.0114in" svg:height="0.0264in" svg:x="0.8744in" svg:y="0.3236in" svg:viewBox="0 0 30 68" svg:d="M23 23c0 20-12 32-18 37-3 2-3 2-3 4 0 1 3 4 4 4 4 0 24-16 24-44 0-14-7-24-17-24-8 0-13 6-13 13s5 13 13 13c4 0 7-1 10-3z"><text:p/></draw:path><draw:path draw:style-name="gr3" draw:text-style-name="P11" svg:width="0.0437in" svg:height="0.0571in" svg:x="0.9047in" svg:y="0.2787in" svg:viewBox="0 0 112 146" svg:d="M112 73c0-14 0-73-57-73-55 0-55 59-55 73 0 16 0 73 55 73 57 0 57-57 57-73zM55 139c-7 0-25-2-31-24-2-12-2-26-2-44 0-16 0-30 3-42 5-18 22-22 30-22 17 0 28 9 31 23 4 11 4 29 4 41 0 14 0 32-4 44-4 21-22 24-31 24z"><text:p/></draw:path><draw:polygon draw:style-name="gr3" draw:text-style-name="P11" svg:width="0.8264in" svg:height="0.0067in" svg:x="0.139in" svg:y="0.3567in" svg:viewBox="0 0 2100 18" draw:points="1050,18 0,18 0,0 2100,0 2100,18"><text:p/></draw:polygon><draw:path draw:style-name="gr3" draw:text-style-name="P11" svg:width="0.1035in" svg:height="0.0795in" svg:x="0.2898in" svg:y="0.3795in" svg:viewBox="0 0 264 203" svg:d="M229 24c3-11 4-13 25-13 6 0 10 0 10-7 0-2-1-4-5-4-8 0-30 1-38 1-5 0-16 0-21 0-6-1-13-1-19-1-1 0-6 0-6 6 0 5 4 5 10 5 0 0 6 0 11 0 7 1 7 1 7 5 0 0 0 2-1 6l-18 70h-99l17-69c2-10 4-12 26-12 5 0 9 0 9-7 0-2-1-4-5-4-8 0-30 1-38 1-5 0-16 0-21 0-6-1-13-1-19-1-1 0-6 0-6 6 0 5 4 5 10 5 0 0 6 0 10 0 8 1 8 1 8 5 0 0 0 2-2 6l-39 158c-3 10-3 12-27 12-4 0-8 0-8 6 0 4 2 5 5 5 8 0 30-1 38-1 5 0 16 0 21 0 6 1 13 1 19 1 1 0 6 0 6-6 0-5-3-5-10-5-5 0-6 0-11 0-7-1-7-2-7-5 0 0 0-2 1-7l20-77h99l-19 77c-2 10-2 12-26 12-5 0-9 0-9 6 0 4 3 5 5 5 8 0 30-1 38-1 5 0 16 0 21 0 6 1 13 1 19 1 1 0 6 0 6-6 0-5-2-5-10-5-4 0-6 0-10 0-8-1-8-2-8-5 0-2 2-5 2-7z"><text:p/></draw:path><draw:path draw:style-name="gr3" draw:text-style-name="P11" svg:width="0.037in" svg:height="0.0378in" svg:x="0.3996in" svg:y="0.439in" svg:viewBox="0 0 95 97" svg:d="M84 13c-7 3-8 10-8 11 0 6 3 8 7 8 3 0 12-2 12-13 0-14-17-19-34-19-36 0-42 22-42 30 0 7 4 12 9 14 6 5 12 6 22 8 15 2 29 4 29 15 0 0 0 23-39 23-8 0-21-1-28-7 7-3 11-9 11-13 0-6-5-10-10-10-7 0-13 6-13 16 0 21 34 21 40 21 43 0 51-25 51-35 0-19-24-22-35-24-15-2-26-4-26-13 0 0 0-18 31-18 6 0 17 0 23 6z"><text:p/></draw:path><draw:path draw:style-name="gr3" draw:text-style-name="P11" svg:width="0.0701in" svg:height="0.0567in" svg:x="0.4555in" svg:y="0.4189in" svg:viewBox="0 0 179 145" svg:d="M26 127c-1 7-1 9-18 9-4 0-8 0-8 6 0 3 4 3 7 3h93c38 0 68-24 68-45 0-14-12-27-41-30 22-4 52-17 52-39 0-18-22-31-51-31h-87c-4 0-7 0-7 6 0 4 3 4 8 4 2 0 8 0 13 1 0 2 0 3 0 5zM62 66l14-49c1-7 1-7 9-7h40c20 0 31 10 31 21 0 18-23 35-53 35zM53 136c-3 0-5 0-7 0 0-3 0-3 1-4l14-59h52c21 0 32 13 32 27 0 20-25 36-51 36z"><text:p/></draw:path><draw:path draw:style-name="gr3" draw:text-style-name="P11" svg:width="0.1272in" svg:height="0.0819in" svg:x="0.5531in" svg:y="0.3795in" svg:viewBox="0 0 324 209" svg:d="M284 35l5-7c6-9 13-16 28-17 3 0 7-1 7-7 0-2-2-4-5-4-6 0-14 1-21 1-11 0-24-1-34-1-1 0-6 0-6 6 0 5 5 5 6 5 6 0 16 2 16 11 0 2-4 8-5 9l-83 138-17-150c0-8 18-8 21-8 4 0 8 0 8-7 0 0 0-4-5-4-6 0-13 0-18 1-6 0-14 0-20 0s-24-1-31-1c-2 0-6 0-6 6 0 5 4 5 8 5 12 0 14 2 14 5 2 2 2 10 3 19l-82 134-15-145c0-1 0-5 0-5 0-8 18-8 20-8 4 0 8 0 8-7 0-2-1-4-4-4-9 0-30 1-39 1s-23-1-31-1c-4 0-6 1-6 6s4 5 8 5c15 0 15 1 15 9l20 180c0 6 1 9 6 9s7-3 9-6l92-153 17 152c1 6 2 7 6 7 6 0 7-3 9-6z"><text:p/></draw:path><draw:path draw:style-name="gr3" draw:text-style-name="P11" svg:width="0.0437in" svg:height="0.0378in" svg:x="0.6768in" svg:y="0.439in" svg:viewBox="0 0 112 97" svg:d="M112 38c0-20-17-38-45-38-36 0-67 29-67 58 0 21 18 39 44 39 36 0 68-30 68-59zM46 90c-11 0-27-6-27-25 0-7 4-28 15-42 8-10 21-16 33-16s25 6 25 25c0 6-2 26-13 40-9 12-24 18-33 18z"><text:p/></draw:path><draw:path draw:style-name="gr3" draw:text-style-name="P11" svg:width="0.0697in" svg:height="0.0594in" svg:x="0.735in" svg:y="0.4165in" svg:viewBox="0 0 178 152" svg:d="M132 6c0-5-1-6-6-6s-6 1-8 5l-84 121c-9 12-16 16-30 17-4 0-4 6-4 6 0 2 2 3 4 3s6-1 9-1c4 0 7 0 11 0s7 0 12 0c4 0 7 1 12 1 1 0 5 0 5-6 0-3-4-3-5-3s-10-1-10-6c0-3 3-6 5-9l15-22c1-2 2-2 6-2h63c1 3 1 4 3 6 0 4 4 26 4 28 0 5-14 5-14 5-4 0-7 0-7 6 0 2 1 3 3 3 5 0 10-1 15-1s9 0 15 0c4 0 9 0 14 0 4 0 9 1 13 1 3 0 5-2 5-6 0-3-3-3-6-3-15 0-15-1-15-6zM113 26l13 69h-60z"><text:p/></draw:path><draw:path draw:style-name="gr3" draw:text-style-name="P11" svg:width="0.1035in" svg:height="0.0795in" svg:x="1.1949in" svg:y="0.2382in" svg:viewBox="0 0 264 203" svg:d="M229 24c3-11 4-13 25-13 6 0 10 0 10-7 0-2-1-4-5-4-8 0-30 1-38 1-5 0-16 0-21 0-6-1-13-1-19-1-1 0-6 0-6 6 0 5 4 5 10 5 0 0 6 0 11 0 7 1 7 1 7 5 0 0 0 2-1 6l-18 70h-99l17-69c2-10 4-12 26-12 5 0 9 0 9-7 0-2-1-4-5-4-8 0-30 1-38 1-5 0-16 0-21 0-6-1-13-1-19-1-1 0-6 0-6 6 0 5 4 5 10 5 0 0 6 0 10 0 8 1 8 1 8 5 0 0 0 2-2 6l-39 158c-3 10-3 12-27 12-4 0-8 0-8 6 0 4 2 5 5 5 8 0 30-1 38-1 5 0 16 0 21 0 6 1 13 1 19 1 1 0 6 0 6-6 0-5-3-5-10-5-5 0-6 0-11 0-7-1-7-2-7-5 0 0 0-2 1-7l20-77h99l-19 77c-2 10-2 12-26 12-5 0-9 0-9 6 0 4 3 5 5 5 8 0 30-1 38-1 5 0 16 0 21 0 6 1 13 1 19 1 1 0 6 0 6-6 0-5-2-5-10-5-4 0-6 0-10 0-8-1-8-2-8-5 0-2 2-5 2-7z"><text:p/></draw:path><draw:path draw:style-name="gr3" draw:text-style-name="P11" svg:width="0.0437in" svg:height="0.0378in" svg:x="1.3039in" svg:y="0.2972in" svg:viewBox="0 0 112 97" svg:d="M112 38c0-20-17-38-45-38-36 0-67 29-67 58 0 21 18 39 44 39 36 0 68-30 68-59zM46 90c-11 0-27-6-27-25 0-7 4-28 15-42 8-10 21-16 33-16s25 6 25 25c0 6-2 26-13 40-9 12-24 18-33 18z"><text:p/></draw:path><draw:path draw:style-name="gr3" draw:text-style-name="P11" svg:width="0.0701in" svg:height="0.0567in" svg:x="1.3634in" svg:y="0.2783in" svg:viewBox="0 0 179 145" svg:d="M26 127c-1 7-1 9-18 9-4 0-8 0-8 6 0 3 4 3 7 3h93c38 0 68-24 68-45 0-14-12-27-41-30 22-4 52-17 52-39 0-18-22-31-51-31h-86c-5 0-8 0-8 6 0 4 3 4 8 4 2 0 8 0 13 1 0 2 0 3 0 5zM62 66l14-49c1-7 1-7 9-7h40c20 0 31 10 31 21 0 18-23 35-53 35zM53 136c-3 0-5 0-7 0 0-3 0-3 1-4l14-59h52c21 0 32 13 32 27 0 20-25 36-51 36z"><text:p/></draw:path><draw:path draw:style-name="gr3" draw:text-style-name="P11" svg:width="0.1035in" svg:height="0.0795in" svg:x="1.4598in" svg:y="0.2382in" svg:viewBox="0 0 264 203" svg:d="M229 24c3-11 4-13 25-13 6 0 10 0 10-7 0-2-1-4-5-4-8 0-30 1-38 1-5 0-16 0-21 0-6-1-13-1-19-1-1 0-6 0-6 6 0 5 4 5 10 5 0 0 6 0 11 0 7 1 7 1 7 5 0 0 0 2-1 6l-18 70h-99l17-69c2-10 4-12 26-12 5 0 9 0 9-7 0-2-1-4-5-4-8 0-30 1-38 1-5 0-16 0-21 0-6-1-13-1-19-1-1 0-6 0-6 6 0 5 4 5 10 5 0 0 6 0 10 0 8 1 8 1 8 5 0 0 0 2-2 6l-39 158c-3 10-3 12-27 12-4 0-8 0-8 6 0 4 2 5 5 5 8 0 30-1 38-1 5 0 16 0 21 0 6 1 13 1 19 1 1 0 6 0 6-6 0-5-3-5-10-5-5 0-6 0-11 0-7-1-7-2-7-5 0 0 0-2 1-7l20-77h99l-19 77c-2 10-2 12-26 12-5 0-9 0-9 6 0 4 3 5 5 5 8 0 30-1 38-1 5 0 16 0 21 0 6 1 13 1 19 1 1 0 6 0 6-6 0-5-2-5-10-5-4 0-6 0-10 0-8-1-8-2-8-5 0-2 2-5 2-7z"><text:p/></draw:path><draw:path draw:style-name="gr3" draw:text-style-name="P11" svg:width="0.037in" svg:height="0.0378in" svg:x="1.5697in" svg:y="0.2972in" svg:viewBox="0 0 95 97" svg:d="M84 13c-7 3-8 10-8 11 0 6 3 8 7 8 3 0 12-2 12-13 0-14-17-19-34-19-36 0-42 22-42 30 0 7 4 12 9 14 6 5 12 6 22 8 15 2 29 4 29 15 0 0 0 23-39 23-8 0-21-1-28-7 7-3 11-9 11-13 0-6-5-10-10-10-7 0-13 6-13 16 0 21 34 21 40 21 43 0 51-25 51-35 0-19-24-22-35-24-15-2-26-4-26-13 0 0 0-18 31-18 6 0 17 0 23 6z"><text:p/></draw:path><draw:path draw:style-name="gr3" draw:text-style-name="P11" svg:width="0.0697in" svg:height="0.0594in" svg:x="1.624in" svg:y="0.2744in" svg:viewBox="0 0 178 152" svg:d="M132 6c0-5-1-6-6-6s-6 1-8 5l-84 121c-9 12-16 16-30 17-4 0-4 6-4 6 0 2 2 3 4 3s6-1 9-1c4 0 7 0 11 0s7 0 12 0c4 0 7 1 12 1 1 0 5 0 5-6 0-3-4-3-4-3-2 0-11-1-11-6 0-3 3-6 5-9l15-22c1-2 2-2 6-2h64c0 3 0 4 2 6 0 4 4 26 4 28 0 5-13 5-14 5-4 0-7 0-7 6 0 2 1 3 3 3 5 0 10-1 15-1s9 0 15 0c4 0 9 0 14 0 4 0 9 1 13 1 3 0 5-2 5-6 0-3-3-3-6-3-15 0-15-1-15-6zM113 26l13 69h-60z"><text:p/></draw:path><draw:path draw:style-name="gr3" draw:text-style-name="P11" svg:width="0.124in" svg:height="0.0795in" svg:x="1.7185in" svg:y="0.2382in" svg:viewBox="0 0 316 203" svg:d="M281 24c2-11 3-13 25-13 6 0 10 0 10-6 0-5-4-5-9-5h-41c-8 0-8 0-12 6l-115 169-29-167c-1-8-1-8-10-8h-42c-6 0-10 0-10 6 0 5 4 5 10 5 4 0 6 0 12 0 4 1 6 1 6 5 0 0 0 2-2 6l-37 150c-2 9-7 19-31 20-2 0-6 0-6 7 0 0 0 4 5 4 8 0 20-1 30-1 7 0 25 1 32 1 1 0 6 0 6-6 0-5-5-5-7-5-19 0-19-8-19-12 0-1 0-2 1-7l40-159 32 180c1 6 1 9 6 9 4 0 6-4 8-6l125-186v1l-42 168c-2 10-2 12-26 12-5 0-9 0-9 7 0 0 0 4 5 4 6 0 12-1 18-1s13 0 19 0c9 0 29 1 38 1 2 0 6 0 6-6 0-5-4-5-10-5 0 0-6 0-11 0-7-1-7-2-7-5 0-2 1-5 1-7z"><text:p/></draw:path><draw:path draw:style-name="gr3" draw:text-style-name="P11" svg:width="0.0343in" svg:height="0.0555in" svg:x="1.848in" svg:y="0.2787in" svg:viewBox="0 0 88 142" svg:d="M54 6c0-6 0-6-7-6-16 13-39 13-43 13h-4v10h4c4 0 19 0 31-6v107c0 6 0 8-23 8h-11v10c12-2 31-2 43-2 14 0 32 0 44 2v-10h-11c-23 0-23-2-23-8z"><text:p/></draw:path><draw:path draw:style-name="gr3" draw:text-style-name="P11" svg:width="0.0114in" svg:height="0.0264in" svg:x="1.9067in" svg:y="0.3236in" svg:viewBox="0 0 30 68" svg:d="M23 23c0 20-12 32-18 37-3 2-3 2-3 4 0 1 3 4 4 4 4 0 24-16 24-44 0-14-7-24-17-24-8 0-13 6-13 13s5 13 13 13c4 0 7-1 10-3z"><text:p/></draw:path><draw:path draw:style-name="gr3" draw:text-style-name="P11" svg:width="0.0343in" svg:height="0.0555in" svg:x="1.9421in" svg:y="0.2787in" svg:viewBox="0 0 88 142" svg:d="M54 6c0-6 0-6-7-6-16 13-39 13-43 13h-4v10h4c4 0 19 0 31-6v107c0 6 0 8-23 8h-11v10c12-2 31-2 43-2 14 0 32 0 44 2v-10h-11c-23 0-23-2-23-8z"><text:p/></draw:path><draw:polygon draw:style-name="gr3" draw:text-style-name="P11" svg:width="0.8102in" svg:height="0.0067in" svg:x="1.1866in" svg:y="0.3567in" svg:viewBox="0 0 2059 18" draw:points="1030,18 0,18 0,0 2059,0 2059,18"><text:p/></draw:polygon><draw:path draw:style-name="gr3" draw:text-style-name="P11" svg:width="0.1035in" svg:height="0.0795in" svg:x="1.3378in" svg:y="0.3795in" svg:viewBox="0 0 264 203" svg:d="M229 24c3-11 3-13 25-13 6 0 10 0 10-7 0-2-1-4-5-4-8 0-30 1-38 1-5 0-16 0-21 0-6-1-13-1-19-1-1 0-6 0-6 6 0 5 4 5 10 5 0 0 6 0 11 0 7 1 7 1 7 5 0 0 0 2-1 6l-18 70h-99l17-69c2-10 4-12 26-12 5 0 9 0 9-7 0-2-1-4-5-4-8 0-30 1-38 1-5 0-16 0-21 0-6-1-13-1-19-1-1 0-6 0-6 6 0 5 4 5 10 5 0 0 6 0 10 0 8 1 8 1 8 5 0 0 0 2-2 6l-39 158c-3 10-3 12-27 12-4 0-8 0-8 6 0 4 2 5 5 5 8 0 30-1 38-1 5 0 16 0 21 0 6 1 13 1 19 1 1 0 6 0 6-6 0-5-3-5-10-5-5 0-6 0-11 0-7-1-7-2-7-5 0 0 0-2 1-7l20-77h99l-19 77c-2 10-2 12-26 12-5 0-9 0-9 6 0 4 3 5 5 5 8 0 30-1 38-1 5 0 16 0 21 0 6 1 13 1 19 1 1 0 6 0 6-6 0-5-2-5-10-5-4 0-6 0-10 0-8-1-8-2-8-5 0-2 2-5 2-7z"><text:p/></draw:path><draw:path draw:style-name="gr3" draw:text-style-name="P11" svg:width="0.0437in" svg:height="0.0378in" svg:x="1.4469in" svg:y="0.439in" svg:viewBox="0 0 112 97" svg:d="M112 38c0-20-17-38-45-38-36 0-67 29-67 58 0 21 18 39 44 39 36 0 68-30 68-59zM46 90c-11 0-27-6-27-25 0-7 4-28 15-42 8-10 21-16 33-16s25 6 25 25c0 6-2 26-13 40-9 12-24 18-33 18z"><text:p/></draw:path><draw:path draw:style-name="gr3" draw:text-style-name="P11" svg:width="0.0697in" svg:height="0.0594in" svg:x="1.5051in" svg:y="0.4165in" svg:viewBox="0 0 178 152" svg:d="M132 6c0-5-1-6-6-6s-6 1-8 5l-84 121c-9 12-16 16-30 17-4 0-4 6-4 6 0 2 2 3 4 3s6-1 9-1c4 0 7 0 11 0s7 0 12 0c4 0 7 1 12 1 1 0 5 0 5-6 0-3-4-3-4-3-2 0-11-1-11-6 0-3 3-6 5-9l15-22c1-2 2-2 6-2h64c0 3 0 4 2 6 0 4 4 26 4 28 0 5-14 5-14 5-4 0-7 0-7 6 0 2 1 3 3 3 5 0 10-1 15-1s9 0 15 0c4 0 9 0 14 0 4 0 9 1 13 1 3 0 5-2 5-6 0-3-3-3-6-3-15 0-15-1-15-6zM113 26l13 69h-60z"><text:p/></draw:path><draw:path draw:style-name="gr3" draw:text-style-name="P11" svg:width="0.1035in" svg:height="0.0795in" svg:x="1.5984in" svg:y="0.3795in" svg:viewBox="0 0 264 203" svg:d="M229 24c3-11 3-13 25-13 6 0 10 0 10-7 0-2-1-4-5-4-8 0-30 1-38 1-5 0-16 0-21 0-6-1-13-1-19-1-1 0-6 0-6 6 0 5 4 5 10 5 0 0 6 0 11 0 7 1 7 1 7 5 0 0 0 2-1 6l-18 70h-99l17-69c2-10 4-12 26-12 5 0 9 0 9-7 0-2-1-4-5-4-8 0-30 1-38 1-5 0-16 0-21 0-6-1-13-1-19-1-1 0-6 0-6 6 0 5 4 5 10 5 0 0 6 0 10 0 8 1 8 1 8 5 0 0 0 2-2 6l-39 158c-3 10-3 12-27 12-4 0-8 0-8 6 0 4 2 5 5 5 8 0 30-1 38-1 5 0 16 0 21 0 6 1 13 1 19 1 1 0 6 0 6-6 0-5-3-5-10-5-5 0-6 0-11 0-7-1-7-2-7-5 0 0 0-2 1-7l20-77h99l-19 77c-2 10-2 12-26 12-5 0-9 0-9 6 0 4 3 5 5 5 8 0 30-1 38-1 5 0 16 0 21 0 6 1 13 1 19 1 1 0 6 0 6-6 0-5-2-5-10-5-4 0-6 0-10 0-8-1-8-2-8-5 0-2 2-5 2-7z"><text:p/></draw:path><draw:path draw:style-name="gr3" draw:text-style-name="P11" svg:width="0.037in" svg:height="0.0378in" svg:x="1.7087in" svg:y="0.439in" svg:viewBox="0 0 95 97" svg:d="M84 13c-7 3-8 10-8 11 0 6 3 8 7 8 3 0 12-2 12-13 0-14-17-19-34-19-36 0-42 22-42 30 0 7 4 12 9 14 6 5 12 6 22 8 15 2 29 4 29 15 0 0 0 23-39 23-8 0-22-1-28-7 7-3 11-9 11-13 0-6-5-10-10-10-7 0-13 6-13 16 0 21 34 21 40 21 43 0 51-25 51-35 0-19-24-22-35-24-15-2-26-4-26-13 0 0 0-18 31-18 6 0 17 0 23 6z"><text:p/></draw:path><draw:path draw:style-name="gr3" draw:text-style-name="P11" svg:width="0.0701in" svg:height="0.0567in" svg:x="1.7646in" svg:y="0.4189in" svg:viewBox="0 0 179 145" svg:d="M26 127c-1 7-1 9-18 9-4 0-8 0-8 6 0 3 4 3 7 3h93c38 0 68-24 68-45 0-14-12-27-41-30 22-4 52-17 52-39 0-18-22-31-51-31h-86c-5 0-8 0-8 6 0 4 3 4 8 4 2 0 8 0 13 1 0 2 0 3 0 5zM62 66l14-49c1-7 1-7 9-7h40c20 0 31 10 31 21 0 18-23 35-53 35zM53 136c-3 0-5 0-7 0 0-3 0-3 1-4l14-59h52c21 0 32 13 32 27 0 20-25 36-51 36z"><text:p/></draw:path><draw:path draw:style-name="gr3" draw:text-style-name="P11" svg:width="0.1035in" svg:height="0.0795in" svg:x="2.2268in" svg:y="0.2543in" svg:viewBox="0 0 264 203" svg:d="M229 24c3-11 4-13 25-13 6 0 10 0 10-7 0-2-1-4-5-4-8 0-30 1-38 1-5 0-16 0-21 0-6-1-13-1-19-1-1 0-6 0-6 6 0 5 4 5 10 5 0 0 6 0 11 0 7 1 7 1 7 5 0 0 0 2-1 6l-18 70h-99l17-69c2-10 4-12 26-12 5 0 9 0 9-7 0-2-1-4-5-4-8 0-30 1-38 1-5 0-16 0-21 0-6-1-13-1-19-1-1 0-6 0-6 6 0 5 4 5 10 5 0 0 6 0 10 0 8 1 8 1 8 5 0 0 0 2-2 6l-39 158c-3 10-3 12-27 12-4 0-8 0-8 6 0 4 2 5 5 5 8 0 30-1 38-1 5 0 16 0 21 0 6 1 13 1 19 1 1 0 6 0 6-6 0-5-3-5-10-5-5 0-6 0-11 0-7-1-7-2-7-5 0 0 0-2 1-7l20-77h99l-19 77c-2 10-2 12-26 12-5 0-9 0-9 6 0 4 3 5 5 5 8 0 30-1 38-1 5 0 16 0 21 0 6 1 13 1 19 1 1 0 6 0 6-6 0-5-2-5-10-5-4 0-6 0-10 0-8-1-8-2-8-5 0-2 2-5 2-7z"><text:p/></draw:path><draw:path draw:style-name="gr3" draw:text-style-name="P11" svg:width="0.0437in" svg:height="0.0378in" svg:x="2.3358in" svg:y="0.3138in" svg:viewBox="0 0 112 97" svg:d="M112 38c0-20-17-38-45-38-36 0-67 29-67 58 0 21 18 39 44 39 36 0 68-30 68-59zM46 90c-11 0-27-6-27-25 0-7 4-28 15-42 8-10 21-16 33-16s25 6 25 25c0 6-2 26-13 40-9 12-24 18-33 18z"><text:p/></draw:path><draw:path draw:style-name="gr3" draw:text-style-name="P11" svg:width="0.0701in" svg:height="0.0567in" svg:x="2.3949in" svg:y="0.2933in" svg:viewBox="0 0 179 145" svg:d="M26 127c-1 7-1 9-18 9-4 0-8 0-8 6 0 3 4 3 7 3h93c38 0 68-24 68-45 0-14-12-27-41-30 22-4 52-17 52-39 0-18-22-31-51-31h-87c-4 0-7 0-7 6 0 4 3 4 8 4 2 0 8 0 13 1 0 2 0 3 0 5zM62 66l14-49c1-7 1-7 9-7h40c20 0 31 10 31 21 0 18-23 35-53 35zM53 136c-3 0-5 0-7 0 0-3 0-3 1-4l14-59h52c21 0 32 13 32 27 0 20-25 36-51 36z"><text:p/></draw:path><draw:polygon draw:style-name="gr3" draw:text-style-name="P11" svg:width="0.2657in" svg:height="0.0067in" svg:x="2.2189in" svg:y="0.3567in" svg:viewBox="0 0 676 18" draw:points="337,18 0,18 0,0 676,0 676,18"><text:p/></draw:polygon><draw:path draw:style-name="gr3" draw:text-style-name="P11" svg:width="0.1035in" svg:height="0.0795in" svg:x="2.2283in" svg:y="0.3795in" svg:viewBox="0 0 264 203" svg:d="M229 24c3-11 3-13 25-13 6 0 10 0 10-7 0-2-1-4-5-4-8 0-30 1-38 1-5 0-16 0-21 0-6-1-13-1-19-1-1 0-6 0-6 6 0 5 4 5 10 5 0 0 6 0 11 0 7 1 7 1 7 5 0 0 0 2-1 6l-18 70h-99l17-69c2-10 4-12 26-12 5 0 9 0 9-7 0-2-1-4-5-4-8 0-30 1-38 1-5 0-16 0-21 0-6-1-13-1-19-1-1 0-6 0-6 6 0 5 4 5 10 5 0 0 6 0 10 0 8 1 8 1 8 5 0 0 0 2-2 6l-39 158c-3 10-3 12-27 12-4 0-8 0-8 6 0 4 2 5 5 5 8 0 30-1 38-1 5 0 16 0 21 0 6 1 13 1 19 1 1 0 6 0 6-6 0-5-3-5-10-5-5 0-6 0-11 0-7-1-7-2-7-5 0 0 0-2 1-7l20-77h99l-19 77c-2 10-2 12-26 12-5 0-9 0-9 6 0 4 3 5 5 5 8 0 30-1 38-1 5 0 16 0 21 0 6 1 13 1 19 1 1 0 6 0 6-6 0-5-2-5-10-5-4 0-6 0-10 0-8-1-8-2-8-5 0-2 2-5 2-7z"><text:p/></draw:path><draw:path draw:style-name="gr3" draw:text-style-name="P11" svg:width="0.037in" svg:height="0.0378in" svg:x="2.3378in" svg:y="0.439in" svg:viewBox="0 0 95 97" svg:d="M84 13c-7 3-8 10-8 11 0 6 3 8 7 8 3 0 12-2 12-13 0-14-17-19-34-19-36 0-42 22-42 30 0 7 4 12 9 14 6 5 12 6 22 8 15 2 29 4 29 15 0 0 0 23-39 23-8 0-22-1-28-7 7-3 11-9 11-13 0-6-5-10-10-10-7 0-13 6-13 16 0 21 34 21 40 21 43 0 51-25 51-35 0-19-24-22-35-24-15-2-26-4-26-13 0 0 0-18 31-18 6 0 17 0 23 6z"><text:p/></draw:path><draw:path draw:style-name="gr3" draw:text-style-name="P11" svg:width="0.0701in" svg:height="0.0567in" svg:x="2.3941in" svg:y="0.4189in" svg:viewBox="0 0 179 145" svg:d="M26 127c-1 7-1 9-18 9-4 0-8 0-8 6 0 3 4 3 7 3h93c38 0 68-24 68-45 0-14-12-27-41-30 22-4 52-17 52-39 0-18-22-31-51-31h-86c-5 0-8 0-8 6 0 4 3 4 8 4 2 0 8 0 13 1 0 2 0 3 0 5zM62 66l14-49c1-7 1-7 9-7h40c20 0 31 10 31 21 0 18-23 35-53 35zM53 136c-3 0-5 0-7 0 0-3 0-3 1-4l14-59h52c21 0 32 13 32 27 0 20-25 36-51 36z"><text:p/></draw:path><draw:path draw:style-name="gr3" draw:text-style-name="P11" svg:width="0.1665in" svg:height="0.1134in" svg:x="2.5106in" svg:y="0.2882in" svg:viewBox="0 0 424 289" svg:d="M374 32c4-15 4-19 36-19 10 0 14 0 14-8 0-5-4-5-11-5h-57c-10 0-10 0-16 8l-154 242-34-240c-1-10-2-10-13-10h-57c-9 0-14 0-14 8 0 5 5 5 14 5 4 0 13 0 18 1 6 0 9 2 9 6 0 3-1 4-2 9l-54 216c-4 17-11 30-46 31-1 0-7 0-7 9 0 3 2 4 6 4 13 0 29-1 42-1 14 0 30 1 43 1 3 0 9 0 9-8 0-5-5-5-9-5-24 0-27-8-27-18 0-3 0-6 1-11l57-230 38 263c0 5 1 9 6 9 4 0 7-4 9-7l171-269-60 244c-5 16-5 19-39 19-7 0-12 0-12 9 0 4 5 4 6 4 12 0 41-1 53-1 17 0 36 1 53 1 2 0 8 0 8-8 0-5-3-5-12-5-15 0-27 0-27-7 0-2 0-2 2-11z"><text:p/></draw:path><draw:path draw:style-name="gr3" draw:text-style-name="P11" svg:width="0.0425in" svg:height="0.0772in" svg:x="2.6772in" svg:y="0.3492in" svg:viewBox="0 0 109 197" svg:d="M67 8c0-8 0-8-8-8-19 19-47 19-59 19v11c7 0 26 0 43-8v151c0 9 0 13-30 13h-11v11c5 0 42-1 53-1 10 0 47 1 54 1v-11h-12c-30 0-30-4-30-13z"><text:p/></draw:path><draw:path draw:style-name="gr3" draw:text-style-name="P11" svg:width="0.0146in" svg:height="0.0358in" svg:x="2.7437in" svg:y="0.4138in" svg:viewBox="0 0 38 92" svg:d="M30 30c0 16-2 35-24 54-1 1-1 2-1 4s2 4 3 4c5 0 30-24 30-60 0-18-7-32-21-32-10 0-17 7-17 17 0 9 7 18 18 18 7 0 12-5 12-5z"><text:p/></draw:path><draw:path draw:style-name="gr3" draw:text-style-name="P11" svg:width="0.0516in" svg:height="0.0772in" svg:x="2.7772in" svg:y="0.349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1" svg:width="0.1272in" svg:height="0.0819in" svg:x="0.2528in" svg:y="0.476in" svg:viewBox="0 0 324 209" svg:d="M284 35l5-7c6-9 13-16 28-17 3 0 7-1 7-7 0-2-2-4-5-4-6 0-14 1-21 1-11 0-24-1-34-1-1 0-6 0-6 6 0 5 5 5 6 5 6 0 16 2 16 11 0 2-4 8-5 9l-83 138-17-150c0-8 18-8 21-8 4 0 8 0 8-7 0 0 0-4-5-4-6 0-13 0-18 1-6 0-14 0-20 0s-24-1-31-1c-2 0-6 0-6 6 0 5 4 5 8 5 13 0 14 2 14 5 2 2 2 10 3 19l-82 134-15-145c0-1 0-5 0-5 0-8 18-8 20-8 4 0 8 0 8-7 0-2-1-4-4-4-9 0-30 1-39 1s-23-1-31-1c-4 0-6 1-6 6s4 5 8 5c15 0 15 1 15 9l20 180c0 6 1 9 6 9s7-3 9-6l92-153 17 152c1 6 2 7 6 7 6 0 7-3 9-6z"><text:p/></draw:path><draw:path draw:style-name="gr3" draw:text-style-name="P11" svg:width="0.037in" svg:height="0.0378in" svg:x="0.378in" svg:y="0.535in" svg:viewBox="0 0 95 97" svg:d="M84 13c-7 3-8 10-8 11 0 6 3 8 7 8 3 0 12-2 12-13 0-14-17-19-34-19-36 0-42 22-42 30 0 7 4 12 9 14 6 5 12 6 22 8 15 2 29 4 29 15 0 0 0 23-39 23-8 0-22-1-28-7 7-3 11-9 11-13 0-6-5-10-10-10-7 0-13 6-13 16 0 21 34 21 40 21 43 0 51-25 51-35 0-19-24-22-35-24-15-2-26-4-26-13 0 0 0-18 31-18 6 0 17 0 23 6z"><text:p/></draw:path><draw:path draw:style-name="gr3" draw:text-style-name="P11" svg:width="0.0697in" svg:height="0.0594in" svg:x="0.4323in" svg:y="0.5122in" svg:viewBox="0 0 178 152" svg:d="M132 6c0-5-1-6-6-6s-6 1-8 5l-84 121c-9 12-16 16-30 17-4 0-4 6-4 6 0 2 2 3 4 3s6-1 9-1c4 0 7 0 11 0s7 0 12 0c4 0 7 1 12 1 1 0 5 0 5-6 0-3-4-3-5-3s-10-1-10-6c0-3 3-6 5-9l15-22c1-2 2-2 6-2h63c1 3 1 4 3 6 0 4 4 26 4 28 0 5-14 5-14 5-4 0-7 0-7 6 0 2 1 3 3 3 5 0 10-1 15-1s9 0 15 0c4 0 9 0 14 0 4 0 9 1 13 1 3 0 5-2 5-6 0-3-3-3-6-3-15 0-15-1-15-6zM113 26l13 69h-60z"><text:p/></draw:path><draw:polygon draw:style-name="gr3" draw:text-style-name="P11" svg:width="0.2776in" svg:height="0.0067in" svg:x="0.2425in" svg:y="0.5783in" svg:viewBox="0 0 706 18" draw:points="353,18 0,18 0,0 706,0 706,18"><text:p/></draw:polygon><draw:path draw:style-name="gr3" draw:text-style-name="P11" svg:width="0.1272in" svg:height="0.0819in" svg:x="0.2512in" svg:y="0.602in" svg:viewBox="0 0 324 209" svg:d="M284 35l5-7c6-9 13-16 28-17 3 0 7-1 7-7 0-2-2-4-5-4-6 0-14 1-21 1-11 0-24-1-34-1-1 0-6 0-6 6 0 5 5 5 6 5 6 0 16 2 16 11 0 2-4 8-5 9l-83 138-17-150c0-8 18-8 21-8 4 0 8 0 8-7 0 0 0-4-5-4-6 0-13 0-18 1-6 0-14 0-20 0s-24-1-31-1c-2 0-6 0-6 6 0 5 4 5 8 5 13 0 14 2 14 5 2 2 2 10 3 19l-82 134-15-145c0-1 0-5 0-5 0-8 18-8 20-8 4 0 8 0 8-7 0-2-1-4-4-4-9 0-30 1-39 1s-23-1-31-1c-4 0-6 1-6 6s4 5 8 5c15 0 15 1 15 9l20 180c0 6 1 9 6 9s7-3 9-6l92-153 17 152c1 6 2 7 6 7 6 0 7-3 9-6z"><text:p/></draw:path><draw:path draw:style-name="gr3" draw:text-style-name="P11" svg:width="0.0437in" svg:height="0.0378in" svg:x="0.3756in" svg:y="0.6606in" svg:viewBox="0 0 112 97" svg:d="M112 38c0-20-17-38-45-38-36 0-67 29-67 58 0 21 18 39 44 39 36 0 68-30 68-59zM46 90c-11 0-27-6-27-25 0-7 4-28 15-42 8-10 21-16 33-16s25 6 25 25c0 6-2 26-13 40-9 12-24 18-33 18z"><text:p/></draw:path><draw:path draw:style-name="gr3" draw:text-style-name="P11" svg:width="0.0697in" svg:height="0.0594in" svg:x="0.4335in" svg:y="0.6382in" svg:viewBox="0 0 178 152" svg:d="M132 6c0-5-1-6-6-6s-6 1-8 5l-84 121c-9 12-16 16-30 17-4 0-4 6-4 6 0 2 2 3 4 3s6-1 9-1c4 0 7 0 11 0s7 0 12 0c4 0 7 1 12 1 1 0 5 0 5-6 0-3-4-3-4-3-2 0-11-1-11-6 0-3 3-6 5-9l15-22c1-2 2-2 6-2h64c0 3 0 4 2 6 0 4 4 26 4 28 0 5-13 5-14 5-4 0-7 0-7 6 0 2 1 3 3 3 5 0 10-1 15-1s9 0 15 0c4 0 9 0 14 0 4 0 9 1 13 1 3 0 5-2 5-6 0-3-3-3-6-3-15 0-15-1-15-6zM113 26l13 69h-60z"><text:p/></draw:path><draw:path draw:style-name="gr3" draw:text-style-name="P11" svg:width="0.1665in" svg:height="0.1134in" svg:x="0.5469in" svg:y="0.5098in" svg:viewBox="0 0 424 289" svg:d="M374 32c4-15 4-19 36-19 10 0 14 0 14-8 0-5-4-5-11-5h-57c-10 0-10 0-16 8l-154 242-34-240c-1-10-2-10-13-10h-57c-9 0-14 0-14 8 0 5 5 5 14 5 4 0 13 0 18 1 6 0 9 2 9 6 0 3-1 4-2 9l-54 216c-4 17-11 30-46 31-1 0-7 0-7 9 0 3 2 4 6 4 13 0 29-1 42-1 14 0 30 1 43 1 3 0 9 0 9-8 0-5-5-5-9-5-24 0-27-8-27-18 0-3 0-6 1-11l57-230 38 263c0 5 1 9 6 9 4 0 7-4 9-7l171-269-60 244c-5 16-5 19-39 19-7 0-12 0-12 9 0 4 5 4 6 4 12 0 41-1 53-1 17 0 36 1 53 1 2 0 8 0 8-8 0-5-3-5-12-5-15 0-27 0-27-7 0-2 0-2 2-11z"><text:p/></draw:path><draw:path draw:style-name="gr3" draw:text-style-name="P11" svg:width="0.0516in" svg:height="0.0772in" svg:x="0.7075in" svg:y="0.5709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1" svg:width="0.0146in" svg:height="0.0358in" svg:x="0.7795in" svg:y="0.6346in" svg:viewBox="0 0 38 92" svg:d="M30 30c0 16-2 35-24 54-1 1-1 2-1 4s2 4 3 4c5 0 30-24 30-60 0-18-7-32-21-32-10 0-17 7-17 17 0 9 7 18 18 18 7 0 12-5 12-5z"><text:p/></draw:path><draw:path draw:style-name="gr3" draw:text-style-name="P11" svg:width="0.0539in" svg:height="0.0795in" svg:x="0.8114in" svg:y="0.5709in" svg:viewBox="0 0 138 203" svg:d="M138 102c0-32-4-55-18-77-8-13-28-25-50-25-70 0-70 82-70 102 0 22 0 101 70 101 68 0 68-79 68-101zM70 194c-15 0-33-7-39-32-3-17-3-42-3-64 0-21 0-44 3-60 6-24 25-30 39-30 15 0 31 10 36 27 4 17 6 38 6 63 0 22 0 45-5 63-6 27-27 33-37 33z"><text:p/></draw:path><draw:path draw:style-name="gr3" draw:text-style-name="P11" svg:width="0.1035in" svg:height="0.0795in" svg:x="1.3in" svg:y="0.476in" svg:viewBox="0 0 264 203" svg:d="M229 24c3-11 3-13 25-13 6 0 10 0 10-7 0-2-1-4-5-4-8 0-30 1-38 1-5 0-16 0-21 0-6-1-13-1-19-1-1 0-6 0-6 6 0 5 4 5 10 5 0 0 6 0 11 0 7 1 7 1 7 5 0 0 0 2-1 6l-18 70h-99l17-69c2-10 4-12 26-12 5 0 9 0 9-7 0-2-1-4-5-4-8 0-30 1-38 1-5 0-16 0-21 0-6-1-13-1-19-1-1 0-6 0-6 6 0 5 4 5 10 5 0 0 6 0 10 0 8 1 8 1 8 5 0 0 0 2-2 6l-39 158c-3 10-3 12-27 12-4 0-8 0-8 6 0 4 2 5 5 5 8 0 30-1 38-1 5 0 16 0 21 0 6 1 13 1 19 1 1 0 6 0 6-6 0-5-3-5-10-5-5 0-6 0-11 0-7-1-7-2-7-5 0 0 0-2 1-7l20-77h99l-19 77c-2 10-2 12-26 12-5 0-9 0-9 6 0 4 3 5 5 5 8 0 30-1 38-1 5 0 16 0 21 0 6 1 13 1 19 1 1 0 6 0 6-6 0-5-2-5-10-5-4 0-6 0-10 0-8-1-8-2-8-5 0-2 2-5 2-7z"><text:p/></draw:path><draw:path draw:style-name="gr3" draw:text-style-name="P11" svg:width="0.037in" svg:height="0.0378in" svg:x="1.4094in" svg:y="0.535in" svg:viewBox="0 0 95 97" svg:d="M84 13c-7 3-8 10-8 11 0 6 3 8 7 8 3 0 12-2 12-13 0-14-17-19-34-19-36 0-42 22-42 30 0 7 4 12 9 14 6 5 12 6 22 8 15 2 29 4 29 15 0 0 0 23-39 23-8 0-22-1-28-7 7-3 11-9 11-13 0-6-5-10-10-10-7 0-13 6-13 16 0 21 34 21 40 21 43 0 51-25 51-35 0-19-24-22-35-24-15-2-26-4-26-13 0 0 0-18 31-18 6 0 17 0 23 6z"><text:p/></draw:path><draw:path draw:style-name="gr3" draw:text-style-name="P11" svg:width="0.0697in" svg:height="0.0594in" svg:x="1.4646in" svg:y="0.5122in" svg:viewBox="0 0 178 152" svg:d="M132 6c0-5-1-6-6-6s-6 1-8 5l-84 121c-9 12-16 16-30 17-4 0-4 6-4 6 0 2 2 3 4 3s6-1 9-1c4 0 7 0 11 0s7 0 12 0c4 0 7 1 12 1 1 0 5 0 5-6 0-3-4-3-4-3-2 0-11-1-11-6 0-3 3-6 5-9l15-22c1-2 2-2 6-2h64c0 3 0 4 2 6 0 4 4 26 4 28 0 5-14 5-14 5-4 0-7 0-7 6 0 2 1 3 3 3 5 0 10-1 15-1s9 0 15 0c4 0 9 0 14 0 4 0 9 1 13 1 3 0 5-2 5-6 0-3-3-3-6-3-15 0-15-1-15-6zM113 26l13 69h-60z"><text:p/></draw:path><draw:polygon draw:style-name="gr3" draw:text-style-name="P11" svg:width="0.2614in" svg:height="0.0067in" svg:x="1.2906in" svg:y="0.5783in" svg:viewBox="0 0 665 18" draw:points="332,18 0,18 0,0 665,0 665,18"><text:p/></draw:polygon><draw:path draw:style-name="gr3" draw:text-style-name="P11" svg:width="0.1035in" svg:height="0.0795in" svg:x="1.2984in" svg:y="0.602in" svg:viewBox="0 0 264 203" svg:d="M229 24c3-11 3-13 25-13 6 0 10 0 10-7 0-2-1-4-5-4-8 0-30 1-38 1-5 0-16 0-21 0-6-1-13-1-19-1-1 0-6 0-6 6 0 5 4 5 10 5 0 0 6 0 11 0 7 1 7 1 7 5 0 0 0 2-1 6l-18 70h-99l17-69c2-10 4-12 26-12 5 0 9 0 9-7 0-2-1-4-5-4-8 0-30 1-38 1-5 0-16 0-21 0-6-1-13-1-19-1-1 0-6 0-6 6 0 5 4 5 10 5 0 0 6 0 10 0 8 1 8 1 8 5 0 0 0 2-2 6l-39 158c-3 10-3 12-27 12-4 0-8 0-8 6 0 4 2 5 5 5 8 0 30-1 38-1 5 0 16 0 21 0 6 1 13 1 19 1 1 0 6 0 6-6 0-5-3-5-10-5-5 0-6 0-11 0-7-1-7-2-7-5 0 0 0-2 1-7l20-77h99l-19 77c-2 10-2 12-26 12-5 0-9 0-9 6 0 4 3 5 5 5 8 0 30-1 38-1 5 0 16 0 21 0 6 1 13 1 19 1 1 0 6 0 6-6 0-5-2-5-10-5-4 0-6 0-10 0-8-1-8-2-8-5 0-2 2-5 2-7z"><text:p/></draw:path><draw:path draw:style-name="gr3" draw:text-style-name="P11" svg:width="0.0437in" svg:height="0.0378in" svg:x="1.4079in" svg:y="0.6606in" svg:viewBox="0 0 112 97" svg:d="M112 38c0-20-17-38-45-38-36 0-67 29-67 58 0 21 18 39 44 39 36 0 68-30 68-59zM46 90c-11 0-27-6-27-25 0-7 4-28 15-42 8-10 21-16 33-16s25 6 25 25c0 6-2 26-13 40-9 12-24 18-33 18z"><text:p/></draw:path><draw:path draw:style-name="gr3" draw:text-style-name="P11" svg:width="0.0697in" svg:height="0.0594in" svg:x="1.4654in" svg:y="0.6382in" svg:viewBox="0 0 178 152" svg:d="M132 6c0-5-1-6-6-6s-6 1-8 5l-84 121c-9 12-16 16-30 17-4 0-4 6-4 6 0 2 2 3 4 3s6-1 9-1c4 0 7 0 11 0s7 0 12 0c4 0 7 1 12 1 1 0 5 0 5-6 0-3-4-3-5-3s-10-1-10-6c0-3 3-6 5-9l15-22c1-2 2-2 6-2h63c1 3 1 4 3 6 0 4 4 26 4 28 0 5-14 5-14 5-4 0-7 0-7 6 0 2 1 3 3 3 5 0 10-1 15-1s9 0 15 0c4 0 9 0 14 0 4 0 9 1 13 1 3 0 5-2 5-6 0-3-3-3-6-3-15 0-15-1-15-6zM113 26l13 69h-60z"><text:p/></draw:path><draw:path draw:style-name="gr3" draw:text-style-name="P11" svg:width="0.1665in" svg:height="0.1134in" svg:x="1.5787in" svg:y="0.5098in" svg:viewBox="0 0 424 289" svg:d="M374 32c4-15 4-19 36-19 10 0 14 0 14-8 0-5-4-5-11-5h-57c-10 0-10 0-16 8l-154 242-34-240c-1-10-2-10-13-10h-57c-9 0-14 0-14 8 0 5 5 5 14 5 4 0 13 0 18 1 6 0 9 2 9 6 0 3-1 4-2 9l-54 216c-4 17-11 30-46 31-1 0-7 0-7 9 0 3 2 4 6 4 13 0 29-1 42-1 14 0 30 1 43 1 3 0 9 0 9-8 0-5-5-5-9-5-24 0-27-8-27-18 0-3 0-6 1-11l57-230 38 263c0 5 1 9 6 9 4 0 7-4 9-7l171-269-60 244c-5 16-5 19-39 19-7 0-12 0-12 9 0 4 5 4 6 4 12 0 41-1 53-1 17 0 36 1 53 1 2 0 8 0 8-8 0-5-3-5-12-5-15 0-27 0-27-7 0-2 0-2 2-11z"><text:p/></draw:path><draw:path draw:style-name="gr3" draw:text-style-name="P11" svg:width="0.0516in" svg:height="0.0772in" svg:x="1.7394in" svg:y="0.5709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1" svg:width="0.0146in" svg:height="0.0358in" svg:x="1.811in" svg:y="0.6346in" svg:viewBox="0 0 38 92" svg:d="M30 30c0 16-2 35-24 54-1 1-1 2-1 4s2 4 3 4c5 0 30-24 30-60 0-18-7-32-21-32-10 0-17 7-17 17 0 9 7 18 18 18 7 0 12-5 12-5z"><text:p/></draw:path><draw:path draw:style-name="gr3" draw:text-style-name="P11" svg:width="0.0425in" svg:height="0.0772in" svg:x="1.8504in" svg:y="0.5709in" svg:viewBox="0 0 109 197" svg:d="M67 8c0-8 0-8-8-8-19 19-47 19-59 19v11c7 0 26 0 43-8v151c0 9 0 13-30 13h-11v11c5 0 42-1 53-1 10 0 47 1 54 1v-11h-12c-30 0-30-4-30-13z"><text:p/></draw:path><draw:path draw:style-name="gr3" draw:text-style-name="P11" svg:width="0.1665in" svg:height="0.1134in" svg:x="2.3583in" svg:y="0.5098in" svg:viewBox="0 0 424 289" svg:d="M374 32c4-15 4-19 36-19 10 0 14 0 14-8 0-5-4-5-11-5h-57c-10 0-10 0-16 8l-154 242-34-240c-1-10-2-10-13-10h-57c-9 0-14 0-14 8 0 5 5 5 14 5 4 0 13 0 18 1 6 0 9 2 9 6 0 3-1 4-2 9l-54 216c-4 17-11 30-46 31-1 0-7 0-7 9 0 3 2 4 6 4 13 0 29-1 42-1 14 0 30 1 43 1 3 0 9 0 9-8 0-5-5-5-9-5-24 0-27-8-27-18 0-3 0-6 1-11l57-230 38 263c0 5 1 9 6 9 4 0 7-4 9-7l171-269-60 244c-5 16-5 19-39 19-7 0-12 0-12 9 0 4 5 4 6 4 12 0 41-1 53-1 17 0 36 1 53 1 2 0 8 0 8-8 0-5-3-5-12-5-15 0-27 0-27-7 0-2 0-2 2-11z"><text:p/></draw:path><draw:path draw:style-name="gr3" draw:text-style-name="P11" svg:width="0.0516in" svg:height="0.0772in" svg:x="2.5193in" svg:y="0.5709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1" svg:width="0.0146in" svg:height="0.0358in" svg:x="2.5909in" svg:y="0.6346in" svg:viewBox="0 0 38 92" svg:d="M30 30c0 16-2 35-24 54-1 1-1 2-1 4s2 4 3 4c5 0 30-24 30-60 0-18-7-32-21-32-10 0-17 7-17 17 0 9 7 18 18 18 7 0 12-5 12-5z"><text:p/></draw:path><draw:path draw:style-name="gr3" draw:text-style-name="P11" svg:width="0.0516in" svg:height="0.0772in" svg:x="2.6248in" svg:y="0.5709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1" svg:width="0.0555in" svg:height="0.2988in" svg:x="2.8543in" svg:y="0in" svg:viewBox="0 0 142 760" draw:points="113,760 142,760 142,0 0,0 0,29 113,29"><text:p/></draw:polygon><draw:polygon draw:style-name="gr3" draw:text-style-name="P11" svg:width="0.0114in" svg:height="0.1004in" svg:x="2.898in" svg:y="0.2988in" svg:viewBox="0 0 30 256" draw:points="0,256 30,256 30,0 0,0"><text:p/></draw:polygon><draw:polygon draw:style-name="gr3" draw:text-style-name="P11" svg:width="0.0555in" svg:height="0.2988in" svg:x="2.8543in" svg:y="0.3984in" svg:viewBox="0 0 142 760" draw:points="113,731 0,731 0,760 142,760 142,0 113,0"><text:p/></draw:polygon></draw:g></text:p>
      <text:p text:style-name="P1"/>
      <text:p text:style-name="P3">IN LIBREOFFICE</text:p>
      <text:p text:style-name="P3"><draw:frame draw:style-name="fr1" draw:name="Object1" text:anchor-type="as-char" svg:y="-0.7925in" svg:width="2.9102in" svg:height="1.511in" draw:z-index="27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Toro</meta:initial-creator>
    <meta:creation-date>2016-02-23T15:36:03.724964734</meta:creation-date>
    <dc:date>2016-02-24T23:54:58.311620475</dc:date>
    <dc:creator>David Toro</dc:creator>
    <meta:editing-duration>PT1H17M48S</meta:editing-duration>
    <meta:editing-cycles>4</meta:editing-cycles>
    <meta:generator>LibreOffice/5.0.5.2$Linux_X86_64 LibreOffice_project/00m0$Build-2</meta:generator>
    <meta:document-statistic meta:table-count="0" meta:image-count="0" meta:object-count="1" meta:page-count="3" meta:paragraph-count="117" meta:word-count="526" meta:character-count="4331" meta:non-whitespace-character-count="3893"/>
    <meta:user-defined meta:name="TexMathsIgnorePreamble">FALSE</meta:user-defined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</meta:user-defined>
  </office:meta>
</office:document-meta>
</file>

<file path=Object 1/content.xml><?xml version="1.0" encoding="utf-8"?>
<math xmlns="http://www.w3.org/1998/Math/MathML" display="block">
  <semantics>
    <mrow>
      <mo fence="true" stretchy="true">(</mo>
      <mrow>
        <mtable>
          <mtr>
            <mtd>
              <mfrac>
                <mrow>
                  <msub>
                    <mi>W</mi>
                    <mi mathvariant="italic">oB</mi>
                  </msub>
                  <msub>
                    <mi>W</mi>
                    <mi mathvariant="italic">sA</mi>
                  </msub>
                  <msub>
                    <mi>M</mi>
                    <mn>0,0</mn>
                  </msub>
                </mrow>
                <mrow>
                  <msub>
                    <mi>W</mi>
                    <mi mathvariant="italic">oA</mi>
                  </msub>
                  <msub>
                    <mi>W</mi>
                    <mi mathvariant="italic">sB</mi>
                  </msub>
                </mrow>
              </mfrac>
            </mtd>
            <mtd>
              <mfrac>
                <mrow>
                  <msub>
                    <mi>H</mi>
                    <mi mathvariant="italic">sA</mi>
                  </msub>
                  <msub>
                    <mi>W</mi>
                    <mi mathvariant="italic">oB</mi>
                  </msub>
                  <msub>
                    <mi>M</mi>
                    <mn>0,1</mn>
                  </msub>
                </mrow>
                <mrow>
                  <msub>
                    <mi>H</mi>
                    <mi mathvariant="italic">oA</mi>
                  </msub>
                  <msub>
                    <mi>W</mi>
                    <mi mathvariant="italic">sB</mi>
                  </msub>
                </mrow>
              </mfrac>
            </mtd>
            <mtd>
              <mfrac>
                <mrow>
                  <msub>
                    <mi>W</mi>
                    <mi mathvariant="italic">oB</mi>
                  </msub>
                  <msub>
                    <mi>M</mi>
                    <mn>0,2</mn>
                  </msub>
                </mrow>
                <msub>
                  <mi>W</mi>
                  <mi mathvariant="italic">sB</mi>
                </msub>
              </mfrac>
            </mtd>
          </mtr>
          <mtr>
            <mtd>
              <mfrac>
                <mrow>
                  <msub>
                    <mi>H</mi>
                    <mi mathvariant="italic">oB</mi>
                  </msub>
                  <msub>
                    <mi>W</mi>
                    <mi mathvariant="italic">sA</mi>
                  </msub>
                  <msub>
                    <mi>M</mi>
                    <mn>1,0</mn>
                  </msub>
                </mrow>
                <mrow>
                  <msub>
                    <mi>H</mi>
                    <mi mathvariant="italic">sB</mi>
                  </msub>
                  <msub>
                    <mi>W</mi>
                    <mi mathvariant="italic">oA</mi>
                  </msub>
                </mrow>
              </mfrac>
            </mtd>
            <mtd>
              <mfrac>
                <mrow>
                  <msub>
                    <mi>H</mi>
                    <mi mathvariant="italic">oB</mi>
                  </msub>
                  <msub>
                    <mi>H</mi>
                    <mi mathvariant="italic">sA</mi>
                  </msub>
                  <msub>
                    <mi>M</mi>
                    <mn>1,1</mn>
                  </msub>
                </mrow>
                <mrow>
                  <msub>
                    <mi>H</mi>
                    <mi mathvariant="italic">oA</mi>
                  </msub>
                  <msub>
                    <mi>H</mi>
                    <mi mathvariant="italic">sB</mi>
                  </msub>
                </mrow>
              </mfrac>
            </mtd>
            <mtd>
              <mfrac>
                <mrow>
                  <msub>
                    <mi>H</mi>
                    <mi mathvariant="italic">oB</mi>
                  </msub>
                  <msub>
                    <mi>M</mi>
                    <mn>1,2</mn>
                  </msub>
                </mrow>
                <msub>
                  <mi>H</mi>
                  <mi mathvariant="italic">sB</mi>
                </msub>
              </mfrac>
            </mtd>
          </mtr>
          <mtr>
            <mtd>
              <mfrac>
                <mrow>
                  <msub>
                    <mi>W</mi>
                    <mi mathvariant="italic">sA</mi>
                  </msub>
                  <msub>
                    <mi>M</mi>
                    <mn>2,0</mn>
                  </msub>
                </mrow>
                <msub>
                  <mi>W</mi>
                  <mi mathvariant="italic">oA</mi>
                </msub>
              </mfrac>
            </mtd>
            <mtd>
              <mfrac>
                <mrow>
                  <msub>
                    <mi>H</mi>
                    <mi mathvariant="italic">sA</mi>
                  </msub>
                  <msub>
                    <mi>M</mi>
                    <mn>2,1</mn>
                  </msub>
                </mrow>
                <msub>
                  <mi>H</mi>
                  <mi mathvariant="italic">oA</mi>
                </msub>
              </mfrac>
            </mtd>
            <mtd>
              <msub>
                <mi>M</mi>
                <mn>2,2</mn>
              </msub>
            </mtd>
          </mtr>
        </mtable>
      </mrow>
      <mo fence="true" stretchy="true">)</mo>
    </mrow>
    <annotation encoding="StarMath 5.0">left( matrix { {W_{oB} W_{sA} M_{0,0}} over {W_{oA} W_{sB}} # {H_{sA} W_{oB} M_{0,1}} over {H_{oA} W_{sB}} # {W_{oB} M_{0,2}} over {W_{sB}} ## {H_{oB} W_{sA} M_{1,0}} over {H_{sB} W_{oA}} # {H_{oB} H_{sA} M_{1,1}} over {H_{oA} H_{sB}} # {H_{oB} M_{1,2}} over {H_{sB}} ## {W_{sA} M_{2,0}} over {W_{oA}} # {H_{sA} M_{2,1}} over {H_{oA}} # M_{2,2} }  right)


</annotation>
  </semantics>
</math>
</file>